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3.5pt" style:use-optimal-column-width="false"/>
    </style:style>
    <style:style style:name="ACOL-2" style:family="table-column"/>
    <style:style style:name="ACOL-3" style:family="table-column">
      <style:table-column-properties style:column-width="60.75pt" style:use-optimal-column-width="true"/>
    </style:style>
    <style:style style:name="ACOL-4" style:family="table-column">
      <style:table-column-properties style:column-width="54.75pt" style:use-optimal-column-width="true"/>
    </style:style>
    <style:style style:name="ACOL-5" style:family="table-column">
      <style:table-column-properties style:column-width="48.75pt" style:use-optimal-column-width="true"/>
    </style:style>
    <style:style style:name="ACOL-6" style:family="table-column">
      <style:table-column-properties style:column-width="63pt" style:use-optimal-column-width="true"/>
    </style:style>
    <style:style style:name="ACOL-7" style:family="table-column">
      <style:table-column-properties style:column-width="86.25pt" style:use-optimal-column-width="false"/>
    </style:style>
    <style:style style:name="ACOL-8" style:family="table-column">
      <style:table-column-properties style:column-width="57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-1 in Air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6"/>
        <table:table-column table:default-cell-style-name="ACE-1" table:style-name="ACOL-0" table:number-columns-repeated="3"/>
        <table:table-column table:default-cell-style-name="ACE-1" table:style-name="ACOL-3"/>
        <table:table-column table:default-cell-style-name="ACE-1" table:style-name="ACOL-0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4"/>
        <table:table-column table:default-cell-style-name="ACE-1" table:style-name="ACOL-0" table:number-columns-repeated="242"/>
        <table:table-row table:style-name="AROW-0">
          <table:table-cell table:style-name="ACE-0" office:value-type="string">
            <text:p>Protons in air, I = 85.7 eV, r = 0.0012 g cm-3</text:p>
          </table:table-cell>
          <table:table-cell table:number-columns-repeated="255" table:style-name="ACE-1"/>
        </table:table-row>
        <table:table-row table:style-name="AROW-0">
          <table:table-cell table:style-name="ACE-0" office:value-type="string">
            <text:p>T</text:p>
          </table:table-cell>
          <table:table-cell table:style-name="ACE-1" office:value-type="string">
            <text:p>Sel/rho</text:p>
          </table:table-cell>
          <table:table-cell table:style-name="ACE-1" office:value-type="string">
            <text:p>Snuc/rho</text:p>
          </table:table-cell>
          <table:table-cell table:style-name="ACE-1" office:value-type="string">
            <text:p>Stot/rho</text:p>
          </table:table-cell>
          <table:table-cell table:style-name="ACE-1" office:value-type="string">
            <text:p>range</text:p>
          </table:table-cell>
          <table:table-cell table:style-name="ACE-1" office:value-type="string">
            <text:p>Detour factor</text:p>
          </table:table-cell>
          <table:table-cell table:number-columns-repeated="250" table:style-name="ACE-1"/>
        </table:table-row>
        <table:table-row table:style-name="AROW-0">
          <table:table-cell table:style-name="ACE-0"/>
          <table:table-cell table:number-columns-repeated="255" table:style-name="ACE-1"/>
        </table:table-row>
        <table:table-row table:style-name="AROW-0">
          <table:table-cell table:style-name="ACE-0" office:value-type="float" office:value="0.001">
            <text:p>0.0010</text:p>
          </table:table-cell>
          <table:table-cell table:style-name="ACE-2" office:value-type="float" office:value="119.7">
            <text:p>1.197E02</text:p>
          </table:table-cell>
          <table:table-cell table:style-name="ACE-2" office:value-type="float" office:value="21.629999999999999">
            <text:p>2.163E01</text:p>
          </table:table-cell>
          <table:table-cell table:style-name="ACE-2" office:value-type="float" office:value="141.30000000000001">
            <text:p>1.413E02</text:p>
          </table:table-cell>
          <table:table-cell table:style-name="ACE-2" office:value-type="float" office:value="9.8570000000000007e-0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33040000000000003">
            <text:p>0.330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15">
            <text:p>0.0015</text:p>
          </table:table-cell>
          <table:table-cell table:style-name="ACE-2" office:value-type="float" office:value="146.69999999999999">
            <text:p>1.467E02</text:p>
          </table:table-cell>
          <table:table-cell table:style-name="ACE-2" office:value-type="float" office:value="18.399999999999999">
            <text:p>1.840E01</text:p>
          </table:table-cell>
          <table:table-cell table:style-name="ACE-2" office:value-type="float" office:value="165.09999999999999">
            <text:p>1.651E02</text:p>
          </table:table-cell>
          <table:table-cell table:style-name="ACE-2" office:value-type="float" office:value="1.31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376">
            <text:p>0.37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2">
            <text:p>0.0020</text:p>
          </table:table-cell>
          <table:table-cell table:style-name="ACE-2" office:value-type="float" office:value="169.30000000000001">
            <text:p>1.693E02</text:p>
          </table:table-cell>
          <table:table-cell table:style-name="ACE-2" office:value-type="float" office:value="16.140000000000001">
            <text:p>1.614E01</text:p>
          </table:table-cell>
          <table:table-cell table:style-name="ACE-2" office:value-type="float" office:value="185.40000000000001">
            <text:p>1.854E02</text:p>
          </table:table-cell>
          <table:table-cell table:style-name="ACE-2" office:value-type="float" office:value="1.5950000000000001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4123">
            <text:p>0.412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30000000000000001">
            <text:p>0.0030</text:p>
          </table:table-cell>
          <table:table-cell table:style-name="ACE-2" office:value-type="float" office:value="207.40000000000001">
            <text:p>2.074E02</text:p>
          </table:table-cell>
          <table:table-cell table:style-name="ACE-2" office:value-type="float" office:value="13.140000000000001">
            <text:p>1.314E01</text:p>
          </table:table-cell>
          <table:table-cell table:style-name="ACE-2" office:value-type="float" office:value="220.5">
            <text:p>2.205E02</text:p>
          </table:table-cell>
          <table:table-cell table:style-name="ACE-2" office:value-type="float" office:value="2.088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46739999999999998">
            <text:p>0.467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40000000000000001">
            <text:p>0.0040</text:p>
          </table:table-cell>
          <table:table-cell table:style-name="ACE-2" office:value-type="float" office:value="239.5">
            <text:p>2.395E02</text:p>
          </table:table-cell>
          <table:table-cell table:style-name="ACE-2" office:value-type="float" office:value="11.199999999999999">
            <text:p>1.120E01</text:p>
          </table:table-cell>
          <table:table-cell table:style-name="ACE-2" office:value-type="float" office:value="250.69999999999999">
            <text:p>2.507E02</text:p>
          </table:table-cell>
          <table:table-cell table:style-name="ACE-2" office:value-type="float" office:value="2.512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50839999999999996">
            <text:p>0.508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50000000000000001">
            <text:p>0.0050</text:p>
          </table:table-cell>
          <table:table-cell table:style-name="ACE-2" office:value-type="float" office:value="267.80000000000001">
            <text:p>2.678E02</text:p>
          </table:table-cell>
          <table:table-cell table:style-name="ACE-2" office:value-type="float" office:value="9.8249999999999993">
            <text:p>9.825E00</text:p>
          </table:table-cell>
          <table:table-cell table:style-name="ACE-2" office:value-type="float" office:value="277.60000000000002">
            <text:p>2.776E02</text:p>
          </table:table-cell>
          <table:table-cell table:style-name="ACE-2" office:value-type="float" office:value="2.8909999999999999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54059999999999997">
            <text:p>0.540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60000000000000001">
            <text:p>0.0060</text:p>
          </table:table-cell>
          <table:table-cell table:style-name="ACE-2" office:value-type="float" office:value="293.30000000000001">
            <text:p>2.933E02</text:p>
          </table:table-cell>
          <table:table-cell table:style-name="ACE-2" office:value-type="float" office:value="8.7859999999999996">
            <text:p>8.786E00</text:p>
          </table:table-cell>
          <table:table-cell table:style-name="ACE-2" office:value-type="float" office:value="302.10000000000002">
            <text:p>3.021E02</text:p>
          </table:table-cell>
          <table:table-cell table:style-name="ACE-2" office:value-type="float" office:value="3.2360000000000002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56689999999999996">
            <text:p>0.566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080000000000000002">
            <text:p>0.0080</text:p>
          </table:table-cell>
          <table:table-cell table:style-name="ACE-2" office:value-type="float" office:value="338.69999999999999">
            <text:p>3.387E02</text:p>
          </table:table-cell>
          <table:table-cell table:style-name="ACE-2" office:value-type="float" office:value="7.3099999999999996">
            <text:p>7.310E00</text:p>
          </table:table-cell>
          <table:table-cell table:style-name="ACE-2" office:value-type="float" office:value="346">
            <text:p>3.460E02</text:p>
          </table:table-cell>
          <table:table-cell table:style-name="ACE-2" office:value-type="float" office:value="3.8529999999999999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60780000000000001">
            <text:p>0.6078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1">
            <text:p>0.0100</text:p>
          </table:table-cell>
          <table:table-cell table:style-name="ACE-2" office:value-type="float" office:value="378.69999999999999">
            <text:p>3.787E02</text:p>
          </table:table-cell>
          <table:table-cell table:style-name="ACE-2" office:value-type="float" office:value="6.2999999999999998">
            <text:p>6.300E00</text:p>
          </table:table-cell>
          <table:table-cell table:style-name="ACE-2" office:value-type="float" office:value="385">
            <text:p>3.850E02</text:p>
          </table:table-cell>
          <table:table-cell table:style-name="ACE-2" office:value-type="float" office:value="4.3999999999999999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63870000000000005">
            <text:p>0.6387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14999999999999999">
            <text:p>0.0150</text:p>
          </table:table-cell>
          <table:table-cell table:style-name="ACE-2" office:value-type="float" office:value="450.39999999999998">
            <text:p>4.504E02</text:p>
          </table:table-cell>
          <table:table-cell table:style-name="ACE-2" office:value-type="float" office:value="4.7510000000000003">
            <text:p>4.751E00</text:p>
          </table:table-cell>
          <table:table-cell table:style-name="ACE-2" office:value-type="float" office:value="455.19999999999999">
            <text:p>4.552E02</text:p>
          </table:table-cell>
          <table:table-cell table:style-name="ACE-2" office:value-type="float" office:value="5.588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69230000000000003">
            <text:p>0.692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2">
            <text:p>0.0200</text:p>
          </table:table-cell>
          <table:table-cell table:style-name="ACE-2" office:value-type="float" office:value="506.69999999999999">
            <text:p>5.067E02</text:p>
          </table:table-cell>
          <table:table-cell table:style-name="ACE-2" office:value-type="float" office:value="3.8580000000000001">
            <text:p>3.858E00</text:p>
          </table:table-cell>
          <table:table-cell table:style-name="ACE-2" office:value-type="float" office:value="510.60000000000002">
            <text:p>5.106E02</text:p>
          </table:table-cell>
          <table:table-cell table:style-name="ACE-2" office:value-type="float" office:value="6.6229999999999994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72809999999999997">
            <text:p>0.7281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29999999999999999">
            <text:p>0.0300</text:p>
          </table:table-cell>
          <table:table-cell table:style-name="ACE-2" office:value-type="float" office:value="590.5">
            <text:p>5.905E02</text:p>
          </table:table-cell>
          <table:table-cell table:style-name="ACE-2" office:value-type="float" office:value="2.8479999999999999">
            <text:p>2.848E00</text:p>
          </table:table-cell>
          <table:table-cell table:style-name="ACE-2" office:value-type="float" office:value="593.29999999999995">
            <text:p>5.933E02</text:p>
          </table:table-cell>
          <table:table-cell table:style-name="ACE-2" office:value-type="float" office:value="8.4300000000000003e-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77429999999999999">
            <text:p>0.774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40000000000000001">
            <text:p>0.0400</text:p>
          </table:table-cell>
          <table:table-cell table:style-name="ACE-2" office:value-type="float" office:value="648.29999999999995">
            <text:p>6.483E02</text:p>
          </table:table-cell>
          <table:table-cell table:style-name="ACE-2" office:value-type="float" office:value="2.282">
            <text:p>2.282E00</text:p>
          </table:table-cell>
          <table:table-cell table:style-name="ACE-2" office:value-type="float" office:value="650.60000000000002">
            <text:p>6.506E02</text:p>
          </table:table-cell>
          <table:table-cell table:style-name="ACE-2" office:value-type="float" office:value="0.000100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80410000000000004">
            <text:p>0.8041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50000000000000003">
            <text:p>0.0500</text:p>
          </table:table-cell>
          <table:table-cell table:style-name="ACE-2" office:value-type="float" office:value="687.70000000000005">
            <text:p>6.877E02</text:p>
          </table:table-cell>
          <table:table-cell table:style-name="ACE-2" office:value-type="float" office:value="1.917">
            <text:p>1.917E00</text:p>
          </table:table-cell>
          <table:table-cell table:style-name="ACE-2" office:value-type="float" office:value="689.60000000000002">
            <text:p>6.896E02</text:p>
          </table:table-cell>
          <table:table-cell table:style-name="ACE-2" office:value-type="float" office:value="0.0001151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8256">
            <text:p>0.825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59999999999999998">
            <text:p>0.0600</text:p>
          </table:table-cell>
          <table:table-cell table:style-name="ACE-2" office:value-type="float" office:value="713.20000000000005">
            <text:p>7.132E02</text:p>
          </table:table-cell>
          <table:table-cell table:style-name="ACE-2" office:value-type="float" office:value="1.659">
            <text:p>1.659E00</text:p>
          </table:table-cell>
          <table:table-cell table:style-name="ACE-2" office:value-type="float" office:value="714.89999999999998">
            <text:p>7.149E02</text:p>
          </table:table-cell>
          <table:table-cell table:style-name="ACE-2" office:value-type="float" office:value="0.000129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84199999999999997">
            <text:p>0.84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080000000000000002">
            <text:p>0.0800</text:p>
          </table:table-cell>
          <table:table-cell table:style-name="ACE-2" office:value-type="float" office:value="734.10000000000002">
            <text:p>7.341E02</text:p>
          </table:table-cell>
          <table:table-cell table:style-name="ACE-2" office:value-type="float" office:value="1.3160000000000001">
            <text:p>1.316E00</text:p>
          </table:table-cell>
          <table:table-cell table:style-name="ACE-2" office:value-type="float" office:value="735.39999999999998">
            <text:p>7.354E02</text:p>
          </table:table-cell>
          <table:table-cell table:style-name="ACE-2" office:value-type="float" office:value="0.0001568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86639999999999995">
            <text:p>0.866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10000000000000001">
            <text:p>0.1000</text:p>
          </table:table-cell>
          <table:table-cell table:style-name="ACE-2" office:value-type="float" office:value="729">
            <text:p>7.290E02</text:p>
          </table:table-cell>
          <table:table-cell table:style-name="ACE-2" office:value-type="float" office:value="1.0980000000000001">
            <text:p>1.098E00</text:p>
          </table:table-cell>
          <table:table-cell table:style-name="ACE-2" office:value-type="float" office:value="730.10000000000002">
            <text:p>7.301E02</text:p>
          </table:table-cell>
          <table:table-cell table:style-name="ACE-2" office:value-type="float" office:value="0.0001842000000000000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88390000000000002">
            <text:p>0.883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14999999999999999">
            <text:p>0.1500</text:p>
          </table:table-cell>
          <table:table-cell table:style-name="ACE-2" office:value-type="float" office:value="667.20000000000005">
            <text:p>6.672E02</text:p>
          </table:table-cell>
          <table:table-cell table:style-name="ACE-2" office:value-type="float" office:value="0.78610000000000002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668">
            <text:p>6.680E02</text:p>
          </table:table-cell>
          <table:table-cell table:style-name="ACE-2" office:value-type="float" office:value="0.00025539999999999997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133">
            <text:p>0.913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20000000000000001">
            <text:p>0.2000</text:p>
          </table:table-cell>
          <table:table-cell table:style-name="ACE-2" office:value-type="float" office:value="592.20000000000005">
            <text:p>5.922E02</text:p>
          </table:table-cell>
          <table:table-cell table:style-name="ACE-2" office:value-type="float" office:value="0.6182999999999999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592.79999999999995">
            <text:p>5.928E02</text:p>
          </table:table-cell>
          <table:table-cell table:style-name="ACE-2" office:value-type="float" office:value="0.0003349000000000000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3200000000000005">
            <text:p>0.93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29999999999999999">
            <text:p>0.3000</text:p>
          </table:table-cell>
          <table:table-cell table:style-name="ACE-2" office:value-type="float" office:value="476.5">
            <text:p>4.765E02</text:p>
          </table:table-cell>
          <table:table-cell table:style-name="ACE-2" office:value-type="float" office:value="0.43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477">
            <text:p>4.770E02</text:p>
          </table:table-cell>
          <table:table-cell table:style-name="ACE-2" office:value-type="float" office:value="0.0005240000000000000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5440000000000003">
            <text:p>0.954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40000000000000002">
            <text:p>0.4000</text:p>
          </table:table-cell>
          <table:table-cell table:style-name="ACE-2" office:value-type="float" office:value="401.19999999999999">
            <text:p>4.012E02</text:p>
          </table:table-cell>
          <table:table-cell table:style-name="ACE-2" office:value-type="float" office:value="0.3435000000000000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401.60000000000002">
            <text:p>4.016E02</text:p>
          </table:table-cell>
          <table:table-cell table:style-name="ACE-2" office:value-type="float" office:value="0.0007535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6679999999999999">
            <text:p>0.9668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5">
            <text:p>0.5000</text:p>
          </table:table-cell>
          <table:table-cell table:style-name="ACE-2" office:value-type="float" office:value="349.80000000000001">
            <text:p>3.498E02</text:p>
          </table:table-cell>
          <table:table-cell table:style-name="ACE-2" office:value-type="float" office:value="0.28360000000000002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350.10000000000002">
            <text:p>3.501E02</text:p>
          </table:table-cell>
          <table:table-cell table:style-name="ACE-2" office:value-type="float" office:value="0.00102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7430000000000005">
            <text:p>0.974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59999999999999998">
            <text:p>0.6000</text:p>
          </table:table-cell>
          <table:table-cell table:style-name="ACE-2" office:value-type="float" office:value="312.10000000000002">
            <text:p>3.121E02</text:p>
          </table:table-cell>
          <table:table-cell table:style-name="ACE-2" office:value-type="float" office:value="0.2422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312.30000000000001">
            <text:p>3.123E02</text:p>
          </table:table-cell>
          <table:table-cell table:style-name="ACE-2" office:value-type="float" office:value="0.001324000000000000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7929999999999995">
            <text:p>0.979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0.80000000000000004">
            <text:p>0.8000</text:p>
          </table:table-cell>
          <table:table-cell table:style-name="ACE-2" office:value-type="float" office:value="258.69999999999999">
            <text:p>2.587E02</text:p>
          </table:table-cell>
          <table:table-cell table:style-name="ACE-2" office:value-type="float" office:value="0.188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258.89999999999998">
            <text:p>2.589E02</text:p>
          </table:table-cell>
          <table:table-cell table:style-name="ACE-2" office:value-type="float" office:value="0.002030999999999999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8519999999999996">
            <text:p>0.985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">
            <text:p>1.0000</text:p>
          </table:table-cell>
          <table:table-cell table:style-name="ACE-2" office:value-type="float" office:value="222.69999999999999">
            <text:p>2.227E02</text:p>
          </table:table-cell>
          <table:table-cell table:style-name="ACE-2" office:value-type="float" office:value="0.1547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222.90000000000001">
            <text:p>2.229E02</text:p>
          </table:table-cell>
          <table:table-cell table:style-name="ACE-2" office:value-type="float" office:value="0.0028670000000000002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8860000000000003">
            <text:p>0.988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.5">
            <text:p>1.5000</text:p>
          </table:table-cell>
          <table:table-cell table:style-name="ACE-2" office:value-type="float" office:value="168.19999999999999">
            <text:p>1.682E02</text:p>
          </table:table-cell>
          <table:table-cell table:style-name="ACE-2" office:value-type="float" office:value="0.10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168.30000000000001">
            <text:p>1.683E02</text:p>
          </table:table-cell>
          <table:table-cell table:style-name="ACE-2" office:value-type="float" office:value="0.005479000000000000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260000000000004">
            <text:p>0.992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2">
            <text:p>2.0000</text:p>
          </table:table-cell>
          <table:table-cell table:style-name="ACE-2" office:value-type="float" office:value="137">
            <text:p>1.370E02</text:p>
          </table:table-cell>
          <table:table-cell table:style-name="ACE-2" office:value-type="float" office:value="0.083400000000000002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137.09999999999999">
            <text:p>1.371E02</text:p>
          </table:table-cell>
          <table:table-cell table:style-name="ACE-2" office:value-type="float" office:value="0.008791999999999999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429999999999996">
            <text:p>0.994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3">
            <text:p>3.0000</text:p>
          </table:table-cell>
          <table:table-cell table:style-name="ACE-2" office:value-type="float" office:value="101.7">
            <text:p>1.017E02</text:p>
          </table:table-cell>
          <table:table-cell table:style-name="ACE-2" office:value-type="float" office:value="0.05777999999999999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101.8">
            <text:p>1.018E02</text:p>
          </table:table-cell>
          <table:table-cell table:style-name="ACE-2" office:value-type="float" office:value="0.01737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590000000000001">
            <text:p>0.995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4">
            <text:p>4.0000</text:p>
          </table:table-cell>
          <table:table-cell table:style-name="ACE-2" office:value-type="float" office:value="81.920000000000002">
            <text:p>8.192E01</text:p>
          </table:table-cell>
          <table:table-cell table:style-name="ACE-2" office:value-type="float" office:value="0.0444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81.969999999999999">
            <text:p>8.197E01</text:p>
          </table:table-cell>
          <table:table-cell table:style-name="ACE-2" office:value-type="float" office:value="0.02838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660000000000004">
            <text:p>0.996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5">
            <text:p>5.0000</text:p>
          </table:table-cell>
          <table:table-cell table:style-name="ACE-2" office:value-type="float" office:value="69.049999999999997">
            <text:p>6.905E01</text:p>
          </table:table-cell>
          <table:table-cell table:style-name="ACE-2" office:value-type="float" office:value="0.03620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69.090000000000003">
            <text:p>6.909E01</text:p>
          </table:table-cell>
          <table:table-cell table:style-name="ACE-2" office:value-type="float" office:value="0.04173000000000000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690000000000001">
            <text:p>0.996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6">
            <text:p>6.0000</text:p>
          </table:table-cell>
          <table:table-cell table:style-name="ACE-2" office:value-type="float" office:value="59.939999999999998">
            <text:p>5.994E01</text:p>
          </table:table-cell>
          <table:table-cell table:style-name="ACE-2" office:value-type="float" office:value="0.030609999999999998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59.969999999999999">
            <text:p>5.997E01</text:p>
          </table:table-cell>
          <table:table-cell table:style-name="ACE-2" office:value-type="float" office:value="0.0573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719999999999998">
            <text:p>0.997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8">
            <text:p>8.0000</text:p>
          </table:table-cell>
          <table:table-cell table:style-name="ACE-2" office:value-type="float" office:value="47.810000000000002">
            <text:p>4.781E01</text:p>
          </table:table-cell>
          <table:table-cell table:style-name="ACE-2" office:value-type="float" office:value="0.02344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47.829999999999998">
            <text:p>4.783E01</text:p>
          </table:table-cell>
          <table:table-cell table:style-name="ACE-2" office:value-type="float" office:value="0.0949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750000000000005">
            <text:p>0.9975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0">
            <text:p>10.0000</text:p>
          </table:table-cell>
          <table:table-cell table:style-name="ACE-2" office:value-type="float" office:value="40.039999999999999">
            <text:p>4.004E01</text:p>
          </table:table-cell>
          <table:table-cell table:style-name="ACE-2" office:value-type="float" office:value="0.01905000000000000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40.060000000000002">
            <text:p>4.006E01</text:p>
          </table:table-cell>
          <table:table-cell table:style-name="ACE-2" office:value-type="float" office:value="0.1408000000000000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760000000000004">
            <text:p>0.997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5">
            <text:p>15.0000</text:p>
          </table:table-cell>
          <table:table-cell table:style-name="ACE-2" office:value-type="float" office:value="28.920000000000002">
            <text:p>2.892E01</text:p>
          </table:table-cell>
          <table:table-cell table:style-name="ACE-2" office:value-type="float" office:value="0.0130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28.940000000000001">
            <text:p>2.894E01</text:p>
          </table:table-cell>
          <table:table-cell table:style-name="ACE-2" office:value-type="float" office:value="0.2898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790000000000001">
            <text:p>0.997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20">
            <text:p>20.0000</text:p>
          </table:table-cell>
          <table:table-cell table:style-name="ACE-2" office:value-type="float" office:value="22.93">
            <text:p>2.293E01</text:p>
          </table:table-cell>
          <table:table-cell table:style-name="ACE-2" office:value-type="float" office:value="0.00995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22.940000000000001">
            <text:p>2.294E01</text:p>
          </table:table-cell>
          <table:table-cell table:style-name="ACE-2" office:value-type="float" office:value="0.4854999999999999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" office:value-type="float" office:value="0.998">
            <text:p>0.998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30">
            <text:p>30.0000</text:p>
          </table:table-cell>
          <table:table-cell table:style-name="ACE-2" office:value-type="float" office:value="16.52">
            <text:p>1.652E01</text:p>
          </table:table-cell>
          <table:table-cell table:style-name="ACE-2" office:value-type="float" office:value="0.0067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2" office:value-type="float" office:value="16.530000000000001">
            <text:p>1.653E01</text:p>
          </table:table-cell>
          <table:table-cell table:style-name="ACE-2" office:value-type="float" office:value="1.0069999999999999">
            <text:p>1.007E00</text:p>
          </table:table-cell>
          <table:table-cell table:style-name="ACE-1" office:value-type="float" office:value="0.99809999999999999">
            <text:p>0.9981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40">
            <text:p>40.0000</text:p>
          </table:table-cell>
          <table:table-cell table:style-name="ACE-2" office:value-type="float" office:value="13.119999999999999">
            <text:p>1.312E01</text:p>
          </table:table-cell>
          <table:table-cell table:style-name="ACE-2" office:value-type="float" office:value="0.0051729999999999996">
            <text:p>5.173E−03</text:p>
          </table:table-cell>
          <table:table-cell table:style-name="ACE-2" office:value-type="float" office:value="13.119999999999999">
            <text:p>1.312E01</text:p>
          </table:table-cell>
          <table:table-cell table:style-name="ACE-2" office:value-type="float" office:value="1.6910000000000001">
            <text:p>1.691E00</text:p>
          </table:table-cell>
          <table:table-cell table:style-name="ACE-1" office:value-type="float" office:value="0.99819999999999998">
            <text:p>0.998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50">
            <text:p>50.0000</text:p>
          </table:table-cell>
          <table:table-cell table:style-name="ACE-2" office:value-type="float" office:value="10.98">
            <text:p>1.098E01</text:p>
          </table:table-cell>
          <table:table-cell table:style-name="ACE-2" office:value-type="float" office:value="0.0041869999999999997">
            <text:p>4.187E−03</text:p>
          </table:table-cell>
          <table:table-cell table:style-name="ACE-2" office:value-type="float" office:value="10.99">
            <text:p>1.099E01</text:p>
          </table:table-cell>
          <table:table-cell table:style-name="ACE-2" office:value-type="float" office:value="2.528">
            <text:p>2.528E00</text:p>
          </table:table-cell>
          <table:table-cell table:style-name="ACE-1" office:value-type="float" office:value="0.99829999999999997">
            <text:p>0.998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60">
            <text:p>60.0000</text:p>
          </table:table-cell>
          <table:table-cell table:style-name="ACE-2" office:value-type="float" office:value="9.5139999999999993">
            <text:p>9.514E00</text:p>
          </table:table-cell>
          <table:table-cell table:style-name="ACE-2" office:value-type="float" office:value="0.0035230000000000001">
            <text:p>3.523E−03</text:p>
          </table:table-cell>
          <table:table-cell table:style-name="ACE-2" office:value-type="float" office:value="9.5180000000000007">
            <text:p>9.518E00</text:p>
          </table:table-cell>
          <table:table-cell table:style-name="ACE-2" office:value-type="float" office:value="3.5089999999999999">
            <text:p>3.509E00</text:p>
          </table:table-cell>
          <table:table-cell table:style-name="ACE-1" office:value-type="float" office:value="0.99829999999999997">
            <text:p>0.998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80">
            <text:p>80.0000</text:p>
          </table:table-cell>
          <table:table-cell table:style-name="ACE-2" office:value-type="float" office:value="7.6180000000000003">
            <text:p>7.618E00</text:p>
          </table:table-cell>
          <table:table-cell table:style-name="ACE-2" office:value-type="float" office:value="0.0026809999999999998">
            <text:p>2.681E−03</text:p>
          </table:table-cell>
          <table:table-cell table:style-name="ACE-2" office:value-type="float" office:value="7.6200000000000001">
            <text:p>7.620E00</text:p>
          </table:table-cell>
          <table:table-cell table:style-name="ACE-2" office:value-type="float" office:value="5.8760000000000003">
            <text:p>5.876E00</text:p>
          </table:table-cell>
          <table:table-cell table:style-name="ACE-1" office:value-type="float" office:value="0.99839999999999995">
            <text:p>0.998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00">
            <text:p>100.0000</text:p>
          </table:table-cell>
          <table:table-cell table:style-name="ACE-2" office:value-type="float" office:value="6.4409999999999998">
            <text:p>6.441E00</text:p>
          </table:table-cell>
          <table:table-cell table:style-name="ACE-2" office:value-type="float" office:value="0.0021689999999999999">
            <text:p>2.169E−03</text:p>
          </table:table-cell>
          <table:table-cell table:style-name="ACE-2" office:value-type="float" office:value="6.4429999999999996">
            <text:p>6.443E00</text:p>
          </table:table-cell>
          <table:table-cell table:style-name="ACE-2" office:value-type="float" office:value="8.7439999999999998">
            <text:p>8.744E00</text:p>
          </table:table-cell>
          <table:table-cell table:style-name="ACE-1" office:value-type="float" office:value="0.99850000000000005">
            <text:p>0.9985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50">
            <text:p>150.0000</text:p>
          </table:table-cell>
          <table:table-cell table:style-name="ACE-2" office:value-type="float" office:value="4.8150000000000004">
            <text:p>4.815E00</text:p>
          </table:table-cell>
          <table:table-cell table:style-name="ACE-2" office:value-type="float" office:value="0.001475">
            <text:p>1.475E−03</text:p>
          </table:table-cell>
          <table:table-cell table:style-name="ACE-2" office:value-type="float" office:value="4.8159999999999998">
            <text:p>4.816E00</text:p>
          </table:table-cell>
          <table:table-cell table:style-name="ACE-2" office:value-type="float" office:value="17.859999999999999">
            <text:p>1.786E01</text:p>
          </table:table-cell>
          <table:table-cell table:style-name="ACE-1" office:value-type="float" office:value="0.99860000000000004">
            <text:p>0.998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200">
            <text:p>200.0000</text:p>
          </table:table-cell>
          <table:table-cell table:style-name="ACE-2" office:value-type="float" office:value="3.9750000000000001">
            <text:p>3.975E00</text:p>
          </table:table-cell>
          <table:table-cell table:style-name="ACE-2" office:value-type="float" office:value="0.001122">
            <text:p>1.122E−03</text:p>
          </table:table-cell>
          <table:table-cell table:style-name="ACE-2" office:value-type="float" office:value="3.976">
            <text:p>3.976E00</text:p>
          </table:table-cell>
          <table:table-cell table:style-name="ACE-2" office:value-type="float" office:value="29.370000000000001">
            <text:p>2.937E01</text:p>
          </table:table-cell>
          <table:table-cell table:style-name="ACE-1" office:value-type="float" office:value="0.99860000000000004">
            <text:p>0.998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300">
            <text:p>300.0000</text:p>
          </table:table-cell>
          <table:table-cell table:style-name="ACE-2" office:value-type="float" office:value="3.117">
            <text:p>3.117E00</text:p>
          </table:table-cell>
          <table:table-cell table:style-name="ACE-2" office:value-type="float" office:value="0.00076309999999999995">
            <text:p>7.631E−04</text:p>
          </table:table-cell>
          <table:table-cell table:style-name="ACE-2" office:value-type="float" office:value="3.1179999999999999">
            <text:p>3.118E00</text:p>
          </table:table-cell>
          <table:table-cell table:style-name="ACE-2" office:value-type="float" office:value="58.159999999999997">
            <text:p>5.816E01</text:p>
          </table:table-cell>
          <table:table-cell table:style-name="ACE-1" office:value-type="float" office:value="0.99870000000000003">
            <text:p>0.9987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400">
            <text:p>400.0000</text:p>
          </table:table-cell>
          <table:table-cell table:style-name="ACE-2" office:value-type="float" office:value="2.6859999999999999">
            <text:p>2.686E00</text:p>
          </table:table-cell>
          <table:table-cell table:style-name="ACE-2" office:value-type="float" office:value="0.00058060000000000002">
            <text:p>5.806E−04</text:p>
          </table:table-cell>
          <table:table-cell table:style-name="ACE-2" office:value-type="float" office:value="2.6869999999999998">
            <text:p>2.687E00</text:p>
          </table:table-cell>
          <table:table-cell table:style-name="ACE-2" office:value-type="float" office:value="92.930000000000007">
            <text:p>9.293E01</text:p>
          </table:table-cell>
          <table:table-cell table:style-name="ACE-1" office:value-type="float" office:value="0.99880000000000002">
            <text:p>0.9988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500">
            <text:p>500.0000</text:p>
          </table:table-cell>
          <table:table-cell table:style-name="ACE-2" office:value-type="float" office:value="2.431">
            <text:p>2.431E00</text:p>
          </table:table-cell>
          <table:table-cell table:style-name="ACE-2" office:value-type="float" office:value="0.00046969999999999998">
            <text:p>4.697E−04</text:p>
          </table:table-cell>
          <table:table-cell table:style-name="ACE-2" office:value-type="float" office:value="2.431">
            <text:p>2.431E00</text:p>
          </table:table-cell>
          <table:table-cell table:style-name="ACE-2" office:value-type="float" office:value="132.19999999999999">
            <text:p>1.322E02</text:p>
          </table:table-cell>
          <table:table-cell table:style-name="ACE-1" office:value-type="float" office:value="0.99890000000000001">
            <text:p>0.998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600">
            <text:p>600.0000</text:p>
          </table:table-cell>
          <table:table-cell table:style-name="ACE-2" office:value-type="float" office:value="2.2650000000000001">
            <text:p>2.265E00</text:p>
          </table:table-cell>
          <table:table-cell table:style-name="ACE-2" office:value-type="float" office:value="0.00039510000000000001">
            <text:p>3.951E−04</text:p>
          </table:table-cell>
          <table:table-cell table:style-name="ACE-2" office:value-type="float" office:value="2.266">
            <text:p>2.266E00</text:p>
          </table:table-cell>
          <table:table-cell table:style-name="ACE-2" office:value-type="float" office:value="174.90000000000001">
            <text:p>1.749E02</text:p>
          </table:table-cell>
          <table:table-cell table:style-name="ACE-1" office:value-type="float" office:value="0.999">
            <text:p>0.99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800">
            <text:p>800.0000</text:p>
          </table:table-cell>
          <table:table-cell table:style-name="ACE-2" office:value-type="float" office:value="2.069">
            <text:p>2.069E00</text:p>
          </table:table-cell>
          <table:table-cell table:style-name="ACE-2" office:value-type="float" office:value="0.0003009">
            <text:p>3.009E−04</text:p>
          </table:table-cell>
          <table:table-cell table:style-name="ACE-2" office:value-type="float" office:value="2.069">
            <text:p>2.069E00</text:p>
          </table:table-cell>
          <table:table-cell table:style-name="ACE-2" office:value-type="float" office:value="267.69999999999999">
            <text:p>2.677E02</text:p>
          </table:table-cell>
          <table:table-cell table:style-name="ACE-1" office:value-type="float" office:value="0.999">
            <text:p>0.999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000">
            <text:p>1000.0000</text:p>
          </table:table-cell>
          <table:table-cell table:style-name="ACE-2" office:value-type="float" office:value="1.962">
            <text:p>1.962E00</text:p>
          </table:table-cell>
          <table:table-cell table:style-name="ACE-2" office:value-type="float" office:value="0.00024360000000000001">
            <text:p>2.436E−04</text:p>
          </table:table-cell>
          <table:table-cell table:style-name="ACE-2" office:value-type="float" office:value="1.9630000000000001">
            <text:p>1.963E00</text:p>
          </table:table-cell>
          <table:table-cell table:style-name="ACE-2" office:value-type="float" office:value="367.19999999999999">
            <text:p>3.672E02</text:p>
          </table:table-cell>
          <table:table-cell table:style-name="ACE-1" office:value-type="float" office:value="0.99909999999999999">
            <text:p>0.9991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500">
            <text:p>1500.0000</text:p>
          </table:table-cell>
          <table:table-cell table:style-name="ACE-2" office:value-type="float" office:value="1.8500000000000001">
            <text:p>1.850E00</text:p>
          </table:table-cell>
          <table:table-cell table:style-name="ACE-2" office:value-type="float" office:value="0.0001661">
            <text:p>1.661E−04</text:p>
          </table:table-cell>
          <table:table-cell table:style-name="ACE-2" office:value-type="float" office:value="1.8500000000000001">
            <text:p>1.850E00</text:p>
          </table:table-cell>
          <table:table-cell table:style-name="ACE-2" office:value-type="float" office:value="631.10000000000002">
            <text:p>6.311E02</text:p>
          </table:table-cell>
          <table:table-cell table:style-name="ACE-1" office:value-type="float" office:value="0.99919999999999998">
            <text:p>0.9992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2000">
            <text:p>2000.0000</text:p>
          </table:table-cell>
          <table:table-cell table:style-name="ACE-2" office:value-type="float" office:value="1.8200000000000001">
            <text:p>1.820E00</text:p>
          </table:table-cell>
          <table:table-cell table:style-name="ACE-2" office:value-type="float" office:value="0.00012669999999999999">
            <text:p>1.267E−04</text:p>
          </table:table-cell>
          <table:table-cell table:style-name="ACE-2" office:value-type="float" office:value="1.8200000000000001">
            <text:p>1.820E00</text:p>
          </table:table-cell>
          <table:table-cell table:style-name="ACE-2" office:value-type="float" office:value="904.10000000000002">
            <text:p>9.041E02</text:p>
          </table:table-cell>
          <table:table-cell table:style-name="ACE-1" office:value-type="float" office:value="0.99929999999999997">
            <text:p>0.9993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3000">
            <text:p>3000.0000</text:p>
          </table:table-cell>
          <table:table-cell table:style-name="ACE-2" office:value-type="float" office:value="1.8280000000000001">
            <text:p>1.828E00</text:p>
          </table:table-cell>
          <table:table-cell table:style-name="ACE-2" office:value-type="float" office:value="8.6550000000000003e-05">
            <text:p>8.655E−05</text:p>
          </table:table-cell>
          <table:table-cell table:style-name="ACE-2" office:value-type="float" office:value="1.8280000000000001">
            <text:p>1.828E00</text:p>
          </table:table-cell>
          <table:table-cell table:style-name="ACE-2" office:value-type="float" office:value="1454">
            <text:p>1.454E03</text:p>
          </table:table-cell>
          <table:table-cell table:style-name="ACE-1" office:value-type="float" office:value="0.99939999999999996">
            <text:p>0.9994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4000">
            <text:p>4000.0000</text:p>
          </table:table-cell>
          <table:table-cell table:style-name="ACE-2" office:value-type="float" office:value="1.861">
            <text:p>1.861E00</text:p>
          </table:table-cell>
          <table:table-cell table:style-name="ACE-2" office:value-type="float" office:value="6.6080000000000004e-05">
            <text:p>6.608E−05</text:p>
          </table:table-cell>
          <table:table-cell table:style-name="ACE-2" office:value-type="float" office:value="1.861">
            <text:p>1.861E00</text:p>
          </table:table-cell>
          <table:table-cell table:style-name="ACE-2" office:value-type="float" office:value="1996">
            <text:p>1.996E03</text:p>
          </table:table-cell>
          <table:table-cell table:style-name="ACE-1" office:value-type="float" office:value="0.99950000000000006">
            <text:p>0.9995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5000">
            <text:p>5000.0000</text:p>
          </table:table-cell>
          <table:table-cell table:style-name="ACE-2" office:value-type="float" office:value="1.8979999999999999">
            <text:p>1.898E00</text:p>
          </table:table-cell>
          <table:table-cell table:style-name="ACE-2" office:value-type="float" office:value="5.3619999999999998e-05">
            <text:p>5.362E−05</text:p>
          </table:table-cell>
          <table:table-cell table:style-name="ACE-2" office:value-type="float" office:value="1.8979999999999999">
            <text:p>1.898E00</text:p>
          </table:table-cell>
          <table:table-cell table:style-name="ACE-2" office:value-type="float" office:value="2528">
            <text:p>2.528E03</text:p>
          </table:table-cell>
          <table:table-cell table:style-name="ACE-1" office:value-type="float" office:value="0.99960000000000004">
            <text:p>0.999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6000">
            <text:p>6000.0000</text:p>
          </table:table-cell>
          <table:table-cell table:style-name="ACE-2" office:value-type="float" office:value="1.9339999999999999">
            <text:p>1.934E00</text:p>
          </table:table-cell>
          <table:table-cell table:style-name="ACE-2" office:value-type="float" office:value="4.5200000000000001e-05">
            <text:p>4.520E−05</text:p>
          </table:table-cell>
          <table:table-cell table:style-name="ACE-2" office:value-type="float" office:value="1.9339999999999999">
            <text:p>1.934E00</text:p>
          </table:table-cell>
          <table:table-cell table:style-name="ACE-2" office:value-type="float" office:value="3050">
            <text:p>3.050E03</text:p>
          </table:table-cell>
          <table:table-cell table:style-name="ACE-1" office:value-type="float" office:value="0.99960000000000004">
            <text:p>0.9996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8000">
            <text:p>8000.0000</text:p>
          </table:table-cell>
          <table:table-cell table:style-name="ACE-2" office:value-type="float" office:value="1.998">
            <text:p>1.998E00</text:p>
          </table:table-cell>
          <table:table-cell table:style-name="ACE-2" office:value-type="float" office:value="3.4530000000000003e-05">
            <text:p>3.453E−05</text:p>
          </table:table-cell>
          <table:table-cell table:style-name="ACE-2" office:value-type="float" office:value="1.998">
            <text:p>1.998E00</text:p>
          </table:table-cell>
          <table:table-cell table:style-name="ACE-2" office:value-type="float" office:value="4067">
            <text:p>4.067E03</text:p>
          </table:table-cell>
          <table:table-cell table:style-name="ACE-1" office:value-type="float" office:value="0.99970000000000003">
            <text:p>0.9997</text:p>
          </table:table-cell>
          <table:table-cell table:number-columns-repeated="250" table:style-name="ACE-1"/>
        </table:table-row>
        <table:table-row table:style-name="AROW-0">
          <table:table-cell table:style-name="ACE-0" office:value-type="float" office:value="10000">
            <text:p>10000.0000</text:p>
          </table:table-cell>
          <table:table-cell table:style-name="ACE-2" office:value-type="float" office:value="2.052">
            <text:p>2.052E00</text:p>
          </table:table-cell>
          <table:table-cell table:style-name="ACE-2" office:value-type="float" office:value="2.8030000000000001e-05">
            <text:p>2.803E−05</text:p>
          </table:table-cell>
          <table:table-cell table:style-name="ACE-2" office:value-type="float" office:value="2.0529999999999999">
            <text:p>2.053E00</text:p>
          </table:table-cell>
          <table:table-cell table:style-name="ACE-2" office:value-type="float" office:value="5054">
            <text:p>5.054E03</text:p>
          </table:table-cell>
          <table:table-cell table:style-name="ACE-1" office:value-type="float" office:value="0.99970000000000003">
            <text:p>0.9997</text:p>
          </table:table-cell>
          <table:table-cell table:number-columns-repeated="250" table:style-name="ACE-1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-1 in Air'.$A$1"/>
          <table:named-expression table:name="Sheet_Title" table:expression="of:=&quot;H-1 in Air&quot;" table:base-cell-address="$'H-1 in Air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-1 in Graphite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4" table:style-name="ACOL-5"/>
        <table:table-column table:default-cell-style-name="ACE-4" table:style-name="ACOL-6"/>
        <table:table-column table:default-cell-style-name="ACE-4" table:style-name="ACOL-5"/>
        <table:table-column table:default-cell-style-name="ACE-4" table:style-name="ACOL-6"/>
        <table:table-column table:default-cell-style-name="ACE-4" table:style-name="ACOL-0"/>
        <table:table-column table:default-cell-style-name="ACE-4" table:style-name="ACOL-0" table:number-columns-repeated="3"/>
        <table:table-column table:default-cell-style-name="ACE-4" table:style-name="ACOL-3"/>
        <table:table-column table:default-cell-style-name="ACE-4" table:style-name="ACOL-0"/>
        <table:table-column table:default-cell-style-name="ACE-4" table:style-name="ACOL-4"/>
        <table:table-column table:default-cell-style-name="ACE-4" table:style-name="ACOL-0"/>
        <table:table-column table:default-cell-style-name="ACE-4" table:style-name="ACOL-4"/>
        <table:table-column table:default-cell-style-name="ACE-4" table:style-name="ACOL-0" table:number-columns-repeated="242"/>
        <table:table-row table:style-name="AROW-0">
          <table:table-cell table:style-name="ACE-3" office:value-type="string">
            <text:p>Protons in graphite, I = 81 eV, r = 2.265 g cm-3</text:p>
          </table:table-cell>
          <table:table-cell table:number-columns-repeated="255" table:style-name="ACE-4"/>
        </table:table-row>
        <table:table-row table:style-name="AROW-0">
          <table:table-cell table:style-name="ACE-3" office:value-type="string">
            <text:p>T</text:p>
          </table:table-cell>
          <table:table-cell table:style-name="ACE-4" office:value-type="string">
            <text:p>Sel/rho</text:p>
          </table:table-cell>
          <table:table-cell table:style-name="ACE-4" office:value-type="string">
            <text:p>Snuc/rho</text:p>
          </table:table-cell>
          <table:table-cell table:style-name="ACE-4" office:value-type="string">
            <text:p>Stot/rho</text:p>
          </table:table-cell>
          <table:table-cell table:style-name="ACE-4" office:value-type="string">
            <text:p>range</text:p>
          </table:table-cell>
          <table:table-cell table:style-name="ACE-4" office:value-type="string">
            <text:p>Detour factor</text:p>
          </table:table-cell>
          <table:table-cell table:number-columns-repeated="250" table:style-name="ACE-4"/>
        </table:table-row>
        <table:table-row table:style-name="AROW-0">
          <table:table-cell table:style-name="ACE-3"/>
          <table:table-cell table:number-columns-repeated="255" table:style-name="ACE-4"/>
        </table:table-row>
        <table:table-row table:style-name="AROW-0">
          <table:table-cell table:style-name="ACE-4" office:value-type="float" office:value="0.001">
            <text:p>0.0010</text:p>
          </table:table-cell>
          <table:table-cell table:style-name="ACE-5" office:value-type="float" office:value="118.5">
            <text:p>1.185E02</text:p>
          </table:table-cell>
          <table:table-cell table:style-name="ACE-5" office:value-type="float" office:value="25.140000000000001">
            <text:p>2.514E01</text:p>
          </table:table-cell>
          <table:table-cell table:style-name="ACE-5" office:value-type="float" office:value="143.59999999999999">
            <text:p>1.436E02</text:p>
          </table:table-cell>
          <table:table-cell table:style-name="ACE-5" office:value-type="float" office:value="8.1859999999999992e-06">
            <text:p>8.186E−06</text:p>
          </table:table-cell>
          <table:table-cell table:style-name="ACE-4" office:value-type="float" office:value="0.37269999999999998">
            <text:p>0.373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15">
            <text:p>0.0015</text:p>
          </table:table-cell>
          <table:table-cell table:style-name="ACE-5" office:value-type="float" office:value="145.09999999999999">
            <text:p>1.451E02</text:p>
          </table:table-cell>
          <table:table-cell table:style-name="ACE-5" office:value-type="float" office:value="21.059999999999999">
            <text:p>2.106E01</text:p>
          </table:table-cell>
          <table:table-cell table:style-name="ACE-5" office:value-type="float" office:value="166.19999999999999">
            <text:p>1.662E02</text:p>
          </table:table-cell>
          <table:table-cell table:style-name="ACE-5" office:value-type="float" office:value="1.092e-05">
            <text:p>1.092E−05</text:p>
          </table:table-cell>
          <table:table-cell table:style-name="ACE-4" office:value-type="float" office:value="0.42109999999999997">
            <text:p>0.42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2">
            <text:p>0.0020</text:p>
          </table:table-cell>
          <table:table-cell table:style-name="ACE-5" office:value-type="float" office:value="167.59999999999999">
            <text:p>1.676E02</text:p>
          </table:table-cell>
          <table:table-cell table:style-name="ACE-5" office:value-type="float" office:value="18.289999999999999">
            <text:p>1.829E01</text:p>
          </table:table-cell>
          <table:table-cell table:style-name="ACE-5" office:value-type="float" office:value="185.90000000000001">
            <text:p>1.859E02</text:p>
          </table:table-cell>
          <table:table-cell table:style-name="ACE-5" office:value-type="float" office:value="1.331e-05">
            <text:p>1.331E−05</text:p>
          </table:table-cell>
          <table:table-cell table:style-name="ACE-4" office:value-type="float" office:value="0.45879999999999999">
            <text:p>0.45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30000000000000001">
            <text:p>0.0030</text:p>
          </table:table-cell>
          <table:table-cell table:style-name="ACE-5" office:value-type="float" office:value="205.30000000000001">
            <text:p>2.053E02</text:p>
          </table:table-cell>
          <table:table-cell table:style-name="ACE-5" office:value-type="float" office:value="14.69">
            <text:p>1.469E01</text:p>
          </table:table-cell>
          <table:table-cell table:style-name="ACE-5" office:value-type="float" office:value="220">
            <text:p>2.200E02</text:p>
          </table:table-cell>
          <table:table-cell table:style-name="ACE-5" office:value-type="float" office:value="1.7419999999999999e-05">
            <text:p>1.742E−05</text:p>
          </table:table-cell>
          <table:table-cell table:style-name="ACE-4" office:value-type="float" office:value="0.51470000000000005">
            <text:p>0.515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40000000000000001">
            <text:p>0.0040</text:p>
          </table:table-cell>
          <table:table-cell table:style-name="ACE-5" office:value-type="float" office:value="237">
            <text:p>2.370E02</text:p>
          </table:table-cell>
          <table:table-cell table:style-name="ACE-5" office:value-type="float" office:value="12.41">
            <text:p>1.241E01</text:p>
          </table:table-cell>
          <table:table-cell table:style-name="ACE-5" office:value-type="float" office:value="249.40000000000001">
            <text:p>2.494E02</text:p>
          </table:table-cell>
          <table:table-cell table:style-name="ACE-5" office:value-type="float" office:value="2.0979999999999999e-05">
            <text:p>2.098E−05</text:p>
          </table:table-cell>
          <table:table-cell table:style-name="ACE-4" office:value-type="float" office:value="0.55569999999999997">
            <text:p>0.556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50000000000000001">
            <text:p>0.0050</text:p>
          </table:table-cell>
          <table:table-cell table:style-name="ACE-5" office:value-type="float" office:value="265">
            <text:p>2.650E02</text:p>
          </table:table-cell>
          <table:table-cell table:style-name="ACE-5" office:value-type="float" office:value="10.81">
            <text:p>1.081E01</text:p>
          </table:table-cell>
          <table:table-cell table:style-name="ACE-5" office:value-type="float" office:value="275.80000000000001">
            <text:p>2.758E02</text:p>
          </table:table-cell>
          <table:table-cell table:style-name="ACE-5" office:value-type="float" office:value="2.421e-05">
            <text:p>2.421E−05</text:p>
          </table:table-cell>
          <table:table-cell table:style-name="ACE-4" office:value-type="float" office:value="0.5877">
            <text:p>0.58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60000000000000001">
            <text:p>0.0060</text:p>
          </table:table-cell>
          <table:table-cell table:style-name="ACE-5" office:value-type="float" office:value="290.30000000000001">
            <text:p>2.903E02</text:p>
          </table:table-cell>
          <table:table-cell table:style-name="ACE-5" office:value-type="float" office:value="9.6180000000000003">
            <text:p>9.618E00</text:p>
          </table:table-cell>
          <table:table-cell table:style-name="ACE-5" office:value-type="float" office:value="299.89999999999998">
            <text:p>2.999E02</text:p>
          </table:table-cell>
          <table:table-cell table:style-name="ACE-5" office:value-type="float" office:value="2.7180000000000001e-05">
            <text:p>2.718E−05</text:p>
          </table:table-cell>
          <table:table-cell table:style-name="ACE-4" office:value-type="float" office:value="0.61360000000000003">
            <text:p>0.61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080000000000000002">
            <text:p>0.0080</text:p>
          </table:table-cell>
          <table:table-cell table:style-name="ACE-5" office:value-type="float" office:value="335.19999999999999">
            <text:p>3.352E02</text:p>
          </table:table-cell>
          <table:table-cell table:style-name="ACE-5" office:value-type="float" office:value="7.9429999999999996">
            <text:p>7.943E00</text:p>
          </table:table-cell>
          <table:table-cell table:style-name="ACE-5" office:value-type="float" office:value="343.10000000000002">
            <text:p>3.431E02</text:p>
          </table:table-cell>
          <table:table-cell table:style-name="ACE-5" office:value-type="float" office:value="3.2539999999999997e-05">
            <text:p>3.254E−05</text:p>
          </table:table-cell>
          <table:table-cell table:style-name="ACE-4" office:value-type="float" office:value="0.65339999999999998">
            <text:p>0.653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1">
            <text:p>0.0100</text:p>
          </table:table-cell>
          <table:table-cell table:style-name="ACE-5" office:value-type="float" office:value="374.80000000000001">
            <text:p>3.748E02</text:p>
          </table:table-cell>
          <table:table-cell table:style-name="ACE-5" office:value-type="float" office:value="6.8099999999999996">
            <text:p>6.810E00</text:p>
          </table:table-cell>
          <table:table-cell table:style-name="ACE-5" office:value-type="float" office:value="381.60000000000002">
            <text:p>3.816E02</text:p>
          </table:table-cell>
          <table:table-cell table:style-name="ACE-5" office:value-type="float" office:value="3.7389999999999999e-05">
            <text:p>3.739E−05</text:p>
          </table:table-cell>
          <table:table-cell table:style-name="ACE-4" office:value-type="float" office:value="0.68320000000000003">
            <text:p>0.683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14999999999999999">
            <text:p>0.0150</text:p>
          </table:table-cell>
          <table:table-cell table:style-name="ACE-5" office:value-type="float" office:value="435.30000000000001">
            <text:p>4.353E02</text:p>
          </table:table-cell>
          <table:table-cell table:style-name="ACE-5" office:value-type="float" office:value="5.0940000000000003">
            <text:p>5.094E00</text:p>
          </table:table-cell>
          <table:table-cell table:style-name="ACE-5" office:value-type="float" office:value="440.39999999999998">
            <text:p>4.404E02</text:p>
          </table:table-cell>
          <table:table-cell table:style-name="ACE-5" office:value-type="float" office:value="4.812e-05">
            <text:p>4.812E−05</text:p>
          </table:table-cell>
          <table:table-cell table:style-name="ACE-4" office:value-type="float" office:value="0.73429999999999995">
            <text:p>0.73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2">
            <text:p>0.0200</text:p>
          </table:table-cell>
          <table:table-cell table:style-name="ACE-5" office:value-type="float" office:value="481.10000000000002">
            <text:p>4.811E02</text:p>
          </table:table-cell>
          <table:table-cell table:style-name="ACE-5" office:value-type="float" office:value="4.1150000000000002">
            <text:p>4.115E00</text:p>
          </table:table-cell>
          <table:table-cell table:style-name="ACE-5" office:value-type="float" office:value="485.19999999999999">
            <text:p>4.852E02</text:p>
          </table:table-cell>
          <table:table-cell table:style-name="ACE-5" office:value-type="float" office:value="5.7630000000000002e-05">
            <text:p>5.763E−05</text:p>
          </table:table-cell>
          <table:table-cell table:style-name="ACE-4" office:value-type="float" office:value="0.76770000000000005">
            <text:p>0.76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29999999999999999">
            <text:p>0.0300</text:p>
          </table:table-cell>
          <table:table-cell table:style-name="ACE-5" office:value-type="float" office:value="550.29999999999995">
            <text:p>5.503E02</text:p>
          </table:table-cell>
          <table:table-cell table:style-name="ACE-5" office:value-type="float" office:value="3.0190000000000001">
            <text:p>3.019E00</text:p>
          </table:table-cell>
          <table:table-cell table:style-name="ACE-5" office:value-type="float" office:value="553.29999999999995">
            <text:p>5.533E02</text:p>
          </table:table-cell>
          <table:table-cell table:style-name="ACE-5" office:value-type="float" office:value="7.4569999999999999e-05">
            <text:p>7.457E−05</text:p>
          </table:table-cell>
          <table:table-cell table:style-name="ACE-4" office:value-type="float" office:value="0.81020000000000003">
            <text:p>0.8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40000000000000001">
            <text:p>0.0400</text:p>
          </table:table-cell>
          <table:table-cell table:style-name="ACE-5" office:value-type="float" office:value="611">
            <text:p>6.110E02</text:p>
          </table:table-cell>
          <table:table-cell table:style-name="ACE-5" office:value-type="float" office:value="2.411">
            <text:p>2.411E00</text:p>
          </table:table-cell>
          <table:table-cell table:style-name="ACE-5" office:value-type="float" office:value="613.39999999999998">
            <text:p>6.134E02</text:p>
          </table:table-cell>
          <table:table-cell table:style-name="ACE-5" office:value-type="float" office:value="8.9850000000000002e-05">
            <text:p>8.985E−05</text:p>
          </table:table-cell>
          <table:table-cell table:style-name="ACE-4" office:value-type="float" office:value="0.83709999999999996">
            <text:p>0.837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50000000000000003">
            <text:p>0.0500</text:p>
          </table:table-cell>
          <table:table-cell table:style-name="ACE-5" office:value-type="float" office:value="663">
            <text:p>6.630E02</text:p>
          </table:table-cell>
          <table:table-cell table:style-name="ACE-5" office:value-type="float" office:value="2.0190000000000001">
            <text:p>2.019E00</text:p>
          </table:table-cell>
          <table:table-cell table:style-name="ACE-5" office:value-type="float" office:value="665">
            <text:p>6.650E02</text:p>
          </table:table-cell>
          <table:table-cell table:style-name="ACE-5" office:value-type="float" office:value="0.00010399999999999999">
            <text:p>1.040E−04</text:p>
          </table:table-cell>
          <table:table-cell table:style-name="ACE-4" office:value-type="float" office:value="0.85589999999999999">
            <text:p>0.856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59999999999999998">
            <text:p>0.0600</text:p>
          </table:table-cell>
          <table:table-cell table:style-name="ACE-5" office:value-type="float" office:value="697.60000000000002">
            <text:p>6.976E02</text:p>
          </table:table-cell>
          <table:table-cell table:style-name="ACE-5" office:value-type="float" office:value="1.744">
            <text:p>1.744E00</text:p>
          </table:table-cell>
          <table:table-cell table:style-name="ACE-5" office:value-type="float" office:value="699.29999999999995">
            <text:p>6.993E02</text:p>
          </table:table-cell>
          <table:table-cell table:style-name="ACE-5" office:value-type="float" office:value="0.0001175">
            <text:p>1.175E−04</text:p>
          </table:table-cell>
          <table:table-cell table:style-name="ACE-4" office:value-type="float" office:value="0.87019999999999997">
            <text:p>0.87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080000000000000002">
            <text:p>0.0800</text:p>
          </table:table-cell>
          <table:table-cell table:style-name="ACE-5" office:value-type="float" office:value="726.70000000000005">
            <text:p>7.267E02</text:p>
          </table:table-cell>
          <table:table-cell table:style-name="ACE-5" office:value-type="float" office:value="1.3799999999999999">
            <text:p>1.380E00</text:p>
          </table:table-cell>
          <table:table-cell table:style-name="ACE-5" office:value-type="float" office:value="728.10000000000002">
            <text:p>7.281E02</text:p>
          </table:table-cell>
          <table:table-cell table:style-name="ACE-5" office:value-type="float" office:value="0.00014329999999999999">
            <text:p>1.433E−04</text:p>
          </table:table-cell>
          <table:table-cell table:style-name="ACE-4" office:value-type="float" office:value="0.89080000000000004">
            <text:p>0.89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10000000000000001">
            <text:p>0.1000</text:p>
          </table:table-cell>
          <table:table-cell table:style-name="ACE-5" office:value-type="float" office:value="726.60000000000002">
            <text:p>7.266E02</text:p>
          </table:table-cell>
          <table:table-cell table:style-name="ACE-5" office:value-type="float" office:value="1.149">
            <text:p>1.149E00</text:p>
          </table:table-cell>
          <table:table-cell table:style-name="ACE-5" office:value-type="float" office:value="727.70000000000005">
            <text:p>7.277E02</text:p>
          </table:table-cell>
          <table:table-cell table:style-name="ACE-5" office:value-type="float" office:value="0.00016880000000000001">
            <text:p>1.688E−04</text:p>
          </table:table-cell>
          <table:table-cell table:style-name="ACE-4" office:value-type="float" office:value="0.90549999999999997">
            <text:p>0.905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14999999999999999">
            <text:p>0.1500</text:p>
          </table:table-cell>
          <table:table-cell table:style-name="ACE-5" office:value-type="float" office:value="671.20000000000005">
            <text:p>6.712E02</text:p>
          </table:table-cell>
          <table:table-cell table:style-name="ACE-5" office:value-type="float" office:value="0.81999999999999995">
            <text:p>8.200E−01</text:p>
          </table:table-cell>
          <table:table-cell table:style-name="ACE-5" office:value-type="float" office:value="672">
            <text:p>6.720E02</text:p>
          </table:table-cell>
          <table:table-cell table:style-name="ACE-5" office:value-type="float" office:value="0.0002353">
            <text:p>2.353E−04</text:p>
          </table:table-cell>
          <table:table-cell table:style-name="ACE-4" office:value-type="float" office:value="0.92979999999999996">
            <text:p>0.93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20000000000000001">
            <text:p>0.2000</text:p>
          </table:table-cell>
          <table:table-cell table:style-name="ACE-5" office:value-type="float" office:value="598.60000000000002">
            <text:p>5.986E02</text:p>
          </table:table-cell>
          <table:table-cell table:style-name="ACE-5" office:value-type="float" office:value="0.64359999999999995">
            <text:p>6.436E−01</text:p>
          </table:table-cell>
          <table:table-cell table:style-name="ACE-5" office:value-type="float" office:value="599.20000000000005">
            <text:p>5.992E02</text:p>
          </table:table-cell>
          <table:table-cell table:style-name="ACE-5" office:value-type="float" office:value="0.00030969999999999999">
            <text:p>3.097E−04</text:p>
          </table:table-cell>
          <table:table-cell table:style-name="ACE-4" office:value-type="float" office:value="0.94510000000000005">
            <text:p>0.945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29999999999999999">
            <text:p>0.3000</text:p>
          </table:table-cell>
          <table:table-cell table:style-name="ACE-5" office:value-type="float" office:value="483.30000000000001">
            <text:p>4.833E02</text:p>
          </table:table-cell>
          <table:table-cell table:style-name="ACE-5" office:value-type="float" office:value="0.45590000000000003">
            <text:p>4.559E−01</text:p>
          </table:table-cell>
          <table:table-cell table:style-name="ACE-5" office:value-type="float" office:value="483.69999999999999">
            <text:p>4.837E02</text:p>
          </table:table-cell>
          <table:table-cell table:style-name="ACE-5" office:value-type="float" office:value="0.00049280000000000005">
            <text:p>4.928E−04</text:p>
          </table:table-cell>
          <table:table-cell table:style-name="ACE-4" office:value-type="float" office:value="0.96350000000000002">
            <text:p>0.96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40000000000000002">
            <text:p>0.4000</text:p>
          </table:table-cell>
          <table:table-cell table:style-name="ACE-5" office:value-type="float" office:value="407.10000000000002">
            <text:p>4.071E02</text:p>
          </table:table-cell>
          <table:table-cell table:style-name="ACE-5" office:value-type="float" office:value="0.35610000000000003">
            <text:p>3.561E−01</text:p>
          </table:table-cell>
          <table:table-cell table:style-name="ACE-5" office:value-type="float" office:value="407.5">
            <text:p>4.075E02</text:p>
          </table:table-cell>
          <table:table-cell table:style-name="ACE-5" office:value-type="float" office:value="0.00071900000000000002">
            <text:p>7.190E−04</text:p>
          </table:table-cell>
          <table:table-cell table:style-name="ACE-4" office:value-type="float" office:value="0.97360000000000002">
            <text:p>0.97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5">
            <text:p>0.5000</text:p>
          </table:table-cell>
          <table:table-cell table:style-name="ACE-5" office:value-type="float" office:value="354.60000000000002">
            <text:p>3.546E02</text:p>
          </table:table-cell>
          <table:table-cell table:style-name="ACE-5" office:value-type="float" office:value="0.29370000000000002">
            <text:p>2.937E−01</text:p>
          </table:table-cell>
          <table:table-cell table:style-name="ACE-5" office:value-type="float" office:value="354.89999999999998">
            <text:p>3.549E02</text:p>
          </table:table-cell>
          <table:table-cell table:style-name="ACE-5" office:value-type="float" office:value="0.00098280000000000004">
            <text:p>9.828E−04</text:p>
          </table:table-cell>
          <table:table-cell table:style-name="ACE-4" office:value-type="float" office:value="0.97970000000000002">
            <text:p>0.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59999999999999998">
            <text:p>0.6000</text:p>
          </table:table-cell>
          <table:table-cell table:style-name="ACE-5" office:value-type="float" office:value="315.89999999999998">
            <text:p>3.159E02</text:p>
          </table:table-cell>
          <table:table-cell table:style-name="ACE-5" office:value-type="float" office:value="0.2505">
            <text:p>2.505E−01</text:p>
          </table:table-cell>
          <table:table-cell table:style-name="ACE-5" office:value-type="float" office:value="316.10000000000002">
            <text:p>3.161E02</text:p>
          </table:table-cell>
          <table:table-cell table:style-name="ACE-5" office:value-type="float" office:value="0.0012819999999999999">
            <text:p>1.282E−03</text:p>
          </table:table-cell>
          <table:table-cell table:style-name="ACE-4" office:value-type="float" office:value="0.98360000000000003">
            <text:p>0.98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0.80000000000000004">
            <text:p>0.8000</text:p>
          </table:table-cell>
          <table:table-cell table:style-name="ACE-5" office:value-type="float" office:value="262.39999999999998">
            <text:p>2.624E02</text:p>
          </table:table-cell>
          <table:table-cell table:style-name="ACE-5" office:value-type="float" office:value="0.1943">
            <text:p>1.943E−01</text:p>
          </table:table-cell>
          <table:table-cell table:style-name="ACE-5" office:value-type="float" office:value="262.60000000000002">
            <text:p>2.626E02</text:p>
          </table:table-cell>
          <table:table-cell table:style-name="ACE-5" office:value-type="float" office:value="0.00198">
            <text:p>1.980E−03</text:p>
          </table:table-cell>
          <table:table-cell table:style-name="ACE-4" office:value-type="float" office:value="0.98839999999999995">
            <text:p>0.98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">
            <text:p>1.0000</text:p>
          </table:table-cell>
          <table:table-cell table:style-name="ACE-5" office:value-type="float" office:value="226.09999999999999">
            <text:p>2.261E02</text:p>
          </table:table-cell>
          <table:table-cell table:style-name="ACE-5" office:value-type="float" office:value="0.15939999999999999">
            <text:p>1.594E−01</text:p>
          </table:table-cell>
          <table:table-cell table:style-name="ACE-5" office:value-type="float" office:value="226.30000000000001">
            <text:p>2.263E02</text:p>
          </table:table-cell>
          <table:table-cell table:style-name="ACE-5" office:value-type="float" office:value="0.0028029999999999999">
            <text:p>2.803E−03</text:p>
          </table:table-cell>
          <table:table-cell table:style-name="ACE-4" office:value-type="float" office:value="0.99099999999999999">
            <text:p>0.99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.5">
            <text:p>1.5000</text:p>
          </table:table-cell>
          <table:table-cell table:style-name="ACE-5" office:value-type="float" office:value="171.09999999999999">
            <text:p>1.711E02</text:p>
          </table:table-cell>
          <table:table-cell table:style-name="ACE-5" office:value-type="float" office:value="0.1108">
            <text:p>1.108E−01</text:p>
          </table:table-cell>
          <table:table-cell table:style-name="ACE-5" office:value-type="float" office:value="171.19999999999999">
            <text:p>1.712E02</text:p>
          </table:table-cell>
          <table:table-cell table:style-name="ACE-5" office:value-type="float" office:value="0.0053730000000000002">
            <text:p>5.373E−03</text:p>
          </table:table-cell>
          <table:table-cell table:style-name="ACE-4" office:value-type="float" office:value="0.99409999999999998">
            <text:p>0.994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2">
            <text:p>2.0000</text:p>
          </table:table-cell>
          <table:table-cell table:style-name="ACE-5" office:value-type="float" office:value="139.40000000000001">
            <text:p>1.394E02</text:p>
          </table:table-cell>
          <table:table-cell table:style-name="ACE-5" office:value-type="float" office:value="0.08541">
            <text:p>8.541E−02</text:p>
          </table:table-cell>
          <table:table-cell table:style-name="ACE-5" office:value-type="float" office:value="139.5">
            <text:p>1.395E02</text:p>
          </table:table-cell>
          <table:table-cell table:style-name="ACE-5" office:value-type="float" office:value="0.0086280000000000003">
            <text:p>8.628E−03</text:p>
          </table:table-cell>
          <table:table-cell table:style-name="ACE-4" office:value-type="float" office:value="0.99550000000000005">
            <text:p>0.996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3">
            <text:p>3.0000</text:p>
          </table:table-cell>
          <table:table-cell table:style-name="ACE-5" office:value-type="float" office:value="103.5">
            <text:p>1.035E02</text:p>
          </table:table-cell>
          <table:table-cell table:style-name="ACE-5" office:value-type="float" office:value="0.05901">
            <text:p>5.901E−02</text:p>
          </table:table-cell>
          <table:table-cell table:style-name="ACE-5" office:value-type="float" office:value="103.59999999999999">
            <text:p>1.036E02</text:p>
          </table:table-cell>
          <table:table-cell table:style-name="ACE-5" office:value-type="float" office:value="0.017059999999999999">
            <text:p>1.706E−02</text:p>
          </table:table-cell>
          <table:table-cell table:style-name="ACE-4" office:value-type="float" office:value="0.99670000000000003">
            <text:p>0.997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4">
            <text:p>4.0000</text:p>
          </table:table-cell>
          <table:table-cell table:style-name="ACE-5" office:value-type="float" office:value="83.260000000000005">
            <text:p>8.326E01</text:p>
          </table:table-cell>
          <table:table-cell table:style-name="ACE-5" office:value-type="float" office:value="0.045289999999999997">
            <text:p>4.529E−02</text:p>
          </table:table-cell>
          <table:table-cell table:style-name="ACE-5" office:value-type="float" office:value="83.299999999999997">
            <text:p>8.330E01</text:p>
          </table:table-cell>
          <table:table-cell table:style-name="ACE-5" office:value-type="float" office:value="0.027890000000000002">
            <text:p>2.789E−02</text:p>
          </table:table-cell>
          <table:table-cell table:style-name="ACE-4" office:value-type="float" office:value="0.99719999999999998">
            <text:p>0.997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5">
            <text:p>5.0000</text:p>
          </table:table-cell>
          <table:table-cell table:style-name="ACE-5" office:value-type="float" office:value="70.099999999999994">
            <text:p>7.010E01</text:p>
          </table:table-cell>
          <table:table-cell table:style-name="ACE-5" office:value-type="float" office:value="0.036850000000000001">
            <text:p>3.685E−02</text:p>
          </table:table-cell>
          <table:table-cell table:style-name="ACE-5" office:value-type="float" office:value="70.140000000000001">
            <text:p>7.014E01</text:p>
          </table:table-cell>
          <table:table-cell table:style-name="ACE-5" office:value-type="float" office:value="0.041029999999999997">
            <text:p>4.103E−02</text:p>
          </table:table-cell>
          <table:table-cell table:style-name="ACE-4" office:value-type="float" office:value="0.99750000000000005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6">
            <text:p>6.0000</text:p>
          </table:table-cell>
          <table:table-cell table:style-name="ACE-5" office:value-type="float" office:value="60.810000000000002">
            <text:p>6.081E01</text:p>
          </table:table-cell>
          <table:table-cell table:style-name="ACE-5" office:value-type="float" office:value="0.031119999999999998">
            <text:p>3.112E−02</text:p>
          </table:table-cell>
          <table:table-cell table:style-name="ACE-5" office:value-type="float" office:value="60.840000000000003">
            <text:p>6.084E01</text:p>
          </table:table-cell>
          <table:table-cell table:style-name="ACE-5" office:value-type="float" office:value="0.05638">
            <text:p>5.638E−02</text:p>
          </table:table-cell>
          <table:table-cell table:style-name="ACE-4" office:value-type="float" office:value="0.99770000000000003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8">
            <text:p>8.0000</text:p>
          </table:table-cell>
          <table:table-cell table:style-name="ACE-5" office:value-type="float" office:value="48.450000000000003">
            <text:p>4.845E01</text:p>
          </table:table-cell>
          <table:table-cell table:style-name="ACE-5" office:value-type="float" office:value="0.023800000000000002">
            <text:p>2.380E−02</text:p>
          </table:table-cell>
          <table:table-cell table:style-name="ACE-5" office:value-type="float" office:value="48.469999999999999">
            <text:p>4.847E01</text:p>
          </table:table-cell>
          <table:table-cell table:style-name="ACE-5" office:value-type="float" office:value="0.093479999999999994">
            <text:p>9.348E−02</text:p>
          </table:table-cell>
          <table:table-cell table:style-name="ACE-4" office:value-type="float" office:value="0.998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0">
            <text:p>10.0000</text:p>
          </table:table-cell>
          <table:table-cell table:style-name="ACE-5" office:value-type="float" office:value="40.549999999999997">
            <text:p>4.055E01</text:p>
          </table:table-cell>
          <table:table-cell table:style-name="ACE-5" office:value-type="float" office:value="0.01932">
            <text:p>1.932E−02</text:p>
          </table:table-cell>
          <table:table-cell table:style-name="ACE-5" office:value-type="float" office:value="40.57">
            <text:p>4.057E01</text:p>
          </table:table-cell>
          <table:table-cell table:style-name="ACE-5" office:value-type="float" office:value="0.13880000000000001">
            <text:p>1.388E−01</text:p>
          </table:table-cell>
          <table:table-cell table:style-name="ACE-4" office:value-type="float" office:value="0.99809999999999999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5">
            <text:p>15.0000</text:p>
          </table:table-cell>
          <table:table-cell table:style-name="ACE-5" office:value-type="float" office:value="29.25">
            <text:p>2.925E01</text:p>
          </table:table-cell>
          <table:table-cell table:style-name="ACE-5" office:value-type="float" office:value="0.0132">
            <text:p>1.320E−02</text:p>
          </table:table-cell>
          <table:table-cell table:style-name="ACE-5" office:value-type="float" office:value="29.260000000000002">
            <text:p>2.926E01</text:p>
          </table:table-cell>
          <table:table-cell table:style-name="ACE-5" office:value-type="float" office:value="0.28610000000000002">
            <text:p>2.861E−01</text:p>
          </table:table-cell>
          <table:table-cell table:style-name="ACE-4" office:value-type="float" office:value="0.99829999999999997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20">
            <text:p>20.0000</text:p>
          </table:table-cell>
          <table:table-cell table:style-name="ACE-5" office:value-type="float" office:value="23.170000000000002">
            <text:p>2.317E01</text:p>
          </table:table-cell>
          <table:table-cell table:style-name="ACE-5" office:value-type="float" office:value="0.010059999999999999">
            <text:p>1.006E−02</text:p>
          </table:table-cell>
          <table:table-cell table:style-name="ACE-5" office:value-type="float" office:value="23.18">
            <text:p>2.318E01</text:p>
          </table:table-cell>
          <table:table-cell table:style-name="ACE-5" office:value-type="float" office:value="0.47960000000000003">
            <text:p>4.796E−01</text:p>
          </table:table-cell>
          <table:table-cell table:style-name="ACE-4" office:value-type="float" office:value="0.99839999999999995">
            <text:p>0.998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30">
            <text:p>30.0000</text:p>
          </table:table-cell>
          <table:table-cell table:style-name="ACE-5" office:value-type="float" office:value="16.68">
            <text:p>1.668E01</text:p>
          </table:table-cell>
          <table:table-cell table:style-name="ACE-5" office:value-type="float" office:value="0.0068580000000000004">
            <text:p>6.858E−03</text:p>
          </table:table-cell>
          <table:table-cell table:style-name="ACE-5" office:value-type="float" office:value="16.690000000000001">
            <text:p>1.669E01</text:p>
          </table:table-cell>
          <table:table-cell table:style-name="ACE-5" office:value-type="float" office:value="0.996">
            <text:p>9.960E−01</text:p>
          </table:table-cell>
          <table:table-cell table:style-name="ACE-4" office:value-type="float" office:value="0.99850000000000005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40">
            <text:p>40.0000</text:p>
          </table:table-cell>
          <table:table-cell table:style-name="ACE-5" office:value-type="float" office:value="13.23">
            <text:p>1.323E01</text:p>
          </table:table-cell>
          <table:table-cell table:style-name="ACE-5" office:value-type="float" office:value="0.0052209999999999999">
            <text:p>5.221E−03</text:p>
          </table:table-cell>
          <table:table-cell table:style-name="ACE-5" office:value-type="float" office:value="13.24">
            <text:p>1.324E01</text:p>
          </table:table-cell>
          <table:table-cell table:style-name="ACE-5" office:value-type="float" office:value="1.6739999999999999">
            <text:p>1.674E00</text:p>
          </table:table-cell>
          <table:table-cell table:style-name="ACE-4" office:value-type="float" office:value="0.99860000000000004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50">
            <text:p>50.0000</text:p>
          </table:table-cell>
          <table:table-cell table:style-name="ACE-5" office:value-type="float" office:value="11.07">
            <text:p>1.107E01</text:p>
          </table:table-cell>
          <table:table-cell table:style-name="ACE-5" office:value-type="float" office:value="0.0042249999999999996">
            <text:p>4.225E−03</text:p>
          </table:table-cell>
          <table:table-cell table:style-name="ACE-5" office:value-type="float" office:value="11.08">
            <text:p>1.108E01</text:p>
          </table:table-cell>
          <table:table-cell table:style-name="ACE-5" office:value-type="float" office:value="2.504">
            <text:p>2.504E00</text:p>
          </table:table-cell>
          <table:table-cell table:style-name="ACE-4" office:value-type="float" office:value="0.99860000000000004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60">
            <text:p>60.0000</text:p>
          </table:table-cell>
          <table:table-cell table:style-name="ACE-5" office:value-type="float" office:value="9.5909999999999993">
            <text:p>9.591E00</text:p>
          </table:table-cell>
          <table:table-cell table:style-name="ACE-5" office:value-type="float" office:value="0.0035530000000000002">
            <text:p>3.553E−03</text:p>
          </table:table-cell>
          <table:table-cell table:style-name="ACE-5" office:value-type="float" office:value="9.5950000000000006">
            <text:p>9.595E00</text:p>
          </table:table-cell>
          <table:table-cell table:style-name="ACE-5" office:value-type="float" office:value="3.4769999999999999">
            <text:p>3.477E00</text:p>
          </table:table-cell>
          <table:table-cell table:style-name="ACE-4" office:value-type="float" office:value="0.99870000000000003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80">
            <text:p>80.0000</text:p>
          </table:table-cell>
          <table:table-cell table:style-name="ACE-5" office:value-type="float" office:value="7.6749999999999998">
            <text:p>7.675E00</text:p>
          </table:table-cell>
          <table:table-cell table:style-name="ACE-5" office:value-type="float" office:value="0.0027030000000000001">
            <text:p>2.703E−03</text:p>
          </table:table-cell>
          <table:table-cell table:style-name="ACE-5" office:value-type="float" office:value="7.6779999999999999">
            <text:p>7.678E00</text:p>
          </table:table-cell>
          <table:table-cell table:style-name="ACE-5" office:value-type="float" office:value="5.8259999999999996">
            <text:p>5.826E00</text:p>
          </table:table-cell>
          <table:table-cell table:style-name="ACE-4" office:value-type="float" office:value="0.99870000000000003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00">
            <text:p>100.0000</text:p>
          </table:table-cell>
          <table:table-cell table:style-name="ACE-5" office:value-type="float" office:value="6.4859999999999998">
            <text:p>6.486E00</text:p>
          </table:table-cell>
          <table:table-cell table:style-name="ACE-5" office:value-type="float" office:value="0.002186">
            <text:p>2.186E−03</text:p>
          </table:table-cell>
          <table:table-cell table:style-name="ACE-5" office:value-type="float" office:value="6.4880000000000004">
            <text:p>6.488E00</text:p>
          </table:table-cell>
          <table:table-cell table:style-name="ACE-5" office:value-type="float" office:value="8.673">
            <text:p>8.673E00</text:p>
          </table:table-cell>
          <table:table-cell table:style-name="ACE-4" office:value-type="float" office:value="0.99880000000000002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50">
            <text:p>150.0000</text:p>
          </table:table-cell>
          <table:table-cell table:style-name="ACE-5" office:value-type="float" office:value="4.843">
            <text:p>4.843E00</text:p>
          </table:table-cell>
          <table:table-cell table:style-name="ACE-5" office:value-type="float" office:value="0.0014859999999999999">
            <text:p>1.486E−03</text:p>
          </table:table-cell>
          <table:table-cell table:style-name="ACE-5" office:value-type="float" office:value="4.8449999999999998">
            <text:p>4.845E00</text:p>
          </table:table-cell>
          <table:table-cell table:style-name="ACE-5" office:value-type="float" office:value="17.73">
            <text:p>1.773E01</text:p>
          </table:table-cell>
          <table:table-cell table:style-name="ACE-4" office:value-type="float" office:value="0.99880000000000002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200">
            <text:p>200.0000</text:p>
          </table:table-cell>
          <table:table-cell table:style-name="ACE-5" office:value-type="float" office:value="3.9940000000000002">
            <text:p>3.994E00</text:p>
          </table:table-cell>
          <table:table-cell table:style-name="ACE-5" office:value-type="float" office:value="0.0011299999999999999">
            <text:p>1.130E−03</text:p>
          </table:table-cell>
          <table:table-cell table:style-name="ACE-5" office:value-type="float" office:value="3.9950000000000001">
            <text:p>3.995E00</text:p>
          </table:table-cell>
          <table:table-cell table:style-name="ACE-5" office:value-type="float" office:value="29.170000000000002">
            <text:p>2.917E01</text:p>
          </table:table-cell>
          <table:table-cell table:style-name="ACE-4" office:value-type="float" office:value="0.99890000000000001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300">
            <text:p>300.0000</text:p>
          </table:table-cell>
          <table:table-cell table:style-name="ACE-5" office:value-type="float" office:value="3.125">
            <text:p>3.125E00</text:p>
          </table:table-cell>
          <table:table-cell table:style-name="ACE-5" office:value-type="float" office:value="0.00076860000000000003">
            <text:p>7.686E−04</text:p>
          </table:table-cell>
          <table:table-cell table:style-name="ACE-5" office:value-type="float" office:value="3.1259999999999999">
            <text:p>3.126E00</text:p>
          </table:table-cell>
          <table:table-cell table:style-name="ACE-5" office:value-type="float" office:value="57.859999999999999">
            <text:p>5.786E01</text:p>
          </table:table-cell>
          <table:table-cell table:style-name="ACE-4" office:value-type="float" office:value="0.999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400">
            <text:p>400.0000</text:p>
          </table:table-cell>
          <table:table-cell table:style-name="ACE-5" office:value-type="float" office:value="2.6869999999999998">
            <text:p>2.687E00</text:p>
          </table:table-cell>
          <table:table-cell table:style-name="ACE-5" office:value-type="float" office:value="0.00058469999999999996">
            <text:p>5.847E−04</text:p>
          </table:table-cell>
          <table:table-cell table:style-name="ACE-5" office:value-type="float" office:value="2.6880000000000002">
            <text:p>2.688E00</text:p>
          </table:table-cell>
          <table:table-cell table:style-name="ACE-5" office:value-type="float" office:value="92.569999999999993">
            <text:p>9.257E01</text:p>
          </table:table-cell>
          <table:table-cell table:style-name="ACE-4" office:value-type="float" office:value="0.999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500">
            <text:p>500.0000</text:p>
          </table:table-cell>
          <table:table-cell table:style-name="ACE-5" office:value-type="float" office:value="2.4260000000000002">
            <text:p>2.426E00</text:p>
          </table:table-cell>
          <table:table-cell table:style-name="ACE-5" office:value-type="float" office:value="0.000473">
            <text:p>4.730E−04</text:p>
          </table:table-cell>
          <table:table-cell table:style-name="ACE-5" office:value-type="float" office:value="2.427">
            <text:p>2.427E00</text:p>
          </table:table-cell>
          <table:table-cell table:style-name="ACE-5" office:value-type="float" office:value="131.90000000000001">
            <text:p>1.319E02</text:p>
          </table:table-cell>
          <table:table-cell table:style-name="ACE-4" office:value-type="float" office:value="0.99909999999999999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600">
            <text:p>600.0000</text:p>
          </table:table-cell>
          <table:table-cell table:style-name="ACE-5" office:value-type="float" office:value="2.2549999999999999">
            <text:p>2.255E00</text:p>
          </table:table-cell>
          <table:table-cell table:style-name="ACE-5" office:value-type="float" office:value="0.00039790000000000002">
            <text:p>3.979E−04</text:p>
          </table:table-cell>
          <table:table-cell table:style-name="ACE-5" office:value-type="float" office:value="2.2559999999999998">
            <text:p>2.256E00</text:p>
          </table:table-cell>
          <table:table-cell table:style-name="ACE-5" office:value-type="float" office:value="174.69999999999999">
            <text:p>1.747E02</text:p>
          </table:table-cell>
          <table:table-cell table:style-name="ACE-4" office:value-type="float" office:value="0.99909999999999999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800">
            <text:p>800.0000</text:p>
          </table:table-cell>
          <table:table-cell table:style-name="ACE-5" office:value-type="float" office:value="2.0499999999999998">
            <text:p>2.050E00</text:p>
          </table:table-cell>
          <table:table-cell table:style-name="ACE-5" office:value-type="float" office:value="0.00030289999999999999">
            <text:p>3.029E−04</text:p>
          </table:table-cell>
          <table:table-cell table:style-name="ACE-5" office:value-type="float" office:value="2.0499999999999998">
            <text:p>2.050E00</text:p>
          </table:table-cell>
          <table:table-cell table:style-name="ACE-5" office:value-type="float" office:value="268.10000000000002">
            <text:p>2.681E02</text:p>
          </table:table-cell>
          <table:table-cell table:style-name="ACE-4" office:value-type="float" office:value="0.99919999999999998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000">
            <text:p>1000.0000</text:p>
          </table:table-cell>
          <table:table-cell table:style-name="ACE-5" office:value-type="float" office:value="1.9359999999999999">
            <text:p>1.936E00</text:p>
          </table:table-cell>
          <table:table-cell table:style-name="ACE-5" office:value-type="float" office:value="0.0002453">
            <text:p>2.453E−04</text:p>
          </table:table-cell>
          <table:table-cell table:style-name="ACE-5" office:value-type="float" office:value="1.9359999999999999">
            <text:p>1.936E00</text:p>
          </table:table-cell>
          <table:table-cell table:style-name="ACE-5" office:value-type="float" office:value="368.80000000000001">
            <text:p>3.688E02</text:p>
          </table:table-cell>
          <table:table-cell table:style-name="ACE-4" office:value-type="float" office:value="0.99929999999999997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500">
            <text:p>1500.0000</text:p>
          </table:table-cell>
          <table:table-cell table:style-name="ACE-5" office:value-type="float" office:value="1.806">
            <text:p>1.806E00</text:p>
          </table:table-cell>
          <table:table-cell table:style-name="ACE-5" office:value-type="float" office:value="0.0001672">
            <text:p>1.672E−04</text:p>
          </table:table-cell>
          <table:table-cell table:style-name="ACE-5" office:value-type="float" office:value="1.806">
            <text:p>1.806E00</text:p>
          </table:table-cell>
          <table:table-cell table:style-name="ACE-5" office:value-type="float" office:value="637.79999999999995">
            <text:p>6.378E02</text:p>
          </table:table-cell>
          <table:table-cell table:style-name="ACE-4" office:value-type="float" office:value="0.99939999999999996">
            <text:p>0.999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2000">
            <text:p>2000.0000</text:p>
          </table:table-cell>
          <table:table-cell table:style-name="ACE-5" office:value-type="float" office:value="1.76">
            <text:p>1.760E00</text:p>
          </table:table-cell>
          <table:table-cell table:style-name="ACE-5" office:value-type="float" office:value="0.00012750000000000001">
            <text:p>1.275E−04</text:p>
          </table:table-cell>
          <table:table-cell table:style-name="ACE-5" office:value-type="float" office:value="1.7609999999999999">
            <text:p>1.761E00</text:p>
          </table:table-cell>
          <table:table-cell table:style-name="ACE-5" office:value-type="float" office:value="918.79999999999995">
            <text:p>9.188E02</text:p>
          </table:table-cell>
          <table:table-cell table:style-name="ACE-4" office:value-type="float" office:value="0.99950000000000006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3000">
            <text:p>3000.0000</text:p>
          </table:table-cell>
          <table:table-cell table:style-name="ACE-5" office:value-type="float" office:value="1.744">
            <text:p>1.744E00</text:p>
          </table:table-cell>
          <table:table-cell table:style-name="ACE-5" office:value-type="float" office:value="8.7100000000000003e-05">
            <text:p>8.710E−05</text:p>
          </table:table-cell>
          <table:table-cell table:style-name="ACE-5" office:value-type="float" office:value="1.744">
            <text:p>1.744E00</text:p>
          </table:table-cell>
          <table:table-cell table:style-name="ACE-5" office:value-type="float" office:value="1491">
            <text:p>1.491E03</text:p>
          </table:table-cell>
          <table:table-cell table:style-name="ACE-4" office:value-type="float" office:value="0.99950000000000006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4000">
            <text:p>4000.0000</text:p>
          </table:table-cell>
          <table:table-cell table:style-name="ACE-5" office:value-type="float" office:value="1.756">
            <text:p>1.756E00</text:p>
          </table:table-cell>
          <table:table-cell table:style-name="ACE-5" office:value-type="float" office:value="6.6500000000000004e-05">
            <text:p>6.650E−05</text:p>
          </table:table-cell>
          <table:table-cell table:style-name="ACE-5" office:value-type="float" office:value="1.756">
            <text:p>1.756E00</text:p>
          </table:table-cell>
          <table:table-cell table:style-name="ACE-5" office:value-type="float" office:value="2063">
            <text:p>2.063E03</text:p>
          </table:table-cell>
          <table:table-cell table:style-name="ACE-4" office:value-type="float" office:value="0.99960000000000004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5000">
            <text:p>5000.0000</text:p>
          </table:table-cell>
          <table:table-cell table:style-name="ACE-5" office:value-type="float" office:value="1.7749999999999999">
            <text:p>1.775E00</text:p>
          </table:table-cell>
          <table:table-cell table:style-name="ACE-5" office:value-type="float" office:value="5.3949999999999997e-05">
            <text:p>5.395E−05</text:p>
          </table:table-cell>
          <table:table-cell table:style-name="ACE-5" office:value-type="float" office:value="1.7749999999999999">
            <text:p>1.775E00</text:p>
          </table:table-cell>
          <table:table-cell table:style-name="ACE-5" office:value-type="float" office:value="2629">
            <text:p>2.629E03</text:p>
          </table:table-cell>
          <table:table-cell table:style-name="ACE-4" office:value-type="float" office:value="0.99970000000000003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6000">
            <text:p>6000.0000</text:p>
          </table:table-cell>
          <table:table-cell table:style-name="ACE-5" office:value-type="float" office:value="1.796">
            <text:p>1.796E00</text:p>
          </table:table-cell>
          <table:table-cell table:style-name="ACE-5" office:value-type="float" office:value="4.5479999999999998e-05">
            <text:p>4.548E−05</text:p>
          </table:table-cell>
          <table:table-cell table:style-name="ACE-5" office:value-type="float" office:value="1.796">
            <text:p>1.796E00</text:p>
          </table:table-cell>
          <table:table-cell table:style-name="ACE-5" office:value-type="float" office:value="3189">
            <text:p>3.189E03</text:p>
          </table:table-cell>
          <table:table-cell table:style-name="ACE-4" office:value-type="float" office:value="0.99970000000000003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8000">
            <text:p>8000.0000</text:p>
          </table:table-cell>
          <table:table-cell table:style-name="ACE-5" office:value-type="float" office:value="1.8340000000000001">
            <text:p>1.834E00</text:p>
          </table:table-cell>
          <table:table-cell table:style-name="ACE-5" office:value-type="float" office:value="3.4740000000000003e-05">
            <text:p>3.474E−05</text:p>
          </table:table-cell>
          <table:table-cell table:style-name="ACE-5" office:value-type="float" office:value="1.8340000000000001">
            <text:p>1.834E00</text:p>
          </table:table-cell>
          <table:table-cell table:style-name="ACE-5" office:value-type="float" office:value="4291">
            <text:p>4.291E03</text:p>
          </table:table-cell>
          <table:table-cell table:style-name="ACE-4" office:value-type="float" office:value="0.99970000000000003">
            <text:p>1</text:p>
          </table:table-cell>
          <table:table-cell table:number-columns-repeated="250" table:style-name="ACE-4"/>
        </table:table-row>
        <table:table-row table:style-name="AROW-0">
          <table:table-cell table:style-name="ACE-4" office:value-type="float" office:value="10000">
            <text:p>10000.0000</text:p>
          </table:table-cell>
          <table:table-cell table:style-name="ACE-5" office:value-type="float" office:value="1.8680000000000001">
            <text:p>1.868E00</text:p>
          </table:table-cell>
          <table:table-cell table:style-name="ACE-5" office:value-type="float" office:value="2.8200000000000001e-05">
            <text:p>2.820E−05</text:p>
          </table:table-cell>
          <table:table-cell table:style-name="ACE-5" office:value-type="float" office:value="1.8680000000000001">
            <text:p>1.868E00</text:p>
          </table:table-cell>
          <table:table-cell table:style-name="ACE-5" office:value-type="float" office:value="5371">
            <text:p>5.371E03</text:p>
          </table:table-cell>
          <table:table-cell table:style-name="ACE-4" office:value-type="float" office:value="0.99980000000000002">
            <text:p>1</text:p>
          </table:table-cell>
          <table:table-cell table:number-columns-repeated="250" table:style-name="ACE-4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-1 in Graphite'.$A$1"/>
          <table:named-expression table:name="Sheet_Title" table:expression="of:=&quot;H-1 in Graphite&quot;" table:base-cell-address="$'H-1 in Graphit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-1 in Lq. Water" table:style-name="ta-2" table:print="true">
        <office:forms form:automatic-focus="false" form:apply-design-mode="false">
          <form:form/>
        </office:forms>
        <table:table-column table:default-cell-style-name="ACE-7" table:style-name="ACOL-4"/>
        <table:table-column table:default-cell-style-name="ACE-7" table:style-name="ACOL-5"/>
        <table:table-column table:default-cell-style-name="ACE-7" table:style-name="ACOL-6"/>
        <table:table-column table:default-cell-style-name="ACE-7" table:style-name="ACOL-5"/>
        <table:table-column table:default-cell-style-name="ACE-7" table:style-name="ACOL-6"/>
        <table:table-column table:default-cell-style-name="ACE-7" table:style-name="ACOL-0"/>
        <table:table-column table:default-cell-style-name="ACE-7" table:style-name="ACOL-0" table:number-columns-repeated="3"/>
        <table:table-column table:default-cell-style-name="ACE-7" table:style-name="ACOL-4"/>
        <table:table-column table:default-cell-style-name="ACE-7" table:style-name="ACOL-0"/>
        <table:table-column table:default-cell-style-name="ACE-7" table:style-name="ACOL-4"/>
        <table:table-column table:default-cell-style-name="ACE-7" table:style-name="ACOL-0"/>
        <table:table-column table:default-cell-style-name="ACE-7" table:style-name="ACOL-4"/>
        <table:table-column table:default-cell-style-name="ACE-7" table:style-name="ACOL-0" table:number-columns-repeated="242"/>
        <table:table-row table:style-name="AROW-0">
          <table:table-cell table:style-name="ACE-6" office:value-type="string">
            <text:p>Protons in liquid water, I = 78 eV, r = 0.998 g cm-3 .</text:p>
          </table:table-cell>
          <table:table-cell table:number-columns-repeated="255" table:style-name="ACE-7"/>
        </table:table-row>
        <table:table-row table:style-name="AROW-0">
          <table:table-cell table:style-name="ACE-6" office:value-type="string">
            <text:p>T</text:p>
          </table:table-cell>
          <table:table-cell table:style-name="ACE-7" office:value-type="string">
            <text:p>Sel/rho</text:p>
          </table:table-cell>
          <table:table-cell table:style-name="ACE-7" office:value-type="string">
            <text:p>Snuc/rho</text:p>
          </table:table-cell>
          <table:table-cell table:style-name="ACE-7" office:value-type="string">
            <text:p>Stot/rho</text:p>
          </table:table-cell>
          <table:table-cell table:style-name="ACE-7" office:value-type="string">
            <text:p>range</text:p>
          </table:table-cell>
          <table:table-cell table:style-name="ACE-7" office:value-type="string">
            <text:p>Detour factor</text:p>
          </table:table-cell>
          <table:table-cell table:number-columns-repeated="250" table:style-name="ACE-7"/>
        </table:table-row>
        <table:table-row table:style-name="AROW-0">
          <table:table-cell table:style-name="ACE-6"/>
          <table:table-cell table:number-columns-repeated="255" table:style-name="ACE-7"/>
        </table:table-row>
        <table:table-row table:style-name="AROW-0">
          <table:table-cell table:style-name="ACE-7" office:value-type="float" office:value="0.001">
            <text:p>0.0010</text:p>
          </table:table-cell>
          <table:table-cell table:style-name="ACE-8" office:value-type="float" office:value="133.69999999999999">
            <text:p>1.337E02</text:p>
          </table:table-cell>
          <table:table-cell table:style-name="ACE-8" office:value-type="float" office:value="43.149999999999999">
            <text:p>4.315E01</text:p>
          </table:table-cell>
          <table:table-cell table:style-name="ACE-8" office:value-type="float" office:value="176.90000000000001">
            <text:p>1.769E02</text:p>
          </table:table-cell>
          <table:table-cell table:style-name="ACE-8" office:value-type="float" office:value="6.319e-06">
            <text:p>6.319E−06</text:p>
          </table:table-cell>
          <table:table-cell table:style-name="ACE-7" office:value-type="float" office:value="0.45550000000000002">
            <text:p>0.456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15">
            <text:p>0.0015</text:p>
          </table:table-cell>
          <table:table-cell table:style-name="ACE-8" office:value-type="float" office:value="163.80000000000001">
            <text:p>1.638E02</text:p>
          </table:table-cell>
          <table:table-cell table:style-name="ACE-8" office:value-type="float" office:value="34.600000000000001">
            <text:p>3.460E01</text:p>
          </table:table-cell>
          <table:table-cell table:style-name="ACE-8" office:value-type="float" office:value="198.40000000000001">
            <text:p>1.984E02</text:p>
          </table:table-cell>
          <table:table-cell table:style-name="ACE-8" office:value-type="float" office:value="8.969e-06">
            <text:p>8.969E−06</text:p>
          </table:table-cell>
          <table:table-cell table:style-name="ACE-7" office:value-type="float" office:value="0.49059999999999998">
            <text:p>0.49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2">
            <text:p>0.0020</text:p>
          </table:table-cell>
          <table:table-cell table:style-name="ACE-8" office:value-type="float" office:value="189.09999999999999">
            <text:p>1.891E02</text:p>
          </table:table-cell>
          <table:table-cell table:style-name="ACE-8" office:value-type="float" office:value="29.27">
            <text:p>2.927E01</text:p>
          </table:table-cell>
          <table:table-cell table:style-name="ACE-8" office:value-type="float" office:value="218.40000000000001">
            <text:p>2.184E02</text:p>
          </table:table-cell>
          <table:table-cell table:style-name="ACE-8" office:value-type="float" office:value="1.137e-05">
            <text:p>1.137E−05</text:p>
          </table:table-cell>
          <table:table-cell table:style-name="ACE-7" office:value-type="float" office:value="0.51970000000000005">
            <text:p>0.52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30000000000000001">
            <text:p>0.0030</text:p>
          </table:table-cell>
          <table:table-cell table:style-name="ACE-8" office:value-type="float" office:value="231.59999999999999">
            <text:p>2.316E02</text:p>
          </table:table-cell>
          <table:table-cell table:style-name="ACE-8" office:value-type="float" office:value="22.809999999999999">
            <text:p>2.281E01</text:p>
          </table:table-cell>
          <table:table-cell table:style-name="ACE-8" office:value-type="float" office:value="254.40000000000001">
            <text:p>2.544E02</text:p>
          </table:table-cell>
          <table:table-cell table:style-name="ACE-8" office:value-type="float" office:value="1.56e-05">
            <text:p>1.560E−05</text:p>
          </table:table-cell>
          <table:table-cell table:style-name="ACE-7" office:value-type="float" office:value="0.56469999999999998">
            <text:p>0.565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40000000000000001">
            <text:p>0.0040</text:p>
          </table:table-cell>
          <table:table-cell table:style-name="ACE-8" office:value-type="float" office:value="267.5">
            <text:p>2.675E02</text:p>
          </table:table-cell>
          <table:table-cell table:style-name="ACE-8" office:value-type="float" office:value="18.940000000000001">
            <text:p>1.894E01</text:p>
          </table:table-cell>
          <table:table-cell table:style-name="ACE-8" office:value-type="float" office:value="286.39999999999998">
            <text:p>2.864E02</text:p>
          </table:table-cell>
          <table:table-cell table:style-name="ACE-8" office:value-type="float" office:value="1.9300000000000002e-05">
            <text:p>1.930E−05</text:p>
          </table:table-cell>
          <table:table-cell table:style-name="ACE-7" office:value-type="float" office:value="0.59860000000000002">
            <text:p>0.5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50000000000000001">
            <text:p>0.0050</text:p>
          </table:table-cell>
          <table:table-cell table:style-name="ACE-8" office:value-type="float" office:value="299">
            <text:p>2.990E02</text:p>
          </table:table-cell>
          <table:table-cell table:style-name="ACE-8" office:value-type="float" office:value="16.309999999999999">
            <text:p>1.631E01</text:p>
          </table:table-cell>
          <table:table-cell table:style-name="ACE-8" office:value-type="float" office:value="315.30000000000001">
            <text:p>3.153E02</text:p>
          </table:table-cell>
          <table:table-cell table:style-name="ACE-8" office:value-type="float" office:value="2.262e-05">
            <text:p>2.262E−05</text:p>
          </table:table-cell>
          <table:table-cell table:style-name="ACE-7" office:value-type="float" office:value="0.62539999999999996">
            <text:p>0.625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60000000000000001">
            <text:p>0.0060</text:p>
          </table:table-cell>
          <table:table-cell table:style-name="ACE-8" office:value-type="float" office:value="327.60000000000002">
            <text:p>3.276E02</text:p>
          </table:table-cell>
          <table:table-cell table:style-name="ACE-8" office:value-type="float" office:value="14.390000000000001">
            <text:p>1.439E01</text:p>
          </table:table-cell>
          <table:table-cell table:style-name="ACE-8" office:value-type="float" office:value="342">
            <text:p>3.420E02</text:p>
          </table:table-cell>
          <table:table-cell table:style-name="ACE-8" office:value-type="float" office:value="2.567e-05">
            <text:p>2.567E−05</text:p>
          </table:table-cell>
          <table:table-cell table:style-name="ACE-7" office:value-type="float" office:value="0.64729999999999999">
            <text:p>0.64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080000000000000002">
            <text:p>0.0080</text:p>
          </table:table-cell>
          <table:table-cell table:style-name="ACE-8" office:value-type="float" office:value="378.19999999999999">
            <text:p>3.782E02</text:p>
          </table:table-cell>
          <table:table-cell table:style-name="ACE-8" office:value-type="float" office:value="11.75">
            <text:p>1.175E01</text:p>
          </table:table-cell>
          <table:table-cell table:style-name="ACE-8" office:value-type="float" office:value="390">
            <text:p>3.900E02</text:p>
          </table:table-cell>
          <table:table-cell table:style-name="ACE-8" office:value-type="float" office:value="3.1130000000000002e-05">
            <text:p>3.113E−05</text:p>
          </table:table-cell>
          <table:table-cell table:style-name="ACE-7" office:value-type="float" office:value="0.68130000000000002">
            <text:p>0.68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1">
            <text:p>0.0100</text:p>
          </table:table-cell>
          <table:table-cell table:style-name="ACE-8" office:value-type="float" office:value="422.89999999999998">
            <text:p>4.229E02</text:p>
          </table:table-cell>
          <table:table-cell table:style-name="ACE-8" office:value-type="float" office:value="10">
            <text:p>1.000E01</text:p>
          </table:table-cell>
          <table:table-cell table:style-name="ACE-8" office:value-type="float" office:value="432.89999999999998">
            <text:p>4.329E02</text:p>
          </table:table-cell>
          <table:table-cell table:style-name="ACE-8" office:value-type="float" office:value="3.5989999999999999e-05">
            <text:p>3.599E−05</text:p>
          </table:table-cell>
          <table:table-cell table:style-name="ACE-7" office:value-type="float" office:value="0.70699999999999996">
            <text:p>0.70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14999999999999999">
            <text:p>0.0150</text:p>
          </table:table-cell>
          <table:table-cell table:style-name="ACE-8" office:value-type="float" office:value="503.60000000000002">
            <text:p>5.036E02</text:p>
          </table:table-cell>
          <table:table-cell table:style-name="ACE-8" office:value-type="float" office:value="7.4000000000000004">
            <text:p>7.400E00</text:p>
          </table:table-cell>
          <table:table-cell table:style-name="ACE-8" office:value-type="float" office:value="511">
            <text:p>5.110E02</text:p>
          </table:table-cell>
          <table:table-cell table:style-name="ACE-8" office:value-type="float" office:value="4.6570000000000003e-05">
            <text:p>4.657E−05</text:p>
          </table:table-cell>
          <table:table-cell table:style-name="ACE-7" office:value-type="float" office:value="0.75139999999999996">
            <text:p>0.75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2">
            <text:p>0.0200</text:p>
          </table:table-cell>
          <table:table-cell table:style-name="ACE-8" office:value-type="float" office:value="567.29999999999995">
            <text:p>5.673E02</text:p>
          </table:table-cell>
          <table:table-cell table:style-name="ACE-8" office:value-type="float" office:value="5.9390000000000001">
            <text:p>5.939E00</text:p>
          </table:table-cell>
          <table:table-cell table:style-name="ACE-8" office:value-type="float" office:value="573.20000000000005">
            <text:p>5.732E02</text:p>
          </table:table-cell>
          <table:table-cell table:style-name="ACE-8" office:value-type="float" office:value="5.5779999999999998e-05">
            <text:p>5.578E−05</text:p>
          </table:table-cell>
          <table:table-cell table:style-name="ACE-7" office:value-type="float" office:value="0.78080000000000005">
            <text:p>0.78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29999999999999999">
            <text:p>0.0300</text:p>
          </table:table-cell>
          <table:table-cell table:style-name="ACE-8" office:value-type="float" office:value="662.79999999999995">
            <text:p>6.628E02</text:p>
          </table:table-cell>
          <table:table-cell table:style-name="ACE-8" office:value-type="float" office:value="4.3250000000000002">
            <text:p>4.325E00</text:p>
          </table:table-cell>
          <table:table-cell table:style-name="ACE-8" office:value-type="float" office:value="667.10000000000002">
            <text:p>6.671E02</text:p>
          </table:table-cell>
          <table:table-cell table:style-name="ACE-8" office:value-type="float" office:value="7.1870000000000001e-05">
            <text:p>7.187E−05</text:p>
          </table:table-cell>
          <table:table-cell table:style-name="ACE-7" office:value-type="float" office:value="0.81869999999999998">
            <text:p>0.81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40000000000000001">
            <text:p>0.0400</text:p>
          </table:table-cell>
          <table:table-cell table:style-name="ACE-8" office:value-type="float" office:value="729">
            <text:p>7.290E02</text:p>
          </table:table-cell>
          <table:table-cell table:style-name="ACE-8" office:value-type="float" office:value="3.4369999999999998">
            <text:p>3.437E00</text:p>
          </table:table-cell>
          <table:table-cell table:style-name="ACE-8" office:value-type="float" office:value="732.39999999999998">
            <text:p>7.324E02</text:p>
          </table:table-cell>
          <table:table-cell table:style-name="ACE-8" office:value-type="float" office:value="8.6130000000000004e-05">
            <text:p>8.613E−05</text:p>
          </table:table-cell>
          <table:table-cell table:style-name="ACE-7" office:value-type="float" office:value="0.84289999999999998">
            <text:p>0.843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50000000000000003">
            <text:p>0.0500</text:p>
          </table:table-cell>
          <table:table-cell table:style-name="ACE-8" office:value-type="float" office:value="774">
            <text:p>7.740E02</text:p>
          </table:table-cell>
          <table:table-cell table:style-name="ACE-8" office:value-type="float" office:value="2.8700000000000001">
            <text:p>2.870E00</text:p>
          </table:table-cell>
          <table:table-cell table:style-name="ACE-8" office:value-type="float" office:value="776.89999999999998">
            <text:p>7.769E02</text:p>
          </table:table-cell>
          <table:table-cell table:style-name="ACE-8" office:value-type="float" office:value="9.9350000000000003e-05">
            <text:p>9.935E−05</text:p>
          </table:table-cell>
          <table:table-cell table:style-name="ACE-7" office:value-type="float" office:value="0.86019999999999996">
            <text:p>0.86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59999999999999998">
            <text:p>0.0600</text:p>
          </table:table-cell>
          <table:table-cell table:style-name="ACE-8" office:value-type="float" office:value="802.60000000000002">
            <text:p>8.026E02</text:p>
          </table:table-cell>
          <table:table-cell table:style-name="ACE-8" office:value-type="float" office:value="2.4729999999999999">
            <text:p>2.473E00</text:p>
          </table:table-cell>
          <table:table-cell table:style-name="ACE-8" office:value-type="float" office:value="805.10000000000002">
            <text:p>8.051E02</text:p>
          </table:table-cell>
          <table:table-cell table:style-name="ACE-8" office:value-type="float" office:value="0.000112">
            <text:p>1.120E−04</text:p>
          </table:table-cell>
          <table:table-cell table:style-name="ACE-7" office:value-type="float" office:value="0.87350000000000005">
            <text:p>0.874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080000000000000002">
            <text:p>0.0800</text:p>
          </table:table-cell>
          <table:table-cell table:style-name="ACE-8" office:value-type="float" office:value="824.10000000000002">
            <text:p>8.241E02</text:p>
          </table:table-cell>
          <table:table-cell table:style-name="ACE-8" office:value-type="float" office:value="1.9510000000000001">
            <text:p>1.951E00</text:p>
          </table:table-cell>
          <table:table-cell table:style-name="ACE-8" office:value-type="float" office:value="826.10000000000002">
            <text:p>8.261E02</text:p>
          </table:table-cell>
          <table:table-cell table:style-name="ACE-8" office:value-type="float" office:value="0.00013640000000000001">
            <text:p>1.364E−04</text:p>
          </table:table-cell>
          <table:table-cell table:style-name="ACE-7" office:value-type="float" office:value="0.8931">
            <text:p>0.893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10000000000000001">
            <text:p>0.1000</text:p>
          </table:table-cell>
          <table:table-cell table:style-name="ACE-8" office:value-type="float" office:value="814.5">
            <text:p>8.145E02</text:p>
          </table:table-cell>
          <table:table-cell table:style-name="ACE-8" office:value-type="float" office:value="1.6200000000000001">
            <text:p>1.620E00</text:p>
          </table:table-cell>
          <table:table-cell table:style-name="ACE-8" office:value-type="float" office:value="816.10000000000002">
            <text:p>8.161E02</text:p>
          </table:table-cell>
          <table:table-cell table:style-name="ACE-8" office:value-type="float" office:value="0.0001607">
            <text:p>1.607E−04</text:p>
          </table:table-cell>
          <table:table-cell table:style-name="ACE-7" office:value-type="float" office:value="0.9073">
            <text:p>0.90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14999999999999999">
            <text:p>0.1500</text:p>
          </table:table-cell>
          <table:table-cell table:style-name="ACE-8" office:value-type="float" office:value="736">
            <text:p>7.360E02</text:p>
          </table:table-cell>
          <table:table-cell table:style-name="ACE-8" office:value-type="float" office:value="1.1519999999999999">
            <text:p>1.152E00</text:p>
          </table:table-cell>
          <table:table-cell table:style-name="ACE-8" office:value-type="float" office:value="737.20000000000005">
            <text:p>7.372E02</text:p>
          </table:table-cell>
          <table:table-cell table:style-name="ACE-8" office:value-type="float" office:value="0.00022489999999999999">
            <text:p>2.249E−04</text:p>
          </table:table-cell>
          <table:table-cell table:style-name="ACE-7" office:value-type="float" office:value="0.93100000000000005">
            <text:p>0.93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20000000000000001">
            <text:p>0.2000</text:p>
          </table:table-cell>
          <table:table-cell table:style-name="ACE-8" office:value-type="float" office:value="658.5">
            <text:p>6.585E02</text:p>
          </table:table-cell>
          <table:table-cell table:style-name="ACE-8" office:value-type="float" office:value="0.90159999999999996">
            <text:p>9.016E−01</text:p>
          </table:table-cell>
          <table:table-cell table:style-name="ACE-8" office:value-type="float" office:value="659.39999999999998">
            <text:p>6.594E02</text:p>
          </table:table-cell>
          <table:table-cell table:style-name="ACE-8" office:value-type="float" office:value="0.0002967">
            <text:p>2.967E−04</text:p>
          </table:table-cell>
          <table:table-cell table:style-name="ACE-7" office:value-type="float" office:value="0.94599999999999995">
            <text:p>0.946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29999999999999999">
            <text:p>0.3000</text:p>
          </table:table-cell>
          <table:table-cell table:style-name="ACE-8" office:value-type="float" office:value="543.5">
            <text:p>5.435E02</text:p>
          </table:table-cell>
          <table:table-cell table:style-name="ACE-8" office:value-type="float" office:value="0.6351">
            <text:p>6.351E−01</text:p>
          </table:table-cell>
          <table:table-cell table:style-name="ACE-8" office:value-type="float" office:value="544.10000000000002">
            <text:p>5.441E02</text:p>
          </table:table-cell>
          <table:table-cell table:style-name="ACE-8" office:value-type="float" office:value="0.00046450000000000001">
            <text:p>4.645E−04</text:p>
          </table:table-cell>
          <table:table-cell table:style-name="ACE-7" office:value-type="float" office:value="0.96350000000000002">
            <text:p>0.964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40000000000000002">
            <text:p>0.4000</text:p>
          </table:table-cell>
          <table:table-cell table:style-name="ACE-8" office:value-type="float" office:value="464.30000000000001">
            <text:p>4.643E02</text:p>
          </table:table-cell>
          <table:table-cell table:style-name="ACE-8" office:value-type="float" office:value="0.49280000000000002">
            <text:p>4.928E−01</text:p>
          </table:table-cell>
          <table:table-cell table:style-name="ACE-8" office:value-type="float" office:value="464.80000000000001">
            <text:p>4.648E02</text:p>
          </table:table-cell>
          <table:table-cell table:style-name="ACE-8" office:value-type="float" office:value="0.00066399999999999999">
            <text:p>6.640E−04</text:p>
          </table:table-cell>
          <table:table-cell table:style-name="ACE-7" office:value-type="float" office:value="0.97309999999999997">
            <text:p>0.973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5">
            <text:p>0.5000</text:p>
          </table:table-cell>
          <table:table-cell table:style-name="ACE-8" office:value-type="float" office:value="406.5">
            <text:p>4.065E02</text:p>
          </table:table-cell>
          <table:table-cell table:style-name="ACE-8" office:value-type="float" office:value="0.40429999999999999">
            <text:p>4.043E−01</text:p>
          </table:table-cell>
          <table:table-cell table:style-name="ACE-8" office:value-type="float" office:value="406.89999999999998">
            <text:p>4.069E02</text:p>
          </table:table-cell>
          <table:table-cell table:style-name="ACE-8" office:value-type="float" office:value="0.0008945">
            <text:p>8.945E−04</text:p>
          </table:table-cell>
          <table:table-cell table:style-name="ACE-7" office:value-type="float" office:value="0.97899999999999998">
            <text:p>0.97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59999999999999998">
            <text:p>0.6000</text:p>
          </table:table-cell>
          <table:table-cell table:style-name="ACE-8" office:value-type="float" office:value="362.39999999999998">
            <text:p>3.624E02</text:p>
          </table:table-cell>
          <table:table-cell table:style-name="ACE-8" office:value-type="float" office:value="0.34379999999999999">
            <text:p>3.438E−01</text:p>
          </table:table-cell>
          <table:table-cell table:style-name="ACE-8" office:value-type="float" office:value="362.69999999999999">
            <text:p>3.627E02</text:p>
          </table:table-cell>
          <table:table-cell table:style-name="ACE-8" office:value-type="float" office:value="0.001155">
            <text:p>1.155E−03</text:p>
          </table:table-cell>
          <table:table-cell table:style-name="ACE-7" office:value-type="float" office:value="0.9829">
            <text:p>0.983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0.80000000000000004">
            <text:p>0.8000</text:p>
          </table:table-cell>
          <table:table-cell table:style-name="ACE-8" office:value-type="float" office:value="299.69999999999999">
            <text:p>2.997E02</text:p>
          </table:table-cell>
          <table:table-cell table:style-name="ACE-8" office:value-type="float" office:value="0.26579999999999998">
            <text:p>2.658E−01</text:p>
          </table:table-cell>
          <table:table-cell table:style-name="ACE-8" office:value-type="float" office:value="300">
            <text:p>3.000E02</text:p>
          </table:table-cell>
          <table:table-cell table:style-name="ACE-8" office:value-type="float" office:value="0.0017650000000000001">
            <text:p>1.765E−03</text:p>
          </table:table-cell>
          <table:table-cell table:style-name="ACE-7" office:value-type="float" office:value="0.98770000000000002">
            <text:p>0.98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">
            <text:p>1.0000</text:p>
          </table:table-cell>
          <table:table-cell table:style-name="ACE-8" office:value-type="float" office:value="257.39999999999998">
            <text:p>2.574E02</text:p>
          </table:table-cell>
          <table:table-cell table:style-name="ACE-8" office:value-type="float" office:value="0.21729999999999999">
            <text:p>2.173E−01</text:p>
          </table:table-cell>
          <table:table-cell table:style-name="ACE-8" office:value-type="float" office:value="257.69999999999999">
            <text:p>2.577E02</text:p>
          </table:table-cell>
          <table:table-cell table:style-name="ACE-8" office:value-type="float" office:value="0.0024870000000000001">
            <text:p>2.487E−03</text:p>
          </table:table-cell>
          <table:table-cell table:style-name="ACE-7" office:value-type="float" office:value="0.99050000000000005">
            <text:p>0.99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.5">
            <text:p>1.5000</text:p>
          </table:table-cell>
          <table:table-cell table:style-name="ACE-8" office:value-type="float" office:value="193.40000000000001">
            <text:p>1.934E02</text:p>
          </table:table-cell>
          <table:table-cell table:style-name="ACE-8" office:value-type="float" office:value="0.15040000000000001">
            <text:p>1.504E−01</text:p>
          </table:table-cell>
          <table:table-cell table:style-name="ACE-8" office:value-type="float" office:value="193.59999999999999">
            <text:p>1.936E02</text:p>
          </table:table-cell>
          <table:table-cell table:style-name="ACE-8" office:value-type="float" office:value="0.0047530000000000003">
            <text:p>4.753E−03</text:p>
          </table:table-cell>
          <table:table-cell table:style-name="ACE-7" office:value-type="float" office:value="0.99380000000000002">
            <text:p>0.994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2">
            <text:p>2.0000</text:p>
          </table:table-cell>
          <table:table-cell table:style-name="ACE-8" office:value-type="float" office:value="156.90000000000001">
            <text:p>1.569E02</text:p>
          </table:table-cell>
          <table:table-cell table:style-name="ACE-8" office:value-type="float" office:value="0.1157">
            <text:p>1.157E−01</text:p>
          </table:table-cell>
          <table:table-cell table:style-name="ACE-8" office:value-type="float" office:value="157">
            <text:p>1.570E02</text:p>
          </table:table-cell>
          <table:table-cell table:style-name="ACE-8" office:value-type="float" office:value="0.007639">
            <text:p>7.639E−03</text:p>
          </table:table-cell>
          <table:table-cell table:style-name="ACE-7" office:value-type="float" office:value="0.99519999999999997">
            <text:p>0.995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3">
            <text:p>3.0000</text:p>
          </table:table-cell>
          <table:table-cell table:style-name="ACE-8" office:value-type="float" office:value="116">
            <text:p>1.160E02</text:p>
          </table:table-cell>
          <table:table-cell table:style-name="ACE-8" office:value-type="float" office:value="0.079719999999999999">
            <text:p>7.972E−02</text:p>
          </table:table-cell>
          <table:table-cell table:style-name="ACE-8" office:value-type="float" office:value="116.09999999999999">
            <text:p>1.161E02</text:p>
          </table:table-cell>
          <table:table-cell table:style-name="ACE-8" office:value-type="float" office:value="0.015140000000000001">
            <text:p>1.514E−02</text:p>
          </table:table-cell>
          <table:table-cell table:style-name="ACE-7" office:value-type="float" office:value="0.99650000000000005">
            <text:p>0.99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4">
            <text:p>4.0000</text:p>
          </table:table-cell>
          <table:table-cell table:style-name="ACE-8" office:value-type="float" office:value="93.189999999999998">
            <text:p>9.319E01</text:p>
          </table:table-cell>
          <table:table-cell table:style-name="ACE-8" office:value-type="float" office:value="0.061129999999999997">
            <text:p>6.113E−02</text:p>
          </table:table-cell>
          <table:table-cell table:style-name="ACE-8" office:value-type="float" office:value="93.25">
            <text:p>9.325E01</text:p>
          </table:table-cell>
          <table:table-cell table:style-name="ACE-8" office:value-type="float" office:value="0.024819999999999998">
            <text:p>2.482E−02</text:p>
          </table:table-cell>
          <table:table-cell table:style-name="ACE-7" office:value-type="float" office:value="0.99709999999999999">
            <text:p>0.99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5">
            <text:p>5.0000</text:p>
          </table:table-cell>
          <table:table-cell table:style-name="ACE-8" office:value-type="float" office:value="78.420000000000002">
            <text:p>7.842E01</text:p>
          </table:table-cell>
          <table:table-cell table:style-name="ACE-8" office:value-type="float" office:value="0.049700000000000001">
            <text:p>4.970E−02</text:p>
          </table:table-cell>
          <table:table-cell table:style-name="ACE-8" office:value-type="float" office:value="78.469999999999999">
            <text:p>7.847E01</text:p>
          </table:table-cell>
          <table:table-cell table:style-name="ACE-8" office:value-type="float" office:value="0.036560000000000002">
            <text:p>3.656E−02</text:p>
          </table:table-cell>
          <table:table-cell table:style-name="ACE-7" office:value-type="float" office:value="0.99739999999999995">
            <text:p>0.997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6">
            <text:p>6.0000</text:p>
          </table:table-cell>
          <table:table-cell table:style-name="ACE-8" office:value-type="float" office:value="68.010000000000005">
            <text:p>6.801E01</text:p>
          </table:table-cell>
          <table:table-cell table:style-name="ACE-8" office:value-type="float" office:value="0.041950000000000001">
            <text:p>4.195E−02</text:p>
          </table:table-cell>
          <table:table-cell table:style-name="ACE-8" office:value-type="float" office:value="68.049999999999997">
            <text:p>6.805E01</text:p>
          </table:table-cell>
          <table:table-cell table:style-name="ACE-8" office:value-type="float" office:value="0.050279999999999998">
            <text:p>5.028E−02</text:p>
          </table:table-cell>
          <table:table-cell table:style-name="ACE-7" office:value-type="float" office:value="0.99760000000000004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8">
            <text:p>8.0000</text:p>
          </table:table-cell>
          <table:table-cell table:style-name="ACE-8" office:value-type="float" office:value="54.170000000000002">
            <text:p>5.417E01</text:p>
          </table:table-cell>
          <table:table-cell table:style-name="ACE-8" office:value-type="float" office:value="0.032079999999999997">
            <text:p>3.208E−02</text:p>
          </table:table-cell>
          <table:table-cell table:style-name="ACE-8" office:value-type="float" office:value="54.200000000000003">
            <text:p>5.420E01</text:p>
          </table:table-cell>
          <table:table-cell table:style-name="ACE-8" office:value-type="float" office:value="0.083460000000000006">
            <text:p>8.346E−02</text:p>
          </table:table-cell>
          <table:table-cell table:style-name="ACE-7" office:value-type="float" office:value="0.99780000000000002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0">
            <text:p>10.0000</text:p>
          </table:table-cell>
          <table:table-cell table:style-name="ACE-8" office:value-type="float" office:value="45.32">
            <text:p>4.532E01</text:p>
          </table:table-cell>
          <table:table-cell table:style-name="ACE-8" office:value-type="float" office:value="0.026030000000000001">
            <text:p>2.603E−02</text:p>
          </table:table-cell>
          <table:table-cell table:style-name="ACE-8" office:value-type="float" office:value="45.350000000000001">
            <text:p>4.535E01</text:p>
          </table:table-cell>
          <table:table-cell table:style-name="ACE-8" office:value-type="float" office:value="0.124">
            <text:p>1.240E−01</text:p>
          </table:table-cell>
          <table:table-cell table:style-name="ACE-7" office:value-type="float" office:value="0.998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5">
            <text:p>15.0000</text:p>
          </table:table-cell>
          <table:table-cell table:style-name="ACE-8" office:value-type="float" office:value="32.689999999999998">
            <text:p>3.269E01</text:p>
          </table:table-cell>
          <table:table-cell table:style-name="ACE-8" office:value-type="float" office:value="0.017780000000000001">
            <text:p>1.778E−02</text:p>
          </table:table-cell>
          <table:table-cell table:style-name="ACE-8" office:value-type="float" office:value="32.710000000000001">
            <text:p>3.271E01</text:p>
          </table:table-cell>
          <table:table-cell table:style-name="ACE-8" office:value-type="float" office:value="0.25580000000000003">
            <text:p>2.558E−01</text:p>
          </table:table-cell>
          <table:table-cell table:style-name="ACE-7" office:value-type="float" office:value="0.99819999999999998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20">
            <text:p>20.0000</text:p>
          </table:table-cell>
          <table:table-cell table:style-name="ACE-8" office:value-type="float" office:value="25.890000000000001">
            <text:p>2.589E01</text:p>
          </table:table-cell>
          <table:table-cell table:style-name="ACE-8" office:value-type="float" office:value="0.013559999999999999">
            <text:p>1.356E−02</text:p>
          </table:table-cell>
          <table:table-cell table:style-name="ACE-8" office:value-type="float" office:value="25.91">
            <text:p>2.591E01</text:p>
          </table:table-cell>
          <table:table-cell table:style-name="ACE-8" office:value-type="float" office:value="0.4289">
            <text:p>4.289E−01</text:p>
          </table:table-cell>
          <table:table-cell table:style-name="ACE-7" office:value-type="float" office:value="0.99829999999999997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30">
            <text:p>30.0000</text:p>
          </table:table-cell>
          <table:table-cell table:style-name="ACE-8" office:value-type="float" office:value="18.640000000000001">
            <text:p>1.864E01</text:p>
          </table:table-cell>
          <table:table-cell table:style-name="ACE-8" office:value-type="float" office:value="0.0092390000000000007">
            <text:p>9.239E−03</text:p>
          </table:table-cell>
          <table:table-cell table:style-name="ACE-8" office:value-type="float" office:value="18.649999999999999">
            <text:p>1.865E01</text:p>
          </table:table-cell>
          <table:table-cell table:style-name="ACE-8" office:value-type="float" office:value="0.89100000000000001">
            <text:p>8.910E−01</text:p>
          </table:table-cell>
          <table:table-cell table:style-name="ACE-7" office:value-type="float" office:value="0.99839999999999995">
            <text:p>0.998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40">
            <text:p>40.0000</text:p>
          </table:table-cell>
          <table:table-cell table:style-name="ACE-8" office:value-type="float" office:value="14.789999999999999">
            <text:p>1.479E01</text:p>
          </table:table-cell>
          <table:table-cell table:style-name="ACE-8" office:value-type="float" office:value="0.0070340000000000003">
            <text:p>7.034E−03</text:p>
          </table:table-cell>
          <table:table-cell table:style-name="ACE-8" office:value-type="float" office:value="14.789999999999999">
            <text:p>1.479E01</text:p>
          </table:table-cell>
          <table:table-cell table:style-name="ACE-8" office:value-type="float" office:value="1.498">
            <text:p>1.498E00</text:p>
          </table:table-cell>
          <table:table-cell table:style-name="ACE-7" office:value-type="float" office:value="0.99850000000000005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50">
            <text:p>50.0000</text:p>
          </table:table-cell>
          <table:table-cell table:style-name="ACE-8" office:value-type="float" office:value="12.380000000000001">
            <text:p>1.238E01</text:p>
          </table:table-cell>
          <table:table-cell table:style-name="ACE-8" office:value-type="float" office:value="0.0056909999999999999">
            <text:p>5.691E−03</text:p>
          </table:table-cell>
          <table:table-cell table:style-name="ACE-8" office:value-type="float" office:value="12.380000000000001">
            <text:p>1.238E01</text:p>
          </table:table-cell>
          <table:table-cell table:style-name="ACE-8" office:value-type="float" office:value="2.2400000000000002">
            <text:p>2.240E00</text:p>
          </table:table-cell>
          <table:table-cell table:style-name="ACE-7" office:value-type="float" office:value="0.99850000000000005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60">
            <text:p>60.0000</text:p>
          </table:table-cell>
          <table:table-cell table:style-name="ACE-8" office:value-type="float" office:value="10.720000000000001">
            <text:p>1.072E01</text:p>
          </table:table-cell>
          <table:table-cell table:style-name="ACE-8" office:value-type="float" office:value="0.0047860000000000003">
            <text:p>4.786E−03</text:p>
          </table:table-cell>
          <table:table-cell table:style-name="ACE-8" office:value-type="float" office:value="10.720000000000001">
            <text:p>1.072E01</text:p>
          </table:table-cell>
          <table:table-cell table:style-name="ACE-8" office:value-type="float" office:value="3.1110000000000002">
            <text:p>3.111E00</text:p>
          </table:table-cell>
          <table:table-cell table:style-name="ACE-7" office:value-type="float" office:value="0.99860000000000004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80">
            <text:p>80.0000</text:p>
          </table:table-cell>
          <table:table-cell table:style-name="ACE-8" office:value-type="float" office:value="8.5779999999999994">
            <text:p>8.578E00</text:p>
          </table:table-cell>
          <table:table-cell table:style-name="ACE-8" office:value-type="float" office:value="0.0036410000000000001">
            <text:p>3.641E−03</text:p>
          </table:table-cell>
          <table:table-cell table:style-name="ACE-8" office:value-type="float" office:value="8.5809999999999995">
            <text:p>8.581E00</text:p>
          </table:table-cell>
          <table:table-cell table:style-name="ACE-8" office:value-type="float" office:value="5.2119999999999997">
            <text:p>5.212E00</text:p>
          </table:table-cell>
          <table:table-cell table:style-name="ACE-7" office:value-type="float" office:value="0.99860000000000004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00">
            <text:p>100.0000</text:p>
          </table:table-cell>
          <table:table-cell table:style-name="ACE-8" office:value-type="float" office:value="7.25">
            <text:p>7.250E00</text:p>
          </table:table-cell>
          <table:table-cell table:style-name="ACE-8" office:value-type="float" office:value="0.002944">
            <text:p>2.944E−03</text:p>
          </table:table-cell>
          <table:table-cell table:style-name="ACE-8" office:value-type="float" office:value="7.2530000000000001">
            <text:p>7.253E00</text:p>
          </table:table-cell>
          <table:table-cell table:style-name="ACE-8" office:value-type="float" office:value="7.7590000000000003">
            <text:p>7.759E00</text:p>
          </table:table-cell>
          <table:table-cell table:style-name="ACE-7" office:value-type="float" office:value="0.99870000000000003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50">
            <text:p>150.0000</text:p>
          </table:table-cell>
          <table:table-cell table:style-name="ACE-8" office:value-type="float" office:value="5.4169999999999998">
            <text:p>5.417E00</text:p>
          </table:table-cell>
          <table:table-cell table:style-name="ACE-8" office:value-type="float" office:value="0.0020010000000000002">
            <text:p>2.001E−03</text:p>
          </table:table-cell>
          <table:table-cell table:style-name="ACE-8" office:value-type="float" office:value="5.4189999999999996">
            <text:p>5.419E00</text:p>
          </table:table-cell>
          <table:table-cell table:style-name="ACE-8" office:value-type="float" office:value="15.859999999999999">
            <text:p>1.586E01</text:p>
          </table:table-cell>
          <table:table-cell table:style-name="ACE-7" office:value-type="float" office:value="0.99870000000000003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200">
            <text:p>200.0000</text:p>
          </table:table-cell>
          <table:table-cell table:style-name="ACE-8" office:value-type="float" office:value="4.4699999999999998">
            <text:p>4.470E00</text:p>
          </table:table-cell>
          <table:table-cell table:style-name="ACE-8" office:value-type="float" office:value="0.0015219999999999999">
            <text:p>1.522E−03</text:p>
          </table:table-cell>
          <table:table-cell table:style-name="ACE-8" office:value-type="float" office:value="4.4710000000000001">
            <text:p>4.471E00</text:p>
          </table:table-cell>
          <table:table-cell table:style-name="ACE-8" office:value-type="float" office:value="26.09">
            <text:p>2.609E01</text:p>
          </table:table-cell>
          <table:table-cell table:style-name="ACE-7" office:value-type="float" office:value="0.99880000000000002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300">
            <text:p>300.0000</text:p>
          </table:table-cell>
          <table:table-cell table:style-name="ACE-8" office:value-type="float" office:value="3.504">
            <text:p>3.504E00</text:p>
          </table:table-cell>
          <table:table-cell table:style-name="ACE-8" office:value-type="float" office:value="0.0010349999999999999">
            <text:p>1.035E−03</text:p>
          </table:table-cell>
          <table:table-cell table:style-name="ACE-8" office:value-type="float" office:value="3.5049999999999999">
            <text:p>3.505E00</text:p>
          </table:table-cell>
          <table:table-cell table:style-name="ACE-8" office:value-type="float" office:value="51.700000000000003">
            <text:p>5.170E01</text:p>
          </table:table-cell>
          <table:table-cell table:style-name="ACE-7" office:value-type="float" office:value="0.99890000000000001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400">
            <text:p>400.0000</text:p>
          </table:table-cell>
          <table:table-cell table:style-name="ACE-8" office:value-type="float" office:value="3.0179999999999998">
            <text:p>3.018E00</text:p>
          </table:table-cell>
          <table:table-cell table:style-name="ACE-8" office:value-type="float" office:value="0.00078700000000000005">
            <text:p>7.870E−04</text:p>
          </table:table-cell>
          <table:table-cell table:style-name="ACE-8" office:value-type="float" office:value="3.0190000000000001">
            <text:p>3.019E00</text:p>
          </table:table-cell>
          <table:table-cell table:style-name="ACE-8" office:value-type="float" office:value="82.629999999999995">
            <text:p>8.263E01</text:p>
          </table:table-cell>
          <table:table-cell table:style-name="ACE-7" office:value-type="float" office:value="0.999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500">
            <text:p>500.0000</text:p>
          </table:table-cell>
          <table:table-cell table:style-name="ACE-8" office:value-type="float" office:value="2.7309999999999999">
            <text:p>2.731E00</text:p>
          </table:table-cell>
          <table:table-cell table:style-name="ACE-8" office:value-type="float" office:value="0.00063670000000000003">
            <text:p>6.367E−04</text:p>
          </table:table-cell>
          <table:table-cell table:style-name="ACE-8" office:value-type="float" office:value="2.7320000000000002">
            <text:p>2.732E00</text:p>
          </table:table-cell>
          <table:table-cell table:style-name="ACE-8" office:value-type="float" office:value="117.59999999999999">
            <text:p>1.176E02</text:p>
          </table:table-cell>
          <table:table-cell table:style-name="ACE-7" office:value-type="float" office:value="0.999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600">
            <text:p>600.0000</text:p>
          </table:table-cell>
          <table:table-cell table:style-name="ACE-8" office:value-type="float" office:value="2.544">
            <text:p>2.544E00</text:p>
          </table:table-cell>
          <table:table-cell table:style-name="ACE-8" office:value-type="float" office:value="0.00053549999999999995">
            <text:p>5.355E−04</text:p>
          </table:table-cell>
          <table:table-cell table:style-name="ACE-8" office:value-type="float" office:value="2.5449999999999999">
            <text:p>2.545E00</text:p>
          </table:table-cell>
          <table:table-cell table:style-name="ACE-8" office:value-type="float" office:value="155.59999999999999">
            <text:p>1.556E02</text:p>
          </table:table-cell>
          <table:table-cell table:style-name="ACE-7" office:value-type="float" office:value="0.99909999999999999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800">
            <text:p>800.0000</text:p>
          </table:table-cell>
          <table:table-cell table:style-name="ACE-8" office:value-type="float" office:value="2.323">
            <text:p>2.323E00</text:p>
          </table:table-cell>
          <table:table-cell table:style-name="ACE-8" office:value-type="float" office:value="0.00040759999999999999">
            <text:p>4.076E−04</text:p>
          </table:table-cell>
          <table:table-cell table:style-name="ACE-8" office:value-type="float" office:value="2.3239999999999998">
            <text:p>2.324E00</text:p>
          </table:table-cell>
          <table:table-cell table:style-name="ACE-8" office:value-type="float" office:value="238.19999999999999">
            <text:p>2.382E02</text:p>
          </table:table-cell>
          <table:table-cell table:style-name="ACE-7" office:value-type="float" office:value="0.99919999999999998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000">
            <text:p>1000.0000</text:p>
          </table:table-cell>
          <table:table-cell table:style-name="ACE-8" office:value-type="float" office:value="2.2029999999999998">
            <text:p>2.203E00</text:p>
          </table:table-cell>
          <table:table-cell table:style-name="ACE-8" office:value-type="float" office:value="0.00033">
            <text:p>3.300E−04</text:p>
          </table:table-cell>
          <table:table-cell table:style-name="ACE-8" office:value-type="float" office:value="2.2040000000000002">
            <text:p>2.204E00</text:p>
          </table:table-cell>
          <table:table-cell table:style-name="ACE-8" office:value-type="float" office:value="326.80000000000001">
            <text:p>3.268E02</text:p>
          </table:table-cell>
          <table:table-cell table:style-name="ACE-7" office:value-type="float" office:value="0.99919999999999998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500">
            <text:p>1500.0000</text:p>
          </table:table-cell>
          <table:table-cell table:style-name="ACE-8" office:value-type="float" office:value="2.0649999999999999">
            <text:p>2.065E00</text:p>
          </table:table-cell>
          <table:table-cell table:style-name="ACE-8" office:value-type="float" office:value="0.00022489999999999999">
            <text:p>2.249E−04</text:p>
          </table:table-cell>
          <table:table-cell table:style-name="ACE-8" office:value-type="float" office:value="2.0649999999999999">
            <text:p>2.065E00</text:p>
          </table:table-cell>
          <table:table-cell table:style-name="ACE-8" office:value-type="float" office:value="562.5">
            <text:p>5.625E02</text:p>
          </table:table-cell>
          <table:table-cell table:style-name="ACE-7" office:value-type="float" office:value="0.99929999999999997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2000">
            <text:p>2000.0000</text:p>
          </table:table-cell>
          <table:table-cell table:style-name="ACE-8" office:value-type="float" office:value="2.0169999999999999">
            <text:p>2.017E00</text:p>
          </table:table-cell>
          <table:table-cell table:style-name="ACE-8" office:value-type="float" office:value="0.00017149999999999999">
            <text:p>1.715E−04</text:p>
          </table:table-cell>
          <table:table-cell table:style-name="ACE-8" office:value-type="float" office:value="2.0169999999999999">
            <text:p>2.017E00</text:p>
          </table:table-cell>
          <table:table-cell table:style-name="ACE-8" office:value-type="float" office:value="807.89999999999998">
            <text:p>8.079E02</text:p>
          </table:table-cell>
          <table:table-cell table:style-name="ACE-7" office:value-type="float" office:value="0.99939999999999996">
            <text:p>0.999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3000">
            <text:p>3000.0000</text:p>
          </table:table-cell>
          <table:table-cell table:style-name="ACE-8" office:value-type="float" office:value="1.998">
            <text:p>1.998E00</text:p>
          </table:table-cell>
          <table:table-cell table:style-name="ACE-8" office:value-type="float" office:value="0.0001171">
            <text:p>1.171E−04</text:p>
          </table:table-cell>
          <table:table-cell table:style-name="ACE-8" office:value-type="float" office:value="1.998">
            <text:p>1.998E00</text:p>
          </table:table-cell>
          <table:table-cell table:style-name="ACE-8" office:value-type="float" office:value="1307">
            <text:p>1.307E03</text:p>
          </table:table-cell>
          <table:table-cell table:style-name="ACE-7" office:value-type="float" office:value="0.99950000000000006">
            <text:p>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4000">
            <text:p>4000.0000</text:p>
          </table:table-cell>
          <table:table-cell table:style-name="ACE-8" office:value-type="float" office:value="2.0099999999999998">
            <text:p>2.010E00</text:p>
          </table:table-cell>
          <table:table-cell table:style-name="ACE-8" office:value-type="float" office:value="8.9389999999999996e-05">
            <text:p>8.939E−05</text:p>
          </table:table-cell>
          <table:table-cell table:style-name="ACE-8" office:value-type="float" office:value="2.0099999999999998">
            <text:p>2.010E00</text:p>
          </table:table-cell>
          <table:table-cell table:style-name="ACE-8" office:value-type="float" office:value="1806">
            <text:p>1.806E03</text:p>
          </table:table-cell>
          <table:table-cell table:style-name="ACE-7" office:value-type="float" office:value="0.99960000000000004">
            <text:p>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5000">
            <text:p>5000.0000</text:p>
          </table:table-cell>
          <table:table-cell table:style-name="ACE-8" office:value-type="float" office:value="2.0289999999999999">
            <text:p>2.029E00</text:p>
          </table:table-cell>
          <table:table-cell table:style-name="ACE-8" office:value-type="float" office:value="7.2509999999999995e-05">
            <text:p>7.251E−05</text:p>
          </table:table-cell>
          <table:table-cell table:style-name="ACE-8" office:value-type="float" office:value="2.0299999999999998">
            <text:p>2.030E00</text:p>
          </table:table-cell>
          <table:table-cell table:style-name="ACE-8" office:value-type="float" office:value="2302">
            <text:p>2.302E03</text:p>
          </table:table-cell>
          <table:table-cell table:style-name="ACE-7" office:value-type="float" office:value="0.99960000000000004">
            <text:p>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6000">
            <text:p>6000.0000</text:p>
          </table:table-cell>
          <table:table-cell table:style-name="ACE-8" office:value-type="float" office:value="2.0499999999999998">
            <text:p>2.050E00</text:p>
          </table:table-cell>
          <table:table-cell table:style-name="ACE-8" office:value-type="float" office:value="6.1119999999999998e-05">
            <text:p>6.112E−05</text:p>
          </table:table-cell>
          <table:table-cell table:style-name="ACE-8" office:value-type="float" office:value="2.0499999999999998">
            <text:p>2.050E00</text:p>
          </table:table-cell>
          <table:table-cell table:style-name="ACE-8" office:value-type="float" office:value="2792">
            <text:p>2.792E03</text:p>
          </table:table-cell>
          <table:table-cell table:style-name="ACE-7" office:value-type="float" office:value="0.99970000000000003">
            <text:p>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8000">
            <text:p>8000.0000</text:p>
          </table:table-cell>
          <table:table-cell table:style-name="ACE-8" office:value-type="float" office:value="2.0899999999999999">
            <text:p>2.090E00</text:p>
          </table:table-cell>
          <table:table-cell table:style-name="ACE-8" office:value-type="float" office:value="4.6690000000000002e-05">
            <text:p>4.669E−05</text:p>
          </table:table-cell>
          <table:table-cell table:style-name="ACE-8" office:value-type="float" office:value="2.0899999999999999">
            <text:p>2.090E00</text:p>
          </table:table-cell>
          <table:table-cell table:style-name="ACE-8" office:value-type="float" office:value="3758">
            <text:p>3.758E03</text:p>
          </table:table-cell>
          <table:table-cell table:style-name="ACE-7" office:value-type="float" office:value="0.99970000000000003">
            <text:p>1</text:p>
          </table:table-cell>
          <table:table-cell table:number-columns-repeated="250" table:style-name="ACE-7"/>
        </table:table-row>
        <table:table-row table:style-name="AROW-0">
          <table:table-cell table:style-name="ACE-7" office:value-type="float" office:value="10000">
            <text:p>10000</text:p>
          </table:table-cell>
          <table:table-cell table:style-name="ACE-8" office:value-type="float" office:value="2.1240000000000001">
            <text:p>2.124E00</text:p>
          </table:table-cell>
          <table:table-cell table:style-name="ACE-8" office:value-type="float" office:value="3.7880000000000003e-05">
            <text:p>3.788E−05</text:p>
          </table:table-cell>
          <table:table-cell table:style-name="ACE-8" office:value-type="float" office:value="2.125">
            <text:p>2.125E00</text:p>
          </table:table-cell>
          <table:table-cell table:style-name="ACE-8" office:value-type="float" office:value="4707">
            <text:p>4.707E03</text:p>
          </table:table-cell>
          <table:table-cell table:style-name="ACE-7" office:value-type="float" office:value="0.99980000000000002">
            <text:p>1</text:p>
          </table:table-cell>
          <table:table-cell table:number-columns-repeated="250" table:style-name="ACE-7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-1 in Lq. Water'.$A$1"/>
          <table:named-expression table:name="Sheet_Title" table:expression="of:=&quot;H-1 in Lq. Water&quot;" table:base-cell-address="$'H-1 in Lq. Water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e-4 in Air" table:style-name="ta-3" table:print="true">
        <office:forms form:automatic-focus="false" form:apply-design-mode="false">
          <form:form/>
        </office:forms>
        <table:table-column table:default-cell-style-name="ACE-10" table:style-name="ACOL-7"/>
        <table:table-column table:default-cell-style-name="ACE-10" table:style-name="ACOL-6"/>
        <table:table-column table:default-cell-style-name="ACE-10" table:style-name="ACOL-8"/>
        <table:table-column table:default-cell-style-name="ACE-10" table:style-name="ACOL-6"/>
        <table:table-column table:default-cell-style-name="ACE-10" table:style-name="ACOL-8"/>
        <table:table-column table:default-cell-style-name="ACE-10" table:style-name="ACOL-0"/>
        <table:table-column table:default-cell-style-name="ACE-10" table:style-name="ACOL-0" table:number-columns-repeated="3"/>
        <table:table-column table:default-cell-style-name="ACE-10" table:style-name="ACOL-0"/>
        <table:table-column table:default-cell-style-name="ACE-10" table:style-name="ACOL-5"/>
        <table:table-column table:default-cell-style-name="ACE-10" table:style-name="ACOL-0"/>
        <table:table-column table:default-cell-style-name="ACE-10" table:style-name="ACOL-4"/>
        <table:table-column table:default-cell-style-name="ACE-10" table:style-name="ACOL-0" table:number-columns-repeated="2"/>
        <table:table-column table:default-cell-style-name="ACE-10" table:style-name="ACOL-0" table:number-columns-repeated="241"/>
        <table:table-row table:style-name="AROW-0">
          <table:table-cell table:style-name="ACE-9" office:value-type="string">
            <text:p>Alpha particles in air, I = 85.7 eV, r = 0.0012 g cm-3</text:p>
          </table:table-cell>
          <table:table-cell table:number-columns-repeated="255" table:style-name="ACE-10"/>
        </table:table-row>
        <table:table-row table:style-name="AROW-0">
          <table:table-cell table:style-name="ACE-9" office:value-type="string">
            <text:p>T</text:p>
          </table:table-cell>
          <table:table-cell table:style-name="ACE-10" office:value-type="string">
            <text:p>Sel/rho</text:p>
          </table:table-cell>
          <table:table-cell table:style-name="ACE-10" office:value-type="string">
            <text:p>Snuc/rho</text:p>
          </table:table-cell>
          <table:table-cell table:style-name="ACE-10" office:value-type="string">
            <text:p>Stot/rho</text:p>
          </table:table-cell>
          <table:table-cell table:style-name="ACE-10" office:value-type="string">
            <text:p>range</text:p>
          </table:table-cell>
          <table:table-cell table:style-name="ACE-10" office:value-type="string">
            <text:p>Detour factor</text:p>
          </table:table-cell>
          <table:table-cell table:number-columns-repeated="250" table:style-name="ACE-10"/>
        </table:table-row>
        <table:table-row table:style-name="AROW-0">
          <table:table-cell table:style-name="ACE-9"/>
          <table:table-cell table:number-columns-repeated="255" table:style-name="ACE-10"/>
        </table:table-row>
        <table:table-row table:style-name="AROW-0">
          <table:table-cell table:style-name="ACE-10" office:value-type="float" office:value="0.001">
            <text:p>0.001</text:p>
          </table:table-cell>
          <table:table-cell table:style-name="ACE-11" office:value-type="float" office:value="87.5">
            <text:p>8.750E01</text:p>
          </table:table-cell>
          <table:table-cell table:style-name="ACE-11" office:value-type="float" office:value="134">
            <text:p>1.340E02</text:p>
          </table:table-cell>
          <table:table-cell table:style-name="ACE-11" office:value-type="float" office:value="221.5">
            <text:p>2.215E02</text:p>
          </table:table-cell>
          <table:table-cell table:style-name="ACE-11" office:value-type="float" office:value="5.3770000000000004e-06">
            <text:p>5.377E−06</text:p>
          </table:table-cell>
          <table:table-cell table:style-name="ACE-10" office:value-type="float" office:value="0.37669999999999998">
            <text:p>0.377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15">
            <text:p>0.0015</text:p>
          </table:table-cell>
          <table:table-cell table:style-name="ACE-11" office:value-type="float" office:value="108.59999999999999">
            <text:p>1.086E02</text:p>
          </table:table-cell>
          <table:table-cell table:style-name="ACE-11" office:value-type="float" office:value="125.59999999999999">
            <text:p>1.256E02</text:p>
          </table:table-cell>
          <table:table-cell table:style-name="ACE-11" office:value-type="float" office:value="234.19999999999999">
            <text:p>2.342E02</text:p>
          </table:table-cell>
          <table:table-cell table:style-name="ACE-11" office:value-type="float" office:value="7.5619999999999998e-06">
            <text:p>7.562E−06</text:p>
          </table:table-cell>
          <table:table-cell table:style-name="ACE-10" office:value-type="float" office:value="0.4012">
            <text:p>0.40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2">
            <text:p>0.002</text:p>
          </table:table-cell>
          <table:table-cell table:style-name="ACE-11" office:value-type="float" office:value="126.7">
            <text:p>1.267E02</text:p>
          </table:table-cell>
          <table:table-cell table:style-name="ACE-11" office:value-type="float" office:value="117.8">
            <text:p>1.178E02</text:p>
          </table:table-cell>
          <table:table-cell table:style-name="ACE-11" office:value-type="float" office:value="244.5">
            <text:p>2.445E02</text:p>
          </table:table-cell>
          <table:table-cell table:style-name="ACE-11" office:value-type="float" office:value="9.6509999999999996e-06">
            <text:p>9.651E−06</text:p>
          </table:table-cell>
          <table:table-cell table:style-name="ACE-10" office:value-type="float" office:value="0.42199999999999999">
            <text:p>0.422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30000000000000001">
            <text:p>0.003</text:p>
          </table:table-cell>
          <table:table-cell table:style-name="ACE-11" office:value-type="float" office:value="157.30000000000001">
            <text:p>1.573E02</text:p>
          </table:table-cell>
          <table:table-cell table:style-name="ACE-11" office:value-type="float" office:value="104.90000000000001">
            <text:p>1.049E02</text:p>
          </table:table-cell>
          <table:table-cell table:style-name="ACE-11" office:value-type="float" office:value="262.19999999999999">
            <text:p>2.622E02</text:p>
          </table:table-cell>
          <table:table-cell table:style-name="ACE-11" office:value-type="float" office:value="1.36e-05">
            <text:p>1.360E−05</text:p>
          </table:table-cell>
          <table:table-cell table:style-name="ACE-10" office:value-type="float" office:value="0.45579999999999998">
            <text:p>0.456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40000000000000001">
            <text:p>0.004</text:p>
          </table:table-cell>
          <table:table-cell table:style-name="ACE-11" office:value-type="float" office:value="183.5">
            <text:p>1.835E02</text:p>
          </table:table-cell>
          <table:table-cell table:style-name="ACE-11" office:value-type="float" office:value="94.939999999999998">
            <text:p>9.494E01</text:p>
          </table:table-cell>
          <table:table-cell table:style-name="ACE-11" office:value-type="float" office:value="278.39999999999998">
            <text:p>2.784E02</text:p>
          </table:table-cell>
          <table:table-cell table:style-name="ACE-11" office:value-type="float" office:value="1.73e-05">
            <text:p>1.730E−05</text:p>
          </table:table-cell>
          <table:table-cell table:style-name="ACE-10" office:value-type="float" office:value="0.48299999999999998">
            <text:p>0.48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50000000000000001">
            <text:p>0.005</text:p>
          </table:table-cell>
          <table:table-cell table:style-name="ACE-11" office:value-type="float" office:value="206.69999999999999">
            <text:p>2.067E02</text:p>
          </table:table-cell>
          <table:table-cell table:style-name="ACE-11" office:value-type="float" office:value="86.980000000000004">
            <text:p>8.698E01</text:p>
          </table:table-cell>
          <table:table-cell table:style-name="ACE-11" office:value-type="float" office:value="293.69999999999999">
            <text:p>2.937E02</text:p>
          </table:table-cell>
          <table:table-cell table:style-name="ACE-11" office:value-type="float" office:value="2.0789999999999999e-05">
            <text:p>2.079E−05</text:p>
          </table:table-cell>
          <table:table-cell table:style-name="ACE-10" office:value-type="float" office:value="0.50580000000000003">
            <text:p>0.506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60000000000000001">
            <text:p>0.006</text:p>
          </table:table-cell>
          <table:table-cell table:style-name="ACE-11" office:value-type="float" office:value="227.90000000000001">
            <text:p>2.279E02</text:p>
          </table:table-cell>
          <table:table-cell table:style-name="ACE-11" office:value-type="float" office:value="80.469999999999999">
            <text:p>8.047E01</text:p>
          </table:table-cell>
          <table:table-cell table:style-name="ACE-11" office:value-type="float" office:value="308.39999999999998">
            <text:p>3.084E02</text:p>
          </table:table-cell>
          <table:table-cell table:style-name="ACE-11" office:value-type="float" office:value="2.4110000000000001e-05">
            <text:p>2.411E−05</text:p>
          </table:table-cell>
          <table:table-cell table:style-name="ACE-10" office:value-type="float" office:value="0.52549999999999997">
            <text:p>0.525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080000000000000002">
            <text:p>0.008</text:p>
          </table:table-cell>
          <table:table-cell table:style-name="ACE-11" office:value-type="float" office:value="265.89999999999998">
            <text:p>2.659E02</text:p>
          </table:table-cell>
          <table:table-cell table:style-name="ACE-11" office:value-type="float" office:value="70.359999999999999">
            <text:p>7.036E01</text:p>
          </table:table-cell>
          <table:table-cell table:style-name="ACE-11" office:value-type="float" office:value="336.30000000000001">
            <text:p>3.363E02</text:p>
          </table:table-cell>
          <table:table-cell table:style-name="ACE-11" office:value-type="float" office:value="3.0320000000000001e-05">
            <text:p>3.032E−05</text:p>
          </table:table-cell>
          <table:table-cell table:style-name="ACE-10" office:value-type="float" office:value="0.55800000000000005">
            <text:p>0.558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1">
            <text:p>0.01</text:p>
          </table:table-cell>
          <table:table-cell table:style-name="ACE-11" office:value-type="float" office:value="299.60000000000002">
            <text:p>2.996E02</text:p>
          </table:table-cell>
          <table:table-cell table:style-name="ACE-11" office:value-type="float" office:value="62.829999999999998">
            <text:p>6.283E01</text:p>
          </table:table-cell>
          <table:table-cell table:style-name="ACE-11" office:value-type="float" office:value="362.39999999999998">
            <text:p>3.624E02</text:p>
          </table:table-cell>
          <table:table-cell table:style-name="ACE-11" office:value-type="float" office:value="3.6050000000000002e-05">
            <text:p>3.605E−05</text:p>
          </table:table-cell>
          <table:table-cell table:style-name="ACE-10" office:value-type="float" office:value="0.58409999999999995">
            <text:p>0.584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14999999999999999">
            <text:p>0.015</text:p>
          </table:table-cell>
          <table:table-cell table:style-name="ACE-11" office:value-type="float" office:value="372.30000000000001">
            <text:p>3.723E02</text:p>
          </table:table-cell>
          <table:table-cell table:style-name="ACE-11" office:value-type="float" office:value="50.18">
            <text:p>5.018E01</text:p>
          </table:table-cell>
          <table:table-cell table:style-name="ACE-11" office:value-type="float" office:value="422.5">
            <text:p>4.225E02</text:p>
          </table:table-cell>
          <table:table-cell table:style-name="ACE-11" office:value-type="float" office:value="4.8789999999999999e-05">
            <text:p>4.879E−05</text:p>
          </table:table-cell>
          <table:table-cell table:style-name="ACE-10" office:value-type="float" office:value="0.63270000000000004">
            <text:p>0.63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2">
            <text:p>0.02</text:p>
          </table:table-cell>
          <table:table-cell table:style-name="ACE-11" office:value-type="float" office:value="434.30000000000001">
            <text:p>4.343E02</text:p>
          </table:table-cell>
          <table:table-cell table:style-name="ACE-11" office:value-type="float" office:value="42.200000000000003">
            <text:p>4.220E01</text:p>
          </table:table-cell>
          <table:table-cell table:style-name="ACE-11" office:value-type="float" office:value="476.5">
            <text:p>4.765E02</text:p>
          </table:table-cell>
          <table:table-cell table:style-name="ACE-11" office:value-type="float" office:value="5.9920000000000002e-05">
            <text:p>5.992E−05</text:p>
          </table:table-cell>
          <table:table-cell table:style-name="ACE-10" office:value-type="float" office:value="0.66700000000000004">
            <text:p>0.667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29999999999999999">
            <text:p>0.03</text:p>
          </table:table-cell>
          <table:table-cell table:style-name="ACE-11" office:value-type="float" office:value="539.5">
            <text:p>5.395E02</text:p>
          </table:table-cell>
          <table:table-cell table:style-name="ACE-11" office:value-type="float" office:value="32.5">
            <text:p>3.250E01</text:p>
          </table:table-cell>
          <table:table-cell table:style-name="ACE-11" office:value-type="float" office:value="572">
            <text:p>5.720E02</text:p>
          </table:table-cell>
          <table:table-cell table:style-name="ACE-11" office:value-type="float" office:value="7.8999999999999996e-05">
            <text:p>7.900E−05</text:p>
          </table:table-cell>
          <table:table-cell table:style-name="ACE-10" office:value-type="float" office:value="0.71360000000000001">
            <text:p>0.714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40000000000000001">
            <text:p>0.04</text:p>
          </table:table-cell>
          <table:table-cell table:style-name="ACE-11" office:value-type="float" office:value="629">
            <text:p>6.290E02</text:p>
          </table:table-cell>
          <table:table-cell table:style-name="ACE-11" office:value-type="float" office:value="26.719999999999999">
            <text:p>2.672E01</text:p>
          </table:table-cell>
          <table:table-cell table:style-name="ACE-11" office:value-type="float" office:value="655.70000000000005">
            <text:p>6.557E02</text:p>
          </table:table-cell>
          <table:table-cell table:style-name="ACE-11" office:value-type="float" office:value="9.5299999999999999e-05">
            <text:p>9.530E−05</text:p>
          </table:table-cell>
          <table:table-cell table:style-name="ACE-10" office:value-type="float" office:value="0.74470000000000003">
            <text:p>0.745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50000000000000003">
            <text:p>0.05</text:p>
          </table:table-cell>
          <table:table-cell table:style-name="ACE-11" office:value-type="float" office:value="708.10000000000002">
            <text:p>7.081E02</text:p>
          </table:table-cell>
          <table:table-cell table:style-name="ACE-11" office:value-type="float" office:value="22.84">
            <text:p>2.284E01</text:p>
          </table:table-cell>
          <table:table-cell table:style-name="ACE-11" office:value-type="float" office:value="730.89999999999998">
            <text:p>7.309E02</text:p>
          </table:table-cell>
          <table:table-cell table:style-name="ACE-11" office:value-type="float" office:value="0.0001097">
            <text:p>1.097E−04</text:p>
          </table:table-cell>
          <table:table-cell table:style-name="ACE-10" office:value-type="float" office:value="0.76739999999999997">
            <text:p>0.767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59999999999999998">
            <text:p>0.06</text:p>
          </table:table-cell>
          <table:table-cell table:style-name="ACE-11" office:value-type="float" office:value="779.79999999999995">
            <text:p>7.798E02</text:p>
          </table:table-cell>
          <table:table-cell table:style-name="ACE-11" office:value-type="float" office:value="20.02">
            <text:p>2.002E01</text:p>
          </table:table-cell>
          <table:table-cell table:style-name="ACE-11" office:value-type="float" office:value="799.79999999999995">
            <text:p>7.998E02</text:p>
          </table:table-cell>
          <table:table-cell table:style-name="ACE-11" office:value-type="float" office:value="0.0001228">
            <text:p>1.228E−04</text:p>
          </table:table-cell>
          <table:table-cell table:style-name="ACE-10" office:value-type="float" office:value="0.78500000000000003">
            <text:p>0.785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080000000000000002">
            <text:p>0.08</text:p>
          </table:table-cell>
          <table:table-cell table:style-name="ACE-11" office:value-type="float" office:value="906.79999999999995">
            <text:p>9.068E02</text:p>
          </table:table-cell>
          <table:table-cell table:style-name="ACE-11" office:value-type="float" office:value="16.190000000000001">
            <text:p>1.619E01</text:p>
          </table:table-cell>
          <table:table-cell table:style-name="ACE-11" office:value-type="float" office:value="923">
            <text:p>9.230E02</text:p>
          </table:table-cell>
          <table:table-cell table:style-name="ACE-11" office:value-type="float" office:value="0.000146">
            <text:p>1.460E−04</text:p>
          </table:table-cell>
          <table:table-cell table:style-name="ACE-10" office:value-type="float" office:value="0.81069999999999998">
            <text:p>0.81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10000000000000001">
            <text:p>0.1</text:p>
          </table:table-cell>
          <table:table-cell table:style-name="ACE-11" office:value-type="float" office:value="1018">
            <text:p>1.018E03</text:p>
          </table:table-cell>
          <table:table-cell table:style-name="ACE-11" office:value-type="float" office:value="13.68">
            <text:p>1.368E01</text:p>
          </table:table-cell>
          <table:table-cell table:style-name="ACE-11" office:value-type="float" office:value="1032">
            <text:p>1.032E03</text:p>
          </table:table-cell>
          <table:table-cell table:style-name="ACE-11" office:value-type="float" office:value="0.00016650000000000001">
            <text:p>1.665E−04</text:p>
          </table:table-cell>
          <table:table-cell table:style-name="ACE-10" office:value-type="float" office:value="0.82889999999999997">
            <text:p>0.82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14999999999999999">
            <text:p>0.15</text:p>
          </table:table-cell>
          <table:table-cell table:style-name="ACE-11" office:value-type="float" office:value="1247">
            <text:p>1.247E03</text:p>
          </table:table-cell>
          <table:table-cell table:style-name="ACE-11" office:value-type="float" office:value="9.9909999999999997">
            <text:p>9.991E00</text:p>
          </table:table-cell>
          <table:table-cell table:style-name="ACE-11" office:value-type="float" office:value="1257">
            <text:p>1.257E03</text:p>
          </table:table-cell>
          <table:table-cell table:style-name="ACE-11" office:value-type="float" office:value="0.00021010000000000001">
            <text:p>2.101E−04</text:p>
          </table:table-cell>
          <table:table-cell table:style-name="ACE-10" office:value-type="float" office:value="0.85850000000000004">
            <text:p>0.85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20000000000000001">
            <text:p>0.2</text:p>
          </table:table-cell>
          <table:table-cell table:style-name="ACE-11" office:value-type="float" office:value="1429">
            <text:p>1.429E03</text:p>
          </table:table-cell>
          <table:table-cell table:style-name="ACE-11" office:value-type="float" office:value="7.9560000000000004">
            <text:p>7.956E00</text:p>
          </table:table-cell>
          <table:table-cell table:style-name="ACE-11" office:value-type="float" office:value="1437">
            <text:p>1.437E03</text:p>
          </table:table-cell>
          <table:table-cell table:style-name="ACE-11" office:value-type="float" office:value="0.00024719999999999999">
            <text:p>2.472E−04</text:p>
          </table:table-cell>
          <table:table-cell table:style-name="ACE-10" office:value-type="float" office:value="0.87680000000000002">
            <text:p>0.877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29999999999999999">
            <text:p>0.3</text:p>
          </table:table-cell>
          <table:table-cell table:style-name="ACE-11" office:value-type="float" office:value="1693">
            <text:p>1.693E03</text:p>
          </table:table-cell>
          <table:table-cell table:style-name="ACE-11" office:value-type="float" office:value="5.7359999999999998">
            <text:p>5.736E00</text:p>
          </table:table-cell>
          <table:table-cell table:style-name="ACE-11" office:value-type="float" office:value="1699">
            <text:p>1.699E03</text:p>
          </table:table-cell>
          <table:table-cell table:style-name="ACE-11" office:value-type="float" office:value="0.00031080000000000002">
            <text:p>3.108E−04</text:p>
          </table:table-cell>
          <table:table-cell table:style-name="ACE-10" office:value-type="float" office:value="0.89929999999999999">
            <text:p>0.8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40000000000000002">
            <text:p>0.4</text:p>
          </table:table-cell>
          <table:table-cell table:style-name="ACE-11" office:value-type="float" office:value="1861">
            <text:p>1.861E03</text:p>
          </table:table-cell>
          <table:table-cell table:style-name="ACE-11" office:value-type="float" office:value="4.5309999999999997">
            <text:p>4.531E00</text:p>
          </table:table-cell>
          <table:table-cell table:style-name="ACE-11" office:value-type="float" office:value="1866">
            <text:p>1.866E03</text:p>
          </table:table-cell>
          <table:table-cell table:style-name="ACE-11" office:value-type="float" office:value="0.00036670000000000002">
            <text:p>3.667E−04</text:p>
          </table:table-cell>
          <table:table-cell table:style-name="ACE-10" office:value-type="float" office:value="0.91339999999999999">
            <text:p>0.91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5">
            <text:p>0.5</text:p>
          </table:table-cell>
          <table:table-cell table:style-name="ACE-11" office:value-type="float" office:value="1961">
            <text:p>1.961E03</text:p>
          </table:table-cell>
          <table:table-cell table:style-name="ACE-11" office:value-type="float" office:value="3.7669999999999999">
            <text:p>3.767E00</text:p>
          </table:table-cell>
          <table:table-cell table:style-name="ACE-11" office:value-type="float" office:value="1965">
            <text:p>1.965E03</text:p>
          </table:table-cell>
          <table:table-cell table:style-name="ACE-11" office:value-type="float" office:value="0.00041879999999999999">
            <text:p>4.188E−04</text:p>
          </table:table-cell>
          <table:table-cell table:style-name="ACE-10" office:value-type="float" office:value="0.9234">
            <text:p>0.92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59999999999999998">
            <text:p>0.6</text:p>
          </table:table-cell>
          <table:table-cell table:style-name="ACE-11" office:value-type="float" office:value="2008">
            <text:p>2.008E03</text:p>
          </table:table-cell>
          <table:table-cell table:style-name="ACE-11" office:value-type="float" office:value="3.2349999999999999">
            <text:p>3.235E00</text:p>
          </table:table-cell>
          <table:table-cell table:style-name="ACE-11" office:value-type="float" office:value="2011">
            <text:p>2.011E03</text:p>
          </table:table-cell>
          <table:table-cell table:style-name="ACE-11" office:value-type="float" office:value="0.00046900000000000002">
            <text:p>4.690E−04</text:p>
          </table:table-cell>
          <table:table-cell table:style-name="ACE-10" office:value-type="float" office:value="0.93100000000000005">
            <text:p>0.93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0.80000000000000004">
            <text:p>0.8</text:p>
          </table:table-cell>
          <table:table-cell table:style-name="ACE-11" office:value-type="float" office:value="2002">
            <text:p>2.002E03</text:p>
          </table:table-cell>
          <table:table-cell table:style-name="ACE-11" office:value-type="float" office:value="2.54">
            <text:p>2.540E00</text:p>
          </table:table-cell>
          <table:table-cell table:style-name="ACE-11" office:value-type="float" office:value="2005">
            <text:p>2.005E03</text:p>
          </table:table-cell>
          <table:table-cell table:style-name="ACE-11" office:value-type="float" office:value="0.00056820000000000004">
            <text:p>5.682E−04</text:p>
          </table:table-cell>
          <table:table-cell table:style-name="ACE-10" office:value-type="float" office:value="0.94240000000000002">
            <text:p>0.942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">
            <text:p>1</text:p>
          </table:table-cell>
          <table:table-cell table:style-name="ACE-11" office:value-type="float" office:value="1922">
            <text:p>1.922E03</text:p>
          </table:table-cell>
          <table:table-cell table:style-name="ACE-11" office:value-type="float" office:value="2.1030000000000002">
            <text:p>2.103E00</text:p>
          </table:table-cell>
          <table:table-cell table:style-name="ACE-11" office:value-type="float" office:value="1924">
            <text:p>1.924E03</text:p>
          </table:table-cell>
          <table:table-cell table:style-name="ACE-11" office:value-type="float" office:value="0.00066980000000000002">
            <text:p>6.698E−04</text:p>
          </table:table-cell>
          <table:table-cell table:style-name="ACE-10" office:value-type="float" office:value="0.95069999999999999">
            <text:p>0.95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.5">
            <text:p>1.5</text:p>
          </table:table-cell>
          <table:table-cell table:style-name="ACE-11" office:value-type="float" office:value="1626">
            <text:p>1.626E03</text:p>
          </table:table-cell>
          <table:table-cell table:style-name="ACE-11" office:value-type="float" office:value="1.4870000000000001">
            <text:p>1.487E00</text:p>
          </table:table-cell>
          <table:table-cell table:style-name="ACE-11" office:value-type="float" office:value="1627">
            <text:p>1.627E03</text:p>
          </table:table-cell>
          <table:table-cell table:style-name="ACE-11" office:value-type="float" office:value="0.00095180000000000004">
            <text:p>9.518E−04</text:p>
          </table:table-cell>
          <table:table-cell table:style-name="ACE-10" office:value-type="float" office:value="0.9647">
            <text:p>0.965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2">
            <text:p>2</text:p>
          </table:table-cell>
          <table:table-cell table:style-name="ACE-11" office:value-type="float" office:value="1381">
            <text:p>1.381E03</text:p>
          </table:table-cell>
          <table:table-cell table:style-name="ACE-11" office:value-type="float" office:value="1.1599999999999999">
            <text:p>1.160E00</text:p>
          </table:table-cell>
          <table:table-cell table:style-name="ACE-11" office:value-type="float" office:value="1383">
            <text:p>1.383E03</text:p>
          </table:table-cell>
          <table:table-cell table:style-name="ACE-11" office:value-type="float" office:value="0.001286">
            <text:p>1.286E−03</text:p>
          </table:table-cell>
          <table:table-cell table:style-name="ACE-10" office:value-type="float" office:value="0.97350000000000003">
            <text:p>0.974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3">
            <text:p>3</text:p>
          </table:table-cell>
          <table:table-cell table:style-name="ACE-11" office:value-type="float" office:value="1071">
            <text:p>1.071E03</text:p>
          </table:table-cell>
          <table:table-cell table:style-name="ACE-11" office:value-type="float" office:value="0.81569999999999998">
            <text:p>8.157E−01</text:p>
          </table:table-cell>
          <table:table-cell table:style-name="ACE-11" office:value-type="float" office:value="1072">
            <text:p>1.072E03</text:p>
          </table:table-cell>
          <table:table-cell table:style-name="ACE-11" office:value-type="float" office:value="0.0021150000000000001">
            <text:p>2.115E−03</text:p>
          </table:table-cell>
          <table:table-cell table:style-name="ACE-10" office:value-type="float" office:value="0.98340000000000005">
            <text:p>0.98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4">
            <text:p>4</text:p>
          </table:table-cell>
          <table:table-cell table:style-name="ACE-11" office:value-type="float" office:value="885.79999999999995">
            <text:p>8.858E02</text:p>
          </table:table-cell>
          <table:table-cell table:style-name="ACE-11" office:value-type="float" office:value="0.6341">
            <text:p>6.341E−01</text:p>
          </table:table-cell>
          <table:table-cell table:style-name="ACE-11" office:value-type="float" office:value="886.39999999999998">
            <text:p>8.864E02</text:p>
          </table:table-cell>
          <table:table-cell table:style-name="ACE-11" office:value-type="float" office:value="0.0031470000000000001">
            <text:p>3.147E−03</text:p>
          </table:table-cell>
          <table:table-cell table:style-name="ACE-10" office:value-type="float" office:value="0.98850000000000005">
            <text:p>0.98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5">
            <text:p>5</text:p>
          </table:table-cell>
          <table:table-cell table:style-name="ACE-11" office:value-type="float" office:value="760.60000000000002">
            <text:p>7.606E02</text:p>
          </table:table-cell>
          <table:table-cell table:style-name="ACE-11" office:value-type="float" office:value="0.52110000000000001">
            <text:p>5.211E−01</text:p>
          </table:table-cell>
          <table:table-cell table:style-name="ACE-11" office:value-type="float" office:value="761.10000000000002">
            <text:p>7.611E02</text:p>
          </table:table-cell>
          <table:table-cell table:style-name="ACE-11" office:value-type="float" office:value="0.0043680000000000004">
            <text:p>4.368E−03</text:p>
          </table:table-cell>
          <table:table-cell table:style-name="ACE-10" office:value-type="float" office:value="0.99150000000000005">
            <text:p>0.992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6">
            <text:p>6</text:p>
          </table:table-cell>
          <table:table-cell table:style-name="ACE-11" office:value-type="float" office:value="669.60000000000002">
            <text:p>6.696E02</text:p>
          </table:table-cell>
          <table:table-cell table:style-name="ACE-11" office:value-type="float" office:value="0.44359999999999999">
            <text:p>4.436E−01</text:p>
          </table:table-cell>
          <table:table-cell table:style-name="ACE-11" office:value-type="float" office:value="670">
            <text:p>6.700E02</text:p>
          </table:table-cell>
          <table:table-cell table:style-name="ACE-11" office:value-type="float" office:value="0.0057720000000000002">
            <text:p>5.772E−03</text:p>
          </table:table-cell>
          <table:table-cell table:style-name="ACE-10" office:value-type="float" office:value="0.99339999999999995">
            <text:p>0.993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8">
            <text:p>8</text:p>
          </table:table-cell>
          <table:table-cell table:style-name="ACE-11" office:value-type="float" office:value="545.29999999999995">
            <text:p>5.453E02</text:p>
          </table:table-cell>
          <table:table-cell table:style-name="ACE-11" office:value-type="float" office:value="0.34370000000000001">
            <text:p>3.437E−01</text:p>
          </table:table-cell>
          <table:table-cell table:style-name="ACE-11" office:value-type="float" office:value="545.60000000000002">
            <text:p>5.456E02</text:p>
          </table:table-cell>
          <table:table-cell table:style-name="ACE-11" office:value-type="float" office:value="0.0091009999999999997">
            <text:p>9.101E−03</text:p>
          </table:table-cell>
          <table:table-cell table:style-name="ACE-10" office:value-type="float" office:value="0.99550000000000005">
            <text:p>0.996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0">
            <text:p>10</text:p>
          </table:table-cell>
          <table:table-cell table:style-name="ACE-11" office:value-type="float" office:value="463.39999999999998">
            <text:p>4.634E02</text:p>
          </table:table-cell>
          <table:table-cell table:style-name="ACE-11" office:value-type="float" office:value="0.28170000000000001">
            <text:p>2.817E−01</text:p>
          </table:table-cell>
          <table:table-cell table:style-name="ACE-11" office:value-type="float" office:value="463.69999999999999">
            <text:p>4.637E02</text:p>
          </table:table-cell>
          <table:table-cell table:style-name="ACE-11" office:value-type="float" office:value="0.013089999999999999">
            <text:p>1.309E−02</text:p>
          </table:table-cell>
          <table:table-cell table:style-name="ACE-10" office:value-type="float" office:value="0.99670000000000003">
            <text:p>0.997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5">
            <text:p>15</text:p>
          </table:table-cell>
          <table:table-cell table:style-name="ACE-11" office:value-type="float" office:value="342.30000000000001">
            <text:p>3.423E02</text:p>
          </table:table-cell>
          <table:table-cell table:style-name="ACE-11" office:value-type="float" office:value="0.19589999999999999">
            <text:p>1.959E−01</text:p>
          </table:table-cell>
          <table:table-cell table:style-name="ACE-11" office:value-type="float" office:value="342.5">
            <text:p>3.425E02</text:p>
          </table:table-cell>
          <table:table-cell table:style-name="ACE-11" office:value-type="float" office:value="0.02581">
            <text:p>2.581E−02</text:p>
          </table:table-cell>
          <table:table-cell table:style-name="ACE-10" office:value-type="float" office:value="0.998">
            <text:p>0.998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20">
            <text:p>20</text:p>
          </table:table-cell>
          <table:table-cell table:style-name="ACE-11" office:value-type="float" office:value="274.69999999999999">
            <text:p>2.747E02</text:p>
          </table:table-cell>
          <table:table-cell table:style-name="ACE-11" office:value-type="float" office:value="0.15110000000000001">
            <text:p>1.511E−01</text:p>
          </table:table-cell>
          <table:table-cell table:style-name="ACE-11" office:value-type="float" office:value="274.80000000000001">
            <text:p>2.748E02</text:p>
          </table:table-cell>
          <table:table-cell table:style-name="ACE-11" office:value-type="float" office:value="0.042220000000000001">
            <text:p>4.222E−02</text:p>
          </table:table-cell>
          <table:table-cell table:style-name="ACE-10" office:value-type="float" office:value="0.99850000000000005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30">
            <text:p>30</text:p>
          </table:table-cell>
          <table:table-cell table:style-name="ACE-11" office:value-type="float" office:value="200.09999999999999">
            <text:p>2.001E02</text:p>
          </table:table-cell>
          <table:table-cell table:style-name="ACE-11" office:value-type="float" office:value="0.1045">
            <text:p>1.045E−01</text:p>
          </table:table-cell>
          <table:table-cell table:style-name="ACE-11" office:value-type="float" office:value="200.19999999999999">
            <text:p>2.002E02</text:p>
          </table:table-cell>
          <table:table-cell table:style-name="ACE-11" office:value-type="float" office:value="0.085459999999999994">
            <text:p>8.546E−02</text:p>
          </table:table-cell>
          <table:table-cell table:style-name="ACE-10" office:value-type="float" office:value="0.999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40">
            <text:p>40</text:p>
          </table:table-cell>
          <table:table-cell table:style-name="ACE-11" office:value-type="float" office:value="159.30000000000001">
            <text:p>1.593E02</text:p>
          </table:table-cell>
          <table:table-cell table:style-name="ACE-11" office:value-type="float" office:value="0.080259999999999998">
            <text:p>8.026E−02</text:p>
          </table:table-cell>
          <table:table-cell table:style-name="ACE-11" office:value-type="float" office:value="159.30000000000001">
            <text:p>1.593E02</text:p>
          </table:table-cell>
          <table:table-cell table:style-name="ACE-11" office:value-type="float" office:value="0.1419">
            <text:p>1.419E−01</text:p>
          </table:table-cell>
          <table:table-cell table:style-name="ACE-10" office:value-type="float" office:value="0.99919999999999998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50">
            <text:p>50</text:p>
          </table:table-cell>
          <table:table-cell table:style-name="ACE-11" office:value-type="float" office:value="133.19999999999999">
            <text:p>1.332E02</text:p>
          </table:table-cell>
          <table:table-cell table:style-name="ACE-11" office:value-type="float" office:value="0.065329999999999999">
            <text:p>6.533E−02</text:p>
          </table:table-cell>
          <table:table-cell table:style-name="ACE-11" office:value-type="float" office:value="133.30000000000001">
            <text:p>1.333E02</text:p>
          </table:table-cell>
          <table:table-cell table:style-name="ACE-11" office:value-type="float" office:value="0.21079999999999999">
            <text:p>2.108E−01</text:p>
          </table:table-cell>
          <table:table-cell table:style-name="ACE-10" office:value-type="float" office:value="0.99929999999999997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60">
            <text:p>60</text:p>
          </table:table-cell>
          <table:table-cell table:style-name="ACE-11" office:value-type="float" office:value="115">
            <text:p>1.150E02</text:p>
          </table:table-cell>
          <table:table-cell table:style-name="ACE-11" office:value-type="float" office:value="0.055160000000000001">
            <text:p>5.516E−02</text:p>
          </table:table-cell>
          <table:table-cell table:style-name="ACE-11" office:value-type="float" office:value="115.09999999999999">
            <text:p>1.151E02</text:p>
          </table:table-cell>
          <table:table-cell table:style-name="ACE-11" office:value-type="float" office:value="0.2918">
            <text:p>2.918E−01</text:p>
          </table:table-cell>
          <table:table-cell table:style-name="ACE-10" office:value-type="float" office:value="0.99929999999999997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80">
            <text:p>80</text:p>
          </table:table-cell>
          <table:table-cell table:style-name="ACE-11" office:value-type="float" office:value="91.189999999999998">
            <text:p>9.119E01</text:p>
          </table:table-cell>
          <table:table-cell table:style-name="ACE-11" office:value-type="float" office:value="0.04215">
            <text:p>4.215E−02</text:p>
          </table:table-cell>
          <table:table-cell table:style-name="ACE-11" office:value-type="float" office:value="91.230000000000004">
            <text:p>9.123E01</text:p>
          </table:table-cell>
          <table:table-cell table:style-name="ACE-11" office:value-type="float" office:value="0.48849999999999999">
            <text:p>4.885E−01</text:p>
          </table:table-cell>
          <table:table-cell table:style-name="ACE-10" office:value-type="float" office:value="0.99939999999999996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00">
            <text:p>100</text:p>
          </table:table-cell>
          <table:table-cell table:style-name="ACE-11" office:value-type="float" office:value="76.140000000000001">
            <text:p>7.614E01</text:p>
          </table:table-cell>
          <table:table-cell table:style-name="ACE-11" office:value-type="float" office:value="0.034180000000000002">
            <text:p>3.418E−02</text:p>
          </table:table-cell>
          <table:table-cell table:style-name="ACE-11" office:value-type="float" office:value="76.180000000000007">
            <text:p>7.618E01</text:p>
          </table:table-cell>
          <table:table-cell table:style-name="ACE-11" office:value-type="float" office:value="0.72950000000000004">
            <text:p>7.295E−01</text:p>
          </table:table-cell>
          <table:table-cell table:style-name="ACE-10" office:value-type="float" office:value="0.99939999999999996">
            <text:p>0.999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50">
            <text:p>150</text:p>
          </table:table-cell>
          <table:table-cell table:style-name="ACE-11" office:value-type="float" office:value="54.93">
            <text:p>5.493E01</text:p>
          </table:table-cell>
          <table:table-cell table:style-name="ACE-11" office:value-type="float" office:value="0.02324">
            <text:p>2.324E−02</text:p>
          </table:table-cell>
          <table:table-cell table:style-name="ACE-11" office:value-type="float" office:value="54.960000000000001">
            <text:p>5.496E01</text:p>
          </table:table-cell>
          <table:table-cell table:style-name="ACE-11" office:value-type="float" office:value="1.514">
            <text:p>1.514E00</text:p>
          </table:table-cell>
          <table:table-cell table:style-name="ACE-10" office:value-type="float" office:value="0.99950000000000006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200">
            <text:p>200</text:p>
          </table:table-cell>
          <table:table-cell table:style-name="ACE-11" office:value-type="float" office:value="43.689999999999998">
            <text:p>4.369E01</text:p>
          </table:table-cell>
          <table:table-cell table:style-name="ACE-11" office:value-type="float" office:value="0.01763">
            <text:p>1.763E−02</text:p>
          </table:table-cell>
          <table:table-cell table:style-name="ACE-11" office:value-type="float" office:value="43.700000000000003">
            <text:p>4.370E01</text:p>
          </table:table-cell>
          <table:table-cell table:style-name="ACE-11" office:value-type="float" office:value="2.5430000000000001">
            <text:p>2.543E00</text:p>
          </table:table-cell>
          <table:table-cell table:style-name="ACE-10" office:value-type="float" office:value="0.99950000000000006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300">
            <text:p>300</text:p>
          </table:table-cell>
          <table:table-cell table:style-name="ACE-11" office:value-type="float" office:value="31.84">
            <text:p>3.184E01</text:p>
          </table:table-cell>
          <table:table-cell table:style-name="ACE-11" office:value-type="float" office:value="0.01191">
            <text:p>1.191E−02</text:p>
          </table:table-cell>
          <table:table-cell table:style-name="ACE-11" office:value-type="float" office:value="31.850000000000001">
            <text:p>3.185E01</text:p>
          </table:table-cell>
          <table:table-cell table:style-name="ACE-11" office:value-type="float" office:value="5.2649999999999997">
            <text:p>5.265E00</text:p>
          </table:table-cell>
          <table:table-cell table:style-name="ACE-10" office:value-type="float" office:value="0.99960000000000004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400">
            <text:p>400</text:p>
          </table:table-cell>
          <table:table-cell table:style-name="ACE-11" office:value-type="float" office:value="25.629999999999999">
            <text:p>2.563E01</text:p>
          </table:table-cell>
          <table:table-cell table:style-name="ACE-11" office:value-type="float" office:value="0.0089870000000000002">
            <text:p>8.987E−03</text:p>
          </table:table-cell>
          <table:table-cell table:style-name="ACE-11" office:value-type="float" office:value="25.640000000000001">
            <text:p>2.564E01</text:p>
          </table:table-cell>
          <table:table-cell table:style-name="ACE-11" office:value-type="float" office:value="8.7910000000000004">
            <text:p>8.791E00</text:p>
          </table:table-cell>
          <table:table-cell table:style-name="ACE-10" office:value-type="float" office:value="0.99960000000000004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500">
            <text:p>500</text:p>
          </table:table-cell>
          <table:table-cell table:style-name="ACE-11" office:value-type="float" office:value="21.789999999999999">
            <text:p>2.179E01</text:p>
          </table:table-cell>
          <table:table-cell table:style-name="ACE-11" office:value-type="float" office:value="0.0072189999999999997">
            <text:p>7.219E−03</text:p>
          </table:table-cell>
          <table:table-cell table:style-name="ACE-11" office:value-type="float" office:value="21.789999999999999">
            <text:p>2.179E01</text:p>
          </table:table-cell>
          <table:table-cell table:style-name="ACE-11" office:value-type="float" office:value="13.039999999999999">
            <text:p>1.304E01</text:p>
          </table:table-cell>
          <table:table-cell table:style-name="ACE-10" office:value-type="float" office:value="0.99960000000000004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600">
            <text:p>600</text:p>
          </table:table-cell>
          <table:table-cell table:style-name="ACE-11" office:value-type="float" office:value="19.170000000000002">
            <text:p>1.917E01</text:p>
          </table:table-cell>
          <table:table-cell table:style-name="ACE-11" office:value-type="float" office:value="0.0060340000000000003">
            <text:p>6.034E−03</text:p>
          </table:table-cell>
          <table:table-cell table:style-name="ACE-11" office:value-type="float" office:value="19.170000000000002">
            <text:p>1.917E01</text:p>
          </table:table-cell>
          <table:table-cell table:style-name="ACE-11" office:value-type="float" office:value="17.949999999999999">
            <text:p>1.795E01</text:p>
          </table:table-cell>
          <table:table-cell table:style-name="ACE-10" office:value-type="float" office:value="0.99960000000000004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800">
            <text:p>800</text:p>
          </table:table-cell>
          <table:table-cell table:style-name="ACE-11" office:value-type="float" office:value="15.83">
            <text:p>1.583E01</text:p>
          </table:table-cell>
          <table:table-cell table:style-name="ACE-11" office:value-type="float" office:value="0.0045329999999999997">
            <text:p>4.533E−03</text:p>
          </table:table-cell>
          <table:table-cell table:style-name="ACE-11" office:value-type="float" office:value="15.83">
            <text:p>1.583E01</text:p>
          </table:table-cell>
          <table:table-cell table:style-name="ACE-11" office:value-type="float" office:value="29.510000000000002">
            <text:p>2.951E01</text:p>
          </table:table-cell>
          <table:table-cell table:style-name="ACE-10" office:value-type="float" office:value="0.99960000000000004">
            <text:p>1</text:p>
          </table:table-cell>
          <table:table-cell table:number-columns-repeated="250" table:style-name="ACE-10"/>
        </table:table-row>
        <table:table-row table:style-name="AROW-0">
          <table:table-cell table:style-name="ACE-10" office:value-type="float" office:value="1000">
            <text:p>1000</text:p>
          </table:table-cell>
          <table:table-cell table:style-name="ACE-11" office:value-type="float" office:value="13.789999999999999">
            <text:p>1.379E01</text:p>
          </table:table-cell>
          <table:table-cell table:style-name="ACE-11" office:value-type="float" office:value="0.0036350000000000002">
            <text:p>3.635E−03</text:p>
          </table:table-cell>
          <table:table-cell table:style-name="ACE-11" office:value-type="float" office:value="13.789999999999999">
            <text:p>1.379E01</text:p>
          </table:table-cell>
          <table:table-cell table:style-name="ACE-11" office:value-type="float" office:value="43.100000000000001">
            <text:p>4.310E01</text:p>
          </table:table-cell>
          <table:table-cell table:style-name="ACE-10" office:value-type="float" office:value="0.99970000000000003">
            <text:p>1</text:p>
          </table:table-cell>
          <table:table-cell table:number-columns-repeated="250" table:style-name="ACE-10"/>
        </table:table-row>
        <table:table-row table:style-name="AROW-0" table:number-rows-repeated="2">
          <table:table-cell table:style-name="ACE-10"/>
          <table:table-cell table:number-columns-repeated="4" table:style-name="ACE-11"/>
          <table:table-cell table:number-columns-repeated="25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55])">
            <text:p/>
          </table:table-cell>
          <table:table-cell table:style-name="ACE-10" table:formula="of:=VALUE([.B55])">
            <text:p/>
          </table:table-cell>
          <table:table-cell table:style-name="ACE-10" table:formula="of:=VALUE([.C55])">
            <text:p/>
          </table:table-cell>
          <table:table-cell table:style-name="ACE-10" table:formula="of:=VALUE([.D55])">
            <text:p/>
          </table:table-cell>
          <table:table-cell table:style-name="ACE-10" table:formula="of:=VALUE([.E55])">
            <text:p/>
          </table:table-cell>
          <table:table-cell table:style-name="ACE-10" table:formula="of:=VALUE([.F55])">
            <text:p/>
          </table:table-cell>
          <table:table-cell table:number-columns-repeated="24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56])">
            <text:p/>
          </table:table-cell>
          <table:table-cell table:style-name="ACE-10" table:formula="of:=VALUE([.B56])">
            <text:p/>
          </table:table-cell>
          <table:table-cell table:style-name="ACE-10" table:formula="of:=VALUE([.C56])">
            <text:p/>
          </table:table-cell>
          <table:table-cell table:style-name="ACE-10" table:formula="of:=VALUE([.D56])">
            <text:p/>
          </table:table-cell>
          <table:table-cell table:style-name="ACE-10" table:formula="of:=VALUE([.E56])">
            <text:p/>
          </table:table-cell>
          <table:table-cell table:style-name="ACE-10" table:formula="of:=VALUE([.F56])">
            <text:p/>
          </table:table-cell>
          <table:table-cell table:number-columns-repeated="24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57])">
            <text:p/>
          </table:table-cell>
          <table:table-cell table:style-name="ACE-10" table:formula="of:=VALUE([.B57])">
            <text:p/>
          </table:table-cell>
          <table:table-cell table:style-name="ACE-10" table:formula="of:=VALUE([.C57])">
            <text:p/>
          </table:table-cell>
          <table:table-cell table:style-name="ACE-10" table:formula="of:=VALUE([.D57])">
            <text:p/>
          </table:table-cell>
          <table:table-cell table:style-name="ACE-10" table:formula="of:=VALUE([.E57])">
            <text:p/>
          </table:table-cell>
          <table:table-cell table:style-name="ACE-10" table:formula="of:=VALUE([.F57])">
            <text:p/>
          </table:table-cell>
          <table:table-cell table:number-columns-repeated="24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58])">
            <text:p/>
          </table:table-cell>
          <table:table-cell table:style-name="ACE-10" table:formula="of:=VALUE([.B58])">
            <text:p/>
          </table:table-cell>
          <table:table-cell table:style-name="ACE-10" table:formula="of:=VALUE([.C58])">
            <text:p/>
          </table:table-cell>
          <table:table-cell table:style-name="ACE-10" table:formula="of:=VALUE([.D58])">
            <text:p/>
          </table:table-cell>
          <table:table-cell table:style-name="ACE-10" table:formula="of:=VALUE([.E58])">
            <text:p/>
          </table:table-cell>
          <table:table-cell table:style-name="ACE-10" table:formula="of:=VALUE([.F58])">
            <text:p/>
          </table:table-cell>
          <table:table-cell table:number-columns-repeated="24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59])">
            <text:p/>
          </table:table-cell>
          <table:table-cell table:style-name="ACE-10" table:formula="of:=VALUE([.B59])">
            <text:p/>
          </table:table-cell>
          <table:table-cell table:style-name="ACE-10" table:formula="of:=VALUE([.C59])">
            <text:p/>
          </table:table-cell>
          <table:table-cell table:style-name="ACE-10" table:formula="of:=VALUE([.D59])">
            <text:p/>
          </table:table-cell>
          <table:table-cell table:style-name="ACE-10" table:formula="of:=VALUE([.E59])">
            <text:p/>
          </table:table-cell>
          <table:table-cell table:style-name="ACE-10" table:formula="of:=VALUE([.F59])">
            <text:p/>
          </table:table-cell>
          <table:table-cell table:number-columns-repeated="241" table:style-name="ACE-10"/>
        </table:table-row>
        <table:table-row table:style-name="AROW-0">
          <table:table-cell table:style-name="ACE-10"/>
          <table:table-cell table:number-columns-repeated="4" table:style-name="ACE-11"/>
          <table:table-cell table:number-columns-repeated="4" table:style-name="ACE-10"/>
          <table:table-cell table:style-name="ACE-10" table:formula="of:=VALUE([.A60])">
            <text:p/>
          </table:table-cell>
          <table:table-cell table:style-name="ACE-10" table:formula="of:=VALUE([.B60])">
            <text:p/>
          </table:table-cell>
          <table:table-cell table:style-name="ACE-10" table:formula="of:=VALUE([.C60])">
            <text:p/>
          </table:table-cell>
          <table:table-cell table:style-name="ACE-10" table:formula="of:=VALUE([.D60])">
            <text:p/>
          </table:table-cell>
          <table:table-cell table:style-name="ACE-10" table:formula="of:=VALUE([.E60])">
            <text:p/>
          </table:table-cell>
          <table:table-cell table:style-name="ACE-10" table:formula="of:=VALUE([.F60])">
            <text:p/>
          </table:table-cell>
          <table:table-cell table:number-columns-repeated="241" table:style-name="ACE-10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e-4 in Air'.$A$1"/>
          <table:named-expression table:name="Sheet_Title" table:expression="of:=&quot;He-4 in Air&quot;" table:base-cell-address="$'He-4 in Air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e-4 in Graphite" table:style-name="ta-4" table:print="true">
        <office:forms form:automatic-focus="false" form:apply-design-mode="false">
          <form:form/>
        </office:forms>
        <table:table-column table:default-cell-style-name="ACE-13" table:style-name="ACOL-4"/>
        <table:table-column table:default-cell-style-name="ACE-13" table:style-name="ACOL-5"/>
        <table:table-column table:default-cell-style-name="ACE-13" table:style-name="ACOL-6"/>
        <table:table-column table:default-cell-style-name="ACE-13" table:style-name="ACOL-5"/>
        <table:table-column table:default-cell-style-name="ACE-13" table:style-name="ACOL-6"/>
        <table:table-column table:default-cell-style-name="ACE-13" table:style-name="ACOL-0"/>
        <table:table-column table:default-cell-style-name="ACE-13" table:style-name="ACOL-0" table:number-columns-repeated="3"/>
        <table:table-column table:default-cell-style-name="ACE-13" table:style-name="ACOL-4"/>
        <table:table-column table:default-cell-style-name="ACE-13" table:style-name="ACOL-0"/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4"/>
        <table:table-column table:default-cell-style-name="ACE-13" table:style-name="ACOL-0" table:number-columns-repeated="242"/>
        <table:table-row table:style-name="AROW-0">
          <table:table-cell table:style-name="ACE-12" office:value-type="string">
            <text:p>Alpha particles in graphite, I = 81 eV, r = 2.265 g cm-3</text:p>
          </table:table-cell>
          <table:table-cell table:number-columns-repeated="255" table:style-name="ACE-13"/>
        </table:table-row>
        <table:table-row table:style-name="AROW-0">
          <table:table-cell table:style-name="ACE-12" office:value-type="string">
            <text:p>T</text:p>
          </table:table-cell>
          <table:table-cell table:style-name="ACE-13" office:value-type="string">
            <text:p>Sel/rho</text:p>
          </table:table-cell>
          <table:table-cell table:style-name="ACE-13" office:value-type="string">
            <text:p>Snuc/rho</text:p>
          </table:table-cell>
          <table:table-cell table:style-name="ACE-13" office:value-type="string">
            <text:p>Stot/rho</text:p>
          </table:table-cell>
          <table:table-cell table:style-name="ACE-13" office:value-type="string">
            <text:p>range</text:p>
          </table:table-cell>
          <table:table-cell table:style-name="ACE-13" office:value-type="string">
            <text:p>Detour factor</text:p>
          </table:table-cell>
          <table:table-cell table:number-columns-repeated="250" table:style-name="ACE-13"/>
        </table:table-row>
        <table:table-row table:style-name="AROW-0">
          <table:table-cell table:style-name="ACE-12"/>
          <table:table-cell table:number-columns-repeated="255" table:style-name="ACE-13"/>
        </table:table-row>
        <table:table-row table:style-name="AROW-0">
          <table:table-cell table:style-name="ACE-13" office:value-type="float" office:value="0.001">
            <text:p>0.0010</text:p>
          </table:table-cell>
          <table:table-cell table:style-name="ACE-14" office:value-type="float" office:value="192.30000000000001">
            <text:p>1.923E02</text:p>
          </table:table-cell>
          <table:table-cell table:style-name="ACE-14" office:value-type="float" office:value="155.69999999999999">
            <text:p>1.557E02</text:p>
          </table:table-cell>
          <table:table-cell table:style-name="ACE-14" office:value-type="float" office:value="348">
            <text:p>3.480E02</text:p>
          </table:table-cell>
          <table:table-cell table:style-name="ACE-14" office:value-type="float" office:value="3.63e-06">
            <text:p>3.630E−06</text:p>
          </table:table-cell>
          <table:table-cell table:style-name="ACE-13" office:value-type="float" office:value="0.46439999999999998">
            <text:p>0.464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15">
            <text:p>0.0015</text:p>
          </table:table-cell>
          <table:table-cell table:style-name="ACE-14" office:value-type="float" office:value="228.90000000000001">
            <text:p>2.289E02</text:p>
          </table:table-cell>
          <table:table-cell table:style-name="ACE-14" office:value-type="float" office:value="144.09999999999999">
            <text:p>1.441E02</text:p>
          </table:table-cell>
          <table:table-cell table:style-name="ACE-14" office:value-type="float" office:value="373">
            <text:p>3.730E02</text:p>
          </table:table-cell>
          <table:table-cell table:style-name="ACE-14" office:value-type="float" office:value="5.0100000000000003e-06">
            <text:p>5.010E−06</text:p>
          </table:table-cell>
          <table:table-cell table:style-name="ACE-13" office:value-type="float" office:value="0.49409999999999998">
            <text:p>0.494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2">
            <text:p>0.0020</text:p>
          </table:table-cell>
          <table:table-cell table:style-name="ACE-14" office:value-type="float" office:value="259">
            <text:p>2.590E02</text:p>
          </table:table-cell>
          <table:table-cell table:style-name="ACE-14" office:value-type="float" office:value="134">
            <text:p>1.340E02</text:p>
          </table:table-cell>
          <table:table-cell table:style-name="ACE-14" office:value-type="float" office:value="393">
            <text:p>3.930E02</text:p>
          </table:table-cell>
          <table:table-cell table:style-name="ACE-14" office:value-type="float" office:value="6.3149999999999997e-06">
            <text:p>6.315E−06</text:p>
          </table:table-cell>
          <table:table-cell table:style-name="ACE-13" office:value-type="float" office:value="0.51849999999999996">
            <text:p>0.518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30000000000000001">
            <text:p>0.0030</text:p>
          </table:table-cell>
          <table:table-cell table:style-name="ACE-14" office:value-type="float" office:value="308.30000000000001">
            <text:p>3.083E02</text:p>
          </table:table-cell>
          <table:table-cell table:style-name="ACE-14" office:value-type="float" office:value="117.90000000000001">
            <text:p>1.179E02</text:p>
          </table:table-cell>
          <table:table-cell table:style-name="ACE-14" office:value-type="float" office:value="426.19999999999999">
            <text:p>4.262E02</text:p>
          </table:table-cell>
          <table:table-cell table:style-name="ACE-14" office:value-type="float" office:value="8.755e-06">
            <text:p>8.755E−06</text:p>
          </table:table-cell>
          <table:table-cell table:style-name="ACE-13" office:value-type="float" office:value="0.55649999999999999">
            <text:p>0.55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40000000000000001">
            <text:p>0.0040</text:p>
          </table:table-cell>
          <table:table-cell table:style-name="ACE-14" office:value-type="float" office:value="348.89999999999998">
            <text:p>3.489E02</text:p>
          </table:table-cell>
          <table:table-cell table:style-name="ACE-14" office:value-type="float" office:value="105.8">
            <text:p>1.058E02</text:p>
          </table:table-cell>
          <table:table-cell table:style-name="ACE-14" office:value-type="float" office:value="454.69999999999999">
            <text:p>4.547E02</text:p>
          </table:table-cell>
          <table:table-cell table:style-name="ACE-14" office:value-type="float" office:value="1.102e-05">
            <text:p>1.102E−05</text:p>
          </table:table-cell>
          <table:table-cell table:style-name="ACE-13" office:value-type="float" office:value="0.58560000000000001">
            <text:p>0.58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50000000000000001">
            <text:p>0.0050</text:p>
          </table:table-cell>
          <table:table-cell table:style-name="ACE-14" office:value-type="float" office:value="384">
            <text:p>3.840E02</text:p>
          </table:table-cell>
          <table:table-cell table:style-name="ACE-14" office:value-type="float" office:value="96.269999999999996">
            <text:p>9.627E01</text:p>
          </table:table-cell>
          <table:table-cell table:style-name="ACE-14" office:value-type="float" office:value="480.30000000000001">
            <text:p>4.803E02</text:p>
          </table:table-cell>
          <table:table-cell table:style-name="ACE-14" office:value-type="float" office:value="1.3159999999999999e-05">
            <text:p>1.316E−05</text:p>
          </table:table-cell>
          <table:table-cell table:style-name="ACE-13" office:value-type="float" office:value="0.60909999999999997">
            <text:p>0.60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60000000000000001">
            <text:p>0.0060</text:p>
          </table:table-cell>
          <table:table-cell table:style-name="ACE-14" office:value-type="float" office:value="415.30000000000001">
            <text:p>4.153E02</text:p>
          </table:table-cell>
          <table:table-cell table:style-name="ACE-14" office:value-type="float" office:value="88.599999999999994">
            <text:p>8.860E01</text:p>
          </table:table-cell>
          <table:table-cell table:style-name="ACE-14" office:value-type="float" office:value="503.89999999999998">
            <text:p>5.039E02</text:p>
          </table:table-cell>
          <table:table-cell table:style-name="ACE-14" office:value-type="float" office:value="1.52e-05">
            <text:p>1.520E−05</text:p>
          </table:table-cell>
          <table:table-cell table:style-name="ACE-13" office:value-type="float" office:value="0.62880000000000003">
            <text:p>0.62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080000000000000002">
            <text:p>0.0080</text:p>
          </table:table-cell>
          <table:table-cell table:style-name="ACE-14" office:value-type="float" office:value="469.89999999999998">
            <text:p>4.699E02</text:p>
          </table:table-cell>
          <table:table-cell table:style-name="ACE-14" office:value-type="float" office:value="76.849999999999994">
            <text:p>7.685E01</text:p>
          </table:table-cell>
          <table:table-cell table:style-name="ACE-14" office:value-type="float" office:value="546.79999999999995">
            <text:p>5.468E02</text:p>
          </table:table-cell>
          <table:table-cell table:style-name="ACE-14" office:value-type="float" office:value="1.9000000000000001e-05">
            <text:p>1.900E−05</text:p>
          </table:table-cell>
          <table:table-cell table:style-name="ACE-13" office:value-type="float" office:value="0.66020000000000001">
            <text:p>0.6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1">
            <text:p>0.0100</text:p>
          </table:table-cell>
          <table:table-cell table:style-name="ACE-14" office:value-type="float" office:value="517">
            <text:p>5.170E02</text:p>
          </table:table-cell>
          <table:table-cell table:style-name="ACE-14" office:value-type="float" office:value="68.219999999999999">
            <text:p>6.822E01</text:p>
          </table:table-cell>
          <table:table-cell table:style-name="ACE-14" office:value-type="float" office:value="585.20000000000005">
            <text:p>5.852E02</text:p>
          </table:table-cell>
          <table:table-cell table:style-name="ACE-14" office:value-type="float" office:value="2.2529999999999999e-05">
            <text:p>2.253E−05</text:p>
          </table:table-cell>
          <table:table-cell table:style-name="ACE-13" office:value-type="float" office:value="0.68459999999999999">
            <text:p>0.685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14999999999999999">
            <text:p>0.0150</text:p>
          </table:table-cell>
          <table:table-cell table:style-name="ACE-14" office:value-type="float" office:value="615.10000000000002">
            <text:p>6.151E02</text:p>
          </table:table-cell>
          <table:table-cell table:style-name="ACE-14" office:value-type="float" office:value="53.950000000000003">
            <text:p>5.395E01</text:p>
          </table:table-cell>
          <table:table-cell table:style-name="ACE-14" office:value-type="float" office:value="669">
            <text:p>6.690E02</text:p>
          </table:table-cell>
          <table:table-cell table:style-name="ACE-14" office:value-type="float" office:value="3.0499999999999999e-05">
            <text:p>3.050E−05</text:p>
          </table:table-cell>
          <table:table-cell table:style-name="ACE-13" office:value-type="float" office:value="0.72799999999999998">
            <text:p>0.728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2">
            <text:p>0.0200</text:p>
          </table:table-cell>
          <table:table-cell table:style-name="ACE-14" office:value-type="float" office:value="695.5">
            <text:p>6.955E02</text:p>
          </table:table-cell>
          <table:table-cell table:style-name="ACE-14" office:value-type="float" office:value="45.090000000000003">
            <text:p>4.509E01</text:p>
          </table:table-cell>
          <table:table-cell table:style-name="ACE-14" office:value-type="float" office:value="740.60000000000002">
            <text:p>7.406E02</text:p>
          </table:table-cell>
          <table:table-cell table:style-name="ACE-14" office:value-type="float" office:value="3.7599999999999999e-05">
            <text:p>3.760E−05</text:p>
          </table:table-cell>
          <table:table-cell table:style-name="ACE-13" office:value-type="float" office:value="0.75749999999999995">
            <text:p>0.757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29999999999999999">
            <text:p>0.0300</text:p>
          </table:table-cell>
          <table:table-cell table:style-name="ACE-14" office:value-type="float" office:value="826.20000000000005">
            <text:p>8.262E02</text:p>
          </table:table-cell>
          <table:table-cell table:style-name="ACE-14" office:value-type="float" office:value="34.460000000000001">
            <text:p>3.446E01</text:p>
          </table:table-cell>
          <table:table-cell table:style-name="ACE-14" office:value-type="float" office:value="860.70000000000005">
            <text:p>8.607E02</text:p>
          </table:table-cell>
          <table:table-cell table:style-name="ACE-14" office:value-type="float" office:value="5.0080000000000002e-05">
            <text:p>5.008E−05</text:p>
          </table:table-cell>
          <table:table-cell table:style-name="ACE-13" office:value-type="float" office:value="0.79630000000000001">
            <text:p>0.79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40000000000000001">
            <text:p>0.0400</text:p>
          </table:table-cell>
          <table:table-cell table:style-name="ACE-14" office:value-type="float" office:value="932.70000000000005">
            <text:p>9.327E02</text:p>
          </table:table-cell>
          <table:table-cell table:style-name="ACE-14" office:value-type="float" office:value="28.199999999999999">
            <text:p>2.820E01</text:p>
          </table:table-cell>
          <table:table-cell table:style-name="ACE-14" office:value-type="float" office:value="960.89999999999998">
            <text:p>9.609E02</text:p>
          </table:table-cell>
          <table:table-cell table:style-name="ACE-14" office:value-type="float" office:value="6.1050000000000007e-05">
            <text:p>6.105E−05</text:p>
          </table:table-cell>
          <table:table-cell table:style-name="ACE-13" office:value-type="float" office:value="0.82130000000000003">
            <text:p>0.82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50000000000000003">
            <text:p>0.0500</text:p>
          </table:table-cell>
          <table:table-cell table:style-name="ACE-14" office:value-type="float" office:value="1024">
            <text:p>1.024E03</text:p>
          </table:table-cell>
          <table:table-cell table:style-name="ACE-14" office:value-type="float" office:value="24.02">
            <text:p>2.402E01</text:p>
          </table:table-cell>
          <table:table-cell table:style-name="ACE-14" office:value-type="float" office:value="1048">
            <text:p>1.048E03</text:p>
          </table:table-cell>
          <table:table-cell table:style-name="ACE-14" office:value-type="float" office:value="7.1000000000000005e-05">
            <text:p>7.100E−05</text:p>
          </table:table-cell>
          <table:table-cell table:style-name="ACE-13" office:value-type="float" office:value="0.83930000000000005">
            <text:p>0.83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59999999999999998">
            <text:p>0.0600</text:p>
          </table:table-cell>
          <table:table-cell table:style-name="ACE-14" office:value-type="float" office:value="1104">
            <text:p>1.104E03</text:p>
          </table:table-cell>
          <table:table-cell table:style-name="ACE-14" office:value-type="float" office:value="21.010000000000002">
            <text:p>2.101E01</text:p>
          </table:table-cell>
          <table:table-cell table:style-name="ACE-14" office:value-type="float" office:value="1125">
            <text:p>1.125E03</text:p>
          </table:table-cell>
          <table:table-cell table:style-name="ACE-14" office:value-type="float" office:value="8.0210000000000006e-05">
            <text:p>8.021E−05</text:p>
          </table:table-cell>
          <table:table-cell table:style-name="ACE-13" office:value-type="float" office:value="0.85299999999999998">
            <text:p>0.853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080000000000000002">
            <text:p>0.0800</text:p>
          </table:table-cell>
          <table:table-cell table:style-name="ACE-14" office:value-type="float" office:value="1240">
            <text:p>1.240E03</text:p>
          </table:table-cell>
          <table:table-cell table:style-name="ACE-14" office:value-type="float" office:value="16.93">
            <text:p>1.693E01</text:p>
          </table:table-cell>
          <table:table-cell table:style-name="ACE-14" office:value-type="float" office:value="1257">
            <text:p>1.257E03</text:p>
          </table:table-cell>
          <table:table-cell table:style-name="ACE-14" office:value-type="float" office:value="9.6990000000000005e-05">
            <text:p>9.699E−05</text:p>
          </table:table-cell>
          <table:table-cell table:style-name="ACE-13" office:value-type="float" office:value="0.87270000000000003">
            <text:p>0.873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10000000000000001">
            <text:p>0.1000</text:p>
          </table:table-cell>
          <table:table-cell table:style-name="ACE-14" office:value-type="float" office:value="1354">
            <text:p>1.354E03</text:p>
          </table:table-cell>
          <table:table-cell table:style-name="ACE-14" office:value-type="float" office:value="14.27">
            <text:p>1.427E01</text:p>
          </table:table-cell>
          <table:table-cell table:style-name="ACE-14" office:value-type="float" office:value="1368">
            <text:p>1.368E03</text:p>
          </table:table-cell>
          <table:table-cell table:style-name="ACE-14" office:value-type="float" office:value="0.0001122">
            <text:p>1.122E−04</text:p>
          </table:table-cell>
          <table:table-cell table:style-name="ACE-13" office:value-type="float" office:value="0.88660000000000005">
            <text:p>0.887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14999999999999999">
            <text:p>0.1500</text:p>
          </table:table-cell>
          <table:table-cell table:style-name="ACE-14" office:value-type="float" office:value="1574">
            <text:p>1.574E03</text:p>
          </table:table-cell>
          <table:table-cell table:style-name="ACE-14" office:value-type="float" office:value="10.380000000000001">
            <text:p>1.038E01</text:p>
          </table:table-cell>
          <table:table-cell table:style-name="ACE-14" office:value-type="float" office:value="1584">
            <text:p>1.584E03</text:p>
          </table:table-cell>
          <table:table-cell table:style-name="ACE-14" office:value-type="float" office:value="0.000146">
            <text:p>1.460E−04</text:p>
          </table:table-cell>
          <table:table-cell table:style-name="ACE-13" office:value-type="float" office:value="0.90869999999999995">
            <text:p>0.90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20000000000000001">
            <text:p>0.2000</text:p>
          </table:table-cell>
          <table:table-cell table:style-name="ACE-14" office:value-type="float" office:value="1731">
            <text:p>1.731E03</text:p>
          </table:table-cell>
          <table:table-cell table:style-name="ACE-14" office:value-type="float" office:value="8.2490000000000006">
            <text:p>8.249E00</text:p>
          </table:table-cell>
          <table:table-cell table:style-name="ACE-14" office:value-type="float" office:value="1739">
            <text:p>1.739E03</text:p>
          </table:table-cell>
          <table:table-cell table:style-name="ACE-14" office:value-type="float" office:value="0.000176">
            <text:p>1.760E−04</text:p>
          </table:table-cell>
          <table:table-cell table:style-name="ACE-13" office:value-type="float" office:value="0.92220000000000002">
            <text:p>0.922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29999999999999999">
            <text:p>0.3000</text:p>
          </table:table-cell>
          <table:table-cell table:style-name="ACE-14" office:value-type="float" office:value="1929">
            <text:p>1.929E03</text:p>
          </table:table-cell>
          <table:table-cell table:style-name="ACE-14" office:value-type="float" office:value="5.931">
            <text:p>5.931E00</text:p>
          </table:table-cell>
          <table:table-cell table:style-name="ACE-14" office:value-type="float" office:value="1935">
            <text:p>1.935E03</text:p>
          </table:table-cell>
          <table:table-cell table:style-name="ACE-14" office:value-type="float" office:value="0.00023020000000000001">
            <text:p>2.302E−04</text:p>
          </table:table-cell>
          <table:table-cell table:style-name="ACE-13" office:value-type="float" office:value="0.9385">
            <text:p>0.93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40000000000000002">
            <text:p>0.4000</text:p>
          </table:table-cell>
          <table:table-cell table:style-name="ACE-14" office:value-type="float" office:value="2027">
            <text:p>2.027E03</text:p>
          </table:table-cell>
          <table:table-cell table:style-name="ACE-14" office:value-type="float" office:value="4.6769999999999996">
            <text:p>4.677E00</text:p>
          </table:table-cell>
          <table:table-cell table:style-name="ACE-14" office:value-type="float" office:value="2032">
            <text:p>2.032E03</text:p>
          </table:table-cell>
          <table:table-cell table:style-name="ACE-14" office:value-type="float" office:value="0.00028049999999999999">
            <text:p>2.805E−04</text:p>
          </table:table-cell>
          <table:table-cell table:style-name="ACE-13" office:value-type="float" office:value="0.94850000000000001">
            <text:p>0.94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5">
            <text:p>0.5000</text:p>
          </table:table-cell>
          <table:table-cell table:style-name="ACE-14" office:value-type="float" office:value="2063">
            <text:p>2.063E03</text:p>
          </table:table-cell>
          <table:table-cell table:style-name="ACE-14" office:value-type="float" office:value="3.8839999999999999">
            <text:p>3.884E00</text:p>
          </table:table-cell>
          <table:table-cell table:style-name="ACE-14" office:value-type="float" office:value="2067">
            <text:p>2.067E03</text:p>
          </table:table-cell>
          <table:table-cell table:style-name="ACE-14" office:value-type="float" office:value="0.00032919999999999998">
            <text:p>3.292E−04</text:p>
          </table:table-cell>
          <table:table-cell table:style-name="ACE-13" office:value-type="float" office:value="0.95550000000000002">
            <text:p>0.95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59999999999999998">
            <text:p>0.6000</text:p>
          </table:table-cell>
          <table:table-cell table:style-name="ACE-14" office:value-type="float" office:value="2060">
            <text:p>2.060E03</text:p>
          </table:table-cell>
          <table:table-cell table:style-name="ACE-14" office:value-type="float" office:value="3.3330000000000002">
            <text:p>3.333E00</text:p>
          </table:table-cell>
          <table:table-cell table:style-name="ACE-14" office:value-type="float" office:value="2063">
            <text:p>2.063E03</text:p>
          </table:table-cell>
          <table:table-cell table:style-name="ACE-14" office:value-type="float" office:value="0.00037760000000000002">
            <text:p>3.776E−04</text:p>
          </table:table-cell>
          <table:table-cell table:style-name="ACE-13" office:value-type="float" office:value="0.96079999999999999">
            <text:p>0.96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0.80000000000000004">
            <text:p>0.8000</text:p>
          </table:table-cell>
          <table:table-cell table:style-name="ACE-14" office:value-type="float" office:value="1993">
            <text:p>1.993E03</text:p>
          </table:table-cell>
          <table:table-cell table:style-name="ACE-14" office:value-type="float" office:value="2.613">
            <text:p>2.613E00</text:p>
          </table:table-cell>
          <table:table-cell table:style-name="ACE-14" office:value-type="float" office:value="1996">
            <text:p>1.996E03</text:p>
          </table:table-cell>
          <table:table-cell table:style-name="ACE-14" office:value-type="float" office:value="0.00047590000000000002">
            <text:p>4.759E−04</text:p>
          </table:table-cell>
          <table:table-cell table:style-name="ACE-13" office:value-type="float" office:value="0.96830000000000005">
            <text:p>0.968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">
            <text:p>1.0000</text:p>
          </table:table-cell>
          <table:table-cell table:style-name="ACE-14" office:value-type="float" office:value="1891">
            <text:p>1.891E03</text:p>
          </table:table-cell>
          <table:table-cell table:style-name="ACE-14" office:value-type="float" office:value="2.161">
            <text:p>2.161E00</text:p>
          </table:table-cell>
          <table:table-cell table:style-name="ACE-14" office:value-type="float" office:value="1893">
            <text:p>1.893E03</text:p>
          </table:table-cell>
          <table:table-cell table:style-name="ACE-14" office:value-type="float" office:value="0.00057879999999999997">
            <text:p>5.788E−04</text:p>
          </table:table-cell>
          <table:table-cell table:style-name="ACE-13" office:value-type="float" office:value="0.97360000000000002">
            <text:p>0.974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.5">
            <text:p>1.5000</text:p>
          </table:table-cell>
          <table:table-cell table:style-name="ACE-14" office:value-type="float" office:value="1615">
            <text:p>1.615E03</text:p>
          </table:table-cell>
          <table:table-cell table:style-name="ACE-14" office:value-type="float" office:value="1.526">
            <text:p>1.526E00</text:p>
          </table:table-cell>
          <table:table-cell table:style-name="ACE-14" office:value-type="float" office:value="1616">
            <text:p>1.616E03</text:p>
          </table:table-cell>
          <table:table-cell table:style-name="ACE-14" office:value-type="float" office:value="0.00086439999999999998">
            <text:p>8.644E−04</text:p>
          </table:table-cell>
          <table:table-cell table:style-name="ACE-13" office:value-type="float" office:value="0.98180000000000001">
            <text:p>0.982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2">
            <text:p>2.0000</text:p>
          </table:table-cell>
          <table:table-cell table:style-name="ACE-14" office:value-type="float" office:value="1387">
            <text:p>1.387E03</text:p>
          </table:table-cell>
          <table:table-cell table:style-name="ACE-14" office:value-type="float" office:value="1.1890000000000001">
            <text:p>1.189E00</text:p>
          </table:table-cell>
          <table:table-cell table:style-name="ACE-14" office:value-type="float" office:value="1388">
            <text:p>1.388E03</text:p>
          </table:table-cell>
          <table:table-cell table:style-name="ACE-14" office:value-type="float" office:value="0.001199">
            <text:p>1.199E−03</text:p>
          </table:table-cell>
          <table:table-cell table:style-name="ACE-13" office:value-type="float" office:value="0.98650000000000004">
            <text:p>0.987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3">
            <text:p>3.0000</text:p>
          </table:table-cell>
          <table:table-cell table:style-name="ACE-14" office:value-type="float" office:value="1085">
            <text:p>1.085E03</text:p>
          </table:table-cell>
          <table:table-cell table:style-name="ACE-14" office:value-type="float" office:value="0.83499999999999996">
            <text:p>8.350E−01</text:p>
          </table:table-cell>
          <table:table-cell table:style-name="ACE-14" office:value-type="float" office:value="1086">
            <text:p>1.086E03</text:p>
          </table:table-cell>
          <table:table-cell table:style-name="ACE-14" office:value-type="float" office:value="0.0020209999999999998">
            <text:p>2.021E−03</text:p>
          </table:table-cell>
          <table:table-cell table:style-name="ACE-13" office:value-type="float" office:value="0.99160000000000004">
            <text:p>0.992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4">
            <text:p>4.0000</text:p>
          </table:table-cell>
          <table:table-cell table:style-name="ACE-14" office:value-type="float" office:value="898.20000000000005">
            <text:p>8.982E02</text:p>
          </table:table-cell>
          <table:table-cell table:style-name="ACE-14" office:value-type="float" office:value="0.64859999999999995">
            <text:p>6.486E−01</text:p>
          </table:table-cell>
          <table:table-cell table:style-name="ACE-14" office:value-type="float" office:value="898.79999999999995">
            <text:p>8.988E02</text:p>
          </table:table-cell>
          <table:table-cell table:style-name="ACE-14" office:value-type="float" office:value="0.0030379999999999999">
            <text:p>3.038E−03</text:p>
          </table:table-cell>
          <table:table-cell table:style-name="ACE-13" office:value-type="float" office:value="0.99409999999999998">
            <text:p>0.994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5">
            <text:p>5.0000</text:p>
          </table:table-cell>
          <table:table-cell table:style-name="ACE-14" office:value-type="float" office:value="772">
            <text:p>7.720E02</text:p>
          </table:table-cell>
          <table:table-cell table:style-name="ACE-14" office:value-type="float" office:value="0.53269999999999995">
            <text:p>5.327E−01</text:p>
          </table:table-cell>
          <table:table-cell table:style-name="ACE-14" office:value-type="float" office:value="772.5">
            <text:p>7.725E02</text:p>
          </table:table-cell>
          <table:table-cell table:style-name="ACE-14" office:value-type="float" office:value="0.0042420000000000001">
            <text:p>4.242E−03</text:p>
          </table:table-cell>
          <table:table-cell table:style-name="ACE-13" office:value-type="float" office:value="0.99560000000000004">
            <text:p>0.996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6">
            <text:p>6.0000</text:p>
          </table:table-cell>
          <table:table-cell table:style-name="ACE-14" office:value-type="float" office:value="680.39999999999998">
            <text:p>6.804E02</text:p>
          </table:table-cell>
          <table:table-cell table:style-name="ACE-14" office:value-type="float" office:value="0.45319999999999999">
            <text:p>4.532E−01</text:p>
          </table:table-cell>
          <table:table-cell table:style-name="ACE-14" office:value-type="float" office:value="680.79999999999995">
            <text:p>6.808E02</text:p>
          </table:table-cell>
          <table:table-cell table:style-name="ACE-14" office:value-type="float" office:value="0.0056239999999999997">
            <text:p>5.624E−03</text:p>
          </table:table-cell>
          <table:table-cell table:style-name="ACE-13" office:value-type="float" office:value="0.99650000000000005">
            <text:p>0.997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8">
            <text:p>8.0000</text:p>
          </table:table-cell>
          <table:table-cell table:style-name="ACE-14" office:value-type="float" office:value="554.39999999999998">
            <text:p>5.544E02</text:p>
          </table:table-cell>
          <table:table-cell table:style-name="ACE-14" office:value-type="float" office:value="0.35089999999999999">
            <text:p>3.509E−01</text:p>
          </table:table-cell>
          <table:table-cell table:style-name="ACE-14" office:value-type="float" office:value="554.70000000000005">
            <text:p>5.547E02</text:p>
          </table:table-cell>
          <table:table-cell table:style-name="ACE-14" office:value-type="float" office:value="0.0088990000000000007">
            <text:p>8.899E−03</text:p>
          </table:table-cell>
          <table:table-cell table:style-name="ACE-13" office:value-type="float" office:value="0.99760000000000004">
            <text:p>0.998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0">
            <text:p>10.0000</text:p>
          </table:table-cell>
          <table:table-cell table:style-name="ACE-14" office:value-type="float" office:value="471.19999999999999">
            <text:p>4.712E02</text:p>
          </table:table-cell>
          <table:table-cell table:style-name="ACE-14" office:value-type="float" office:value="0.28739999999999999">
            <text:p>2.874E−01</text:p>
          </table:table-cell>
          <table:table-cell table:style-name="ACE-14" office:value-type="float" office:value="471.5">
            <text:p>4.715E02</text:p>
          </table:table-cell>
          <table:table-cell table:style-name="ACE-14" office:value-type="float" office:value="0.01282">
            <text:p>1.282E−02</text:p>
          </table:table-cell>
          <table:table-cell table:style-name="ACE-13" office:value-type="float" office:value="0.99809999999999999">
            <text:p>0.998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5">
            <text:p>15.0000</text:p>
          </table:table-cell>
          <table:table-cell table:style-name="ACE-14" office:value-type="float" office:value="347.80000000000001">
            <text:p>3.478E02</text:p>
          </table:table-cell>
          <table:table-cell table:style-name="ACE-14" office:value-type="float" office:value="0.1996">
            <text:p>1.996E−01</text:p>
          </table:table-cell>
          <table:table-cell table:style-name="ACE-14" office:value-type="float" office:value="348">
            <text:p>3.480E02</text:p>
          </table:table-cell>
          <table:table-cell table:style-name="ACE-14" office:value-type="float" office:value="0.025329999999999998">
            <text:p>2.533E−02</text:p>
          </table:table-cell>
          <table:table-cell table:style-name="ACE-13" office:value-type="float" office:value="0.99880000000000002">
            <text:p>0.99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20">
            <text:p>20.0000</text:p>
          </table:table-cell>
          <table:table-cell table:style-name="ACE-14" office:value-type="float" office:value="278.80000000000001">
            <text:p>2.788E02</text:p>
          </table:table-cell>
          <table:table-cell table:style-name="ACE-14" office:value-type="float" office:value="0.15379999999999999">
            <text:p>1.538E−01</text:p>
          </table:table-cell>
          <table:table-cell table:style-name="ACE-14" office:value-type="float" office:value="278.89999999999998">
            <text:p>2.789E02</text:p>
          </table:table-cell>
          <table:table-cell table:style-name="ACE-14" office:value-type="float" office:value="0.041489999999999999">
            <text:p>4.149E−02</text:p>
          </table:table-cell>
          <table:table-cell table:style-name="ACE-13" office:value-type="float" office:value="0.99909999999999999">
            <text:p>0.99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30">
            <text:p>30.0000</text:p>
          </table:table-cell>
          <table:table-cell table:style-name="ACE-14" office:value-type="float" office:value="202.80000000000001">
            <text:p>2.028E02</text:p>
          </table:table-cell>
          <table:table-cell table:style-name="ACE-14" office:value-type="float" office:value="0.1062">
            <text:p>1.062E−01</text:p>
          </table:table-cell>
          <table:table-cell table:style-name="ACE-14" office:value-type="float" office:value="202.90000000000001">
            <text:p>2.029E02</text:p>
          </table:table-cell>
          <table:table-cell table:style-name="ACE-14" office:value-type="float" office:value="0.084140000000000006">
            <text:p>8.414E−02</text:p>
          </table:table-cell>
          <table:table-cell table:style-name="ACE-13" office:value-type="float" office:value="0.99929999999999997">
            <text:p>0.99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40">
            <text:p>40.0000</text:p>
          </table:table-cell>
          <table:table-cell table:style-name="ACE-14" office:value-type="float" office:value="161.19999999999999">
            <text:p>1.612E02</text:p>
          </table:table-cell>
          <table:table-cell table:style-name="ACE-14" office:value-type="float" office:value="0.081490000000000007">
            <text:p>8.149E−02</text:p>
          </table:table-cell>
          <table:table-cell table:style-name="ACE-14" office:value-type="float" office:value="161.30000000000001">
            <text:p>1.613E02</text:p>
          </table:table-cell>
          <table:table-cell table:style-name="ACE-14" office:value-type="float" office:value="0.13980000000000001">
            <text:p>1.398E−01</text:p>
          </table:table-cell>
          <table:table-cell table:style-name="ACE-13" office:value-type="float" office:value="0.99939999999999996">
            <text:p>0.999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50">
            <text:p>50.0000</text:p>
          </table:table-cell>
          <table:table-cell table:style-name="ACE-14" office:value-type="float" office:value="134.80000000000001">
            <text:p>1.348E02</text:p>
          </table:table-cell>
          <table:table-cell table:style-name="ACE-14" office:value-type="float" office:value="0.066259999999999999">
            <text:p>6.626E−02</text:p>
          </table:table-cell>
          <table:table-cell table:style-name="ACE-14" office:value-type="float" office:value="134.80000000000001">
            <text:p>1.348E02</text:p>
          </table:table-cell>
          <table:table-cell table:style-name="ACE-14" office:value-type="float" office:value="0.2079">
            <text:p>2.079E−01</text:p>
          </table:table-cell>
          <table:table-cell table:style-name="ACE-13" office:value-type="float" office:value="0.99950000000000006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60">
            <text:p>60.0000</text:p>
          </table:table-cell>
          <table:table-cell table:style-name="ACE-14" office:value-type="float" office:value="116.3">
            <text:p>1.163E02</text:p>
          </table:table-cell>
          <table:table-cell table:style-name="ACE-14" office:value-type="float" office:value="0.055879999999999999">
            <text:p>5.588E−02</text:p>
          </table:table-cell>
          <table:table-cell table:style-name="ACE-14" office:value-type="float" office:value="116.40000000000001">
            <text:p>1.164E02</text:p>
          </table:table-cell>
          <table:table-cell table:style-name="ACE-14" office:value-type="float" office:value="0.28799999999999998">
            <text:p>2.880E−01</text:p>
          </table:table-cell>
          <table:table-cell table:style-name="ACE-13" office:value-type="float" office:value="0.99050000000000005">
            <text:p>0.99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80">
            <text:p>80.0000</text:p>
          </table:table-cell>
          <table:table-cell table:style-name="ACE-14" office:value-type="float" office:value="92.140000000000001">
            <text:p>9.214E01</text:p>
          </table:table-cell>
          <table:table-cell table:style-name="ACE-14" office:value-type="float" office:value="0.042659999999999997">
            <text:p>4.266E−02</text:p>
          </table:table-cell>
          <table:table-cell table:style-name="ACE-14" office:value-type="float" office:value="92.180000000000007">
            <text:p>9.218E01</text:p>
          </table:table-cell>
          <table:table-cell table:style-name="ACE-14" office:value-type="float" office:value="0.48259999999999997">
            <text:p>4.826E−01</text:p>
          </table:table-cell>
          <table:table-cell table:style-name="ACE-13" office:value-type="float" office:value="0.99950000000000006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00">
            <text:p>100.0000</text:p>
          </table:table-cell>
          <table:table-cell table:style-name="ACE-14" office:value-type="float" office:value="76.890000000000001">
            <text:p>7.689E01</text:p>
          </table:table-cell>
          <table:table-cell table:style-name="ACE-14" office:value-type="float" office:value="0.034549999999999997">
            <text:p>3.455E−02</text:p>
          </table:table-cell>
          <table:table-cell table:style-name="ACE-14" office:value-type="float" office:value="76.930000000000007">
            <text:p>7.693E01</text:p>
          </table:table-cell>
          <table:table-cell table:style-name="ACE-14" office:value-type="float" office:value="0.72119999999999995">
            <text:p>7.212E−01</text:p>
          </table:table-cell>
          <table:table-cell table:style-name="ACE-13" office:value-type="float" office:value="0.99960000000000004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50">
            <text:p>150.0000</text:p>
          </table:table-cell>
          <table:table-cell table:style-name="ACE-14" office:value-type="float" office:value="55.43">
            <text:p>5.543E01</text:p>
          </table:table-cell>
          <table:table-cell table:style-name="ACE-14" office:value-type="float" office:value="0.023439999999999999">
            <text:p>2.344E−02</text:p>
          </table:table-cell>
          <table:table-cell table:style-name="ACE-14" office:value-type="float" office:value="55.450000000000003">
            <text:p>5.545E01</text:p>
          </table:table-cell>
          <table:table-cell table:style-name="ACE-14" office:value-type="float" office:value="1.4990000000000001">
            <text:p>1.499E00</text:p>
          </table:table-cell>
          <table:table-cell table:style-name="ACE-13" office:value-type="float" office:value="0.99960000000000004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200">
            <text:p>200.0000</text:p>
          </table:table-cell>
          <table:table-cell table:style-name="ACE-14" office:value-type="float" office:value="44.049999999999997">
            <text:p>4.405E01</text:p>
          </table:table-cell>
          <table:table-cell table:style-name="ACE-14" office:value-type="float" office:value="0.017760000000000001">
            <text:p>1.776E−02</text:p>
          </table:table-cell>
          <table:table-cell table:style-name="ACE-14" office:value-type="float" office:value="44.07">
            <text:p>4.407E01</text:p>
          </table:table-cell>
          <table:table-cell table:style-name="ACE-14" office:value-type="float" office:value="2.5179999999999998">
            <text:p>2.518E00</text:p>
          </table:table-cell>
          <table:table-cell table:style-name="ACE-13" office:value-type="float" office:value="0.99960000000000004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300">
            <text:p>300.0000</text:p>
          </table:table-cell>
          <table:table-cell table:style-name="ACE-14" office:value-type="float" office:value="32.090000000000003">
            <text:p>3.209E01</text:p>
          </table:table-cell>
          <table:table-cell table:style-name="ACE-14" office:value-type="float" office:value="0.011979999999999999">
            <text:p>1.198E−02</text:p>
          </table:table-cell>
          <table:table-cell table:style-name="ACE-14" office:value-type="float" office:value="32.100000000000001">
            <text:p>3.210E01</text:p>
          </table:table-cell>
          <table:table-cell table:style-name="ACE-14" office:value-type="float" office:value="5.2190000000000003">
            <text:p>5.219E00</text:p>
          </table:table-cell>
          <table:table-cell table:style-name="ACE-13" office:value-type="float" office:value="0.99960000000000004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400">
            <text:p>400.0000</text:p>
          </table:table-cell>
          <table:table-cell table:style-name="ACE-14" office:value-type="float" office:value="25.809999999999999">
            <text:p>2.581E01</text:p>
          </table:table-cell>
          <table:table-cell table:style-name="ACE-14" office:value-type="float" office:value="0.0090270000000000003">
            <text:p>9.027E−03</text:p>
          </table:table-cell>
          <table:table-cell table:style-name="ACE-14" office:value-type="float" office:value="25.82">
            <text:p>2.582E01</text:p>
          </table:table-cell>
          <table:table-cell table:style-name="ACE-14" office:value-type="float" office:value="8.7200000000000006">
            <text:p>8.720E00</text:p>
          </table:table-cell>
          <table:table-cell table:style-name="ACE-13" office:value-type="float" office:value="0.99970000000000003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500">
            <text:p>500.0000</text:p>
          </table:table-cell>
          <table:table-cell table:style-name="ACE-14" office:value-type="float" office:value="21.93">
            <text:p>2.193E01</text:p>
          </table:table-cell>
          <table:table-cell table:style-name="ACE-14" office:value-type="float" office:value="0.0072509999999999996">
            <text:p>7.251E−03</text:p>
          </table:table-cell>
          <table:table-cell table:style-name="ACE-14" office:value-type="float" office:value="21.93">
            <text:p>2.193E01</text:p>
          </table:table-cell>
          <table:table-cell table:style-name="ACE-14" office:value-type="float" office:value="12.94">
            <text:p>1.294E01</text:p>
          </table:table-cell>
          <table:table-cell table:style-name="ACE-13" office:value-type="float" office:value="0.99970000000000003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600">
            <text:p>600.0000</text:p>
          </table:table-cell>
          <table:table-cell table:style-name="ACE-14" office:value-type="float" office:value="19.280000000000001">
            <text:p>1.928E01</text:p>
          </table:table-cell>
          <table:table-cell table:style-name="ACE-14" office:value-type="float" office:value="0.0060489999999999997">
            <text:p>6.049E−03</text:p>
          </table:table-cell>
          <table:table-cell table:style-name="ACE-14" office:value-type="float" office:value="19.289999999999999">
            <text:p>1.929E01</text:p>
          </table:table-cell>
          <table:table-cell table:style-name="ACE-14" office:value-type="float" office:value="17.82">
            <text:p>1.782E01</text:p>
          </table:table-cell>
          <table:table-cell table:style-name="ACE-13" office:value-type="float" office:value="0.99970000000000003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800">
            <text:p>800.0000</text:p>
          </table:table-cell>
          <table:table-cell table:style-name="ACE-14" office:value-type="float" office:value="15.91">
            <text:p>1.591E01</text:p>
          </table:table-cell>
          <table:table-cell table:style-name="ACE-14" office:value-type="float" office:value="0.004548">
            <text:p>4.548E−03</text:p>
          </table:table-cell>
          <table:table-cell table:style-name="ACE-14" office:value-type="float" office:value="15.91">
            <text:p>1.591E01</text:p>
          </table:table-cell>
          <table:table-cell table:style-name="ACE-14" office:value-type="float" office:value="29.32">
            <text:p>2.932E01</text:p>
          </table:table-cell>
          <table:table-cell table:style-name="ACE-13" office:value-type="float" office:value="0.99970000000000003">
            <text:p>1</text:p>
          </table:table-cell>
          <table:table-cell table:number-columns-repeated="250" table:style-name="ACE-13"/>
        </table:table-row>
        <table:table-row table:style-name="AROW-0">
          <table:table-cell table:style-name="ACE-13" office:value-type="float" office:value="1000">
            <text:p>1000.0000</text:p>
          </table:table-cell>
          <table:table-cell table:style-name="ACE-14" office:value-type="float" office:value="13.84">
            <text:p>1.384E01</text:p>
          </table:table-cell>
          <table:table-cell table:style-name="ACE-14" office:value-type="float" office:value="0.003643">
            <text:p>3.643E−03</text:p>
          </table:table-cell>
          <table:table-cell table:style-name="ACE-14" office:value-type="float" office:value="13.85">
            <text:p>1.385E01</text:p>
          </table:table-cell>
          <table:table-cell table:style-name="ACE-14" office:value-type="float" office:value="42.850000000000001">
            <text:p>4.285E01</text:p>
          </table:table-cell>
          <table:table-cell table:style-name="ACE-13" office:value-type="float" office:value="0.99970000000000003">
            <text:p>1</text:p>
          </table:table-cell>
          <table:table-cell table:number-columns-repeated="250" table:style-name="ACE-13"/>
        </table:table-row>
        <table:table-row table:style-name="AROW-0" table:number-rows-repeated="8">
          <table:table-cell table:style-name="ACE-13"/>
          <table:table-cell table:number-columns-repeated="4" table:style-name="ACE-14"/>
          <table:table-cell table:number-columns-repeated="251" table:style-name="ACE-13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e-4 in Graphite'.$A$1"/>
          <table:named-expression table:name="Sheet_Title" table:expression="of:=&quot;He-4 in Graphite&quot;" table:base-cell-address="$'He-4 in Graphit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e-4 in Lq. Water" table:style-name="ta-5" table:print="true">
        <office:forms form:automatic-focus="false" form:apply-design-mode="false">
          <form:form/>
        </office:forms>
        <table:table-column table:default-cell-style-name="ACE-16" table:style-name="ACOL-4"/>
        <table:table-column table:default-cell-style-name="ACE-16" table:style-name="ACOL-5"/>
        <table:table-column table:default-cell-style-name="ACE-16" table:style-name="ACOL-6"/>
        <table:table-column table:default-cell-style-name="ACE-16" table:style-name="ACOL-5"/>
        <table:table-column table:default-cell-style-name="ACE-16" table:style-name="ACOL-6"/>
        <table:table-column table:default-cell-style-name="ACE-16" table:style-name="ACOL-0"/>
        <table:table-column table:default-cell-style-name="ACE-16" table:style-name="ACOL-0" table:number-columns-repeated="3"/>
        <table:table-column table:default-cell-style-name="ACE-16" table:style-name="ACOL-4"/>
        <table:table-column table:default-cell-style-name="ACE-16" table:style-name="ACOL-0"/>
        <table:table-column table:default-cell-style-name="ACE-16" table:style-name="ACOL-5"/>
        <table:table-column table:default-cell-style-name="ACE-16" table:style-name="ACOL-0"/>
        <table:table-column table:default-cell-style-name="ACE-16" table:style-name="ACOL-4"/>
        <table:table-column table:default-cell-style-name="ACE-16" table:style-name="ACOL-0" table:number-columns-repeated="242"/>
        <table:table-row table:style-name="AROW-0">
          <table:table-cell table:style-name="ACE-15" office:value-type="string">
            <text:p>Alpha particles in liquid water, I = 78 eV, r = 0.998 g cm-3 .</text:p>
          </table:table-cell>
          <table:table-cell table:number-columns-repeated="255" table:style-name="ACE-16"/>
        </table:table-row>
        <table:table-row table:style-name="AROW-0">
          <table:table-cell table:style-name="ACE-15" office:value-type="string">
            <text:p>T</text:p>
          </table:table-cell>
          <table:table-cell table:style-name="ACE-16" office:value-type="string">
            <text:p>Sel/rho</text:p>
          </table:table-cell>
          <table:table-cell table:style-name="ACE-16" office:value-type="string">
            <text:p>Snuc/rho</text:p>
          </table:table-cell>
          <table:table-cell table:style-name="ACE-16" office:value-type="string">
            <text:p>Stot/rho</text:p>
          </table:table-cell>
          <table:table-cell table:style-name="ACE-16" office:value-type="string">
            <text:p>range</text:p>
          </table:table-cell>
          <table:table-cell table:style-name="ACE-16" office:value-type="string">
            <text:p>Detour factor</text:p>
          </table:table-cell>
          <table:table-cell table:number-columns-repeated="250" table:style-name="ACE-16"/>
        </table:table-row>
        <table:table-row table:style-name="AROW-0">
          <table:table-cell table:style-name="ACE-15"/>
          <table:table-cell table:number-columns-repeated="255" table:style-name="ACE-16"/>
        </table:table-row>
        <table:table-row table:style-name="AROW-0">
          <table:table-cell table:style-name="ACE-16" office:value-type="float" office:value="0.001">
            <text:p>0.0010</text:p>
          </table:table-cell>
          <table:table-cell table:style-name="ACE-17" office:value-type="float" office:value="98.909999999999997">
            <text:p>9.891E01</text:p>
          </table:table-cell>
          <table:table-cell table:style-name="ACE-17" office:value-type="float" office:value="228.19999999999999">
            <text:p>2.282E02</text:p>
          </table:table-cell>
          <table:table-cell table:style-name="ACE-17" office:value-type="float" office:value="327.10000000000002">
            <text:p>3.271E02</text:p>
          </table:table-cell>
          <table:table-cell table:style-name="ACE-17" office:value-type="float" office:value="3.2729999999999998e-06">
            <text:p>3.273E−06</text:p>
          </table:table-cell>
          <table:table-cell table:style-name="ACE-16" office:value-type="float" office:value="0.5212">
            <text:p>0.52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15">
            <text:p>0.0015</text:p>
          </table:table-cell>
          <table:table-cell table:style-name="ACE-17" office:value-type="float" office:value="122.8">
            <text:p>1.228E02</text:p>
          </table:table-cell>
          <table:table-cell table:style-name="ACE-17" office:value-type="float" office:value="207.80000000000001">
            <text:p>2.078E02</text:p>
          </table:table-cell>
          <table:table-cell table:style-name="ACE-17" office:value-type="float" office:value="330.60000000000002">
            <text:p>3.306E02</text:p>
          </table:table-cell>
          <table:table-cell table:style-name="ACE-17" office:value-type="float" office:value="4.7890000000000002e-06">
            <text:p>4.789E−06</text:p>
          </table:table-cell>
          <table:table-cell table:style-name="ACE-16" office:value-type="float" office:value="0.53639999999999999">
            <text:p>0.536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2">
            <text:p>0.0020</text:p>
          </table:table-cell>
          <table:table-cell table:style-name="ACE-17" office:value-type="float" office:value="143.09999999999999">
            <text:p>1.431E02</text:p>
          </table:table-cell>
          <table:table-cell table:style-name="ACE-17" office:value-type="float" office:value="191.19999999999999">
            <text:p>1.912E02</text:p>
          </table:table-cell>
          <table:table-cell table:style-name="ACE-17" office:value-type="float" office:value="334.30000000000001">
            <text:p>3.343E02</text:p>
          </table:table-cell>
          <table:table-cell table:style-name="ACE-17" office:value-type="float" office:value="6.2940000000000002e-06">
            <text:p>6.294E−06</text:p>
          </table:table-cell>
          <table:table-cell table:style-name="ACE-16" office:value-type="float" office:value="0.55010000000000003">
            <text:p>0.5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30000000000000001">
            <text:p>0.0030</text:p>
          </table:table-cell>
          <table:table-cell table:style-name="ACE-17" office:value-type="float" office:value="177.59999999999999">
            <text:p>1.776E02</text:p>
          </table:table-cell>
          <table:table-cell table:style-name="ACE-17" office:value-type="float" office:value="166">
            <text:p>1.660E02</text:p>
          </table:table-cell>
          <table:table-cell table:style-name="ACE-17" office:value-type="float" office:value="343.60000000000002">
            <text:p>3.436E02</text:p>
          </table:table-cell>
          <table:table-cell table:style-name="ACE-17" office:value-type="float" office:value="9.2469999999999997e-06">
            <text:p>9.247E−06</text:p>
          </table:table-cell>
          <table:table-cell table:style-name="ACE-16" office:value-type="float" office:value="0.57369999999999999">
            <text:p>0.574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40000000000000001">
            <text:p>0.0040</text:p>
          </table:table-cell>
          <table:table-cell table:style-name="ACE-17" office:value-type="float" office:value="206.90000000000001">
            <text:p>2.069E02</text:p>
          </table:table-cell>
          <table:table-cell table:style-name="ACE-17" office:value-type="float" office:value="147.69999999999999">
            <text:p>1.477E02</text:p>
          </table:table-cell>
          <table:table-cell table:style-name="ACE-17" office:value-type="float" office:value="354.60000000000002">
            <text:p>3.546E02</text:p>
          </table:table-cell>
          <table:table-cell table:style-name="ACE-17" office:value-type="float" office:value="1.2109999999999999e-05">
            <text:p>1.211E−05</text:p>
          </table:table-cell>
          <table:table-cell table:style-name="ACE-16" office:value-type="float" office:value="0.59340000000000004">
            <text:p>0.593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50000000000000001">
            <text:p>0.0050</text:p>
          </table:table-cell>
          <table:table-cell table:style-name="ACE-17" office:value-type="float" office:value="233">
            <text:p>2.330E02</text:p>
          </table:table-cell>
          <table:table-cell table:style-name="ACE-17" office:value-type="float" office:value="133.59999999999999">
            <text:p>1.336E02</text:p>
          </table:table-cell>
          <table:table-cell table:style-name="ACE-17" office:value-type="float" office:value="366.60000000000002">
            <text:p>3.666E02</text:p>
          </table:table-cell>
          <table:table-cell table:style-name="ACE-17" office:value-type="float" office:value="1.489e-05">
            <text:p>1.489E−05</text:p>
          </table:table-cell>
          <table:table-cell table:style-name="ACE-16" office:value-type="float" office:value="0.61019999999999996">
            <text:p>0.6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60000000000000001">
            <text:p>0.0060</text:p>
          </table:table-cell>
          <table:table-cell table:style-name="ACE-17" office:value-type="float" office:value="256.80000000000001">
            <text:p>2.568E02</text:p>
          </table:table-cell>
          <table:table-cell table:style-name="ACE-17" office:value-type="float" office:value="122.5">
            <text:p>1.225E02</text:p>
          </table:table-cell>
          <table:table-cell table:style-name="ACE-17" office:value-type="float" office:value="379.30000000000001">
            <text:p>3.793E02</text:p>
          </table:table-cell>
          <table:table-cell table:style-name="ACE-17" office:value-type="float" office:value="1.7569999999999999e-05">
            <text:p>1.757E−05</text:p>
          </table:table-cell>
          <table:table-cell table:style-name="ACE-16" office:value-type="float" office:value="0.625">
            <text:p>0.62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080000000000000002">
            <text:p>0.0080</text:p>
          </table:table-cell>
          <table:table-cell table:style-name="ACE-17" office:value-type="float" office:value="299.30000000000001">
            <text:p>2.993E02</text:p>
          </table:table-cell>
          <table:table-cell table:style-name="ACE-17" office:value-type="float" office:value="105.59999999999999">
            <text:p>1.056E02</text:p>
          </table:table-cell>
          <table:table-cell table:style-name="ACE-17" office:value-type="float" office:value="404.89999999999998">
            <text:p>4.049E02</text:p>
          </table:table-cell>
          <table:table-cell table:style-name="ACE-17" office:value-type="float" office:value="2.2670000000000001e-05">
            <text:p>2.267E−05</text:p>
          </table:table-cell>
          <table:table-cell table:style-name="ACE-16" office:value-type="float" office:value="0.64970000000000006">
            <text:p>0.6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1">
            <text:p>0.0100</text:p>
          </table:table-cell>
          <table:table-cell table:style-name="ACE-17" office:value-type="float" office:value="337">
            <text:p>3.370E02</text:p>
          </table:table-cell>
          <table:table-cell table:style-name="ACE-17" office:value-type="float" office:value="93.409999999999997">
            <text:p>9.341E01</text:p>
          </table:table-cell>
          <table:table-cell table:style-name="ACE-17" office:value-type="float" office:value="430.39999999999998">
            <text:p>4.304E02</text:p>
          </table:table-cell>
          <table:table-cell table:style-name="ACE-17" office:value-type="float" office:value="2.7460000000000001e-05">
            <text:p>2.746E−05</text:p>
          </table:table-cell>
          <table:table-cell table:style-name="ACE-16" office:value-type="float" office:value="0.67000000000000004">
            <text:p>0.67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14999999999999999">
            <text:p>0.0150</text:p>
          </table:table-cell>
          <table:table-cell table:style-name="ACE-17" office:value-type="float" office:value="418.10000000000002">
            <text:p>4.181E02</text:p>
          </table:table-cell>
          <table:table-cell table:style-name="ACE-17" office:value-type="float" office:value="73.469999999999999">
            <text:p>7.347E01</text:p>
          </table:table-cell>
          <table:table-cell table:style-name="ACE-17" office:value-type="float" office:value="491.60000000000002">
            <text:p>4.916E02</text:p>
          </table:table-cell>
          <table:table-cell table:style-name="ACE-17" office:value-type="float" office:value="3.8309999999999997e-05">
            <text:p>3.831E−05</text:p>
          </table:table-cell>
          <table:table-cell table:style-name="ACE-16" office:value-type="float" office:value="0.70799999999999996">
            <text:p>0.708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2">
            <text:p>0.0200</text:p>
          </table:table-cell>
          <table:table-cell table:style-name="ACE-17" office:value-type="float" office:value="487.10000000000002">
            <text:p>4.871E02</text:p>
          </table:table-cell>
          <table:table-cell table:style-name="ACE-17" office:value-type="float" office:value="61.229999999999997">
            <text:p>6.123E01</text:p>
          </table:table-cell>
          <table:table-cell table:style-name="ACE-17" office:value-type="float" office:value="548.29999999999995">
            <text:p>5.483E02</text:p>
          </table:table-cell>
          <table:table-cell table:style-name="ACE-17" office:value-type="float" office:value="4.7929999999999997e-05">
            <text:p>4.793E−05</text:p>
          </table:table-cell>
          <table:table-cell table:style-name="ACE-16" office:value-type="float" office:value="0.73519999999999996">
            <text:p>0.73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29999999999999999">
            <text:p>0.0300</text:p>
          </table:table-cell>
          <table:table-cell table:style-name="ACE-17" office:value-type="float" office:value="603.89999999999998">
            <text:p>6.039E02</text:p>
          </table:table-cell>
          <table:table-cell table:style-name="ACE-17" office:value-type="float" office:value="46.649999999999999">
            <text:p>4.665E01</text:p>
          </table:table-cell>
          <table:table-cell table:style-name="ACE-17" office:value-type="float" office:value="650.60000000000002">
            <text:p>6.506E02</text:p>
          </table:table-cell>
          <table:table-cell table:style-name="ACE-17" office:value-type="float" office:value="6.4620000000000001e-05">
            <text:p>6.462E−05</text:p>
          </table:table-cell>
          <table:table-cell table:style-name="ACE-16" office:value-type="float" office:value="0.77239999999999998">
            <text:p>0.772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40000000000000001">
            <text:p>0.0400</text:p>
          </table:table-cell>
          <table:table-cell table:style-name="ACE-17" office:value-type="float" office:value="703">
            <text:p>7.030E02</text:p>
          </table:table-cell>
          <table:table-cell table:style-name="ACE-17" office:value-type="float" office:value="38.109999999999999">
            <text:p>3.811E01</text:p>
          </table:table-cell>
          <table:table-cell table:style-name="ACE-17" office:value-type="float" office:value="741.10000000000002">
            <text:p>7.411E02</text:p>
          </table:table-cell>
          <table:table-cell table:style-name="ACE-17" office:value-type="float" office:value="7.8999999999999996e-05">
            <text:p>7.900E−05</text:p>
          </table:table-cell>
          <table:table-cell table:style-name="ACE-16" office:value-type="float" office:value="0.79730000000000001">
            <text:p>0.797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50000000000000003">
            <text:p>0.0500</text:p>
          </table:table-cell>
          <table:table-cell table:style-name="ACE-17" office:value-type="float" office:value="790.5">
            <text:p>7.905E02</text:p>
          </table:table-cell>
          <table:table-cell table:style-name="ACE-17" office:value-type="float" office:value="32.420000000000002">
            <text:p>3.242E01</text:p>
          </table:table-cell>
          <table:table-cell table:style-name="ACE-17" office:value-type="float" office:value="822.89999999999998">
            <text:p>8.229E02</text:p>
          </table:table-cell>
          <table:table-cell table:style-name="ACE-17" office:value-type="float" office:value="9.179e-05">
            <text:p>9.179E−05</text:p>
          </table:table-cell>
          <table:table-cell table:style-name="ACE-16" office:value-type="float" office:value="0.8155">
            <text:p>0.816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59999999999999998">
            <text:p>0.0600</text:p>
          </table:table-cell>
          <table:table-cell table:style-name="ACE-17" office:value-type="float" office:value="869.60000000000002">
            <text:p>8.696E02</text:p>
          </table:table-cell>
          <table:table-cell table:style-name="ACE-17" office:value-type="float" office:value="28.34">
            <text:p>2.834E01</text:p>
          </table:table-cell>
          <table:table-cell table:style-name="ACE-17" office:value-type="float" office:value="897.89999999999998">
            <text:p>8.979E02</text:p>
          </table:table-cell>
          <table:table-cell table:style-name="ACE-17" office:value-type="float" office:value="0.00010340000000000001">
            <text:p>1.034E−04</text:p>
          </table:table-cell>
          <table:table-cell table:style-name="ACE-16" office:value-type="float" office:value="0.8296">
            <text:p>0.83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080000000000000002">
            <text:p>0.0800</text:p>
          </table:table-cell>
          <table:table-cell table:style-name="ACE-17" office:value-type="float" office:value="1009">
            <text:p>1.009E03</text:p>
          </table:table-cell>
          <table:table-cell table:style-name="ACE-17" office:value-type="float" office:value="22.809999999999999">
            <text:p>2.281E01</text:p>
          </table:table-cell>
          <table:table-cell table:style-name="ACE-17" office:value-type="float" office:value="1032">
            <text:p>1.032E03</text:p>
          </table:table-cell>
          <table:table-cell table:style-name="ACE-17" office:value-type="float" office:value="0.00012410000000000001">
            <text:p>1.241E−04</text:p>
          </table:table-cell>
          <table:table-cell table:style-name="ACE-16" office:value-type="float" office:value="0.85029999999999994">
            <text:p>0.8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10000000000000001">
            <text:p>0.1000</text:p>
          </table:table-cell>
          <table:table-cell table:style-name="ACE-17" office:value-type="float" office:value="1131">
            <text:p>1.131E03</text:p>
          </table:table-cell>
          <table:table-cell table:style-name="ACE-17" office:value-type="float" office:value="19.210000000000001">
            <text:p>1.921E01</text:p>
          </table:table-cell>
          <table:table-cell table:style-name="ACE-17" office:value-type="float" office:value="1150">
            <text:p>1.150E03</text:p>
          </table:table-cell>
          <table:table-cell table:style-name="ACE-17" office:value-type="float" office:value="0.00014249999999999999">
            <text:p>1.425E−04</text:p>
          </table:table-cell>
          <table:table-cell table:style-name="ACE-16" office:value-type="float" office:value="0.8649">
            <text:p>0.86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14999999999999999">
            <text:p>0.1500</text:p>
          </table:table-cell>
          <table:table-cell table:style-name="ACE-17" office:value-type="float" office:value="1383">
            <text:p>1.383E03</text:p>
          </table:table-cell>
          <table:table-cell table:style-name="ACE-17" office:value-type="float" office:value="13.970000000000001">
            <text:p>1.397E01</text:p>
          </table:table-cell>
          <table:table-cell table:style-name="ACE-17" office:value-type="float" office:value="1397">
            <text:p>1.397E03</text:p>
          </table:table-cell>
          <table:table-cell table:style-name="ACE-17" office:value-type="float" office:value="0.0001817">
            <text:p>1.817E−04</text:p>
          </table:table-cell>
          <table:table-cell table:style-name="ACE-16" office:value-type="float" office:value="0.88859999999999995">
            <text:p>0.88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20000000000000001">
            <text:p>0.2000</text:p>
          </table:table-cell>
          <table:table-cell table:style-name="ACE-17" office:value-type="float" office:value="1582">
            <text:p>1.582E03</text:p>
          </table:table-cell>
          <table:table-cell table:style-name="ACE-17" office:value-type="float" office:value="11.09">
            <text:p>1.109E01</text:p>
          </table:table-cell>
          <table:table-cell table:style-name="ACE-17" office:value-type="float" office:value="1593">
            <text:p>1.593E03</text:p>
          </table:table-cell>
          <table:table-cell table:style-name="ACE-17" office:value-type="float" office:value="0.0002151">
            <text:p>2.151E−04</text:p>
          </table:table-cell>
          <table:table-cell table:style-name="ACE-16" office:value-type="float" office:value="0.9032">
            <text:p>0.903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29999999999999999">
            <text:p>0.3000</text:p>
          </table:table-cell>
          <table:table-cell table:style-name="ACE-17" office:value-type="float" office:value="1873">
            <text:p>1.873E03</text:p>
          </table:table-cell>
          <table:table-cell table:style-name="ACE-17" office:value-type="float" office:value="7.9690000000000003">
            <text:p>7.969E00</text:p>
          </table:table-cell>
          <table:table-cell table:style-name="ACE-17" office:value-type="float" office:value="1881">
            <text:p>1.881E03</text:p>
          </table:table-cell>
          <table:table-cell table:style-name="ACE-17" office:value-type="float" office:value="0.00027250000000000001">
            <text:p>2.725E−04</text:p>
          </table:table-cell>
          <table:table-cell table:style-name="ACE-16" office:value-type="float" office:value="0.92120000000000002">
            <text:p>0.92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40000000000000002">
            <text:p>0.4000</text:p>
          </table:table-cell>
          <table:table-cell table:style-name="ACE-17" office:value-type="float" office:value="2062">
            <text:p>2.062E03</text:p>
          </table:table-cell>
          <table:table-cell table:style-name="ACE-17" office:value-type="float" office:value="6.282">
            <text:p>6.282E00</text:p>
          </table:table-cell>
          <table:table-cell table:style-name="ACE-17" office:value-type="float" office:value="2068">
            <text:p>2.068E03</text:p>
          </table:table-cell>
          <table:table-cell table:style-name="ACE-17" office:value-type="float" office:value="0.00032299999999999999">
            <text:p>3.230E−04</text:p>
          </table:table-cell>
          <table:table-cell table:style-name="ACE-16" office:value-type="float" office:value="0.93230000000000002">
            <text:p>0.932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5">
            <text:p>0.5000</text:p>
          </table:table-cell>
          <table:table-cell table:style-name="ACE-17" office:value-type="float" office:value="2178">
            <text:p>2.178E03</text:p>
          </table:table-cell>
          <table:table-cell table:style-name="ACE-17" office:value-type="float" office:value="5.2140000000000004">
            <text:p>5.214E00</text:p>
          </table:table-cell>
          <table:table-cell table:style-name="ACE-17" office:value-type="float" office:value="2183">
            <text:p>2.183E03</text:p>
          </table:table-cell>
          <table:table-cell table:style-name="ACE-17" office:value-type="float" office:value="0.00036989999999999999">
            <text:p>3.699E−04</text:p>
          </table:table-cell>
          <table:table-cell table:style-name="ACE-16" office:value-type="float" office:value="0.94020000000000004">
            <text:p>0.94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59999999999999998">
            <text:p>0.6000</text:p>
          </table:table-cell>
          <table:table-cell table:style-name="ACE-17" office:value-type="float" office:value="2240">
            <text:p>2.240E03</text:p>
          </table:table-cell>
          <table:table-cell table:style-name="ACE-17" office:value-type="float" office:value="4.4729999999999999">
            <text:p>4.473E00</text:p>
          </table:table-cell>
          <table:table-cell table:style-name="ACE-17" office:value-type="float" office:value="2244">
            <text:p>2.244E03</text:p>
          </table:table-cell>
          <table:table-cell table:style-name="ACE-17" office:value-type="float" office:value="0.000415">
            <text:p>4.150E−04</text:p>
          </table:table-cell>
          <table:table-cell table:style-name="ACE-16" office:value-type="float" office:value="0.94620000000000004">
            <text:p>0.946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0.80000000000000004">
            <text:p>0.8000</text:p>
          </table:table-cell>
          <table:table-cell table:style-name="ACE-17" office:value-type="float" office:value="2256">
            <text:p>2.256E03</text:p>
          </table:table-cell>
          <table:table-cell table:style-name="ACE-17" office:value-type="float" office:value="3.5059999999999998">
            <text:p>3.506E00</text:p>
          </table:table-cell>
          <table:table-cell table:style-name="ACE-17" office:value-type="float" office:value="2260">
            <text:p>2.260E03</text:p>
          </table:table-cell>
          <table:table-cell table:style-name="ACE-17" office:value-type="float" office:value="0.00050339999999999998">
            <text:p>5.034E−04</text:p>
          </table:table-cell>
          <table:table-cell table:style-name="ACE-16" office:value-type="float" office:value="0.95509999999999995">
            <text:p>0.95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">
            <text:p>1.0000</text:p>
          </table:table-cell>
          <table:table-cell table:style-name="ACE-17" office:value-type="float" office:value="2190">
            <text:p>2.190E03</text:p>
          </table:table-cell>
          <table:table-cell table:style-name="ACE-17" office:value-type="float" office:value="2.8980000000000001">
            <text:p>2.898E00</text:p>
          </table:table-cell>
          <table:table-cell table:style-name="ACE-17" office:value-type="float" office:value="2193">
            <text:p>2.193E03</text:p>
          </table:table-cell>
          <table:table-cell table:style-name="ACE-17" office:value-type="float" office:value="0.00059310000000000005">
            <text:p>5.931E−04</text:p>
          </table:table-cell>
          <table:table-cell table:style-name="ACE-16" office:value-type="float" office:value="0.96150000000000002">
            <text:p>0.962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.5">
            <text:p>1.5000</text:p>
          </table:table-cell>
          <table:table-cell table:style-name="ACE-17" office:value-type="float" office:value="1877">
            <text:p>1.877E03</text:p>
          </table:table-cell>
          <table:table-cell table:style-name="ACE-17" office:value-type="float" office:value="2.0449999999999999">
            <text:p>2.045E00</text:p>
          </table:table-cell>
          <table:table-cell table:style-name="ACE-17" office:value-type="float" office:value="1879">
            <text:p>1.879E03</text:p>
          </table:table-cell>
          <table:table-cell table:style-name="ACE-17" office:value-type="float" office:value="0.00083850000000000005">
            <text:p>8.385E−04</text:p>
          </table:table-cell>
          <table:table-cell table:style-name="ACE-16" office:value-type="float" office:value="0.97219999999999995">
            <text:p>0.972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2">
            <text:p>2.0000</text:p>
          </table:table-cell>
          <table:table-cell table:style-name="ACE-17" office:value-type="float" office:value="1599">
            <text:p>1.599E03</text:p>
          </table:table-cell>
          <table:table-cell table:style-name="ACE-17" office:value-type="float" office:value="1.5940000000000001">
            <text:p>1.594E00</text:p>
          </table:table-cell>
          <table:table-cell table:style-name="ACE-17" office:value-type="float" office:value="1600">
            <text:p>1.600E03</text:p>
          </table:table-cell>
          <table:table-cell table:style-name="ACE-17" office:value-type="float" office:value="0.0011280000000000001">
            <text:p>1.128E−03</text:p>
          </table:table-cell>
          <table:table-cell table:style-name="ACE-16" office:value-type="float" office:value="0.97889999999999999">
            <text:p>0.97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3">
            <text:p>3.0000</text:p>
          </table:table-cell>
          <table:table-cell table:style-name="ACE-17" office:value-type="float" office:value="1239">
            <text:p>1.239E03</text:p>
          </table:table-cell>
          <table:table-cell table:style-name="ACE-17" office:value-type="float" office:value="1.119">
            <text:p>1.119E00</text:p>
          </table:table-cell>
          <table:table-cell table:style-name="ACE-17" office:value-type="float" office:value="1240">
            <text:p>1.240E03</text:p>
          </table:table-cell>
          <table:table-cell table:style-name="ACE-17" office:value-type="float" office:value="0.0018439999999999999">
            <text:p>1.844E−03</text:p>
          </table:table-cell>
          <table:table-cell table:style-name="ACE-16" office:value-type="float" office:value="0.98670000000000002">
            <text:p>0.987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4">
            <text:p>4.0000</text:p>
          </table:table-cell>
          <table:table-cell table:style-name="ACE-17" office:value-type="float" office:value="1021">
            <text:p>1.021E03</text:p>
          </table:table-cell>
          <table:table-cell table:style-name="ACE-17" office:value-type="float" office:value="0.86860000000000004">
            <text:p>8.686E−01</text:p>
          </table:table-cell>
          <table:table-cell table:style-name="ACE-17" office:value-type="float" office:value="1022">
            <text:p>1.022E03</text:p>
          </table:table-cell>
          <table:table-cell table:style-name="ACE-17" office:value-type="float" office:value="0.0027369999999999998">
            <text:p>2.737E−03</text:p>
          </table:table-cell>
          <table:table-cell table:style-name="ACE-16" office:value-type="float" office:value="0.99070000000000003">
            <text:p>0.99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5">
            <text:p>5.0000</text:p>
          </table:table-cell>
          <table:table-cell table:style-name="ACE-17" office:value-type="float" office:value="874.70000000000005">
            <text:p>8.747E02</text:p>
          </table:table-cell>
          <table:table-cell table:style-name="ACE-17" office:value-type="float" office:value="0.71319999999999995">
            <text:p>7.132E−01</text:p>
          </table:table-cell>
          <table:table-cell table:style-name="ACE-17" office:value-type="float" office:value="875.39999999999998">
            <text:p>8.754E02</text:p>
          </table:table-cell>
          <table:table-cell table:style-name="ACE-17" office:value-type="float" office:value="0.0037980000000000002">
            <text:p>3.798E−03</text:p>
          </table:table-cell>
          <table:table-cell table:style-name="ACE-16" office:value-type="float" office:value="0.99309999999999998">
            <text:p>0.993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6">
            <text:p>6.0000</text:p>
          </table:table-cell>
          <table:table-cell table:style-name="ACE-17" office:value-type="float" office:value="768.70000000000005">
            <text:p>7.687E02</text:p>
          </table:table-cell>
          <table:table-cell table:style-name="ACE-17" office:value-type="float" office:value="0.60660000000000003">
            <text:p>6.066E−01</text:p>
          </table:table-cell>
          <table:table-cell table:style-name="ACE-17" office:value-type="float" office:value="769.29999999999995">
            <text:p>7.693E02</text:p>
          </table:table-cell>
          <table:table-cell table:style-name="ACE-17" office:value-type="float" office:value="0.0050200000000000002">
            <text:p>5.020E−03</text:p>
          </table:table-cell>
          <table:table-cell table:style-name="ACE-16" office:value-type="float" office:value="0.99460000000000004">
            <text:p>0.995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8">
            <text:p>8.0000</text:p>
          </table:table-cell>
          <table:table-cell table:style-name="ACE-17" office:value-type="float" office:value="623.89999999999998">
            <text:p>6.239E02</text:p>
          </table:table-cell>
          <table:table-cell table:style-name="ACE-17" office:value-type="float" office:value="0.46939999999999998">
            <text:p>4.694E−01</text:p>
          </table:table-cell>
          <table:table-cell table:style-name="ACE-17" office:value-type="float" office:value="624.29999999999995">
            <text:p>6.243E02</text:p>
          </table:table-cell>
          <table:table-cell table:style-name="ACE-17" office:value-type="float" office:value="0.0079240000000000005">
            <text:p>7.924E−03</text:p>
          </table:table-cell>
          <table:table-cell table:style-name="ACE-16" office:value-type="float" office:value="0.99629999999999996">
            <text:p>0.996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0">
            <text:p>10.0000</text:p>
          </table:table-cell>
          <table:table-cell table:style-name="ACE-17" office:value-type="float" office:value="529">
            <text:p>5.290E02</text:p>
          </table:table-cell>
          <table:table-cell table:style-name="ACE-17" office:value-type="float" office:value="0.38440000000000002">
            <text:p>3.844E−01</text:p>
          </table:table-cell>
          <table:table-cell table:style-name="ACE-17" office:value-type="float" office:value="529.39999999999998">
            <text:p>5.294E02</text:p>
          </table:table-cell>
          <table:table-cell table:style-name="ACE-17" office:value-type="float" office:value="0.01142">
            <text:p>1.142E−02</text:p>
          </table:table-cell>
          <table:table-cell table:style-name="ACE-16" office:value-type="float" office:value="0.99729999999999996">
            <text:p>0.997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5">
            <text:p>15.0000</text:p>
          </table:table-cell>
          <table:table-cell table:style-name="ACE-17" office:value-type="float" office:value="389.39999999999998">
            <text:p>3.894E02</text:p>
          </table:table-cell>
          <table:table-cell table:style-name="ACE-17" office:value-type="float" office:value="0.26669999999999999">
            <text:p>2.667E−01</text:p>
          </table:table-cell>
          <table:table-cell table:style-name="ACE-17" office:value-type="float" office:value="389.60000000000002">
            <text:p>3.896E02</text:p>
          </table:table-cell>
          <table:table-cell table:style-name="ACE-17" office:value-type="float" office:value="0.022579999999999999">
            <text:p>2.258E−02</text:p>
          </table:table-cell>
          <table:table-cell table:style-name="ACE-16" office:value-type="float" office:value="0.99829999999999997">
            <text:p>0.998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20">
            <text:p>20.0000</text:p>
          </table:table-cell>
          <table:table-cell table:style-name="ACE-17" office:value-type="float" office:value="311.80000000000001">
            <text:p>3.118E02</text:p>
          </table:table-cell>
          <table:table-cell table:style-name="ACE-17" office:value-type="float" office:value="0.2054">
            <text:p>2.054E−01</text:p>
          </table:table-cell>
          <table:table-cell table:style-name="ACE-17" office:value-type="float" office:value="312.10000000000002">
            <text:p>3.121E02</text:p>
          </table:table-cell>
          <table:table-cell table:style-name="ACE-17" office:value-type="float" office:value="0.037019999999999997">
            <text:p>3.702E−02</text:p>
          </table:table-cell>
          <table:table-cell table:style-name="ACE-16" office:value-type="float" office:value="0.99880000000000002">
            <text:p>0.99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30">
            <text:p>30.0000</text:p>
          </table:table-cell>
          <table:table-cell table:style-name="ACE-17" office:value-type="float" office:value="226.69999999999999">
            <text:p>2.267E02</text:p>
          </table:table-cell>
          <table:table-cell table:style-name="ACE-17" office:value-type="float" office:value="0.14169999999999999">
            <text:p>1.417E−01</text:p>
          </table:table-cell>
          <table:table-cell table:style-name="ACE-17" office:value-type="float" office:value="226.90000000000001">
            <text:p>2.269E02</text:p>
          </table:table-cell>
          <table:table-cell table:style-name="ACE-17" office:value-type="float" office:value="0.075139999999999998">
            <text:p>7.514E−02</text:p>
          </table:table-cell>
          <table:table-cell table:style-name="ACE-16" office:value-type="float" office:value="0.99919999999999998">
            <text:p>0.99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40">
            <text:p>40.0000</text:p>
          </table:table-cell>
          <table:table-cell table:style-name="ACE-17" office:value-type="float" office:value="180.19999999999999">
            <text:p>1.802E02</text:p>
          </table:table-cell>
          <table:table-cell table:style-name="ACE-17" office:value-type="float" office:value="0.1087">
            <text:p>1.087E−01</text:p>
          </table:table-cell>
          <table:table-cell table:style-name="ACE-17" office:value-type="float" office:value="180.30000000000001">
            <text:p>1.803E02</text:p>
          </table:table-cell>
          <table:table-cell table:style-name="ACE-17" office:value-type="float" office:value="0.125">
            <text:p>1.250E−01</text:p>
          </table:table-cell>
          <table:table-cell table:style-name="ACE-16" office:value-type="float" office:value="0.99929999999999997">
            <text:p>0.99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50">
            <text:p>50.0000</text:p>
          </table:table-cell>
          <table:table-cell table:style-name="ACE-17" office:value-type="float" office:value="150.59999999999999">
            <text:p>1.506E02</text:p>
          </table:table-cell>
          <table:table-cell table:style-name="ACE-17" office:value-type="float" office:value="0.088330000000000006">
            <text:p>8.833E−02</text:p>
          </table:table-cell>
          <table:table-cell table:style-name="ACE-17" office:value-type="float" office:value="150.69999999999999">
            <text:p>1.507E02</text:p>
          </table:table-cell>
          <table:table-cell table:style-name="ACE-17" office:value-type="float" office:value="0.18590000000000001">
            <text:p>1.859E−01</text:p>
          </table:table-cell>
          <table:table-cell table:style-name="ACE-16" office:value-type="float" office:value="0.99909999999999999">
            <text:p>0.99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60">
            <text:p>60.0000</text:p>
          </table:table-cell>
          <table:table-cell table:style-name="ACE-17" office:value-type="float" office:value="130">
            <text:p>1.300E02</text:p>
          </table:table-cell>
          <table:table-cell table:style-name="ACE-17" office:value-type="float" office:value="0.074480000000000005">
            <text:p>7.448E−02</text:p>
          </table:table-cell>
          <table:table-cell table:style-name="ACE-17" office:value-type="float" office:value="130.09999999999999">
            <text:p>1.301E02</text:p>
          </table:table-cell>
          <table:table-cell table:style-name="ACE-17" office:value-type="float" office:value="0.25750000000000001">
            <text:p>2.575E−01</text:p>
          </table:table-cell>
          <table:table-cell table:style-name="ACE-16" office:value-type="float" office:value="0.99939999999999996">
            <text:p>0.999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80">
            <text:p>80.0000</text:p>
          </table:table-cell>
          <table:table-cell table:style-name="ACE-17" office:value-type="float" office:value="103">
            <text:p>1.030E02</text:p>
          </table:table-cell>
          <table:table-cell table:style-name="ACE-17" office:value-type="float" office:value="0.05679">
            <text:p>5.679E−02</text:p>
          </table:table-cell>
          <table:table-cell table:style-name="ACE-17" office:value-type="float" office:value="103">
            <text:p>1.030E02</text:p>
          </table:table-cell>
          <table:table-cell table:style-name="ACE-17" office:value-type="float" office:value="0.43169999999999997">
            <text:p>4.317E−01</text:p>
          </table:table-cell>
          <table:table-cell table:style-name="ACE-16" office:value-type="float" office:value="0.99950000000000006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00">
            <text:p>100.0000</text:p>
          </table:table-cell>
          <table:table-cell table:style-name="ACE-17" office:value-type="float" office:value="85.930000000000007">
            <text:p>8.593E01</text:p>
          </table:table-cell>
          <table:table-cell table:style-name="ACE-17" office:value-type="float" office:value="0.04598">
            <text:p>4.598E−02</text:p>
          </table:table-cell>
          <table:table-cell table:style-name="ACE-17" office:value-type="float" office:value="85.969999999999999">
            <text:p>8.597E01</text:p>
          </table:table-cell>
          <table:table-cell table:style-name="ACE-17" office:value-type="float" office:value="0.6452">
            <text:p>6.452E−01</text:p>
          </table:table-cell>
          <table:table-cell table:style-name="ACE-16" office:value-type="float" office:value="0.99950000000000006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50">
            <text:p>150.0000</text:p>
          </table:table-cell>
          <table:table-cell table:style-name="ACE-17" office:value-type="float" office:value="61.939999999999998">
            <text:p>6.194E01</text:p>
          </table:table-cell>
          <table:table-cell table:style-name="ACE-17" office:value-type="float" office:value="0.031210000000000002">
            <text:p>3.121E−02</text:p>
          </table:table-cell>
          <table:table-cell table:style-name="ACE-17" office:value-type="float" office:value="61.969999999999999">
            <text:p>6.197E01</text:p>
          </table:table-cell>
          <table:table-cell table:style-name="ACE-17" office:value-type="float" office:value="1.341">
            <text:p>1.341E00</text:p>
          </table:table-cell>
          <table:table-cell table:style-name="ACE-16" office:value-type="float" office:value="0.99960000000000004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200">
            <text:p>200.0000</text:p>
          </table:table-cell>
          <table:table-cell table:style-name="ACE-17" office:value-type="float" office:value="49.229999999999997">
            <text:p>4.923E01</text:p>
          </table:table-cell>
          <table:table-cell table:style-name="ACE-17" office:value-type="float" office:value="0.023619999999999999">
            <text:p>2.362E−02</text:p>
          </table:table-cell>
          <table:table-cell table:style-name="ACE-17" office:value-type="float" office:value="49.25">
            <text:p>4.925E01</text:p>
          </table:table-cell>
          <table:table-cell table:style-name="ACE-17" office:value-type="float" office:value="2.2530000000000001">
            <text:p>2.253E00</text:p>
          </table:table-cell>
          <table:table-cell table:style-name="ACE-16" office:value-type="float" office:value="0.99960000000000004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300">
            <text:p>300.0000</text:p>
          </table:table-cell>
          <table:table-cell table:style-name="ACE-17" office:value-type="float" office:value="35.859999999999999">
            <text:p>3.586E01</text:p>
          </table:table-cell>
          <table:table-cell table:style-name="ACE-17" office:value-type="float" office:value="0.01593">
            <text:p>1.593E−02</text:p>
          </table:table-cell>
          <table:table-cell table:style-name="ACE-17" office:value-type="float" office:value="35.869999999999997">
            <text:p>3.587E01</text:p>
          </table:table-cell>
          <table:table-cell table:style-name="ACE-17" office:value-type="float" office:value="4.6699999999999999">
            <text:p>4.670E00</text:p>
          </table:table-cell>
          <table:table-cell table:style-name="ACE-16" office:value-type="float" office:value="0.99960000000000004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400">
            <text:p>400.0000</text:p>
          </table:table-cell>
          <table:table-cell table:style-name="ACE-17" office:value-type="float" office:value="28.850000000000001">
            <text:p>2.885E01</text:p>
          </table:table-cell>
          <table:table-cell table:style-name="ACE-17" office:value-type="float" office:value="0.01201">
            <text:p>1.201E−02</text:p>
          </table:table-cell>
          <table:table-cell table:style-name="ACE-17" office:value-type="float" office:value="28.859999999999999">
            <text:p>2.886E01</text:p>
          </table:table-cell>
          <table:table-cell table:style-name="ACE-17" office:value-type="float" office:value="7.8019999999999996">
            <text:p>7.802E00</text:p>
          </table:table-cell>
          <table:table-cell table:style-name="ACE-16" office:value-type="float" office:value="0.99960000000000004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500">
            <text:p>500.0000</text:p>
          </table:table-cell>
          <table:table-cell table:style-name="ACE-17" office:value-type="float" office:value="24.52">
            <text:p>2.452E01</text:p>
          </table:table-cell>
          <table:table-cell table:style-name="ACE-17" office:value-type="float" office:value="0.0096369999999999997">
            <text:p>9.637E−03</text:p>
          </table:table-cell>
          <table:table-cell table:style-name="ACE-17" office:value-type="float" office:value="24.530000000000001">
            <text:p>2.453E01</text:p>
          </table:table-cell>
          <table:table-cell table:style-name="ACE-17" office:value-type="float" office:value="11.58">
            <text:p>1.158E01</text:p>
          </table:table-cell>
          <table:table-cell table:style-name="ACE-16" office:value-type="float" office:value="0.99970000000000003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600">
            <text:p>600.0000</text:p>
          </table:table-cell>
          <table:table-cell table:style-name="ACE-17" office:value-type="float" office:value="21.559999999999999">
            <text:p>2.156E01</text:p>
          </table:table-cell>
          <table:table-cell table:style-name="ACE-17" office:value-type="float" office:value="0.0080529999999999994">
            <text:p>8.053E−03</text:p>
          </table:table-cell>
          <table:table-cell table:style-name="ACE-17" office:value-type="float" office:value="21.57">
            <text:p>2.157E01</text:p>
          </table:table-cell>
          <table:table-cell table:style-name="ACE-17" office:value-type="float" office:value="15.94">
            <text:p>1.594E01</text:p>
          </table:table-cell>
          <table:table-cell table:style-name="ACE-16" office:value-type="float" office:value="0.99970000000000003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800">
            <text:p>800.0000</text:p>
          </table:table-cell>
          <table:table-cell table:style-name="ACE-17" office:value-type="float" office:value="17.800000000000001">
            <text:p>1.780E01</text:p>
          </table:table-cell>
          <table:table-cell table:style-name="ACE-17" office:value-type="float" office:value="0.0060520000000000001">
            <text:p>6.052E−03</text:p>
          </table:table-cell>
          <table:table-cell table:style-name="ACE-17" office:value-type="float" office:value="17.809999999999999">
            <text:p>1.781E01</text:p>
          </table:table-cell>
          <table:table-cell table:style-name="ACE-17" office:value-type="float" office:value="26.219999999999999">
            <text:p>2.622E01</text:p>
          </table:table-cell>
          <table:table-cell table:style-name="ACE-16" office:value-type="float" office:value="0.99970000000000003">
            <text:p>1</text:p>
          </table:table-cell>
          <table:table-cell table:number-columns-repeated="250" table:style-name="ACE-16"/>
        </table:table-row>
        <table:table-row table:style-name="AROW-0">
          <table:table-cell table:style-name="ACE-16" office:value-type="float" office:value="1000">
            <text:p>1000.0000</text:p>
          </table:table-cell>
          <table:table-cell table:style-name="ACE-17" office:value-type="float" office:value="15.5">
            <text:p>1.550E01</text:p>
          </table:table-cell>
          <table:table-cell table:style-name="ACE-17" office:value-type="float" office:value="0.0048479999999999999">
            <text:p>4.848E−03</text:p>
          </table:table-cell>
          <table:table-cell table:style-name="ACE-17" office:value-type="float" office:value="15.51">
            <text:p>1.551E01</text:p>
          </table:table-cell>
          <table:table-cell table:style-name="ACE-17" office:value-type="float" office:value="38.299999999999997">
            <text:p>3.830E01</text:p>
          </table:table-cell>
          <table:table-cell table:style-name="ACE-16" office:value-type="float" office:value="0.99970000000000003">
            <text:p>1</text:p>
          </table:table-cell>
          <table:table-cell table:number-columns-repeated="250" table:style-name="ACE-16"/>
        </table:table-row>
        <table:table-row table:style-name="AROW-0" table:number-rows-repeated="8">
          <table:table-cell table:style-name="ACE-16"/>
          <table:table-cell table:number-columns-repeated="4" table:style-name="ACE-17"/>
          <table:table-cell table:number-columns-repeated="251" table:style-name="ACE-16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He-4 in Lq. Water'.$A$1"/>
          <table:named-expression table:name="Sheet_Title" table:expression="of:=&quot;He-4 in Lq. Water&quot;" table:base-cell-address="$'He-4 in Lq. Water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C-12 in Air" table:style-name="ta-6" table:print="true">
        <office:forms form:automatic-focus="false" form:apply-design-mode="false">
          <form:form/>
        </office:forms>
        <table:table-column table:default-cell-style-name="ACE-19" table:style-name="ACOL-4"/>
        <table:table-column table:default-cell-style-name="ACE-19" table:style-name="ACOL-5"/>
        <table:table-column table:default-cell-style-name="ACE-19" table:style-name="ACOL-6"/>
        <table:table-column table:default-cell-style-name="ACE-19" table:style-name="ACOL-5"/>
        <table:table-column table:default-cell-style-name="ACE-19" table:style-name="ACOL-6"/>
        <table:table-column table:default-cell-style-name="ACE-19" table:style-name="ACOL-0" table:number-columns-repeated="4"/>
        <table:table-column table:default-cell-style-name="ACE-19" table:style-name="ACOL-4"/>
        <table:table-column table:default-cell-style-name="ACE-19" table:style-name="ACOL-0"/>
        <table:table-column table:default-cell-style-name="ACE-19" table:style-name="ACOL-5"/>
        <table:table-column table:default-cell-style-name="ACE-19" table:style-name="ACOL-0"/>
        <table:table-column table:default-cell-style-name="ACE-19" table:style-name="ACOL-4"/>
        <table:table-column table:default-cell-style-name="ACE-19" table:style-name="ACOL-0" table:number-columns-repeated="242"/>
        <table:table-row table:style-name="AROW-0">
          <table:table-cell table:style-name="ACE-18" office:value-type="string">
            <text:p>Carbon ions in air, I = 85.7 eV, r = 0.0012 g cm-3</text:p>
          </table:table-cell>
          <table:table-cell table:number-columns-repeated="255" table:style-name="ACE-19"/>
        </table:table-row>
        <table:table-row table:style-name="AROW-0">
          <table:table-cell table:style-name="ACE-18" office:value-type="string">
            <text:p>T</text:p>
          </table:table-cell>
          <table:table-cell table:style-name="ACE-19" office:value-type="string">
            <text:p>Sel/rho</text:p>
          </table:table-cell>
          <table:table-cell table:style-name="ACE-19" office:value-type="string">
            <text:p>Snuc/rho</text:p>
          </table:table-cell>
          <table:table-cell table:style-name="ACE-19" office:value-type="string">
            <text:p>Stot/rho</text:p>
          </table:table-cell>
          <table:table-cell table:style-name="ACE-19" office:value-type="string">
            <text:p>range</text:p>
          </table:table-cell>
          <table:table-cell table:number-columns-repeated="251" table:style-name="ACE-19"/>
        </table:table-row>
        <table:table-row table:style-name="AROW-0">
          <table:table-cell table:style-name="ACE-18"/>
          <table:table-cell table:number-columns-repeated="255" table:style-name="ACE-19"/>
        </table:table-row>
        <table:table-row table:style-name="AROW-0">
          <table:table-cell table:style-name="ACE-19" office:value-type="float" office:value="0.001">
            <text:p>0.0010</text:p>
          </table:table-cell>
          <table:table-cell table:style-name="ACE-20" office:value-type="float" office:value="118.8">
            <text:p>1.188E02</text:p>
          </table:table-cell>
          <table:table-cell table:style-name="ACE-20" office:value-type="float" office:value="739.39999999999998">
            <text:p>7.394E02</text:p>
          </table:table-cell>
          <table:table-cell table:style-name="ACE-20" office:value-type="float" office:value="858.20000000000005">
            <text:p>8.582E02</text:p>
          </table:table-cell>
          <table:table-cell table:style-name="ACE-20" office:value-type="float" office:value="5.8260000000000004e-07">
            <text:p>5.826E−07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15">
            <text:p>0.0015</text:p>
          </table:table-cell>
          <table:table-cell table:style-name="ACE-20" office:value-type="float" office:value="147.5">
            <text:p>1.475E02</text:p>
          </table:table-cell>
          <table:table-cell table:style-name="ACE-20" office:value-type="float" office:value="770.5">
            <text:p>7.705E02</text:p>
          </table:table-cell>
          <table:table-cell table:style-name="ACE-20" office:value-type="float" office:value="918">
            <text:p>9.180E02</text:p>
          </table:table-cell>
          <table:table-cell table:style-name="ACE-20" office:value-type="float" office:value="1.141e-06">
            <text:p>1.141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2">
            <text:p>0.0020</text:p>
          </table:table-cell>
          <table:table-cell table:style-name="ACE-20" office:value-type="float" office:value="172">
            <text:p>1.720E02</text:p>
          </table:table-cell>
          <table:table-cell table:style-name="ACE-20" office:value-type="float" office:value="781.5">
            <text:p>7.815E02</text:p>
          </table:table-cell>
          <table:table-cell table:style-name="ACE-20" office:value-type="float" office:value="953.5">
            <text:p>9.535E02</text:p>
          </table:table-cell>
          <table:table-cell table:style-name="ACE-20" office:value-type="float" office:value="1.6750000000000001e-06">
            <text:p>1.675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30000000000000001">
            <text:p>0.0030</text:p>
          </table:table-cell>
          <table:table-cell table:style-name="ACE-20" office:value-type="float" office:value="213.5">
            <text:p>2.135E02</text:p>
          </table:table-cell>
          <table:table-cell table:style-name="ACE-20" office:value-type="float" office:value="779.39999999999998">
            <text:p>7.794E02</text:p>
          </table:table-cell>
          <table:table-cell table:style-name="ACE-20" office:value-type="float" office:value="992.89999999999998">
            <text:p>9.929E02</text:p>
          </table:table-cell>
          <table:table-cell table:style-name="ACE-20" office:value-type="float" office:value="2.7e-06">
            <text:p>2.700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40000000000000001">
            <text:p>0.0040</text:p>
          </table:table-cell>
          <table:table-cell table:style-name="ACE-20" office:value-type="float" office:value="250.40000000000001">
            <text:p>2.504E02</text:p>
          </table:table-cell>
          <table:table-cell table:style-name="ACE-20" office:value-type="float" office:value="764.70000000000005">
            <text:p>7.647E02</text:p>
          </table:table-cell>
          <table:table-cell table:style-name="ACE-20" office:value-type="float" office:value="1015">
            <text:p>1.015E03</text:p>
          </table:table-cell>
          <table:table-cell table:style-name="ACE-20" office:value-type="float" office:value="3.6950000000000002e-06">
            <text:p>3.695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50000000000000001">
            <text:p>0.0050</text:p>
          </table:table-cell>
          <table:table-cell table:style-name="ACE-20" office:value-type="float" office:value="280.10000000000002">
            <text:p>2.801E02</text:p>
          </table:table-cell>
          <table:table-cell table:style-name="ACE-20" office:value-type="float" office:value="746">
            <text:p>7.460E02</text:p>
          </table:table-cell>
          <table:table-cell table:style-name="ACE-20" office:value-type="float" office:value="1026">
            <text:p>1.026E03</text:p>
          </table:table-cell>
          <table:table-cell table:style-name="ACE-20" office:value-type="float" office:value="4.6750000000000001e-06">
            <text:p>4.675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60000000000000001">
            <text:p>0.0060</text:p>
          </table:table-cell>
          <table:table-cell table:style-name="ACE-20" office:value-type="float" office:value="309.10000000000002">
            <text:p>3.091E02</text:p>
          </table:table-cell>
          <table:table-cell table:style-name="ACE-20" office:value-type="float" office:value="726.29999999999995">
            <text:p>7.263E02</text:p>
          </table:table-cell>
          <table:table-cell table:style-name="ACE-20" office:value-type="float" office:value="1035">
            <text:p>1.035E03</text:p>
          </table:table-cell>
          <table:table-cell table:style-name="ACE-20" office:value-type="float" office:value="5.6450000000000002e-06">
            <text:p>5.645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080000000000000002">
            <text:p>0.0080</text:p>
          </table:table-cell>
          <table:table-cell table:style-name="ACE-20" office:value-type="float" office:value="360.5">
            <text:p>3.605E02</text:p>
          </table:table-cell>
          <table:table-cell table:style-name="ACE-20" office:value-type="float" office:value="688.10000000000002">
            <text:p>6.881E02</text:p>
          </table:table-cell>
          <table:table-cell table:style-name="ACE-20" office:value-type="float" office:value="1049">
            <text:p>1.049E03</text:p>
          </table:table-cell>
          <table:table-cell table:style-name="ACE-20" office:value-type="float" office:value="7.5630000000000003e-06">
            <text:p>7.563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1">
            <text:p>0.0100</text:p>
          </table:table-cell>
          <table:table-cell table:style-name="ACE-20" office:value-type="float" office:value="406.10000000000002">
            <text:p>4.061E02</text:p>
          </table:table-cell>
          <table:table-cell table:style-name="ACE-20" office:value-type="float" office:value="653">
            <text:p>6.530E02</text:p>
          </table:table-cell>
          <table:table-cell table:style-name="ACE-20" office:value-type="float" office:value="1059">
            <text:p>1.059E03</text:p>
          </table:table-cell>
          <table:table-cell table:style-name="ACE-20" office:value-type="float" office:value="9.4609999999999997e-06">
            <text:p>9.461E−06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14999999999999999">
            <text:p>0.0150</text:p>
          </table:table-cell>
          <table:table-cell table:style-name="ACE-20" office:value-type="float" office:value="504.5">
            <text:p>5.045E02</text:p>
          </table:table-cell>
          <table:table-cell table:style-name="ACE-20" office:value-type="float" office:value="580.10000000000002">
            <text:p>5.801E02</text:p>
          </table:table-cell>
          <table:table-cell table:style-name="ACE-20" office:value-type="float" office:value="1085">
            <text:p>1.085E03</text:p>
          </table:table-cell>
          <table:table-cell table:style-name="ACE-20" office:value-type="float" office:value="1.413e-05">
            <text:p>1.413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2">
            <text:p>0.0200</text:p>
          </table:table-cell>
          <table:table-cell table:style-name="ACE-20" office:value-type="float" office:value="588.5">
            <text:p>5.885E02</text:p>
          </table:table-cell>
          <table:table-cell table:style-name="ACE-20" office:value-type="float" office:value="524.10000000000002">
            <text:p>5.241E02</text:p>
          </table:table-cell>
          <table:table-cell table:style-name="ACE-20" office:value-type="float" office:value="1113">
            <text:p>1.113E03</text:p>
          </table:table-cell>
          <table:table-cell table:style-name="ACE-20" office:value-type="float" office:value="1.8680000000000001e-05">
            <text:p>1.868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29999999999999999">
            <text:p>0.0300</text:p>
          </table:table-cell>
          <table:table-cell table:style-name="ACE-20" office:value-type="float" office:value="731.20000000000005">
            <text:p>7.312E02</text:p>
          </table:table-cell>
          <table:table-cell table:style-name="ACE-20" office:value-type="float" office:value="443.10000000000002">
            <text:p>4.431E02</text:p>
          </table:table-cell>
          <table:table-cell table:style-name="ACE-20" office:value-type="float" office:value="1174">
            <text:p>1.174E03</text:p>
          </table:table-cell>
          <table:table-cell table:style-name="ACE-20" office:value-type="float" office:value="2.743e-05">
            <text:p>2.743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40000000000000001">
            <text:p>0.0400</text:p>
          </table:table-cell>
          <table:table-cell table:style-name="ACE-20" office:value-type="float" office:value="853">
            <text:p>8.530E02</text:p>
          </table:table-cell>
          <table:table-cell table:style-name="ACE-20" office:value-type="float" office:value="386.89999999999998">
            <text:p>3.869E02</text:p>
          </table:table-cell>
          <table:table-cell table:style-name="ACE-20" office:value-type="float" office:value="1240">
            <text:p>1.240E03</text:p>
          </table:table-cell>
          <table:table-cell table:style-name="ACE-20" office:value-type="float" office:value="3.5719999999999997e-05">
            <text:p>3.572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50000000000000003">
            <text:p>0.0500</text:p>
          </table:table-cell>
          <table:table-cell table:style-name="ACE-20" office:value-type="float" office:value="961.39999999999998">
            <text:p>9.614E02</text:p>
          </table:table-cell>
          <table:table-cell table:style-name="ACE-20" office:value-type="float" office:value="345.10000000000002">
            <text:p>3.451E02</text:p>
          </table:table-cell>
          <table:table-cell table:style-name="ACE-20" office:value-type="float" office:value="1306">
            <text:p>1.306E03</text:p>
          </table:table-cell>
          <table:table-cell table:style-name="ACE-20" office:value-type="float" office:value="4.3569999999999998e-05">
            <text:p>4.357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59999999999999998">
            <text:p>0.0600</text:p>
          </table:table-cell>
          <table:table-cell table:style-name="ACE-20" office:value-type="float" office:value="1060">
            <text:p>1.060E03</text:p>
          </table:table-cell>
          <table:table-cell table:style-name="ACE-20" office:value-type="float" office:value="312.5">
            <text:p>3.125E02</text:p>
          </table:table-cell>
          <table:table-cell table:style-name="ACE-20" office:value-type="float" office:value="1373">
            <text:p>1.373E03</text:p>
          </table:table-cell>
          <table:table-cell table:style-name="ACE-20" office:value-type="float" office:value="5.1039999999999999e-05">
            <text:p>5.104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080000000000000002">
            <text:p>0.0800</text:p>
          </table:table-cell>
          <table:table-cell table:style-name="ACE-20" office:value-type="float" office:value="1237">
            <text:p>1.237E03</text:p>
          </table:table-cell>
          <table:table-cell table:style-name="ACE-20" office:value-type="float" office:value="264.60000000000002">
            <text:p>2.646E02</text:p>
          </table:table-cell>
          <table:table-cell table:style-name="ACE-20" office:value-type="float" office:value="1502">
            <text:p>1.502E03</text:p>
          </table:table-cell>
          <table:table-cell table:style-name="ACE-20" office:value-type="float" office:value="6.4960000000000001e-05">
            <text:p>6.496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10000000000000001">
            <text:p>0.1000</text:p>
          </table:table-cell>
          <table:table-cell table:style-name="ACE-20" office:value-type="float" office:value="1394">
            <text:p>1.394E03</text:p>
          </table:table-cell>
          <table:table-cell table:style-name="ACE-20" office:value-type="float" office:value="230.90000000000001">
            <text:p>2.309E02</text:p>
          </table:table-cell>
          <table:table-cell table:style-name="ACE-20" office:value-type="float" office:value="1625">
            <text:p>1.625E03</text:p>
          </table:table-cell>
          <table:table-cell table:style-name="ACE-20" office:value-type="float" office:value="7.7760000000000001e-05">
            <text:p>7.776E−05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14999999999999999">
            <text:p>0.1500</text:p>
          </table:table-cell>
          <table:table-cell table:style-name="ACE-20" office:value-type="float" office:value="1733">
            <text:p>1.733E03</text:p>
          </table:table-cell>
          <table:table-cell table:style-name="ACE-20" office:value-type="float" office:value="177.59999999999999">
            <text:p>1.776E02</text:p>
          </table:table-cell>
          <table:table-cell table:style-name="ACE-20" office:value-type="float" office:value="1911">
            <text:p>1.911E03</text:p>
          </table:table-cell>
          <table:table-cell table:style-name="ACE-20" office:value-type="float" office:value="0.0001061">
            <text:p>1.061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20000000000000001">
            <text:p>0.2000</text:p>
          </table:table-cell>
          <table:table-cell table:style-name="ACE-20" office:value-type="float" office:value="2023">
            <text:p>2.023E03</text:p>
          </table:table-cell>
          <table:table-cell table:style-name="ACE-20" office:value-type="float" office:value="145.80000000000001">
            <text:p>1.458E02</text:p>
          </table:table-cell>
          <table:table-cell table:style-name="ACE-20" office:value-type="float" office:value="2169">
            <text:p>2.169E03</text:p>
          </table:table-cell>
          <table:table-cell table:style-name="ACE-20" office:value-type="float" office:value="0.0001306">
            <text:p>1.306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29999999999999999">
            <text:p>0.3000</text:p>
          </table:table-cell>
          <table:table-cell table:style-name="ACE-20" office:value-type="float" office:value="2517">
            <text:p>2.517E03</text:p>
          </table:table-cell>
          <table:table-cell table:style-name="ACE-20" office:value-type="float" office:value="109.09999999999999">
            <text:p>1.091E02</text:p>
          </table:table-cell>
          <table:table-cell table:style-name="ACE-20" office:value-type="float" office:value="2626">
            <text:p>2.626E03</text:p>
          </table:table-cell>
          <table:table-cell table:style-name="ACE-20" office:value-type="float" office:value="0.00017229999999999999">
            <text:p>1.723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40000000000000002">
            <text:p>0.4000</text:p>
          </table:table-cell>
          <table:table-cell table:style-name="ACE-20" office:value-type="float" office:value="2939">
            <text:p>2.939E03</text:p>
          </table:table-cell>
          <table:table-cell table:style-name="ACE-20" office:value-type="float" office:value="88.189999999999998">
            <text:p>8.819E01</text:p>
          </table:table-cell>
          <table:table-cell table:style-name="ACE-20" office:value-type="float" office:value="3027">
            <text:p>3.027E03</text:p>
          </table:table-cell>
          <table:table-cell table:style-name="ACE-20" office:value-type="float" office:value="0.00020770000000000001">
            <text:p>2.077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5">
            <text:p>0.5000</text:p>
          </table:table-cell>
          <table:table-cell table:style-name="ACE-20" office:value-type="float" office:value="3312">
            <text:p>3.312E03</text:p>
          </table:table-cell>
          <table:table-cell table:style-name="ACE-20" office:value-type="float" office:value="74.459999999999994">
            <text:p>7.446E01</text:p>
          </table:table-cell>
          <table:table-cell table:style-name="ACE-20" office:value-type="float" office:value="3387">
            <text:p>3.387E03</text:p>
          </table:table-cell>
          <table:table-cell table:style-name="ACE-20" office:value-type="float" office:value="0.00023890000000000001">
            <text:p>2.389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59999999999999998">
            <text:p>0.6000</text:p>
          </table:table-cell>
          <table:table-cell table:style-name="ACE-20" office:value-type="float" office:value="3648">
            <text:p>3.648E03</text:p>
          </table:table-cell>
          <table:table-cell table:style-name="ACE-20" office:value-type="float" office:value="64.700000000000003">
            <text:p>6.470E01</text:p>
          </table:table-cell>
          <table:table-cell table:style-name="ACE-20" office:value-type="float" office:value="3713">
            <text:p>3.713E03</text:p>
          </table:table-cell>
          <table:table-cell table:style-name="ACE-20" office:value-type="float" office:value="0.00026709999999999999">
            <text:p>2.671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0.80000000000000004">
            <text:p>0.8000</text:p>
          </table:table-cell>
          <table:table-cell table:style-name="ACE-20" office:value-type="float" office:value="4235">
            <text:p>4.235E03</text:p>
          </table:table-cell>
          <table:table-cell table:style-name="ACE-20" office:value-type="float" office:value="51.649999999999999">
            <text:p>5.165E01</text:p>
          </table:table-cell>
          <table:table-cell table:style-name="ACE-20" office:value-type="float" office:value="4286">
            <text:p>4.286E03</text:p>
          </table:table-cell>
          <table:table-cell table:style-name="ACE-20" office:value-type="float" office:value="0.00031700000000000001">
            <text:p>3.170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">
            <text:p>1.0000</text:p>
          </table:table-cell>
          <table:table-cell table:style-name="ACE-20" office:value-type="float" office:value="4727">
            <text:p>4.727E03</text:p>
          </table:table-cell>
          <table:table-cell table:style-name="ACE-20" office:value-type="float" office:value="43.25">
            <text:p>4.325E01</text:p>
          </table:table-cell>
          <table:table-cell table:style-name="ACE-20" office:value-type="float" office:value="4771">
            <text:p>4.771E03</text:p>
          </table:table-cell>
          <table:table-cell table:style-name="ACE-20" office:value-type="float" office:value="0.0003612">
            <text:p>3.612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.5">
            <text:p>1.5000</text:p>
          </table:table-cell>
          <table:table-cell table:style-name="ACE-20" office:value-type="float" office:value="5637">
            <text:p>5.637E03</text:p>
          </table:table-cell>
          <table:table-cell table:style-name="ACE-20" office:value-type="float" office:value="31.170000000000002">
            <text:p>3.117E01</text:p>
          </table:table-cell>
          <table:table-cell table:style-name="ACE-20" office:value-type="float" office:value="5668">
            <text:p>5.668E03</text:p>
          </table:table-cell>
          <table:table-cell table:style-name="ACE-20" office:value-type="float" office:value="0.00045659999999999999">
            <text:p>4.566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2">
            <text:p>2.0000</text:p>
          </table:table-cell>
          <table:table-cell table:style-name="ACE-20" office:value-type="float" office:value="6191">
            <text:p>6.191E03</text:p>
          </table:table-cell>
          <table:table-cell table:style-name="ACE-20" office:value-type="float" office:value="24.609999999999999">
            <text:p>2.461E01</text:p>
          </table:table-cell>
          <table:table-cell table:style-name="ACE-20" office:value-type="float" office:value="6215">
            <text:p>6.215E03</text:p>
          </table:table-cell>
          <table:table-cell table:style-name="ACE-20" office:value-type="float" office:value="0.00054049999999999996">
            <text:p>5.405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3">
            <text:p>3.0000</text:p>
          </table:table-cell>
          <table:table-cell table:style-name="ACE-20" office:value-type="float" office:value="6631">
            <text:p>6.631E03</text:p>
          </table:table-cell>
          <table:table-cell table:style-name="ACE-20" office:value-type="float" office:value="17.57">
            <text:p>1.757E01</text:p>
          </table:table-cell>
          <table:table-cell table:style-name="ACE-20" office:value-type="float" office:value="6648">
            <text:p>6.648E03</text:p>
          </table:table-cell>
          <table:table-cell table:style-name="ACE-20" office:value-type="float" office:value="0.00069470000000000003">
            <text:p>6.947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4">
            <text:p>4.0000</text:p>
          </table:table-cell>
          <table:table-cell table:style-name="ACE-20" office:value-type="float" office:value="6573">
            <text:p>6.573E03</text:p>
          </table:table-cell>
          <table:table-cell table:style-name="ACE-20" office:value-type="float" office:value="13.789999999999999">
            <text:p>1.379E01</text:p>
          </table:table-cell>
          <table:table-cell table:style-name="ACE-20" office:value-type="float" office:value="6586">
            <text:p>6.586E03</text:p>
          </table:table-cell>
          <table:table-cell table:style-name="ACE-20" office:value-type="float" office:value="0.00084520000000000005">
            <text:p>8.452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5">
            <text:p>5.0000</text:p>
          </table:table-cell>
          <table:table-cell table:style-name="ACE-20" office:value-type="float" office:value="6379">
            <text:p>6.379E03</text:p>
          </table:table-cell>
          <table:table-cell table:style-name="ACE-20" office:value-type="float" office:value="11.41">
            <text:p>1.141E01</text:p>
          </table:table-cell>
          <table:table-cell table:style-name="ACE-20" office:value-type="float" office:value="6390">
            <text:p>6.390E03</text:p>
          </table:table-cell>
          <table:table-cell table:style-name="ACE-20" office:value-type="float" office:value="0.00099930000000000006">
            <text:p>9.993E−04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6">
            <text:p>6.0000</text:p>
          </table:table-cell>
          <table:table-cell table:style-name="ACE-20" office:value-type="float" office:value="6178">
            <text:p>6.178E03</text:p>
          </table:table-cell>
          <table:table-cell table:style-name="ACE-20" office:value-type="float" office:value="9.7650000000000006">
            <text:p>9.765E00</text:p>
          </table:table-cell>
          <table:table-cell table:style-name="ACE-20" office:value-type="float" office:value="6188">
            <text:p>6.188E03</text:p>
          </table:table-cell>
          <table:table-cell table:style-name="ACE-20" office:value-type="float" office:value="0.001158">
            <text:p>1.158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8">
            <text:p>8.0000</text:p>
          </table:table-cell>
          <table:table-cell table:style-name="ACE-20" office:value-type="float" office:value="5822">
            <text:p>5.822E03</text:p>
          </table:table-cell>
          <table:table-cell table:style-name="ACE-20" office:value-type="float" office:value="7.6299999999999999">
            <text:p>7.630E00</text:p>
          </table:table-cell>
          <table:table-cell table:style-name="ACE-20" office:value-type="float" office:value="5830">
            <text:p>5.830E03</text:p>
          </table:table-cell>
          <table:table-cell table:style-name="ACE-20" office:value-type="float" office:value="0.0014909999999999999">
            <text:p>1.491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0">
            <text:p>10.0000</text:p>
          </table:table-cell>
          <table:table-cell table:style-name="ACE-20" office:value-type="float" office:value="5525">
            <text:p>5.525E03</text:p>
          </table:table-cell>
          <table:table-cell table:style-name="ACE-20" office:value-type="float" office:value="6.2910000000000004">
            <text:p>6.291E00</text:p>
          </table:table-cell>
          <table:table-cell table:style-name="ACE-20" office:value-type="float" office:value="5531">
            <text:p>5.531E03</text:p>
          </table:table-cell>
          <table:table-cell table:style-name="ACE-20" office:value-type="float" office:value="0.0018439999999999999">
            <text:p>1.844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5">
            <text:p>15.0000</text:p>
          </table:table-cell>
          <table:table-cell table:style-name="ACE-20" office:value-type="float" office:value="4915">
            <text:p>4.915E03</text:p>
          </table:table-cell>
          <table:table-cell table:style-name="ACE-20" office:value-type="float" office:value="4.423">
            <text:p>4.423E00</text:p>
          </table:table-cell>
          <table:table-cell table:style-name="ACE-20" office:value-type="float" office:value="4920">
            <text:p>4.920E03</text:p>
          </table:table-cell>
          <table:table-cell table:style-name="ACE-20" office:value-type="float" office:value="0.0028040000000000001">
            <text:p>2.804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20">
            <text:p>20.0000</text:p>
          </table:table-cell>
          <table:table-cell table:style-name="ACE-20" office:value-type="float" office:value="4425">
            <text:p>4.425E03</text:p>
          </table:table-cell>
          <table:table-cell table:style-name="ACE-20" office:value-type="float" office:value="3.4380000000000002">
            <text:p>3.438E00</text:p>
          </table:table-cell>
          <table:table-cell table:style-name="ACE-20" office:value-type="float" office:value="4428">
            <text:p>4.428E03</text:p>
          </table:table-cell>
          <table:table-cell table:style-name="ACE-20" office:value-type="float" office:value="0.0038769999999999998">
            <text:p>3.877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30">
            <text:p>30.0000</text:p>
          </table:table-cell>
          <table:table-cell table:style-name="ACE-20" office:value-type="float" office:value="3679">
            <text:p>3.679E03</text:p>
          </table:table-cell>
          <table:table-cell table:style-name="ACE-20" office:value-type="float" office:value="2.4039999999999999">
            <text:p>2.404E00</text:p>
          </table:table-cell>
          <table:table-cell table:style-name="ACE-20" office:value-type="float" office:value="3681">
            <text:p>3.681E03</text:p>
          </table:table-cell>
          <table:table-cell table:style-name="ACE-20" office:value-type="float" office:value="0.0063629999999999997">
            <text:p>6.363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40">
            <text:p>40.0000</text:p>
          </table:table-cell>
          <table:table-cell table:style-name="ACE-20" office:value-type="float" office:value="3155">
            <text:p>3.155E03</text:p>
          </table:table-cell>
          <table:table-cell table:style-name="ACE-20" office:value-type="float" office:value="1.863">
            <text:p>1.863E00</text:p>
          </table:table-cell>
          <table:table-cell table:style-name="ACE-20" office:value-type="float" office:value="3157">
            <text:p>3.157E03</text:p>
          </table:table-cell>
          <table:table-cell table:style-name="ACE-20" office:value-type="float" office:value="0.009306">
            <text:p>9.306E−03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50">
            <text:p>50.0000</text:p>
          </table:table-cell>
          <table:table-cell table:style-name="ACE-20" office:value-type="float" office:value="2754">
            <text:p>2.754E03</text:p>
          </table:table-cell>
          <table:table-cell table:style-name="ACE-20" office:value-type="float" office:value="1.5269999999999999">
            <text:p>1.527E00</text:p>
          </table:table-cell>
          <table:table-cell table:style-name="ACE-20" office:value-type="float" office:value="2755">
            <text:p>2.755E03</text:p>
          </table:table-cell>
          <table:table-cell table:style-name="ACE-20" office:value-type="float" office:value="0.012699999999999999">
            <text:p>1.270E−02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60">
            <text:p>60.0000</text:p>
          </table:table-cell>
          <table:table-cell table:style-name="ACE-20" office:value-type="float" office:value="2425">
            <text:p>2.425E03</text:p>
          </table:table-cell>
          <table:table-cell table:style-name="ACE-20" office:value-type="float" office:value="1.2969999999999999">
            <text:p>1.297E00</text:p>
          </table:table-cell>
          <table:table-cell table:style-name="ACE-20" office:value-type="float" office:value="2426">
            <text:p>2.426E03</text:p>
          </table:table-cell>
          <table:table-cell table:style-name="ACE-20" office:value-type="float" office:value="0.016580000000000001">
            <text:p>1.658E−02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80">
            <text:p>80.0000</text:p>
          </table:table-cell>
          <table:table-cell table:style-name="ACE-20" office:value-type="float" office:value="1948">
            <text:p>1.948E03</text:p>
          </table:table-cell>
          <table:table-cell table:style-name="ACE-20" office:value-type="float" office:value="1.0009999999999999">
            <text:p>1.001E00</text:p>
          </table:table-cell>
          <table:table-cell table:style-name="ACE-20" office:value-type="float" office:value="1949">
            <text:p>1.949E03</text:p>
          </table:table-cell>
          <table:table-cell table:style-name="ACE-20" office:value-type="float" office:value="0.025839999999999998">
            <text:p>2.584E−02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00">
            <text:p>100.0000</text:p>
          </table:table-cell>
          <table:table-cell table:style-name="ACE-20" office:value-type="float" office:value="1639">
            <text:p>1.639E03</text:p>
          </table:table-cell>
          <table:table-cell table:style-name="ACE-20" office:value-type="float" office:value="0.81830000000000003">
            <text:p>8.183E−01</text:p>
          </table:table-cell>
          <table:table-cell table:style-name="ACE-20" office:value-type="float" office:value="1639">
            <text:p>1.639E03</text:p>
          </table:table-cell>
          <table:table-cell table:style-name="ACE-20" office:value-type="float" office:value="0.037069999999999999">
            <text:p>3.707E−02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50">
            <text:p>150.0000</text:p>
          </table:table-cell>
          <table:table-cell table:style-name="ACE-20" office:value-type="float" office:value="1191">
            <text:p>1.191E03</text:p>
          </table:table-cell>
          <table:table-cell table:style-name="ACE-20" office:value-type="float" office:value="0.56559999999999999">
            <text:p>5.656E−01</text:p>
          </table:table-cell>
          <table:table-cell table:style-name="ACE-20" office:value-type="float" office:value="1191">
            <text:p>1.191E03</text:p>
          </table:table-cell>
          <table:table-cell table:style-name="ACE-20" office:value-type="float" office:value="0.073380000000000001">
            <text:p>7.338E−02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200">
            <text:p>200.0000</text:p>
          </table:table-cell>
          <table:table-cell table:style-name="ACE-20" office:value-type="float" office:value="946.70000000000005">
            <text:p>9.467E02</text:p>
          </table:table-cell>
          <table:table-cell table:style-name="ACE-20" office:value-type="float" office:value="0.43440000000000001">
            <text:p>4.344E−01</text:p>
          </table:table-cell>
          <table:table-cell table:style-name="ACE-20" office:value-type="float" office:value="947.10000000000002">
            <text:p>9.471E02</text:p>
          </table:table-cell>
          <table:table-cell table:style-name="ACE-20" office:value-type="float" office:value="0.1208">
            <text:p>1.208E−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300">
            <text:p>300.0000</text:p>
          </table:table-cell>
          <table:table-cell table:style-name="ACE-20" office:value-type="float" office:value="683.89999999999998">
            <text:p>6.839E02</text:p>
          </table:table-cell>
          <table:table-cell table:style-name="ACE-20" office:value-type="float" office:value="0.2984">
            <text:p>2.984E−01</text:p>
          </table:table-cell>
          <table:table-cell table:style-name="ACE-20" office:value-type="float" office:value="684.20000000000005">
            <text:p>6.842E02</text:p>
          </table:table-cell>
          <table:table-cell table:style-name="ACE-20" office:value-type="float" office:value="0.24690000000000001">
            <text:p>2.469E−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400">
            <text:p>400.0000</text:p>
          </table:table-cell>
          <table:table-cell table:style-name="ACE-20" office:value-type="float" office:value="543">
            <text:p>5.430E02</text:p>
          </table:table-cell>
          <table:table-cell table:style-name="ACE-20" office:value-type="float" office:value="0.22789999999999999">
            <text:p>2.279E−01</text:p>
          </table:table-cell>
          <table:table-cell table:style-name="ACE-20" office:value-type="float" office:value="543.29999999999995">
            <text:p>5.433E02</text:p>
          </table:table-cell>
          <table:table-cell table:style-name="ACE-20" office:value-type="float" office:value="0.41220000000000001">
            <text:p>4.122E−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500">
            <text:p>500.0000</text:p>
          </table:table-cell>
          <table:table-cell table:style-name="ACE-20" office:value-type="float" office:value="454.5">
            <text:p>4.545E02</text:p>
          </table:table-cell>
          <table:table-cell table:style-name="ACE-20" office:value-type="float" office:value="0.18479999999999999">
            <text:p>1.848E−01</text:p>
          </table:table-cell>
          <table:table-cell table:style-name="ACE-20" office:value-type="float" office:value="454.69999999999999">
            <text:p>4.547E02</text:p>
          </table:table-cell>
          <table:table-cell table:style-name="ACE-20" office:value-type="float" office:value="0.61439999999999995">
            <text:p>6.144E−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600">
            <text:p>600.0000</text:p>
          </table:table-cell>
          <table:table-cell table:style-name="ACE-20" office:value-type="float" office:value="393.5">
            <text:p>3.935E02</text:p>
          </table:table-cell>
          <table:table-cell table:style-name="ACE-20" office:value-type="float" office:value="0.1555">
            <text:p>1.555E−01</text:p>
          </table:table-cell>
          <table:table-cell table:style-name="ACE-20" office:value-type="float" office:value="393.60000000000002">
            <text:p>3.936E02</text:p>
          </table:table-cell>
          <table:table-cell table:style-name="ACE-20" office:value-type="float" office:value="0.85150000000000003">
            <text:p>8.515E−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800">
            <text:p>800.0000</text:p>
          </table:table-cell>
          <table:table-cell table:style-name="ACE-20" office:value-type="float" office:value="314.30000000000001">
            <text:p>3.143E02</text:p>
          </table:table-cell>
          <table:table-cell table:style-name="ACE-20" office:value-type="float" office:value="0.1181">
            <text:p>1.181E−01</text:p>
          </table:table-cell>
          <table:table-cell table:style-name="ACE-20" office:value-type="float" office:value="314.5">
            <text:p>3.145E02</text:p>
          </table:table-cell>
          <table:table-cell table:style-name="ACE-20" office:value-type="float" office:value="1.4239999999999999">
            <text:p>1.424E00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000">
            <text:p>1000.0000</text:p>
          </table:table-cell>
          <table:table-cell table:style-name="ACE-20" office:value-type="float" office:value="265.10000000000002">
            <text:p>2.651E02</text:p>
          </table:table-cell>
          <table:table-cell table:style-name="ACE-20" office:value-type="float" office:value="0.095240000000000005">
            <text:p>9.524E−02</text:p>
          </table:table-cell>
          <table:table-cell table:style-name="ACE-20" office:value-type="float" office:value="265.19999999999999">
            <text:p>2.652E02</text:p>
          </table:table-cell>
          <table:table-cell table:style-name="ACE-20" office:value-type="float" office:value="2.1200000000000001">
            <text:p>2.120E00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500">
            <text:p>1500.0000</text:p>
          </table:table-cell>
          <table:table-cell table:style-name="ACE-20" office:value-type="float" office:value="196.69999999999999">
            <text:p>1.967E02</text:p>
          </table:table-cell>
          <table:table-cell table:style-name="ACE-20" office:value-type="float" office:value="0.064360000000000001">
            <text:p>6.436E−02</text:p>
          </table:table-cell>
          <table:table-cell table:style-name="ACE-20" office:value-type="float" office:value="196.80000000000001">
            <text:p>1.968E02</text:p>
          </table:table-cell>
          <table:table-cell table:style-name="ACE-20" office:value-type="float" office:value="4.343">
            <text:p>4.343E00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2000">
            <text:p>2000.0000</text:p>
          </table:table-cell>
          <table:table-cell table:style-name="ACE-20" office:value-type="float" office:value="161.19999999999999">
            <text:p>1.612E02</text:p>
          </table:table-cell>
          <table:table-cell table:style-name="ACE-20" office:value-type="float" office:value="0.048529999999999997">
            <text:p>4.853E−02</text:p>
          </table:table-cell>
          <table:table-cell table:style-name="ACE-20" office:value-type="float" office:value="161.19999999999999">
            <text:p>1.612E02</text:p>
          </table:table-cell>
          <table:table-cell table:style-name="ACE-20" office:value-type="float" office:value="7.1710000000000003">
            <text:p>7.171E00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3000">
            <text:p>3000.0000</text:p>
          </table:table-cell>
          <table:table-cell table:style-name="ACE-20" office:value-type="float" office:value="124.7">
            <text:p>1.247E02</text:p>
          </table:table-cell>
          <table:table-cell table:style-name="ACE-20" office:value-type="float" office:value="0.032579999999999998">
            <text:p>3.258E−02</text:p>
          </table:table-cell>
          <table:table-cell table:style-name="ACE-20" office:value-type="float" office:value="124.7">
            <text:p>1.247E02</text:p>
          </table:table-cell>
          <table:table-cell table:style-name="ACE-20" office:value-type="float" office:value="14.32">
            <text:p>1.432E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4000">
            <text:p>4000.0000</text:p>
          </table:table-cell>
          <table:table-cell table:style-name="ACE-20" office:value-type="float" office:value="106.2">
            <text:p>1.062E02</text:p>
          </table:table-cell>
          <table:table-cell table:style-name="ACE-20" office:value-type="float" office:value="0.024479999999999998">
            <text:p>2.448E−02</text:p>
          </table:table-cell>
          <table:table-cell table:style-name="ACE-20" office:value-type="float" office:value="106.2">
            <text:p>1.062E02</text:p>
          </table:table-cell>
          <table:table-cell table:style-name="ACE-20" office:value-type="float" office:value="23.07">
            <text:p>2.307E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5000">
            <text:p>5000.0000</text:p>
          </table:table-cell>
          <table:table-cell table:style-name="ACE-20" office:value-type="float" office:value="95.060000000000002">
            <text:p>9.506E01</text:p>
          </table:table-cell>
          <table:table-cell table:style-name="ACE-20" office:value-type="float" office:value="0.019619999999999999">
            <text:p>1.962E−02</text:p>
          </table:table-cell>
          <table:table-cell table:style-name="ACE-20" office:value-type="float" office:value="95.079999999999998">
            <text:p>9.508E01</text:p>
          </table:table-cell>
          <table:table-cell table:style-name="ACE-20" office:value-type="float" office:value="33.060000000000002">
            <text:p>3.306E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6000">
            <text:p>6000.0000</text:p>
          </table:table-cell>
          <table:table-cell table:style-name="ACE-20" office:value-type="float" office:value="87.769999999999996">
            <text:p>8.777E01</text:p>
          </table:table-cell>
          <table:table-cell table:style-name="ACE-20" office:value-type="float" office:value="0.016369999999999999">
            <text:p>1.637E−02</text:p>
          </table:table-cell>
          <table:table-cell table:style-name="ACE-20" office:value-type="float" office:value="87.790000000000006">
            <text:p>8.779E01</text:p>
          </table:table-cell>
          <table:table-cell table:style-name="ACE-20" office:value-type="float" office:value="44.030000000000001">
            <text:p>4.403E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8000">
            <text:p>8000.0000</text:p>
          </table:table-cell>
          <table:table-cell table:style-name="ACE-20" office:value-type="float" office:value="78.959999999999994">
            <text:p>7.896E01</text:p>
          </table:table-cell>
          <table:table-cell table:style-name="ACE-20" office:value-type="float" office:value="0.0123">
            <text:p>1.230E−02</text:p>
          </table:table-cell>
          <table:table-cell table:style-name="ACE-20" office:value-type="float" office:value="78.969999999999999">
            <text:p>7.897E01</text:p>
          </table:table-cell>
          <table:table-cell table:style-name="ACE-20" office:value-type="float" office:value="68.170000000000002">
            <text:p>6.817E01</text:p>
          </table:table-cell>
          <table:table-cell table:number-columns-repeated="251" table:style-name="ACE-19"/>
        </table:table-row>
        <table:table-row table:style-name="AROW-0">
          <table:table-cell table:style-name="ACE-19" office:value-type="float" office:value="10000">
            <text:p>10000</text:p>
          </table:table-cell>
          <table:table-cell table:style-name="ACE-20" office:value-type="float" office:value="74.019999999999996">
            <text:p>7.402E01</text:p>
          </table:table-cell>
          <table:table-cell table:style-name="ACE-20" office:value-type="float" office:value="0.0098420000000000001">
            <text:p>9.842E−03</text:p>
          </table:table-cell>
          <table:table-cell table:style-name="ACE-20" office:value-type="float" office:value="74.030000000000001">
            <text:p>7.403E01</text:p>
          </table:table-cell>
          <table:table-cell table:style-name="ACE-20" office:value-type="float" office:value="94.400000000000006">
            <text:p>9.440E01</text:p>
          </table:table-cell>
          <table:table-cell table:number-columns-repeated="251" table:style-name="ACE-19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C-12 in Air'.$A$1"/>
          <table:named-expression table:name="Sheet_Title" table:expression="of:=&quot;C-12 in Air&quot;" table:base-cell-address="$'C-12 in Air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C-12 in Graphite" table:style-name="ta-7" table:print="true">
        <office:forms form:automatic-focus="false" form:apply-design-mode="false">
          <form:form/>
        </office:forms>
        <table:table-column table:default-cell-style-name="ACE-22" table:style-name="ACOL-4"/>
        <table:table-column table:default-cell-style-name="ACE-22" table:style-name="ACOL-5"/>
        <table:table-column table:default-cell-style-name="ACE-22" table:style-name="ACOL-6"/>
        <table:table-column table:default-cell-style-name="ACE-22" table:style-name="ACOL-5"/>
        <table:table-column table:default-cell-style-name="ACE-22" table:style-name="ACOL-6"/>
        <table:table-column table:default-cell-style-name="ACE-22" table:style-name="ACOL-0" table:number-columns-repeated="4"/>
        <table:table-column table:default-cell-style-name="ACE-22" table:style-name="ACOL-4"/>
        <table:table-column table:default-cell-style-name="ACE-22" table:style-name="ACOL-0"/>
        <table:table-column table:default-cell-style-name="ACE-22" table:style-name="ACOL-5"/>
        <table:table-column table:default-cell-style-name="ACE-22" table:style-name="ACOL-0"/>
        <table:table-column table:default-cell-style-name="ACE-22" table:style-name="ACOL-4"/>
        <table:table-column table:default-cell-style-name="ACE-22" table:style-name="ACOL-0" table:number-columns-repeated="242"/>
        <table:table-row table:style-name="AROW-0">
          <table:table-cell table:style-name="ACE-21" office:value-type="string">
            <text:p>Carbon ions in graphite, I = 81 eV, r = 2.265 g cm-3</text:p>
          </table:table-cell>
          <table:table-cell table:number-columns-repeated="255" table:style-name="ACE-22"/>
        </table:table-row>
        <table:table-row table:style-name="AROW-0">
          <table:table-cell table:style-name="ACE-21" office:value-type="string">
            <text:p>T</text:p>
          </table:table-cell>
          <table:table-cell table:style-name="ACE-22" office:value-type="string">
            <text:p>Sel/rho</text:p>
          </table:table-cell>
          <table:table-cell table:style-name="ACE-22" office:value-type="string">
            <text:p>Snuc/rho</text:p>
          </table:table-cell>
          <table:table-cell table:style-name="ACE-22" office:value-type="string">
            <text:p>Stot/rho</text:p>
          </table:table-cell>
          <table:table-cell table:style-name="ACE-22" office:value-type="string">
            <text:p>range</text:p>
          </table:table-cell>
          <table:table-cell table:number-columns-repeated="251" table:style-name="ACE-22"/>
        </table:table-row>
        <table:table-row table:style-name="AROW-0">
          <table:table-cell table:style-name="ACE-21"/>
          <table:table-cell table:number-columns-repeated="255" table:style-name="ACE-22"/>
        </table:table-row>
        <table:table-row table:style-name="AROW-0">
          <table:table-cell table:style-name="ACE-22" office:value-type="float" office:value="0.001">
            <text:p>0.0010</text:p>
          </table:table-cell>
          <table:table-cell table:style-name="ACE-23" office:value-type="float" office:value="309.19999999999999">
            <text:p>3.092E02</text:p>
          </table:table-cell>
          <table:table-cell table:style-name="ACE-23" office:value-type="float" office:value="850.60000000000002">
            <text:p>8.506E02</text:p>
          </table:table-cell>
          <table:table-cell table:style-name="ACE-23" office:value-type="float" office:value="1160">
            <text:p>1.160E03</text:p>
          </table:table-cell>
          <table:table-cell table:style-name="ACE-23" office:value-type="float" office:value="4.3109999999999999e-07">
            <text:p>4.311E−07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15">
            <text:p>0.0015</text:p>
          </table:table-cell>
          <table:table-cell table:style-name="ACE-23" office:value-type="float" office:value="370.10000000000002">
            <text:p>3.701E02</text:p>
          </table:table-cell>
          <table:table-cell table:style-name="ACE-23" office:value-type="float" office:value="880.10000000000002">
            <text:p>8.801E02</text:p>
          </table:table-cell>
          <table:table-cell table:style-name="ACE-23" office:value-type="float" office:value="1250">
            <text:p>1.250E03</text:p>
          </table:table-cell>
          <table:table-cell table:style-name="ACE-23" office:value-type="float" office:value="8.4290000000000001e-07">
            <text:p>8.429E−07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2">
            <text:p>0.0020</text:p>
          </table:table-cell>
          <table:table-cell table:style-name="ACE-23" office:value-type="float" office:value="420.39999999999998">
            <text:p>4.204E02</text:p>
          </table:table-cell>
          <table:table-cell table:style-name="ACE-23" office:value-type="float" office:value="887.70000000000005">
            <text:p>8.877E02</text:p>
          </table:table-cell>
          <table:table-cell table:style-name="ACE-23" office:value-type="float" office:value="1308">
            <text:p>1.308E03</text:p>
          </table:table-cell>
          <table:table-cell table:style-name="ACE-23" office:value-type="float" office:value="1.2330000000000001e-06">
            <text:p>1.233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30000000000000001">
            <text:p>0.0030</text:p>
          </table:table-cell>
          <table:table-cell table:style-name="ACE-23" office:value-type="float" office:value="503.19999999999999">
            <text:p>5.032E02</text:p>
          </table:table-cell>
          <table:table-cell table:style-name="ACE-23" office:value-type="float" office:value="878">
            <text:p>8.780E02</text:p>
          </table:table-cell>
          <table:table-cell table:style-name="ACE-23" office:value-type="float" office:value="1381">
            <text:p>1.381E03</text:p>
          </table:table-cell>
          <table:table-cell table:style-name="ACE-23" office:value-type="float" office:value="1.9759999999999998e-06">
            <text:p>1.976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40000000000000001">
            <text:p>0.0040</text:p>
          </table:table-cell>
          <table:table-cell table:style-name="ACE-23" office:value-type="float" office:value="574.79999999999995">
            <text:p>5.748E02</text:p>
          </table:table-cell>
          <table:table-cell table:style-name="ACE-23" office:value-type="float" office:value="856.29999999999995">
            <text:p>8.563E02</text:p>
          </table:table-cell>
          <table:table-cell table:style-name="ACE-23" office:value-type="float" office:value="1431">
            <text:p>1.431E03</text:p>
          </table:table-cell>
          <table:table-cell table:style-name="ACE-23" office:value-type="float" office:value="2.6860000000000002e-06">
            <text:p>2.686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50000000000000001">
            <text:p>0.0050</text:p>
          </table:table-cell>
          <table:table-cell table:style-name="ACE-23" office:value-type="float" office:value="630.20000000000005">
            <text:p>6.302E02</text:p>
          </table:table-cell>
          <table:table-cell table:style-name="ACE-23" office:value-type="float" office:value="831.29999999999995">
            <text:p>8.313E02</text:p>
          </table:table-cell>
          <table:table-cell table:style-name="ACE-23" office:value-type="float" office:value="1461">
            <text:p>1.461E03</text:p>
          </table:table-cell>
          <table:table-cell table:style-name="ACE-23" office:value-type="float" office:value="3.377e-06">
            <text:p>3.377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60000000000000001">
            <text:p>0.0060</text:p>
          </table:table-cell>
          <table:table-cell table:style-name="ACE-23" office:value-type="float" office:value="683.60000000000002">
            <text:p>6.836E02</text:p>
          </table:table-cell>
          <table:table-cell table:style-name="ACE-23" office:value-type="float" office:value="806.29999999999995">
            <text:p>8.063E02</text:p>
          </table:table-cell>
          <table:table-cell table:style-name="ACE-23" office:value-type="float" office:value="1490">
            <text:p>1.490E03</text:p>
          </table:table-cell>
          <table:table-cell table:style-name="ACE-23" office:value-type="float" office:value="4.0539999999999996e-06">
            <text:p>4.054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080000000000000002">
            <text:p>0.0080</text:p>
          </table:table-cell>
          <table:table-cell table:style-name="ACE-23" office:value-type="float" office:value="775.5">
            <text:p>7.755E02</text:p>
          </table:table-cell>
          <table:table-cell table:style-name="ACE-23" office:value-type="float" office:value="759">
            <text:p>7.590E02</text:p>
          </table:table-cell>
          <table:table-cell table:style-name="ACE-23" office:value-type="float" office:value="1534">
            <text:p>1.534E03</text:p>
          </table:table-cell>
          <table:table-cell table:style-name="ACE-23" office:value-type="float" office:value="5.3759999999999999e-06">
            <text:p>5.376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1">
            <text:p>0.0100</text:p>
          </table:table-cell>
          <table:table-cell table:style-name="ACE-23" office:value-type="float" office:value="854.60000000000002">
            <text:p>8.546E02</text:p>
          </table:table-cell>
          <table:table-cell table:style-name="ACE-23" office:value-type="float" office:value="716.70000000000005">
            <text:p>7.167E02</text:p>
          </table:table-cell>
          <table:table-cell table:style-name="ACE-23" office:value-type="float" office:value="1571">
            <text:p>1.571E03</text:p>
          </table:table-cell>
          <table:table-cell table:style-name="ACE-23" office:value-type="float" office:value="6.6640000000000001e-06">
            <text:p>6.664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14999999999999999">
            <text:p>0.0150</text:p>
          </table:table-cell>
          <table:table-cell table:style-name="ACE-23" office:value-type="float" office:value="1019">
            <text:p>1.019E03</text:p>
          </table:table-cell>
          <table:table-cell table:style-name="ACE-23" office:value-type="float" office:value="631">
            <text:p>6.310E02</text:p>
          </table:table-cell>
          <table:table-cell table:style-name="ACE-23" office:value-type="float" office:value="1650">
            <text:p>1.650E03</text:p>
          </table:table-cell>
          <table:table-cell table:style-name="ACE-23" office:value-type="float" office:value="9.7669999999999998e-06">
            <text:p>9.767E−06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2">
            <text:p>0.0200</text:p>
          </table:table-cell>
          <table:table-cell table:style-name="ACE-23" office:value-type="float" office:value="1153">
            <text:p>1.153E03</text:p>
          </table:table-cell>
          <table:table-cell table:style-name="ACE-23" office:value-type="float" office:value="566.60000000000002">
            <text:p>5.666E02</text:p>
          </table:table-cell>
          <table:table-cell table:style-name="ACE-23" office:value-type="float" office:value="1720">
            <text:p>1.720E03</text:p>
          </table:table-cell>
          <table:table-cell table:style-name="ACE-23" office:value-type="float" office:value="1.273e-05">
            <text:p>1.273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29999999999999999">
            <text:p>0.0300</text:p>
          </table:table-cell>
          <table:table-cell table:style-name="ACE-23" office:value-type="float" office:value="1370">
            <text:p>1.370E03</text:p>
          </table:table-cell>
          <table:table-cell table:style-name="ACE-23" office:value-type="float" office:value="474.89999999999998">
            <text:p>4.749E02</text:p>
          </table:table-cell>
          <table:table-cell table:style-name="ACE-23" office:value-type="float" office:value="1845">
            <text:p>1.845E03</text:p>
          </table:table-cell>
          <table:table-cell table:style-name="ACE-23" office:value-type="float" office:value="1.8340000000000001e-05">
            <text:p>1.834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40000000000000001">
            <text:p>0.0400</text:p>
          </table:table-cell>
          <table:table-cell table:style-name="ACE-23" office:value-type="float" office:value="1546">
            <text:p>1.546E03</text:p>
          </table:table-cell>
          <table:table-cell table:style-name="ACE-23" office:value-type="float" office:value="412.39999999999998">
            <text:p>4.124E02</text:p>
          </table:table-cell>
          <table:table-cell table:style-name="ACE-23" office:value-type="float" office:value="1958">
            <text:p>1.958E03</text:p>
          </table:table-cell>
          <table:table-cell table:style-name="ACE-23" office:value-type="float" office:value="2.3600000000000001e-05">
            <text:p>2.360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50000000000000003">
            <text:p>0.0500</text:p>
          </table:table-cell>
          <table:table-cell table:style-name="ACE-23" office:value-type="float" office:value="1696">
            <text:p>1.696E03</text:p>
          </table:table-cell>
          <table:table-cell table:style-name="ACE-23" office:value-type="float" office:value="366.19999999999999">
            <text:p>3.662E02</text:p>
          </table:table-cell>
          <table:table-cell table:style-name="ACE-23" office:value-type="float" office:value="2062">
            <text:p>2.062E03</text:p>
          </table:table-cell>
          <table:table-cell table:style-name="ACE-23" office:value-type="float" office:value="2.8580000000000001e-05">
            <text:p>2.858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59999999999999998">
            <text:p>0.0600</text:p>
          </table:table-cell>
          <table:table-cell table:style-name="ACE-23" office:value-type="float" office:value="1829">
            <text:p>1.829E03</text:p>
          </table:table-cell>
          <table:table-cell table:style-name="ACE-23" office:value-type="float" office:value="330.5">
            <text:p>3.305E02</text:p>
          </table:table-cell>
          <table:table-cell table:style-name="ACE-23" office:value-type="float" office:value="2160">
            <text:p>2.160E03</text:p>
          </table:table-cell>
          <table:table-cell table:style-name="ACE-23" office:value-type="float" office:value="3.3309999999999998e-05">
            <text:p>3.331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080000000000000002">
            <text:p>0.0800</text:p>
          </table:table-cell>
          <table:table-cell table:style-name="ACE-23" office:value-type="float" office:value="2062">
            <text:p>2.062E03</text:p>
          </table:table-cell>
          <table:table-cell table:style-name="ACE-23" office:value-type="float" office:value="278.5">
            <text:p>2.785E02</text:p>
          </table:table-cell>
          <table:table-cell table:style-name="ACE-23" office:value-type="float" office:value="2340">
            <text:p>2.340E03</text:p>
          </table:table-cell>
          <table:table-cell table:style-name="ACE-23" office:value-type="float" office:value="4.2200000000000003e-05">
            <text:p>4.220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10000000000000001">
            <text:p>0.1000</text:p>
          </table:table-cell>
          <table:table-cell table:style-name="ACE-23" office:value-type="float" office:value="2268">
            <text:p>2.268E03</text:p>
          </table:table-cell>
          <table:table-cell table:style-name="ACE-23" office:value-type="float" office:value="242.19999999999999">
            <text:p>2.422E02</text:p>
          </table:table-cell>
          <table:table-cell table:style-name="ACE-23" office:value-type="float" office:value="2510">
            <text:p>2.510E03</text:p>
          </table:table-cell>
          <table:table-cell table:style-name="ACE-23" office:value-type="float" office:value="5.045e-05">
            <text:p>5.045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14999999999999999">
            <text:p>0.1500</text:p>
          </table:table-cell>
          <table:table-cell table:style-name="ACE-23" office:value-type="float" office:value="2719">
            <text:p>2.719E03</text:p>
          </table:table-cell>
          <table:table-cell table:style-name="ACE-23" office:value-type="float" office:value="185.19999999999999">
            <text:p>1.852E02</text:p>
          </table:table-cell>
          <table:table-cell table:style-name="ACE-23" office:value-type="float" office:value="2904">
            <text:p>2.904E03</text:p>
          </table:table-cell>
          <table:table-cell table:style-name="ACE-23" office:value-type="float" office:value="6.8930000000000006e-05">
            <text:p>6.893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20000000000000001">
            <text:p>0.2000</text:p>
          </table:table-cell>
          <table:table-cell table:style-name="ACE-23" office:value-type="float" office:value="3106">
            <text:p>3.106E03</text:p>
          </table:table-cell>
          <table:table-cell table:style-name="ACE-23" office:value-type="float" office:value="151.59999999999999">
            <text:p>1.516E02</text:p>
          </table:table-cell>
          <table:table-cell table:style-name="ACE-23" office:value-type="float" office:value="3258">
            <text:p>3.258E03</text:p>
          </table:table-cell>
          <table:table-cell table:style-name="ACE-23" office:value-type="float" office:value="8.5160000000000005e-05">
            <text:p>8.516E−05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29999999999999999">
            <text:p>0.3000</text:p>
          </table:table-cell>
          <table:table-cell table:style-name="ACE-23" office:value-type="float" office:value="3747">
            <text:p>3.747E03</text:p>
          </table:table-cell>
          <table:table-cell table:style-name="ACE-23" office:value-type="float" office:value="113">
            <text:p>1.130E02</text:p>
          </table:table-cell>
          <table:table-cell table:style-name="ACE-23" office:value-type="float" office:value="3860">
            <text:p>3.860E03</text:p>
          </table:table-cell>
          <table:table-cell table:style-name="ACE-23" office:value-type="float" office:value="0.0001132">
            <text:p>1.132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40000000000000002">
            <text:p>0.4000</text:p>
          </table:table-cell>
          <table:table-cell table:style-name="ACE-23" office:value-type="float" office:value="4269">
            <text:p>4.269E03</text:p>
          </table:table-cell>
          <table:table-cell table:style-name="ACE-23" office:value-type="float" office:value="91.079999999999998">
            <text:p>9.108E01</text:p>
          </table:table-cell>
          <table:table-cell table:style-name="ACE-23" office:value-type="float" office:value="4360">
            <text:p>4.360E03</text:p>
          </table:table-cell>
          <table:table-cell table:style-name="ACE-23" office:value-type="float" office:value="0.00013760000000000001">
            <text:p>1.376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5">
            <text:p>0.5000</text:p>
          </table:table-cell>
          <table:table-cell table:style-name="ACE-23" office:value-type="float" office:value="4709">
            <text:p>4.709E03</text:p>
          </table:table-cell>
          <table:table-cell table:style-name="ACE-23" office:value-type="float" office:value="76.769999999999996">
            <text:p>7.677E01</text:p>
          </table:table-cell>
          <table:table-cell table:style-name="ACE-23" office:value-type="float" office:value="4786">
            <text:p>4.786E03</text:p>
          </table:table-cell>
          <table:table-cell table:style-name="ACE-23" office:value-type="float" office:value="0.0001594">
            <text:p>1.594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59999999999999998">
            <text:p>0.6000</text:p>
          </table:table-cell>
          <table:table-cell table:style-name="ACE-23" office:value-type="float" office:value="5089">
            <text:p>5.089E03</text:p>
          </table:table-cell>
          <table:table-cell table:style-name="ACE-23" office:value-type="float" office:value="66.629999999999995">
            <text:p>6.663E01</text:p>
          </table:table-cell>
          <table:table-cell table:style-name="ACE-23" office:value-type="float" office:value="5156">
            <text:p>5.156E03</text:p>
          </table:table-cell>
          <table:table-cell table:style-name="ACE-23" office:value-type="float" office:value="0.0001795">
            <text:p>1.795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0.80000000000000004">
            <text:p>0.8000</text:p>
          </table:table-cell>
          <table:table-cell table:style-name="ACE-23" office:value-type="float" office:value="5711">
            <text:p>5.711E03</text:p>
          </table:table-cell>
          <table:table-cell table:style-name="ACE-23" office:value-type="float" office:value="53.090000000000003">
            <text:p>5.309E01</text:p>
          </table:table-cell>
          <table:table-cell table:style-name="ACE-23" office:value-type="float" office:value="5764">
            <text:p>5.764E03</text:p>
          </table:table-cell>
          <table:table-cell table:style-name="ACE-23" office:value-type="float" office:value="0.00021609999999999999">
            <text:p>2.161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">
            <text:p>1.0000</text:p>
          </table:table-cell>
          <table:table-cell table:style-name="ACE-23" office:value-type="float" office:value="6192">
            <text:p>6.192E03</text:p>
          </table:table-cell>
          <table:table-cell table:style-name="ACE-23" office:value-type="float" office:value="44.399999999999999">
            <text:p>4.440E01</text:p>
          </table:table-cell>
          <table:table-cell table:style-name="ACE-23" office:value-type="float" office:value="6237">
            <text:p>6.237E03</text:p>
          </table:table-cell>
          <table:table-cell table:style-name="ACE-23" office:value-type="float" office:value="0.00024939999999999999">
            <text:p>2.494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.5">
            <text:p>1.5000</text:p>
          </table:table-cell>
          <table:table-cell table:style-name="ACE-23" office:value-type="float" office:value="6973">
            <text:p>6.973E03</text:p>
          </table:table-cell>
          <table:table-cell table:style-name="ACE-23" office:value-type="float" office:value="31.940000000000001">
            <text:p>3.194E01</text:p>
          </table:table-cell>
          <table:table-cell table:style-name="ACE-23" office:value-type="float" office:value="7005">
            <text:p>7.005E03</text:p>
          </table:table-cell>
          <table:table-cell table:style-name="ACE-23" office:value-type="float" office:value="0.00032449999999999997">
            <text:p>3.245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2">
            <text:p>2.0000</text:p>
          </table:table-cell>
          <table:table-cell table:style-name="ACE-23" office:value-type="float" office:value="7368">
            <text:p>7.368E03</text:p>
          </table:table-cell>
          <table:table-cell table:style-name="ACE-23" office:value-type="float" office:value="25.190000000000001">
            <text:p>2.519E01</text:p>
          </table:table-cell>
          <table:table-cell table:style-name="ACE-23" office:value-type="float" office:value="7393">
            <text:p>7.393E03</text:p>
          </table:table-cell>
          <table:table-cell table:style-name="ACE-23" office:value-type="float" office:value="0.00039379999999999998">
            <text:p>3.938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3">
            <text:p>3.0000</text:p>
          </table:table-cell>
          <table:table-cell table:style-name="ACE-23" office:value-type="float" office:value="7591">
            <text:p>7.591E03</text:p>
          </table:table-cell>
          <table:table-cell table:style-name="ACE-23" office:value-type="float" office:value="17.949999999999999">
            <text:p>1.795E01</text:p>
          </table:table-cell>
          <table:table-cell table:style-name="ACE-23" office:value-type="float" office:value="7609">
            <text:p>7.609E03</text:p>
          </table:table-cell>
          <table:table-cell table:style-name="ACE-23" office:value-type="float" office:value="0.0005264">
            <text:p>5.264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4">
            <text:p>4.0000</text:p>
          </table:table-cell>
          <table:table-cell table:style-name="ACE-23" office:value-type="float" office:value="7475">
            <text:p>7.475E03</text:p>
          </table:table-cell>
          <table:table-cell table:style-name="ACE-23" office:value-type="float" office:value="14.08">
            <text:p>1.408E01</text:p>
          </table:table-cell>
          <table:table-cell table:style-name="ACE-23" office:value-type="float" office:value="7489">
            <text:p>7.489E03</text:p>
          </table:table-cell>
          <table:table-cell table:style-name="ACE-23" office:value-type="float" office:value="0.00065850000000000001">
            <text:p>6.585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5">
            <text:p>5.0000</text:p>
          </table:table-cell>
          <table:table-cell table:style-name="ACE-23" office:value-type="float" office:value="7227">
            <text:p>7.227E03</text:p>
          </table:table-cell>
          <table:table-cell table:style-name="ACE-23" office:value-type="float" office:value="11.640000000000001">
            <text:p>1.164E01</text:p>
          </table:table-cell>
          <table:table-cell table:style-name="ACE-23" office:value-type="float" office:value="7238">
            <text:p>7.238E03</text:p>
          </table:table-cell>
          <table:table-cell table:style-name="ACE-23" office:value-type="float" office:value="0.00079429999999999995">
            <text:p>7.943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6">
            <text:p>6.0000</text:p>
          </table:table-cell>
          <table:table-cell table:style-name="ACE-23" office:value-type="float" office:value="6964">
            <text:p>6.964E03</text:p>
          </table:table-cell>
          <table:table-cell table:style-name="ACE-23" office:value-type="float" office:value="9.9580000000000002">
            <text:p>9.958E00</text:p>
          </table:table-cell>
          <table:table-cell table:style-name="ACE-23" office:value-type="float" office:value="6974">
            <text:p>6.974E03</text:p>
          </table:table-cell>
          <table:table-cell table:style-name="ACE-23" office:value-type="float" office:value="0.00093499999999999996">
            <text:p>9.350E−04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8">
            <text:p>8.0000</text:p>
          </table:table-cell>
          <table:table-cell table:style-name="ACE-23" office:value-type="float" office:value="6484">
            <text:p>6.484E03</text:p>
          </table:table-cell>
          <table:table-cell table:style-name="ACE-23" office:value-type="float" office:value="7.7729999999999997">
            <text:p>7.773E00</text:p>
          </table:table-cell>
          <table:table-cell table:style-name="ACE-23" office:value-type="float" office:value="6492">
            <text:p>6.492E03</text:p>
          </table:table-cell>
          <table:table-cell table:style-name="ACE-23" office:value-type="float" office:value="0.001232">
            <text:p>1.232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0">
            <text:p>10.0000</text:p>
          </table:table-cell>
          <table:table-cell table:style-name="ACE-23" office:value-type="float" office:value="6077">
            <text:p>6.077E03</text:p>
          </table:table-cell>
          <table:table-cell table:style-name="ACE-23" office:value-type="float" office:value="6.4059999999999997">
            <text:p>6.406E00</text:p>
          </table:table-cell>
          <table:table-cell table:style-name="ACE-23" office:value-type="float" office:value="6083">
            <text:p>6.083E03</text:p>
          </table:table-cell>
          <table:table-cell table:style-name="ACE-23" office:value-type="float" office:value="0.0015510000000000001">
            <text:p>1.551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5">
            <text:p>15.0000</text:p>
          </table:table-cell>
          <table:table-cell table:style-name="ACE-23" office:value-type="float" office:value="5278">
            <text:p>5.278E03</text:p>
          </table:table-cell>
          <table:table-cell table:style-name="ACE-23" office:value-type="float" office:value="4.5">
            <text:p>4.500E00</text:p>
          </table:table-cell>
          <table:table-cell table:style-name="ACE-23" office:value-type="float" office:value="5282">
            <text:p>5.282E03</text:p>
          </table:table-cell>
          <table:table-cell table:style-name="ACE-23" office:value-type="float" office:value="0.0024359999999999998">
            <text:p>2.436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20">
            <text:p>20.0000</text:p>
          </table:table-cell>
          <table:table-cell table:style-name="ACE-23" office:value-type="float" office:value="4685">
            <text:p>4.685E03</text:p>
          </table:table-cell>
          <table:table-cell table:style-name="ACE-23" office:value-type="float" office:value="3.4950000000000001">
            <text:p>3.495E00</text:p>
          </table:table-cell>
          <table:table-cell table:style-name="ACE-23" office:value-type="float" office:value="4688">
            <text:p>4.688E03</text:p>
          </table:table-cell>
          <table:table-cell table:style-name="ACE-23" office:value-type="float" office:value="0.0034420000000000002">
            <text:p>3.442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30">
            <text:p>30.0000</text:p>
          </table:table-cell>
          <table:table-cell table:style-name="ACE-23" office:value-type="float" office:value="3827">
            <text:p>3.827E03</text:p>
          </table:table-cell>
          <table:table-cell table:style-name="ACE-23" office:value-type="float" office:value="2.4420000000000002">
            <text:p>2.442E00</text:p>
          </table:table-cell>
          <table:table-cell table:style-name="ACE-23" office:value-type="float" office:value="3830">
            <text:p>3.830E03</text:p>
          </table:table-cell>
          <table:table-cell table:style-name="ACE-23" office:value-type="float" office:value="0.0058149999999999999">
            <text:p>5.815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40">
            <text:p>40.0000</text:p>
          </table:table-cell>
          <table:table-cell table:style-name="ACE-23" office:value-type="float" office:value="3240">
            <text:p>3.240E03</text:p>
          </table:table-cell>
          <table:table-cell table:style-name="ACE-23" office:value-type="float" office:value="1.891">
            <text:p>1.891E00</text:p>
          </table:table-cell>
          <table:table-cell table:style-name="ACE-23" office:value-type="float" office:value="3242">
            <text:p>3.242E03</text:p>
          </table:table-cell>
          <table:table-cell table:style-name="ACE-23" office:value-type="float" office:value="0.0086619999999999996">
            <text:p>8.662E−03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50">
            <text:p>50.0000</text:p>
          </table:table-cell>
          <table:table-cell table:style-name="ACE-23" office:value-type="float" office:value="2801">
            <text:p>2.801E03</text:p>
          </table:table-cell>
          <table:table-cell table:style-name="ACE-23" office:value-type="float" office:value="1.5489999999999999">
            <text:p>1.549E00</text:p>
          </table:table-cell>
          <table:table-cell table:style-name="ACE-23" office:value-type="float" office:value="2803">
            <text:p>2.803E03</text:p>
          </table:table-cell>
          <table:table-cell table:style-name="ACE-23" office:value-type="float" office:value="0.011990000000000001">
            <text:p>1.199E−02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60">
            <text:p>60.0000</text:p>
          </table:table-cell>
          <table:table-cell table:style-name="ACE-23" office:value-type="float" office:value="2458">
            <text:p>2.458E03</text:p>
          </table:table-cell>
          <table:table-cell table:style-name="ACE-23" office:value-type="float" office:value="1.3149999999999999">
            <text:p>1.315E00</text:p>
          </table:table-cell>
          <table:table-cell table:style-name="ACE-23" office:value-type="float" office:value="2459">
            <text:p>2.459E03</text:p>
          </table:table-cell>
          <table:table-cell table:style-name="ACE-23" office:value-type="float" office:value="0.015800000000000002">
            <text:p>1.580E−02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80">
            <text:p>80.0000</text:p>
          </table:table-cell>
          <table:table-cell table:style-name="ACE-23" office:value-type="float" office:value="1973">
            <text:p>1.973E03</text:p>
          </table:table-cell>
          <table:table-cell table:style-name="ACE-23" office:value-type="float" office:value="1.0149999999999999">
            <text:p>1.015E00</text:p>
          </table:table-cell>
          <table:table-cell table:style-name="ACE-23" office:value-type="float" office:value="1974">
            <text:p>1.974E03</text:p>
          </table:table-cell>
          <table:table-cell table:style-name="ACE-23" office:value-type="float" office:value="0.02494">
            <text:p>2.494E−02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00">
            <text:p>100.0000</text:p>
          </table:table-cell>
          <table:table-cell table:style-name="ACE-23" office:value-type="float" office:value="1659">
            <text:p>1.659E03</text:p>
          </table:table-cell>
          <table:table-cell table:style-name="ACE-23" office:value-type="float" office:value="0.82909999999999995">
            <text:p>8.291E−01</text:p>
          </table:table-cell>
          <table:table-cell table:style-name="ACE-23" office:value-type="float" office:value="1660">
            <text:p>1.660E03</text:p>
          </table:table-cell>
          <table:table-cell table:style-name="ACE-23" office:value-type="float" office:value="0.036040000000000003">
            <text:p>3.604E−02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50">
            <text:p>150.0000</text:p>
          </table:table-cell>
          <table:table-cell table:style-name="ACE-23" office:value-type="float" office:value="1204">
            <text:p>1.204E03</text:p>
          </table:table-cell>
          <table:table-cell table:style-name="ACE-23" office:value-type="float" office:value="0.57240000000000002">
            <text:p>5.724E−01</text:p>
          </table:table-cell>
          <table:table-cell table:style-name="ACE-23" office:value-type="float" office:value="1205">
            <text:p>1.205E03</text:p>
          </table:table-cell>
          <table:table-cell table:style-name="ACE-23" office:value-type="float" office:value="0.071919999999999998">
            <text:p>7.192E−02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200">
            <text:p>200.0000</text:p>
          </table:table-cell>
          <table:table-cell table:style-name="ACE-23" office:value-type="float" office:value="956.70000000000005">
            <text:p>9.567E02</text:p>
          </table:table-cell>
          <table:table-cell table:style-name="ACE-23" office:value-type="float" office:value="0.43930000000000002">
            <text:p>4.393E−01</text:p>
          </table:table-cell>
          <table:table-cell table:style-name="ACE-23" office:value-type="float" office:value="957.10000000000002">
            <text:p>9.571E02</text:p>
          </table:table-cell>
          <table:table-cell table:style-name="ACE-23" office:value-type="float" office:value="0.1188">
            <text:p>1.188E−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300">
            <text:p>300.0000</text:p>
          </table:table-cell>
          <table:table-cell table:style-name="ACE-23" office:value-type="float" office:value="690.5">
            <text:p>6.905E02</text:p>
          </table:table-cell>
          <table:table-cell table:style-name="ACE-23" office:value-type="float" office:value="0.30120000000000002">
            <text:p>3.012E−01</text:p>
          </table:table-cell>
          <table:table-cell table:style-name="ACE-23" office:value-type="float" office:value="690.79999999999995">
            <text:p>6.908E02</text:p>
          </table:table-cell>
          <table:table-cell table:style-name="ACE-23" office:value-type="float" office:value="0.2437">
            <text:p>2.437E−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400">
            <text:p>400.0000</text:p>
          </table:table-cell>
          <table:table-cell table:style-name="ACE-23" office:value-type="float" office:value="548">
            <text:p>5.480E02</text:p>
          </table:table-cell>
          <table:table-cell table:style-name="ACE-23" office:value-type="float" office:value="0.2301">
            <text:p>2.301E−01</text:p>
          </table:table-cell>
          <table:table-cell table:style-name="ACE-23" office:value-type="float" office:value="548.20000000000005">
            <text:p>5.482E02</text:p>
          </table:table-cell>
          <table:table-cell table:style-name="ACE-23" office:value-type="float" office:value="0.40749999999999997">
            <text:p>4.075E−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500">
            <text:p>500.0000</text:p>
          </table:table-cell>
          <table:table-cell table:style-name="ACE-23" office:value-type="float" office:value="458.5">
            <text:p>4.585E02</text:p>
          </table:table-cell>
          <table:table-cell table:style-name="ACE-23" office:value-type="float" office:value="0.18640000000000001">
            <text:p>1.864E−01</text:p>
          </table:table-cell>
          <table:table-cell table:style-name="ACE-23" office:value-type="float" office:value="458.69999999999999">
            <text:p>4.587E02</text:p>
          </table:table-cell>
          <table:table-cell table:style-name="ACE-23" office:value-type="float" office:value="0.6079">
            <text:p>6.079E−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600">
            <text:p>600.0000</text:p>
          </table:table-cell>
          <table:table-cell table:style-name="ACE-23" office:value-type="float" office:value="396.69999999999999">
            <text:p>3.967E02</text:p>
          </table:table-cell>
          <table:table-cell table:style-name="ACE-23" office:value-type="float" office:value="0.15659999999999999">
            <text:p>1.566E−01</text:p>
          </table:table-cell>
          <table:table-cell table:style-name="ACE-23" office:value-type="float" office:value="396.89999999999998">
            <text:p>3.969E02</text:p>
          </table:table-cell>
          <table:table-cell table:style-name="ACE-23" office:value-type="float" office:value="0.84299999999999997">
            <text:p>8.430E−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800">
            <text:p>800.0000</text:p>
          </table:table-cell>
          <table:table-cell table:style-name="ACE-23" office:value-type="float" office:value="316.80000000000001">
            <text:p>3.168E02</text:p>
          </table:table-cell>
          <table:table-cell table:style-name="ACE-23" office:value-type="float" office:value="0.1188">
            <text:p>1.188E−01</text:p>
          </table:table-cell>
          <table:table-cell table:style-name="ACE-23" office:value-type="float" office:value="316.89999999999998">
            <text:p>3.169E02</text:p>
          </table:table-cell>
          <table:table-cell table:style-name="ACE-23" office:value-type="float" office:value="1.411">
            <text:p>1.411E00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000">
            <text:p>1000.0000</text:p>
          </table:table-cell>
          <table:table-cell table:style-name="ACE-23" office:value-type="float" office:value="267">
            <text:p>2.670E02</text:p>
          </table:table-cell>
          <table:table-cell table:style-name="ACE-23" office:value-type="float" office:value="0.095810000000000006">
            <text:p>9.581E−02</text:p>
          </table:table-cell>
          <table:table-cell table:style-name="ACE-23" office:value-type="float" office:value="267.10000000000002">
            <text:p>2.671E02</text:p>
          </table:table-cell>
          <table:table-cell table:style-name="ACE-23" office:value-type="float" office:value="2.1019999999999999">
            <text:p>2.102E00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500">
            <text:p>1500.0000</text:p>
          </table:table-cell>
          <table:table-cell table:style-name="ACE-23" office:value-type="float" office:value="198">
            <text:p>1.980E02</text:p>
          </table:table-cell>
          <table:table-cell table:style-name="ACE-23" office:value-type="float" office:value="0.064630000000000007">
            <text:p>6.463E−02</text:p>
          </table:table-cell>
          <table:table-cell table:style-name="ACE-23" office:value-type="float" office:value="198">
            <text:p>1.980E02</text:p>
          </table:table-cell>
          <table:table-cell table:style-name="ACE-23" office:value-type="float" office:value="4.3090000000000002">
            <text:p>4.309E00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2000">
            <text:p>2000.0000</text:p>
          </table:table-cell>
          <table:table-cell table:style-name="ACE-23" office:value-type="float" office:value="162.09999999999999">
            <text:p>1.621E02</text:p>
          </table:table-cell>
          <table:table-cell table:style-name="ACE-23" office:value-type="float" office:value="0.0487">
            <text:p>4.870E−02</text:p>
          </table:table-cell>
          <table:table-cell table:style-name="ACE-23" office:value-type="float" office:value="162.09999999999999">
            <text:p>1.621E02</text:p>
          </table:table-cell>
          <table:table-cell table:style-name="ACE-23" office:value-type="float" office:value="7.1210000000000004">
            <text:p>7.121E00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3000">
            <text:p>3000.0000</text:p>
          </table:table-cell>
          <table:table-cell table:style-name="ACE-23" office:value-type="float" office:value="125.09999999999999">
            <text:p>1.251E02</text:p>
          </table:table-cell>
          <table:table-cell table:style-name="ACE-23" office:value-type="float" office:value="0.032649999999999998">
            <text:p>3.265E−02</text:p>
          </table:table-cell>
          <table:table-cell table:style-name="ACE-23" office:value-type="float" office:value="125.2">
            <text:p>1.252E02</text:p>
          </table:table-cell>
          <table:table-cell table:style-name="ACE-23" office:value-type="float" office:value="14.24">
            <text:p>1.424E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4000">
            <text:p>4000.0000</text:p>
          </table:table-cell>
          <table:table-cell table:style-name="ACE-23" office:value-type="float" office:value="106.40000000000001">
            <text:p>1.064E02</text:p>
          </table:table-cell>
          <table:table-cell table:style-name="ACE-23" office:value-type="float" office:value="0.024539999999999999">
            <text:p>2.454E−02</text:p>
          </table:table-cell>
          <table:table-cell table:style-name="ACE-23" office:value-type="float" office:value="106.40000000000001">
            <text:p>1.064E02</text:p>
          </table:table-cell>
          <table:table-cell table:style-name="ACE-23" office:value-type="float" office:value="22.960000000000001">
            <text:p>2.296E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5000">
            <text:p>5000.0000</text:p>
          </table:table-cell>
          <table:table-cell table:style-name="ACE-23" office:value-type="float" office:value="95.060000000000002">
            <text:p>9.506E01</text:p>
          </table:table-cell>
          <table:table-cell table:style-name="ACE-23" office:value-type="float" office:value="0.01966">
            <text:p>1.966E−02</text:p>
          </table:table-cell>
          <table:table-cell table:style-name="ACE-23" office:value-type="float" office:value="95.079999999999998">
            <text:p>9.508E01</text:p>
          </table:table-cell>
          <table:table-cell table:style-name="ACE-23" office:value-type="float" office:value="32.939999999999998">
            <text:p>3.294E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6000">
            <text:p>6000.0000</text:p>
          </table:table-cell>
          <table:table-cell table:style-name="ACE-23" office:value-type="float" office:value="87.590000000000003">
            <text:p>8.759E01</text:p>
          </table:table-cell>
          <table:table-cell table:style-name="ACE-23" office:value-type="float" office:value="0.016400000000000001">
            <text:p>1.640E−02</text:p>
          </table:table-cell>
          <table:table-cell table:style-name="ACE-23" office:value-type="float" office:value="87.609999999999999">
            <text:p>8.761E01</text:p>
          </table:table-cell>
          <table:table-cell table:style-name="ACE-23" office:value-type="float" office:value="43.920000000000002">
            <text:p>4.392E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8000">
            <text:p>8000.0000</text:p>
          </table:table-cell>
          <table:table-cell table:style-name="ACE-23" office:value-type="float" office:value="78.480000000000004">
            <text:p>7.848E01</text:p>
          </table:table-cell>
          <table:table-cell table:style-name="ACE-23" office:value-type="float" office:value="0.012319999999999999">
            <text:p>1.232E−02</text:p>
          </table:table-cell>
          <table:table-cell table:style-name="ACE-23" office:value-type="float" office:value="78.489999999999995">
            <text:p>7.849E01</text:p>
          </table:table-cell>
          <table:table-cell table:style-name="ACE-23" office:value-type="float" office:value="68.170000000000002">
            <text:p>6.817E01</text:p>
          </table:table-cell>
          <table:table-cell table:number-columns-repeated="251" table:style-name="ACE-22"/>
        </table:table-row>
        <table:table-row table:style-name="AROW-0">
          <table:table-cell table:style-name="ACE-22" office:value-type="float" office:value="10000">
            <text:p>10000</text:p>
          </table:table-cell>
          <table:table-cell table:style-name="ACE-23" office:value-type="float" office:value="73.219999999999999">
            <text:p>7.322E01</text:p>
          </table:table-cell>
          <table:table-cell table:style-name="ACE-23" office:value-type="float" office:value="0.0098549999999999992">
            <text:p>9.855E−03</text:p>
          </table:table-cell>
          <table:table-cell table:style-name="ACE-23" office:value-type="float" office:value="73.230000000000004">
            <text:p>7.323E01</text:p>
          </table:table-cell>
          <table:table-cell table:style-name="ACE-23" office:value-type="float" office:value="94.659999999999997">
            <text:p>9.466E01</text:p>
          </table:table-cell>
          <table:table-cell table:number-columns-repeated="251" table:style-name="ACE-22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C-12 in Graphite'.$A$1"/>
          <table:named-expression table:name="Sheet_Title" table:expression="of:=&quot;C-12 in Graphite&quot;" table:base-cell-address="$'C-12 in Graphit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C-12 in Water" table:style-name="ta-8" table:print="true">
        <office:forms form:automatic-focus="false" form:apply-design-mode="false">
          <form:form/>
        </office:forms>
        <table:table-column table:default-cell-style-name="ACE-25" table:style-name="ACOL-4"/>
        <table:table-column table:default-cell-style-name="ACE-25" table:style-name="ACOL-5"/>
        <table:table-column table:default-cell-style-name="ACE-25" table:style-name="ACOL-6"/>
        <table:table-column table:default-cell-style-name="ACE-25" table:style-name="ACOL-5"/>
        <table:table-column table:default-cell-style-name="ACE-25" table:style-name="ACOL-6"/>
        <table:table-column table:default-cell-style-name="ACE-25" table:style-name="ACOL-0" table:number-columns-repeated="4"/>
        <table:table-column table:default-cell-style-name="ACE-25" table:style-name="ACOL-4"/>
        <table:table-column table:default-cell-style-name="ACE-25" table:style-name="ACOL-0" table:number-columns-repeated="3"/>
        <table:table-column table:default-cell-style-name="ACE-25" table:style-name="ACOL-4"/>
        <table:table-column table:default-cell-style-name="ACE-25" table:style-name="ACOL-0" table:number-columns-repeated="242"/>
        <table:table-row table:style-name="AROW-0">
          <table:table-cell table:style-name="ACE-24" office:value-type="string">
            <text:p>Carbon ions in liquid water, I = 78 eV, r = 0.998 g cm-3 .</text:p>
          </table:table-cell>
          <table:table-cell table:number-columns-repeated="255" table:style-name="ACE-25"/>
        </table:table-row>
        <table:table-row table:style-name="AROW-0">
          <table:table-cell table:style-name="ACE-24" office:value-type="string">
            <text:p>T</text:p>
          </table:table-cell>
          <table:table-cell table:style-name="ACE-25" office:value-type="string">
            <text:p>Sel/rho</text:p>
          </table:table-cell>
          <table:table-cell table:style-name="ACE-25" office:value-type="string">
            <text:p>Snuc/rho</text:p>
          </table:table-cell>
          <table:table-cell table:style-name="ACE-25" office:value-type="string">
            <text:p>Stot/rho</text:p>
          </table:table-cell>
          <table:table-cell table:style-name="ACE-25" office:value-type="string">
            <text:p>range</text:p>
          </table:table-cell>
          <table:table-cell table:number-columns-repeated="251" table:style-name="ACE-25"/>
        </table:table-row>
        <table:table-row table:style-name="AROW-0">
          <table:table-cell table:style-name="ACE-24"/>
          <table:table-cell table:number-columns-repeated="255" table:style-name="ACE-25"/>
        </table:table-row>
        <table:table-row table:style-name="AROW-0">
          <table:table-cell table:style-name="ACE-25" office:value-type="float" office:value="0.001">
            <text:p>0.0010</text:p>
          </table:table-cell>
          <table:table-cell table:style-name="ACE-26" office:value-type="float" office:value="142.09999999999999">
            <text:p>1.421E02</text:p>
          </table:table-cell>
          <table:table-cell table:style-name="ACE-26" office:value-type="float" office:value="1037">
            <text:p>1.037E03</text:p>
          </table:table-cell>
          <table:table-cell table:style-name="ACE-26" office:value-type="float" office:value="1179">
            <text:p>1.179E03</text:p>
          </table:table-cell>
          <table:table-cell table:style-name="ACE-26" office:value-type="float" office:value="4.2409999999999999e-07">
            <text:p>4.241E−07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15">
            <text:p>0.0015</text:p>
          </table:table-cell>
          <table:table-cell table:style-name="ACE-26" office:value-type="float" office:value="177.30000000000001">
            <text:p>1.773E02</text:p>
          </table:table-cell>
          <table:table-cell table:style-name="ACE-26" office:value-type="float" office:value="1077">
            <text:p>1.077E03</text:p>
          </table:table-cell>
          <table:table-cell table:style-name="ACE-26" office:value-type="float" office:value="1254">
            <text:p>1.254E03</text:p>
          </table:table-cell>
          <table:table-cell table:style-name="ACE-26" office:value-type="float" office:value="8.3190000000000003e-07">
            <text:p>8.319E−07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2">
            <text:p>0.0020</text:p>
          </table:table-cell>
          <table:table-cell table:style-name="ACE-26" office:value-type="float" office:value="207.5">
            <text:p>2.075E02</text:p>
          </table:table-cell>
          <table:table-cell table:style-name="ACE-26" office:value-type="float" office:value="1090">
            <text:p>1.090E03</text:p>
          </table:table-cell>
          <table:table-cell table:style-name="ACE-26" office:value-type="float" office:value="1297">
            <text:p>1.297E03</text:p>
          </table:table-cell>
          <table:table-cell table:style-name="ACE-26" office:value-type="float" office:value="1.2240000000000001e-06">
            <text:p>1.224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30000000000000001">
            <text:p>0.0030</text:p>
          </table:table-cell>
          <table:table-cell table:style-name="ACE-26" office:value-type="float" office:value="258.89999999999998">
            <text:p>2.589E02</text:p>
          </table:table-cell>
          <table:table-cell table:style-name="ACE-26" office:value-type="float" office:value="1083">
            <text:p>1.083E03</text:p>
          </table:table-cell>
          <table:table-cell table:style-name="ACE-26" office:value-type="float" office:value="1342">
            <text:p>1.342E03</text:p>
          </table:table-cell>
          <table:table-cell table:style-name="ACE-26" office:value-type="float" office:value="1.9800000000000001e-06">
            <text:p>1.980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40000000000000001">
            <text:p>0.0040</text:p>
          </table:table-cell>
          <table:table-cell table:style-name="ACE-26" office:value-type="float" office:value="304.69999999999999">
            <text:p>3.047E02</text:p>
          </table:table-cell>
          <table:table-cell table:style-name="ACE-26" office:value-type="float" office:value="1059">
            <text:p>1.059E03</text:p>
          </table:table-cell>
          <table:table-cell table:style-name="ACE-26" office:value-type="float" office:value="1364">
            <text:p>1.364E03</text:p>
          </table:table-cell>
          <table:table-cell table:style-name="ACE-26" office:value-type="float" office:value="2.7180000000000001e-06">
            <text:p>2.718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50000000000000001">
            <text:p>0.0050</text:p>
          </table:table-cell>
          <table:table-cell table:style-name="ACE-26" office:value-type="float" office:value="341.60000000000002">
            <text:p>3.416E02</text:p>
          </table:table-cell>
          <table:table-cell table:style-name="ACE-26" office:value-type="float" office:value="1032">
            <text:p>1.032E03</text:p>
          </table:table-cell>
          <table:table-cell table:style-name="ACE-26" office:value-type="float" office:value="1374">
            <text:p>1.374E03</text:p>
          </table:table-cell>
          <table:table-cell table:style-name="ACE-26" office:value-type="float" office:value="3.4479999999999999e-06">
            <text:p>3.448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60000000000000001">
            <text:p>0.0060</text:p>
          </table:table-cell>
          <table:table-cell table:style-name="ACE-26" office:value-type="float" office:value="377.60000000000002">
            <text:p>3.776E02</text:p>
          </table:table-cell>
          <table:table-cell table:style-name="ACE-26" office:value-type="float" office:value="1003">
            <text:p>1.003E03</text:p>
          </table:table-cell>
          <table:table-cell table:style-name="ACE-26" office:value-type="float" office:value="1381">
            <text:p>1.381E03</text:p>
          </table:table-cell>
          <table:table-cell table:style-name="ACE-26" office:value-type="float" office:value="4.1749999999999998e-06">
            <text:p>4.175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080000000000000002">
            <text:p>0.0080</text:p>
          </table:table-cell>
          <table:table-cell table:style-name="ACE-26" office:value-type="float" office:value="441.19999999999999">
            <text:p>4.412E02</text:p>
          </table:table-cell>
          <table:table-cell table:style-name="ACE-26" office:value-type="float" office:value="947.5">
            <text:p>9.475E02</text:p>
          </table:table-cell>
          <table:table-cell table:style-name="ACE-26" office:value-type="float" office:value="1389">
            <text:p>1.389E03</text:p>
          </table:table-cell>
          <table:table-cell table:style-name="ACE-26" office:value-type="float" office:value="5.6189999999999999e-06">
            <text:p>5.619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1">
            <text:p>0.0100</text:p>
          </table:table-cell>
          <table:table-cell table:style-name="ACE-26" office:value-type="float" office:value="497.5">
            <text:p>4.975E02</text:p>
          </table:table-cell>
          <table:table-cell table:style-name="ACE-26" office:value-type="float" office:value="897.29999999999995">
            <text:p>8.973E02</text:p>
          </table:table-cell>
          <table:table-cell table:style-name="ACE-26" office:value-type="float" office:value="1395">
            <text:p>1.395E03</text:p>
          </table:table-cell>
          <table:table-cell table:style-name="ACE-26" office:value-type="float" office:value="7.0559999999999999e-06">
            <text:p>7.056E−06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14999999999999999">
            <text:p>0.0150</text:p>
          </table:table-cell>
          <table:table-cell table:style-name="ACE-26" office:value-type="float" office:value="618.29999999999995">
            <text:p>6.183E02</text:p>
          </table:table-cell>
          <table:table-cell table:style-name="ACE-26" office:value-type="float" office:value="794.39999999999998">
            <text:p>7.944E02</text:p>
          </table:table-cell>
          <table:table-cell table:style-name="ACE-26" office:value-type="float" office:value="1413">
            <text:p>1.413E03</text:p>
          </table:table-cell>
          <table:table-cell table:style-name="ACE-26" office:value-type="float" office:value="1.062e-05">
            <text:p>1.062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2">
            <text:p>0.0200</text:p>
          </table:table-cell>
          <table:table-cell table:style-name="ACE-26" office:value-type="float" office:value="720.70000000000005">
            <text:p>7.207E02</text:p>
          </table:table-cell>
          <table:table-cell table:style-name="ACE-26" office:value-type="float" office:value="716">
            <text:p>7.160E02</text:p>
          </table:table-cell>
          <table:table-cell table:style-name="ACE-26" office:value-type="float" office:value="1437">
            <text:p>1.437E03</text:p>
          </table:table-cell>
          <table:table-cell table:style-name="ACE-26" office:value-type="float" office:value="1.413e-05">
            <text:p>1.413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29999999999999999">
            <text:p>0.0300</text:p>
          </table:table-cell>
          <table:table-cell table:style-name="ACE-26" office:value-type="float" office:value="893">
            <text:p>8.930E02</text:p>
          </table:table-cell>
          <table:table-cell table:style-name="ACE-26" office:value-type="float" office:value="603.39999999999998">
            <text:p>6.034E02</text:p>
          </table:table-cell>
          <table:table-cell table:style-name="ACE-26" office:value-type="float" office:value="1496">
            <text:p>1.496E03</text:p>
          </table:table-cell>
          <table:table-cell table:style-name="ACE-26" office:value-type="float" office:value="2.0950000000000001e-05">
            <text:p>2.095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40000000000000001">
            <text:p>0.0400</text:p>
          </table:table-cell>
          <table:table-cell table:style-name="ACE-26" office:value-type="float" office:value="1038">
            <text:p>1.038E03</text:p>
          </table:table-cell>
          <table:table-cell table:style-name="ACE-26" office:value-type="float" office:value="525.79999999999995">
            <text:p>5.258E02</text:p>
          </table:table-cell>
          <table:table-cell table:style-name="ACE-26" office:value-type="float" office:value="1564">
            <text:p>1.564E03</text:p>
          </table:table-cell>
          <table:table-cell table:style-name="ACE-26" office:value-type="float" office:value="2.7489999999999999e-05">
            <text:p>2.749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50000000000000003">
            <text:p>0.0500</text:p>
          </table:table-cell>
          <table:table-cell table:style-name="ACE-26" office:value-type="float" office:value="1166">
            <text:p>1.166E03</text:p>
          </table:table-cell>
          <table:table-cell table:style-name="ACE-26" office:value-type="float" office:value="468.30000000000001">
            <text:p>4.683E02</text:p>
          </table:table-cell>
          <table:table-cell table:style-name="ACE-26" office:value-type="float" office:value="1634">
            <text:p>1.634E03</text:p>
          </table:table-cell>
          <table:table-cell table:style-name="ACE-26" office:value-type="float" office:value="3.375e-05">
            <text:p>3.375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59999999999999998">
            <text:p>0.0600</text:p>
          </table:table-cell>
          <table:table-cell table:style-name="ACE-26" office:value-type="float" office:value="1281">
            <text:p>1.281E03</text:p>
          </table:table-cell>
          <table:table-cell table:style-name="ACE-26" office:value-type="float" office:value="423.60000000000002">
            <text:p>4.236E02</text:p>
          </table:table-cell>
          <table:table-cell table:style-name="ACE-26" office:value-type="float" office:value="1705">
            <text:p>1.705E03</text:p>
          </table:table-cell>
          <table:table-cell table:style-name="ACE-26" office:value-type="float" office:value="3.9740000000000002e-05">
            <text:p>3.974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080000000000000002">
            <text:p>0.0800</text:p>
          </table:table-cell>
          <table:table-cell table:style-name="ACE-26" office:value-type="float" office:value="1488">
            <text:p>1.488E03</text:p>
          </table:table-cell>
          <table:table-cell table:style-name="ACE-26" office:value-type="float" office:value="358.10000000000002">
            <text:p>3.581E02</text:p>
          </table:table-cell>
          <table:table-cell table:style-name="ACE-26" office:value-type="float" office:value="1847">
            <text:p>1.847E03</text:p>
          </table:table-cell>
          <table:table-cell table:style-name="ACE-26" office:value-type="float" office:value="5.1010000000000001e-05">
            <text:p>5.101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10000000000000001">
            <text:p>0.1000</text:p>
          </table:table-cell>
          <table:table-cell table:style-name="ACE-26" office:value-type="float" office:value="1676">
            <text:p>1.676E03</text:p>
          </table:table-cell>
          <table:table-cell table:style-name="ACE-26" office:value-type="float" office:value="312.19999999999999">
            <text:p>3.122E02</text:p>
          </table:table-cell>
          <table:table-cell table:style-name="ACE-26" office:value-type="float" office:value="1988">
            <text:p>1.988E03</text:p>
          </table:table-cell>
          <table:table-cell table:style-name="ACE-26" office:value-type="float" office:value="6.1439999999999995e-05">
            <text:p>6.144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14999999999999999">
            <text:p>0.1500</text:p>
          </table:table-cell>
          <table:table-cell table:style-name="ACE-26" office:value-type="float" office:value="2099">
            <text:p>2.099E03</text:p>
          </table:table-cell>
          <table:table-cell table:style-name="ACE-26" office:value-type="float" office:value="239.59999999999999">
            <text:p>2.396E02</text:p>
          </table:table-cell>
          <table:table-cell table:style-name="ACE-26" office:value-type="float" office:value="2339">
            <text:p>2.339E03</text:p>
          </table:table-cell>
          <table:table-cell table:style-name="ACE-26" office:value-type="float" office:value="8.4590000000000002e-05">
            <text:p>8.459E−05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20000000000000001">
            <text:p>0.2000</text:p>
          </table:table-cell>
          <table:table-cell table:style-name="ACE-26" office:value-type="float" office:value="2476">
            <text:p>2.476E03</text:p>
          </table:table-cell>
          <table:table-cell table:style-name="ACE-26" office:value-type="float" office:value="196.59999999999999">
            <text:p>1.966E02</text:p>
          </table:table-cell>
          <table:table-cell table:style-name="ACE-26" office:value-type="float" office:value="2673">
            <text:p>2.673E03</text:p>
          </table:table-cell>
          <table:table-cell table:style-name="ACE-26" office:value-type="float" office:value="0.00010459999999999999">
            <text:p>1.046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29999999999999999">
            <text:p>0.3000</text:p>
          </table:table-cell>
          <table:table-cell table:style-name="ACE-26" office:value-type="float" office:value="3131">
            <text:p>3.131E03</text:p>
          </table:table-cell>
          <table:table-cell table:style-name="ACE-26" office:value-type="float" office:value="146.90000000000001">
            <text:p>1.469E02</text:p>
          </table:table-cell>
          <table:table-cell table:style-name="ACE-26" office:value-type="float" office:value="3278">
            <text:p>3.278E03</text:p>
          </table:table-cell>
          <table:table-cell table:style-name="ACE-26" office:value-type="float" office:value="0.0001382">
            <text:p>1.382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40000000000000002">
            <text:p>0.4000</text:p>
          </table:table-cell>
          <table:table-cell table:style-name="ACE-26" office:value-type="float" office:value="3696">
            <text:p>3.696E03</text:p>
          </table:table-cell>
          <table:table-cell table:style-name="ACE-26" office:value-type="float" office:value="118.59999999999999">
            <text:p>1.186E02</text:p>
          </table:table-cell>
          <table:table-cell table:style-name="ACE-26" office:value-type="float" office:value="3814">
            <text:p>3.814E03</text:p>
          </table:table-cell>
          <table:table-cell table:style-name="ACE-26" office:value-type="float" office:value="0.00016640000000000001">
            <text:p>1.664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5">
            <text:p>0.5000</text:p>
          </table:table-cell>
          <table:table-cell table:style-name="ACE-26" office:value-type="float" office:value="4198">
            <text:p>4.198E03</text:p>
          </table:table-cell>
          <table:table-cell table:style-name="ACE-26" office:value-type="float" office:value="100.09999999999999">
            <text:p>1.001E02</text:p>
          </table:table-cell>
          <table:table-cell table:style-name="ACE-26" office:value-type="float" office:value="4298">
            <text:p>4.298E03</text:p>
          </table:table-cell>
          <table:table-cell table:style-name="ACE-26" office:value-type="float" office:value="0.00019110000000000001">
            <text:p>1.911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59999999999999998">
            <text:p>0.6000</text:p>
          </table:table-cell>
          <table:table-cell table:style-name="ACE-26" office:value-type="float" office:value="4652">
            <text:p>4.652E03</text:p>
          </table:table-cell>
          <table:table-cell table:style-name="ACE-26" office:value-type="float" office:value="86.969999999999999">
            <text:p>8.697E01</text:p>
          </table:table-cell>
          <table:table-cell table:style-name="ACE-26" office:value-type="float" office:value="4739">
            <text:p>4.739E03</text:p>
          </table:table-cell>
          <table:table-cell table:style-name="ACE-26" office:value-type="float" office:value="0.00021320000000000001">
            <text:p>2.132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0.80000000000000004">
            <text:p>0.8000</text:p>
          </table:table-cell>
          <table:table-cell table:style-name="ACE-26" office:value-type="float" office:value="5446">
            <text:p>5.446E03</text:p>
          </table:table-cell>
          <table:table-cell table:style-name="ACE-26" office:value-type="float" office:value="69.390000000000001">
            <text:p>6.939E01</text:p>
          </table:table-cell>
          <table:table-cell table:style-name="ACE-26" office:value-type="float" office:value="5515">
            <text:p>5.515E03</text:p>
          </table:table-cell>
          <table:table-cell table:style-name="ACE-26" office:value-type="float" office:value="0.0002522">
            <text:p>2.522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">
            <text:p>1.0000</text:p>
          </table:table-cell>
          <table:table-cell table:style-name="ACE-26" office:value-type="float" office:value="6116">
            <text:p>6.116E03</text:p>
          </table:table-cell>
          <table:table-cell table:style-name="ACE-26" office:value-type="float" office:value="58.079999999999998">
            <text:p>5.808E01</text:p>
          </table:table-cell>
          <table:table-cell table:style-name="ACE-26" office:value-type="float" office:value="6174">
            <text:p>6.174E03</text:p>
          </table:table-cell>
          <table:table-cell table:style-name="ACE-26" office:value-type="float" office:value="0.00028640000000000002">
            <text:p>2.864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.5">
            <text:p>1.5000</text:p>
          </table:table-cell>
          <table:table-cell table:style-name="ACE-26" office:value-type="float" office:value="7364">
            <text:p>7.364E03</text:p>
          </table:table-cell>
          <table:table-cell table:style-name="ACE-26" office:value-type="float" office:value="41.840000000000003">
            <text:p>4.184E01</text:p>
          </table:table-cell>
          <table:table-cell table:style-name="ACE-26" office:value-type="float" office:value="7406">
            <text:p>7.406E03</text:p>
          </table:table-cell>
          <table:table-cell table:style-name="ACE-26" office:value-type="float" office:value="0.00035980000000000002">
            <text:p>3.598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2">
            <text:p>2.0000</text:p>
          </table:table-cell>
          <table:table-cell table:style-name="ACE-26" office:value-type="float" office:value="8139">
            <text:p>8.139E03</text:p>
          </table:table-cell>
          <table:table-cell table:style-name="ACE-26" office:value-type="float" office:value="33.020000000000003">
            <text:p>3.302E01</text:p>
          </table:table-cell>
          <table:table-cell table:style-name="ACE-26" office:value-type="float" office:value="8172">
            <text:p>8.172E03</text:p>
          </table:table-cell>
          <table:table-cell table:style-name="ACE-26" office:value-type="float" office:value="0.0004238">
            <text:p>4.238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3">
            <text:p>3.0000</text:p>
          </table:table-cell>
          <table:table-cell table:style-name="ACE-26" office:value-type="float" office:value="8791">
            <text:p>8.791E03</text:p>
          </table:table-cell>
          <table:table-cell table:style-name="ACE-26" office:value-type="float" office:value="23.559999999999999">
            <text:p>2.356E01</text:p>
          </table:table-cell>
          <table:table-cell table:style-name="ACE-26" office:value-type="float" office:value="8815">
            <text:p>8.815E03</text:p>
          </table:table-cell>
          <table:table-cell table:style-name="ACE-26" office:value-type="float" office:value="0.00054049999999999996">
            <text:p>5.405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4">
            <text:p>4.0000</text:p>
          </table:table-cell>
          <table:table-cell table:style-name="ACE-26" office:value-type="float" office:value="8708">
            <text:p>8.708E03</text:p>
          </table:table-cell>
          <table:table-cell table:style-name="ACE-26" office:value-type="float" office:value="18.48">
            <text:p>1.848E01</text:p>
          </table:table-cell>
          <table:table-cell table:style-name="ACE-26" office:value-type="float" office:value="8727">
            <text:p>8.727E03</text:p>
          </table:table-cell>
          <table:table-cell table:style-name="ACE-26" office:value-type="float" office:value="0.00065399999999999996">
            <text:p>6.540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5">
            <text:p>5.0000</text:p>
          </table:table-cell>
          <table:table-cell table:style-name="ACE-26" office:value-type="float" office:value="8372">
            <text:p>8.372E03</text:p>
          </table:table-cell>
          <table:table-cell table:style-name="ACE-26" office:value-type="float" office:value="15.289999999999999">
            <text:p>1.529E01</text:p>
          </table:table-cell>
          <table:table-cell table:style-name="ACE-26" office:value-type="float" office:value="8387">
            <text:p>8.387E03</text:p>
          </table:table-cell>
          <table:table-cell table:style-name="ACE-26" office:value-type="float" office:value="0.00077079999999999998">
            <text:p>7.708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6">
            <text:p>6.0000</text:p>
          </table:table-cell>
          <table:table-cell table:style-name="ACE-26" office:value-type="float" office:value="8029">
            <text:p>8.029E03</text:p>
          </table:table-cell>
          <table:table-cell table:style-name="ACE-26" office:value-type="float" office:value="13.09">
            <text:p>1.309E01</text:p>
          </table:table-cell>
          <table:table-cell table:style-name="ACE-26" office:value-type="float" office:value="8042">
            <text:p>8.042E03</text:p>
          </table:table-cell>
          <table:table-cell table:style-name="ACE-26" office:value-type="float" office:value="0.00089260000000000001">
            <text:p>8.926E−04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8">
            <text:p>8.0000</text:p>
          </table:table-cell>
          <table:table-cell table:style-name="ACE-26" office:value-type="float" office:value="7422">
            <text:p>7.422E03</text:p>
          </table:table-cell>
          <table:table-cell table:style-name="ACE-26" office:value-type="float" office:value="10.220000000000001">
            <text:p>1.022E01</text:p>
          </table:table-cell>
          <table:table-cell table:style-name="ACE-26" office:value-type="float" office:value="7433">
            <text:p>7.433E03</text:p>
          </table:table-cell>
          <table:table-cell table:style-name="ACE-26" office:value-type="float" office:value="0.001152">
            <text:p>1.152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0">
            <text:p>10.0000</text:p>
          </table:table-cell>
          <table:table-cell table:style-name="ACE-26" office:value-type="float" office:value="6926">
            <text:p>6.926E03</text:p>
          </table:table-cell>
          <table:table-cell table:style-name="ACE-26" office:value-type="float" office:value="8.4280000000000008">
            <text:p>8.428E00</text:p>
          </table:table-cell>
          <table:table-cell table:style-name="ACE-26" office:value-type="float" office:value="6934">
            <text:p>6.934E03</text:p>
          </table:table-cell>
          <table:table-cell table:style-name="ACE-26" office:value-type="float" office:value="0.0014300000000000001">
            <text:p>1.430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5">
            <text:p>15.0000</text:p>
          </table:table-cell>
          <table:table-cell table:style-name="ACE-26" office:value-type="float" office:value="5980">
            <text:p>5.980E03</text:p>
          </table:table-cell>
          <table:table-cell table:style-name="ACE-26" office:value-type="float" office:value="5.9240000000000004">
            <text:p>5.924E00</text:p>
          </table:table-cell>
          <table:table-cell table:style-name="ACE-26" office:value-type="float" office:value="5986">
            <text:p>5.986E03</text:p>
          </table:table-cell>
          <table:table-cell table:style-name="ACE-26" office:value-type="float" office:value="0.002209">
            <text:p>2.209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20">
            <text:p>20.0000</text:p>
          </table:table-cell>
          <table:table-cell table:style-name="ACE-26" office:value-type="float" office:value="5284">
            <text:p>5.284E03</text:p>
          </table:table-cell>
          <table:table-cell table:style-name="ACE-26" office:value-type="float" office:value="4.6029999999999998">
            <text:p>4.603E00</text:p>
          </table:table-cell>
          <table:table-cell table:style-name="ACE-26" office:value-type="float" office:value="5289">
            <text:p>5.289E03</text:p>
          </table:table-cell>
          <table:table-cell table:style-name="ACE-26" office:value-type="float" office:value="0.0030999999999999999">
            <text:p>3.100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30">
            <text:p>30.0000</text:p>
          </table:table-cell>
          <table:table-cell table:style-name="ACE-26" office:value-type="float" office:value="4297">
            <text:p>4.297E03</text:p>
          </table:table-cell>
          <table:table-cell table:style-name="ACE-26" office:value-type="float" office:value="3.218">
            <text:p>3.218E00</text:p>
          </table:table-cell>
          <table:table-cell table:style-name="ACE-26" office:value-type="float" office:value="4300">
            <text:p>4.300E03</text:p>
          </table:table-cell>
          <table:table-cell table:style-name="ACE-26" office:value-type="float" office:value="0.005208">
            <text:p>5.208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40">
            <text:p>40.0000</text:p>
          </table:table-cell>
          <table:table-cell table:style-name="ACE-26" office:value-type="float" office:value="3627">
            <text:p>3.627E03</text:p>
          </table:table-cell>
          <table:table-cell table:style-name="ACE-26" office:value-type="float" office:value="2.4929999999999999">
            <text:p>2.493E00</text:p>
          </table:table-cell>
          <table:table-cell table:style-name="ACE-26" office:value-type="float" office:value="3630">
            <text:p>3.630E03</text:p>
          </table:table-cell>
          <table:table-cell table:style-name="ACE-26" office:value-type="float" office:value="0.0077489999999999998">
            <text:p>7.749E−03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50">
            <text:p>50.0000</text:p>
          </table:table-cell>
          <table:table-cell table:style-name="ACE-26" office:value-type="float" office:value="3134">
            <text:p>3.134E03</text:p>
          </table:table-cell>
          <table:table-cell table:style-name="ACE-26" office:value-type="float" office:value="2.0430000000000001">
            <text:p>2.043E00</text:p>
          </table:table-cell>
          <table:table-cell table:style-name="ACE-26" office:value-type="float" office:value="3136">
            <text:p>3.136E03</text:p>
          </table:table-cell>
          <table:table-cell table:style-name="ACE-26" office:value-type="float" office:value="0.01072">
            <text:p>1.072E−02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60">
            <text:p>60.0000</text:p>
          </table:table-cell>
          <table:table-cell table:style-name="ACE-26" office:value-type="float" office:value="2750">
            <text:p>2.750E03</text:p>
          </table:table-cell>
          <table:table-cell table:style-name="ACE-26" office:value-type="float" office:value="1.7350000000000001">
            <text:p>1.735E00</text:p>
          </table:table-cell>
          <table:table-cell table:style-name="ACE-26" office:value-type="float" office:value="2752">
            <text:p>2.752E03</text:p>
          </table:table-cell>
          <table:table-cell table:style-name="ACE-26" office:value-type="float" office:value="0.01413">
            <text:p>1.413E−02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80">
            <text:p>80.0000</text:p>
          </table:table-cell>
          <table:table-cell table:style-name="ACE-26" office:value-type="float" office:value="2207">
            <text:p>2.207E03</text:p>
          </table:table-cell>
          <table:table-cell table:style-name="ACE-26" office:value-type="float" office:value="1.339">
            <text:p>1.339E00</text:p>
          </table:table-cell>
          <table:table-cell table:style-name="ACE-26" office:value-type="float" office:value="2208">
            <text:p>2.208E03</text:p>
          </table:table-cell>
          <table:table-cell table:style-name="ACE-26" office:value-type="float" office:value="0.0223">
            <text:p>2.230E−02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00">
            <text:p>100.0000</text:p>
          </table:table-cell>
          <table:table-cell table:style-name="ACE-26" office:value-type="float" office:value="1855">
            <text:p>1.855E03</text:p>
          </table:table-cell>
          <table:table-cell table:style-name="ACE-26" office:value-type="float" office:value="1.0940000000000001">
            <text:p>1.094E00</text:p>
          </table:table-cell>
          <table:table-cell table:style-name="ACE-26" office:value-type="float" office:value="1856">
            <text:p>1.856E03</text:p>
          </table:table-cell>
          <table:table-cell table:style-name="ACE-26" office:value-type="float" office:value="0.032219999999999999">
            <text:p>3.222E−02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50">
            <text:p>150.0000</text:p>
          </table:table-cell>
          <table:table-cell table:style-name="ACE-26" office:value-type="float" office:value="1346">
            <text:p>1.346E03</text:p>
          </table:table-cell>
          <table:table-cell table:style-name="ACE-26" office:value-type="float" office:value="0.75629999999999997">
            <text:p>7.563E−01</text:p>
          </table:table-cell>
          <table:table-cell table:style-name="ACE-26" office:value-type="float" office:value="1347">
            <text:p>1.347E03</text:p>
          </table:table-cell>
          <table:table-cell table:style-name="ACE-26" office:value-type="float" office:value="0.064320000000000002">
            <text:p>6.432E−02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200">
            <text:p>200.0000</text:p>
          </table:table-cell>
          <table:table-cell table:style-name="ACE-26" office:value-type="float" office:value="1069">
            <text:p>1.069E03</text:p>
          </table:table-cell>
          <table:table-cell table:style-name="ACE-26" office:value-type="float" office:value="0.5806">
            <text:p>5.806E−01</text:p>
          </table:table-cell>
          <table:table-cell table:style-name="ACE-26" office:value-type="float" office:value="1070">
            <text:p>1.070E03</text:p>
          </table:table-cell>
          <table:table-cell table:style-name="ACE-26" office:value-type="float" office:value="0.10630000000000001">
            <text:p>1.063E−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300">
            <text:p>300.0000</text:p>
          </table:table-cell>
          <table:table-cell table:style-name="ACE-26" office:value-type="float" office:value="771.70000000000005">
            <text:p>7.717E02</text:p>
          </table:table-cell>
          <table:table-cell table:style-name="ACE-26" office:value-type="float" office:value="0.39860000000000001">
            <text:p>3.986E−01</text:p>
          </table:table-cell>
          <table:table-cell table:style-name="ACE-26" office:value-type="float" office:value="772.10000000000002">
            <text:p>7.721E02</text:p>
          </table:table-cell>
          <table:table-cell table:style-name="ACE-26" office:value-type="float" office:value="0.218">
            <text:p>2.180E−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400">
            <text:p>400.0000</text:p>
          </table:table-cell>
          <table:table-cell table:style-name="ACE-26" office:value-type="float" office:value="612.39999999999998">
            <text:p>6.124E02</text:p>
          </table:table-cell>
          <table:table-cell table:style-name="ACE-26" office:value-type="float" office:value="0.30449999999999999">
            <text:p>3.045E−01</text:p>
          </table:table-cell>
          <table:table-cell table:style-name="ACE-26" office:value-type="float" office:value="612.70000000000005">
            <text:p>6.127E02</text:p>
          </table:table-cell>
          <table:table-cell table:style-name="ACE-26" office:value-type="float" office:value="0.36459999999999998">
            <text:p>3.646E−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500">
            <text:p>500.0000</text:p>
          </table:table-cell>
          <table:table-cell table:style-name="ACE-26" office:value-type="float" office:value="512.29999999999995">
            <text:p>5.123E02</text:p>
          </table:table-cell>
          <table:table-cell table:style-name="ACE-26" office:value-type="float" office:value="0.24679999999999999">
            <text:p>2.468E−01</text:p>
          </table:table-cell>
          <table:table-cell table:style-name="ACE-26" office:value-type="float" office:value="512.60000000000002">
            <text:p>5.126E02</text:p>
          </table:table-cell>
          <table:table-cell table:style-name="ACE-26" office:value-type="float" office:value="0.54379999999999995">
            <text:p>5.438E−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600">
            <text:p>600.0000</text:p>
          </table:table-cell>
          <table:table-cell table:style-name="ACE-26" office:value-type="float" office:value="443.39999999999998">
            <text:p>4.434E02</text:p>
          </table:table-cell>
          <table:table-cell table:style-name="ACE-26" office:value-type="float" office:value="0.20760000000000001">
            <text:p>2.076E−01</text:p>
          </table:table-cell>
          <table:table-cell table:style-name="ACE-26" office:value-type="float" office:value="443.60000000000002">
            <text:p>4.436E02</text:p>
          </table:table-cell>
          <table:table-cell table:style-name="ACE-26" office:value-type="float" office:value="0.75419999999999998">
            <text:p>7.542E−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800">
            <text:p>800.0000</text:p>
          </table:table-cell>
          <table:table-cell table:style-name="ACE-26" office:value-type="float" office:value="354">
            <text:p>3.540E02</text:p>
          </table:table-cell>
          <table:table-cell table:style-name="ACE-26" office:value-type="float" office:value="0.15759999999999999">
            <text:p>1.576E−01</text:p>
          </table:table-cell>
          <table:table-cell table:style-name="ACE-26" office:value-type="float" office:value="354.19999999999999">
            <text:p>3.542E02</text:p>
          </table:table-cell>
          <table:table-cell table:style-name="ACE-26" office:value-type="float" office:value="1.2629999999999999">
            <text:p>1.263E00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000">
            <text:p>1000.0000</text:p>
          </table:table-cell>
          <table:table-cell table:style-name="ACE-26" office:value-type="float" office:value="298.39999999999998">
            <text:p>2.984E02</text:p>
          </table:table-cell>
          <table:table-cell table:style-name="ACE-26" office:value-type="float" office:value="0.12709999999999999">
            <text:p>1.271E−01</text:p>
          </table:table-cell>
          <table:table-cell table:style-name="ACE-26" office:value-type="float" office:value="298.5">
            <text:p>2.985E02</text:p>
          </table:table-cell>
          <table:table-cell table:style-name="ACE-26" office:value-type="float" office:value="1.881">
            <text:p>1.881E00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500">
            <text:p>1500.0000</text:p>
          </table:table-cell>
          <table:table-cell table:style-name="ACE-26" office:value-type="float" office:value="221.30000000000001">
            <text:p>2.213E02</text:p>
          </table:table-cell>
          <table:table-cell table:style-name="ACE-26" office:value-type="float" office:value="0.085819999999999994">
            <text:p>8.582E−02</text:p>
          </table:table-cell>
          <table:table-cell table:style-name="ACE-26" office:value-type="float" office:value="221.40000000000001">
            <text:p>2.214E02</text:p>
          </table:table-cell>
          <table:table-cell table:style-name="ACE-26" office:value-type="float" office:value="3.855">
            <text:p>3.855E00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2000">
            <text:p>2000.0000</text:p>
          </table:table-cell>
          <table:table-cell table:style-name="ACE-26" office:value-type="float" office:value="181.30000000000001">
            <text:p>1.813E02</text:p>
          </table:table-cell>
          <table:table-cell table:style-name="ACE-26" office:value-type="float" office:value="0.064740000000000006">
            <text:p>6.474E−02</text:p>
          </table:table-cell>
          <table:table-cell table:style-name="ACE-26" office:value-type="float" office:value="181.40000000000001">
            <text:p>1.814E02</text:p>
          </table:table-cell>
          <table:table-cell table:style-name="ACE-26" office:value-type="float" office:value="6.3689999999999998">
            <text:p>6.369E00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3000">
            <text:p>3000.0000</text:p>
          </table:table-cell>
          <table:table-cell table:style-name="ACE-26" office:value-type="float" office:value="140.19999999999999">
            <text:p>1.402E02</text:p>
          </table:table-cell>
          <table:table-cell table:style-name="ACE-26" office:value-type="float" office:value="0.04342">
            <text:p>4.342E−02</text:p>
          </table:table-cell>
          <table:table-cell table:style-name="ACE-26" office:value-type="float" office:value="140.19999999999999">
            <text:p>1.402E02</text:p>
          </table:table-cell>
          <table:table-cell table:style-name="ACE-26" office:value-type="float" office:value="12.73">
            <text:p>1.273E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4000">
            <text:p>4000.0000</text:p>
          </table:table-cell>
          <table:table-cell table:style-name="ACE-26" office:value-type="float" office:value="119.3">
            <text:p>1.193E02</text:p>
          </table:table-cell>
          <table:table-cell table:style-name="ACE-26" office:value-type="float" office:value="0.032640000000000002">
            <text:p>3.264E−02</text:p>
          </table:table-cell>
          <table:table-cell table:style-name="ACE-26" office:value-type="float" office:value="119.3">
            <text:p>1.193E02</text:p>
          </table:table-cell>
          <table:table-cell table:style-name="ACE-26" office:value-type="float" office:value="20.510000000000002">
            <text:p>2.051E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5000">
            <text:p>5000.0000</text:p>
          </table:table-cell>
          <table:table-cell table:style-name="ACE-26" office:value-type="float" office:value="106.8">
            <text:p>1.068E02</text:p>
          </table:table-cell>
          <table:table-cell table:style-name="ACE-26" office:value-type="float" office:value="0.02615">
            <text:p>2.615E−02</text:p>
          </table:table-cell>
          <table:table-cell table:style-name="ACE-26" office:value-type="float" office:value="106.8">
            <text:p>1.068E02</text:p>
          </table:table-cell>
          <table:table-cell table:style-name="ACE-26" office:value-type="float" office:value="29.399999999999999">
            <text:p>2.940E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6000">
            <text:p>6000.0000</text:p>
          </table:table-cell>
          <table:table-cell table:style-name="ACE-26" office:value-type="float" office:value="98.599999999999994">
            <text:p>9.860E01</text:p>
          </table:table-cell>
          <table:table-cell table:style-name="ACE-26" office:value-type="float" office:value="0.021819999999999999">
            <text:p>2.182E−02</text:p>
          </table:table-cell>
          <table:table-cell table:style-name="ACE-26" office:value-type="float" office:value="98.620000000000005">
            <text:p>9.862E01</text:p>
          </table:table-cell>
          <table:table-cell table:style-name="ACE-26" office:value-type="float" office:value="39.159999999999997">
            <text:p>3.916E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8000">
            <text:p>8000.0000</text:p>
          </table:table-cell>
          <table:table-cell table:style-name="ACE-26" office:value-type="float" office:value="88.670000000000002">
            <text:p>8.867E01</text:p>
          </table:table-cell>
          <table:table-cell table:style-name="ACE-26" office:value-type="float" office:value="0.016389999999999998">
            <text:p>1.639E−02</text:p>
          </table:table-cell>
          <table:table-cell table:style-name="ACE-26" office:value-type="float" office:value="88.689999999999998">
            <text:p>8.869E01</text:p>
          </table:table-cell>
          <table:table-cell table:style-name="ACE-26" office:value-type="float" office:value="60.659999999999997">
            <text:p>6.066E01</text:p>
          </table:table-cell>
          <table:table-cell table:number-columns-repeated="251" table:style-name="ACE-25"/>
        </table:table-row>
        <table:table-row table:style-name="AROW-0">
          <table:table-cell table:style-name="ACE-25" office:value-type="float" office:value="10000">
            <text:p>10000</text:p>
          </table:table-cell>
          <table:table-cell table:style-name="ACE-26" office:value-type="float" office:value="83.109999999999999">
            <text:p>8.311E01</text:p>
          </table:table-cell>
          <table:table-cell table:style-name="ACE-26" office:value-type="float" office:value="0.01312">
            <text:p>1.312E−02</text:p>
          </table:table-cell>
          <table:table-cell table:style-name="ACE-26" office:value-type="float" office:value="83.120000000000005">
            <text:p>8.312E01</text:p>
          </table:table-cell>
          <table:table-cell table:style-name="ACE-26" office:value-type="float" office:value="84.010000000000005">
            <text:p>8.401E01</text:p>
          </table:table-cell>
          <table:table-cell table:number-columns-repeated="251" table:style-name="ACE-25"/>
        </table:table-row>
        <table:table-row table:style-name="AROW-0" table:number-rows-repeated="65476">
          <table:table-cell table:number-columns-repeated="256"/>
        </table:table-row>
        <table:named-expressions>
          <table:named-expression table:name="Print_Area" table:expression="of:=#REF!" table:base-cell-address="$'C-12 in Water'.$A$1"/>
          <table:named-expression table:name="Sheet_Title" table:expression="of:=&quot;C-12 in Water&quot;" table:base-cell-address="$'C-12 in Water'.$A$1"/>
        </table:named-expressions>
        <gnm:selections gnm:cursor-col="5" gnm:cursor-row="71">
          <gnm:selection gnm:start-col="0" gnm:start-row="71" gnm:end-col="5" gnm:end-row="7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4" number:grouping="false" number:min-integer-digits="1"/>
    </number:number-style>
    <number:number-style style:name="ND-1">
      <number:scientific-number number:decimal-places="3" number:grouping="false" number:min-integer-digits="1" number:min-exponent-digits="2" gnm:forced-exponent-sign="false" gnm:engineering="false" gnm:literal-E="tru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H-1 in Air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H-1 in Graphit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-1 in Lq. Water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He-4 in Air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He-4 in Graphite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He-4 in Lq. Water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C-12 in Air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C-12 in Graphite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C-12 in Water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2-07T16:46:59Z</dc:date>
    <meta:creation-date>2019-02-07T15:57:43Z</meta:creation-date>
    <meta:generator>gnumeric/1.12.44</meta:generator>
  </office:meta>
</office:document-meta>
</file>